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6.7846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8264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0.3957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7.948in"/>
    </style:style>
    <style:style style:name="co11" style:family="table-column">
      <style:table-column-properties fo:break-before="auto" style:column-width="1.5008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Lista_5f_de_5f_Precios_5f_Invid_5f_0407202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de_Precios_Invid_0407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 office:value-type="string" calcext:value-type="string">
            <text:p>categoria</text:p>
          </table:table-cell>
        </table:table-row>
        <table:table-row table:style-name="ro1">
          <table:table-cell office:value-type="string" calcext:value-type="string">
            <text:p>0415175</text:p>
          </table:table-cell>
          <table:table-cell office:value-type="string" calcext:value-type="string">
            <text:p>Auricular c/Microfono Logitech H390 Rose 981-00128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28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2.0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174</text:p>
          </table:table-cell>
          <table:table-cell office:value-type="string" calcext:value-type="string">
            <text:p>Auricular c/Microfono Logitech H390 White 981-00128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28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2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690</text:p>
          </table:table-cell>
          <table:table-cell office:value-type="string" calcext:value-type="string">
            <text:p>Auricular Corsair HS55 Gaming Stereo Carbon (3630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60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3.7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689</text:p>
          </table:table-cell>
          <table:table-cell office:value-type="string" calcext:value-type="string">
            <text:p>Auricular Corsair HS55 Gaming Stereo White (3678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61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692</text:p>
          </table:table-cell>
          <table:table-cell office:value-type="string" calcext:value-type="string">
            <text:p>Auricular Corsair HS55 Gaming Surround 7.1 Carbon (3715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65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4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691</text:p>
          </table:table-cell>
          <table:table-cell office:value-type="string" calcext:value-type="string">
            <text:p>Auricular Corsair HS55 Gaming Surround 7.1 White(3753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66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4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694</text:p>
          </table:table-cell>
          <table:table-cell office:value-type="string" calcext:value-type="string">
            <text:p>Auricular Corsair HS65 Gaming Surround 7.1 Carbon (3791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70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7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693</text:p>
          </table:table-cell>
          <table:table-cell office:value-type="string" calcext:value-type="string">
            <text:p>Auricular Corsair HS65 Gaming Surround 7.1 White (3838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71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7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773</text:p>
          </table:table-cell>
          <table:table-cell office:value-type="string" calcext:value-type="string">
            <text:p>Auricular Corsair HS80 RGB Gaming Surround 7.1 Carbon (4491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37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3.5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239</text:p>
          </table:table-cell>
          <table:table-cell office:value-type="string" calcext:value-type="string">
            <text:p>Auricular HyperX Cloud Flight Wireless HX-HSCF-BK/AM (8207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5L4AA#ABL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5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446</text:p>
          </table:table-cell>
          <table:table-cell office:value-type="string" calcext:value-type="string">
            <text:p>Auricular HyperX Cloud Flight Wireless PS5/PS4 HHSF1-GA-BK/G (7309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5H6A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5.7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452</text:p>
          </table:table-cell>
          <table:table-cell office:value-type="string" calcext:value-type="string">
            <text:p>Auricular HyperX Cloud Stinger Black HX-HSCS-BK/NA (4983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5L7A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450</text:p>
          </table:table-cell>
          <table:table-cell office:value-type="string" calcext:value-type="string">
            <text:p>Auricular HyperX Cloud Stinger Core Gaming Headset Black PC (2489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4F4A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2.0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705</text:p>
          </table:table-cell>
          <table:table-cell office:value-type="string" calcext:value-type="string">
            <text:p>Auricular JBL T510 BLUETOOTH AZUL (2828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T510BTBLU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023</text:p>
          </table:table-cell>
          <table:table-cell office:value-type="string" calcext:value-type="string">
            <text:p>Auricular Razer Kaira for XBOX Series Wireless White (9195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4802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3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024</text:p>
          </table:table-cell>
          <table:table-cell office:value-type="string" calcext:value-type="string">
            <text:p>Auricular Razer Kaira Pro for PS5 Wireless White/Black (9317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40301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0.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008</text:p>
          </table:table-cell>
          <table:table-cell office:value-type="string" calcext:value-type="string">
            <text:p>Auricular Razer Kaira X for XBOX Series Electic Volt (Green) (9614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9706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009</text:p>
          </table:table-cell>
          <table:table-cell office:value-type="string" calcext:value-type="string">
            <text:p>Auricular Razer Kaira X for XBOX Series Pulse Red (9591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9705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010</text:p>
          </table:table-cell>
          <table:table-cell office:value-type="string" calcext:value-type="string">
            <text:p>Auricular Razer Kaira X for XBOX Series Shock Blue (9577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9704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011</text:p>
          </table:table-cell>
          <table:table-cell office:value-type="string" calcext:value-type="string">
            <text:p>Auricular Razer Kaira X for XBOX Series White (9386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9703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4682</text:p>
          </table:table-cell>
          <table:table-cell office:value-type="string" calcext:value-type="string">
            <text:p>Auricular Wir c/Microfono Logitech G535 Black 981-00097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097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5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176</text:p>
          </table:table-cell>
          <table:table-cell office:value-type="string" calcext:value-type="string">
            <text:p>Auricular Wir c/Microfono Logitech Vibe 100 Graphite <text:s/>981-00121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21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7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178</text:p>
          </table:table-cell>
          <table:table-cell office:value-type="string" calcext:value-type="string">
            <text:p>Auricular Wir c/Microfono Logitech Vibe 100 Rose 981-00122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22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3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5177</text:p>
          </table:table-cell>
          <table:table-cell office:value-type="string" calcext:value-type="string">
            <text:p>Auricular Wir c/Microfono Logitech Vibe 100 White <text:s/>981-00121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21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1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0043</text:p>
          </table:table-cell>
          <table:table-cell office:value-type="string" calcext:value-type="string">
            <text:p>Auricular c/ Microfono Genius HS-02B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037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0251</text:p>
          </table:table-cell>
          <table:table-cell office:value-type="string" calcext:value-type="string">
            <text:p>Auricular c/ Microfono Genius HS-04S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025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1195</text:p>
          </table:table-cell>
          <table:table-cell office:value-type="string" calcext:value-type="string">
            <text:p>Auricular c/ Microfono Genius HS-04SU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045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0252</text:p>
          </table:table-cell>
          <table:table-cell office:value-type="string" calcext:value-type="string">
            <text:p>Auricular c/ Microfono Genius HS-05A (222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011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1.7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2442</text:p>
          </table:table-cell>
          <table:table-cell office:value-type="string" calcext:value-type="string">
            <text:p>Auricular c/ Microfono Genius HS-300N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146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1748</text:p>
          </table:table-cell>
          <table:table-cell office:value-type="string" calcext:value-type="string">
            <text:p>Auricular c/ Microfono Genius HS-G600V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015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7130</text:p>
          </table:table-cell>
          <table:table-cell office:value-type="string" calcext:value-type="string">
            <text:p>Auricular c/ Micrófono Genius HS-M200C (SINGLE JACK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1511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5207</text:p>
          </table:table-cell>
          <table:table-cell office:value-type="string" calcext:value-type="string">
            <text:p>Auricular c/ Microfono Genius HS-M505X (SINGLE JACK) (567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0581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3921</text:p>
          </table:table-cell>
          <table:table-cell office:value-type="string" calcext:value-type="string">
            <text:p>Auricular c/Mic Genius HS-400A Green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169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8294</text:p>
          </table:table-cell>
          <table:table-cell office:value-type="string" calcext:value-type="string">
            <text:p>Auricular c/Microfono Logitech H111 Blk 1 Jack 981-00061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061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8126</text:p>
          </table:table-cell>
          <table:table-cell office:value-type="string" calcext:value-type="string">
            <text:p>Auricular c/Microfono Logitech H151 Blk 1 Jack 981-00058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058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7.3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5573</text:p>
          </table:table-cell>
          <table:table-cell office:value-type="string" calcext:value-type="string">
            <text:p>Auricular c/Microfono Logitech H390 981-00001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001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.1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2175</text:p>
          </table:table-cell>
          <table:table-cell office:value-type="string" calcext:value-type="string">
            <text:p>Auricular Corsair HS35 Stereo Gaming Carbon (7526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195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2945</text:p>
          </table:table-cell>
          <table:table-cell office:value-type="string" calcext:value-type="string">
            <text:p>Auricular Corsair HS60 Haptic USB Stereo Camuflados (8942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25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7.5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1509</text:p>
          </table:table-cell>
          <table:table-cell office:value-type="string" calcext:value-type="string">
            <text:p>Auricular Genius HS-M300 Mobile Black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10006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2605</text:p>
          </table:table-cell>
          <table:table-cell office:value-type="string" calcext:value-type="string">
            <text:p>Auricular GX/Genius <text:s/>HS-G710V Gaming Black (6564)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710014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1.5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1292</text:p>
          </table:table-cell>
          <table:table-cell office:value-type="string" calcext:value-type="string">
            <text:p>Auricular JBL ENDURANCE RUN Rojo (0131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ENDURRUNRED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9.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9894</text:p>
          </table:table-cell>
          <table:table-cell office:value-type="string" calcext:value-type="string">
            <text:p>Auricular JBL T110 Azul (9821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T110BLU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09893</text:p>
          </table:table-cell>
          <table:table-cell office:value-type="string" calcext:value-type="string">
            <text:p>Auricular JBL T110 Blanco (9814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T110WHT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0241</text:p>
          </table:table-cell>
          <table:table-cell office:value-type="string" calcext:value-type="string">
            <text:p>Auricular JBL T110 Negro (9807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T110BLK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3237</text:p>
          </table:table-cell>
          <table:table-cell office:value-type="string" calcext:value-type="string">
            <text:p>Auricular JBL T500 Blue (0247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T500BLU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9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2333</text:p>
          </table:table-cell>
          <table:table-cell office:value-type="string" calcext:value-type="string">
            <text:p>Auricular JBL T500 Negro (0223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T500BLK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9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3558</text:p>
          </table:table-cell>
          <table:table-cell office:value-type="string" calcext:value-type="string">
            <text:p>Auricular JBL T510 BLUETOOTH NEGRO (2804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T510BTBLK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3494</text:p>
          </table:table-cell>
          <table:table-cell office:value-type="string" calcext:value-type="string">
            <text:p>Auricular PIXPRO BLUETOOTH SM100 BLANCO (6457)</text:p>
          </table:table-cell>
          <table:table-cell office:value-type="string" calcext:value-type="string">
            <text:p>PIXPRO</text:p>
          </table:table-cell>
          <table:table-cell office:value-type="string" calcext:value-type="string">
            <text:p>SM100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3928</text:p>
          </table:table-cell>
          <table:table-cell office:value-type="string" calcext:value-type="string">
            <text:p>Auricular Wir c/Microfono Logitech G435 Black 981-00104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04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6.7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3929</text:p>
          </table:table-cell>
          <table:table-cell office:value-type="string" calcext:value-type="string">
            <text:p>Auricular Wir c/Microfono Logitech G435 White 981-00107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07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6.7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1">
          <table:table-cell office:value-type="string" calcext:value-type="string">
            <text:p>0413244</text:p>
          </table:table-cell>
          <table:table-cell office:value-type="string" calcext:value-type="string">
            <text:p>Auricular Wir c/Microfono Logitech G733 Black RGB 981-00086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086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6.3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Auriculares</text:p>
          </table:table-cell>
        </table:table-row>
        <table:table-row table:style-name="ro2" table:visibility="filter">
          <table:table-cell/>
          <table:table-cell office:value-type="string" calcext:value-type="string">
            <text:p>Accesorios / Micrófono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062</text:p>
          </table:table-cell>
          <table:table-cell office:value-type="string" calcext:value-type="string">
            <text:p>Microfono Razer Seiren V2 X USB Black (7962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19-040501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1.8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icrófonos</text:p>
          </table:table-cell>
        </table:table-row>
        <table:table-row table:style-name="ro1">
          <table:table-cell office:value-type="string" calcext:value-type="string">
            <text:p>0412089</text:p>
          </table:table-cell>
          <table:table-cell office:value-type="string" calcext:value-type="string">
            <text:p>Microfono Blue/Logitech Snowball Black 988-00006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8-00006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.0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icrófonos</text:p>
          </table:table-cell>
        </table:table-row>
        <table:table-row table:style-name="ro1">
          <table:table-cell office:value-type="string" calcext:value-type="string">
            <text:p>0412088</text:p>
          </table:table-cell>
          <table:table-cell office:value-type="string" calcext:value-type="string">
            <text:p>Microfono Blue/Logitech Snowball White 988-00007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8-00007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.0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icrófonos</text:p>
          </table:table-cell>
        </table:table-row>
        <table:table-row table:style-name="ro2" table:visibility="filter">
          <table:table-cell/>
          <table:table-cell office:value-type="string" calcext:value-type="string">
            <text:p>Accesorios / Mous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19</text:p>
          </table:table-cell>
          <table:table-cell office:value-type="string" calcext:value-type="string">
            <text:p>Mouse Genius NX 7000 BlueEye Black G5 (9770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7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321</text:p>
          </table:table-cell>
          <table:table-cell office:value-type="string" calcext:value-type="string">
            <text:p>Mouse Genius NX 7000 BlueEye Blue G5 (979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7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322</text:p>
          </table:table-cell>
          <table:table-cell office:value-type="string" calcext:value-type="string">
            <text:p>Mouse Genius NX 7000 BlueEye Red G5 (9800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74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320</text:p>
          </table:table-cell>
          <table:table-cell office:value-type="string" calcext:value-type="string">
            <text:p>Mouse Genius NX 7000 BlueEye White G5 (978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7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388</text:p>
          </table:table-cell>
          <table:table-cell office:value-type="string" calcext:value-type="string">
            <text:p>Mouse Genius NX-7010 Green G5 (8643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184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126</text:p>
          </table:table-cell>
          <table:table-cell office:value-type="string" calcext:value-type="string">
            <text:p>Mouse Logitech G502X Gaming Black 910-00613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13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4.4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127</text:p>
          </table:table-cell>
          <table:table-cell office:value-type="string" calcext:value-type="string">
            <text:p>Mouse Logitech G502X Gaming White 910-00614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14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4.4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181</text:p>
          </table:table-cell>
          <table:table-cell office:value-type="string" calcext:value-type="string">
            <text:p>Mouse Logitech G705 Aurora White Gaming Wireless 910-00636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36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4.6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459</text:p>
          </table:table-cell>
          <table:table-cell office:value-type="string" calcext:value-type="string">
            <text:p>Mouse Logitech M110 Silent Black 910-00675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75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461</text:p>
          </table:table-cell>
          <table:table-cell office:value-type="string" calcext:value-type="string">
            <text:p>Mouse Logitech M110 Silent Blue 910-00666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66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460</text:p>
          </table:table-cell>
          <table:table-cell office:value-type="string" calcext:value-type="string">
            <text:p>Mouse Logitech M110 Silent Gray 910-00675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75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462</text:p>
          </table:table-cell>
          <table:table-cell office:value-type="string" calcext:value-type="string">
            <text:p>Mouse Logitech M110 Silent Red 910-00675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75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756</text:p>
          </table:table-cell>
          <table:table-cell office:value-type="string" calcext:value-type="string">
            <text:p>Mouse Logitech Wir Lift Ergo Black 910-00646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46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4.4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754</text:p>
          </table:table-cell>
          <table:table-cell office:value-type="string" calcext:value-type="string">
            <text:p>Mouse Logitech Wir Lift Ergo Black Left Handed 910-00646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46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9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753</text:p>
          </table:table-cell>
          <table:table-cell office:value-type="string" calcext:value-type="string">
            <text:p>Mouse Logitech Wir Lift Ergo Rose 910-00647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47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4.4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755</text:p>
          </table:table-cell>
          <table:table-cell office:value-type="string" calcext:value-type="string">
            <text:p>Mouse Logitech Wir Lift ErgoWhite 910-00646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46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4.4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458</text:p>
          </table:table-cell>
          <table:table-cell office:value-type="string" calcext:value-type="string">
            <text:p>Mouse Logitech Wir M170 Rose Blister 910-00686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86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463</text:p>
          </table:table-cell>
          <table:table-cell office:value-type="string" calcext:value-type="string">
            <text:p>Mouse Logitech Wir M170 White Blister 910-00686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86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122</text:p>
          </table:table-cell>
          <table:table-cell office:value-type="string" calcext:value-type="string">
            <text:p>Mouse Logitech Wir M350 Pebble Lavender 910-00665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65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5.7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185</text:p>
          </table:table-cell>
          <table:table-cell office:value-type="string" calcext:value-type="string">
            <text:p>Mouse Logitech Wir M650 Graphite 910-00625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25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2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188</text:p>
          </table:table-cell>
          <table:table-cell office:value-type="string" calcext:value-type="string">
            <text:p>Mouse Logitech Wir M650 Large Graphite 910-00623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23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2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189</text:p>
          </table:table-cell>
          <table:table-cell office:value-type="string" calcext:value-type="string">
            <text:p>Mouse Logitech Wir M650 Large White 910-00623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23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2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187</text:p>
          </table:table-cell>
          <table:table-cell office:value-type="string" calcext:value-type="string">
            <text:p>Mouse Logitech Wir M650 White 910-00625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25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2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032</text:p>
          </table:table-cell>
          <table:table-cell office:value-type="string" calcext:value-type="string">
            <text:p>Soporte para Mouse Razer Bungee V3 Black (3588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C21-015601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8.9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5033</text:p>
          </table:table-cell>
          <table:table-cell office:value-type="string" calcext:value-type="string">
            <text:p>Soporte para Mouse Razer Bungee V3 Chroma (3564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C21-015201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7792</text:p>
          </table:table-cell>
          <table:table-cell office:value-type="string" calcext:value-type="string">
            <text:p>Mouse Genius DX-110 PS2 Black (1552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1610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7786</text:p>
          </table:table-cell>
          <table:table-cell office:value-type="string" calcext:value-type="string">
            <text:p>Mouse Genius DX-110 USB Black (147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16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7794</text:p>
          </table:table-cell>
          <table:table-cell office:value-type="string" calcext:value-type="string">
            <text:p>Mouse Genius DX-110 USB Blue (149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161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7795</text:p>
          </table:table-cell>
          <table:table-cell office:value-type="string" calcext:value-type="string">
            <text:p>Mouse Genius DX-110 USB Red (1500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161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7793</text:p>
          </table:table-cell>
          <table:table-cell office:value-type="string" calcext:value-type="string">
            <text:p>Mouse Genius DX-110 USB White (148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161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7796</text:p>
          </table:table-cell>
          <table:table-cell office:value-type="string" calcext:value-type="string">
            <text:p>Mouse Genius DX-120 USB Black (097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05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7797</text:p>
          </table:table-cell>
          <table:table-cell office:value-type="string" calcext:value-type="string">
            <text:p>Mouse Genius DX-120 USB White (0982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051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055</text:p>
          </table:table-cell>
          <table:table-cell office:value-type="string" calcext:value-type="string">
            <text:p>Mouse Genius Micro Traveler 900S USB blk (New Package) (8933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1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056</text:p>
          </table:table-cell>
          <table:table-cell office:value-type="string" calcext:value-type="string">
            <text:p>Mouse Genius Micro Traveler 900S USB Gr (New Package) (8940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1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0632</text:p>
          </table:table-cell>
          <table:table-cell office:value-type="string" calcext:value-type="string">
            <text:p>Mouse Genius Micro Traveler Black USB (788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25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0630</text:p>
          </table:table-cell>
          <table:table-cell office:value-type="string" calcext:value-type="string">
            <text:p>Mouse Genius Micro Traveler Ruby USB (869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251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0631</text:p>
          </table:table-cell>
          <table:table-cell office:value-type="string" calcext:value-type="string">
            <text:p>Mouse Genius Micro Traveler Silver USB (868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251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0732</text:p>
          </table:table-cell>
          <table:table-cell office:value-type="string" calcext:value-type="string">
            <text:p>Mouse Genius Micro Traveler White USB (870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101251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966</text:p>
          </table:table-cell>
          <table:table-cell office:value-type="string" calcext:value-type="string">
            <text:p>Mouse Genius NX 7010 BlueEye White/Blue (New Package) (8612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18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058</text:p>
          </table:table-cell>
          <table:table-cell office:value-type="string" calcext:value-type="string">
            <text:p>Mouse Genius NX 7010 BlueEye White/Red (New Package) (8629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11411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967</text:p>
          </table:table-cell>
          <table:table-cell office:value-type="string" calcext:value-type="string">
            <text:p>Mouse Genius NX-7010 BlueEye Magenta (New Package) (8636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18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883</text:p>
          </table:table-cell>
          <table:table-cell office:value-type="string" calcext:value-type="string">
            <text:p>Mouse Genius NX-7015 BlueEye Gray <text:s/>(New Package) (866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19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973</text:p>
          </table:table-cell>
          <table:table-cell office:value-type="string" calcext:value-type="string">
            <text:p>Mouse Genius NX-8000S BlueEye Black (907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5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974</text:p>
          </table:table-cell>
          <table:table-cell office:value-type="string" calcext:value-type="string">
            <text:p>Mouse Genius NX-8000S BlueEye Red (912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5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975</text:p>
          </table:table-cell>
          <table:table-cell office:value-type="string" calcext:value-type="string">
            <text:p>Mouse Genius NX-8006S BlueEye Black (9060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4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976</text:p>
          </table:table-cell>
          <table:table-cell office:value-type="string" calcext:value-type="string">
            <text:p>Mouse Genius NX-8006S BlueEye Red (911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30024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8300</text:p>
          </table:table-cell>
          <table:table-cell office:value-type="string" calcext:value-type="string">
            <text:p>Mouse Genius X-G200, Gaming USB (1538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40034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7747</text:p>
          </table:table-cell>
          <table:table-cell office:value-type="string" calcext:value-type="string">
            <text:p>Mouse GX/Genius Scorpion M6-400 Gaming(1217)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0400621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294</text:p>
          </table:table-cell>
          <table:table-cell office:value-type="string" calcext:value-type="string">
            <text:p>Mouse Logitech G Pro X Superlight Black 910-00587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87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8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295</text:p>
          </table:table-cell>
          <table:table-cell office:value-type="string" calcext:value-type="string">
            <text:p>Mouse Logitech G Pro X Superlight White 910-00594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94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8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2745</text:p>
          </table:table-cell>
          <table:table-cell office:value-type="string" calcext:value-type="string">
            <text:p>Mouse Logitech G203 Gaming Lightsync Black 910-00579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79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2989</text:p>
          </table:table-cell>
          <table:table-cell office:value-type="string" calcext:value-type="string">
            <text:p>Mouse Logitech G203 Gaming Lightsync Blue 910-00579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79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9486</text:p>
          </table:table-cell>
          <table:table-cell office:value-type="string" calcext:value-type="string">
            <text:p>Mouse Logitech G300S Optical Gaming 910-00434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434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1088</text:p>
          </table:table-cell>
          <table:table-cell office:value-type="string" calcext:value-type="string">
            <text:p>Mouse Logitech G305 Lightspeed Wireless Black 910-00528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28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0.4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2866</text:p>
          </table:table-cell>
          <table:table-cell office:value-type="string" calcext:value-type="string">
            <text:p>Mouse Logitech G305 Lightspeed Wireless Blue 910-00601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01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9.8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4018</text:p>
          </table:table-cell>
          <table:table-cell office:value-type="string" calcext:value-type="string">
            <text:p>Mouse Logitech G305 Lightspeed Wireless Mint 910-00637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37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9.8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1884</text:p>
          </table:table-cell>
          <table:table-cell office:value-type="string" calcext:value-type="string">
            <text:p>Mouse Logitech G403 Hero Gaming 910-00563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63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5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1391</text:p>
          </table:table-cell>
          <table:table-cell office:value-type="string" calcext:value-type="string">
            <text:p>Mouse Logitech G502 Gaming Hero 910-00555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55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9.7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1837</text:p>
          </table:table-cell>
          <table:table-cell office:value-type="string" calcext:value-type="string">
            <text:p>Mouse Logitech G502 Wireless Gaming LIGHTSPEED 910-00556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56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4.9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2086</text:p>
          </table:table-cell>
          <table:table-cell office:value-type="string" calcext:value-type="string">
            <text:p>Mouse Logitech G604 Gaming Lightspeed Wireless 910-00564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64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0.2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1942</text:p>
          </table:table-cell>
          <table:table-cell office:value-type="string" calcext:value-type="string">
            <text:p>Mouse Logitech G703 Gaming Lightspeed Wireless 910-00563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63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5254</text:p>
          </table:table-cell>
          <table:table-cell office:value-type="string" calcext:value-type="string">
            <text:p>Mouse Logitech M100 Black 910-00160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16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5566</text:p>
          </table:table-cell>
          <table:table-cell office:value-type="string" calcext:value-type="string">
            <text:p>Mouse Logitech M90 Dark Midnight Gray 910-00405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405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439</text:p>
          </table:table-cell>
          <table:table-cell office:value-type="string" calcext:value-type="string">
            <text:p>Mouse Logitech Wir M170 Black Blister 910-00494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494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440</text:p>
          </table:table-cell>
          <table:table-cell office:value-type="string" calcext:value-type="string">
            <text:p>Mouse Logitech Wir M170 Blue Blister 910-00480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48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441</text:p>
          </table:table-cell>
          <table:table-cell office:value-type="string" calcext:value-type="string">
            <text:p>Mouse Logitech Wir M170 Red Blister 910-00494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494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682</text:p>
          </table:table-cell>
          <table:table-cell office:value-type="string" calcext:value-type="string">
            <text:p>Mouse Logitech Wir M170 Silver Blister 910-00533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33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6978</text:p>
          </table:table-cell>
          <table:table-cell office:value-type="string" calcext:value-type="string">
            <text:p>Mouse Logitech Wir M185 Blue 910-00363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363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8003</text:p>
          </table:table-cell>
          <table:table-cell office:value-type="string" calcext:value-type="string">
            <text:p>Mouse Logitech Wir M185 Grey 910-00222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222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6977</text:p>
          </table:table-cell>
          <table:table-cell office:value-type="string" calcext:value-type="string">
            <text:p>Mouse Logitech Wir M185 Red 910-00363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363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2788</text:p>
          </table:table-cell>
          <table:table-cell office:value-type="string" calcext:value-type="string">
            <text:p>Mouse Logitech Wir M190 Black/Blue 910-00590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9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2787</text:p>
          </table:table-cell>
          <table:table-cell office:value-type="string" calcext:value-type="string">
            <text:p>Mouse Logitech Wir M190 Black/Grey 910-00590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9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2789</text:p>
          </table:table-cell>
          <table:table-cell office:value-type="string" calcext:value-type="string">
            <text:p>Mouse Logitech Wir M190 Black/Red 910-00590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9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2359</text:p>
          </table:table-cell>
          <table:table-cell office:value-type="string" calcext:value-type="string">
            <text:p>Mouse Logitech Wir M350 Pebble Rose 910-00576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76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5.7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08937</text:p>
          </table:table-cell>
          <table:table-cell office:value-type="string" calcext:value-type="string">
            <text:p>Mouse Logitech Wir M720 Triarthlon 910-00479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479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7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795</text:p>
          </table:table-cell>
          <table:table-cell office:value-type="string" calcext:value-type="string">
            <text:p>Mouse Logitech Wir Mini M187 Black Blister 910-00545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45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796</text:p>
          </table:table-cell>
          <table:table-cell office:value-type="string" calcext:value-type="string">
            <text:p>Mouse Logitech Wir Mini M187 Blue Blister 910-00536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36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797</text:p>
          </table:table-cell>
          <table:table-cell office:value-type="string" calcext:value-type="string">
            <text:p>Mouse Logitech Wir Mini M187 Coral Blister 910-00536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36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798</text:p>
          </table:table-cell>
          <table:table-cell office:value-type="string" calcext:value-type="string">
            <text:p>Mouse Logitech Wir Mini M187 Green Blister 910-00536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36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0799</text:p>
          </table:table-cell>
          <table:table-cell office:value-type="string" calcext:value-type="string">
            <text:p>Mouse Logitech Wir Mini M187 Pink Blister 910-00536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36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3184</text:p>
          </table:table-cell>
          <table:table-cell office:value-type="string" calcext:value-type="string">
            <text:p>Mouse Logitech Wir MX Anywhere 3 Rosa 910-00599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99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1.4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1">
          <table:table-cell office:value-type="string" calcext:value-type="string">
            <text:p>0411354</text:p>
          </table:table-cell>
          <table:table-cell office:value-type="string" calcext:value-type="string">
            <text:p>Mouse Logitech Wir MX Vertical Ergonomic 910-00544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44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8.9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</text:p>
          </table:table-cell>
        </table:table-row>
        <table:table-row table:style-name="ro2" table:visibility="filter">
          <table:table-cell/>
          <table:table-cell office:value-type="string" calcext:value-type="string">
            <text:p>Accesorios / Mousepad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2029</text:p>
          </table:table-cell>
          <table:table-cell office:value-type="string" calcext:value-type="string">
            <text:p>Mouse Pad Genius G-Pad 300S (320 x 270 x 3mm) (668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250009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pads</text:p>
          </table:table-cell>
        </table:table-row>
        <table:table-row table:style-name="ro1">
          <table:table-cell office:value-type="string" calcext:value-type="string">
            <text:p>0412239</text:p>
          </table:table-cell>
          <table:table-cell office:value-type="string" calcext:value-type="string">
            <text:p>Mouse Pad Genius G-Pad 800S (800 x 300 x 3mm) (6663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250007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pads</text:p>
          </table:table-cell>
        </table:table-row>
        <table:table-row table:style-name="ro1">
          <table:table-cell office:value-type="string" calcext:value-type="string">
            <text:p>0412031</text:p>
          </table:table-cell>
          <table:table-cell office:value-type="string" calcext:value-type="string">
            <text:p>Mouse Pad Genius G-WMP 100 (250 x 230 x 25mm) (6700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250011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pads</text:p>
          </table:table-cell>
        </table:table-row>
        <table:table-row table:style-name="ro1">
          <table:table-cell office:value-type="string" calcext:value-type="string">
            <text:p>0412030</text:p>
          </table:table-cell>
          <table:table-cell office:value-type="string" calcext:value-type="string">
            <text:p>Mouse Pad Genius G-WP 100 (460 x 85 x 25mm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250010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pads</text:p>
          </table:table-cell>
        </table:table-row>
        <table:table-row table:style-name="ro1">
          <table:table-cell office:value-type="string" calcext:value-type="string">
            <text:p>0412238</text:p>
          </table:table-cell>
          <table:table-cell office:value-type="string" calcext:value-type="string">
            <text:p>Mouse Pad Genius Q-Pad 100 (174 x 71 x 24mm) (673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250014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pads</text:p>
          </table:table-cell>
        </table:table-row>
        <table:table-row table:style-name="ro1">
          <table:table-cell office:value-type="string" calcext:value-type="string">
            <text:p>0414110</text:p>
          </table:table-cell>
          <table:table-cell office:value-type="string" calcext:value-type="string">
            <text:p>Mouse Pad Logitech 300x700mm Deskpad Grey 956-00004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56-00004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pads</text:p>
          </table:table-cell>
        </table:table-row>
        <table:table-row table:style-name="ro1">
          <table:table-cell office:value-type="string" calcext:value-type="string">
            <text:p>0414111</text:p>
          </table:table-cell>
          <table:table-cell office:value-type="string" calcext:value-type="string">
            <text:p>Mouse Pad Logitech 300x700mm Deskpad Rose 956-00004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56-00004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pads</text:p>
          </table:table-cell>
        </table:table-row>
        <table:table-row table:style-name="ro1">
          <table:table-cell office:value-type="string" calcext:value-type="string">
            <text:p>0407194</text:p>
          </table:table-cell>
          <table:table-cell office:value-type="string" calcext:value-type="string">
            <text:p>Mouse Pad Logitech G440 Gaming 943-00009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43-00009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Mousepads</text:p>
          </table:table-cell>
        </table:table-row>
        <table:table-row table:style-name="ro2" table:visibility="filter">
          <table:table-cell/>
          <table:table-cell office:value-type="string" calcext:value-type="string">
            <text:p>Accesorios / Parlant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782</text:p>
          </table:table-cell>
          <table:table-cell office:value-type="string" calcext:value-type="string">
            <text:p>Parlante Genius SoundBar 200 USB BLACK BT (969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45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281</text:p>
          </table:table-cell>
          <table:table-cell office:value-type="string" calcext:value-type="string">
            <text:p>Parlante Genius SP-HF380 BT USB W00D (824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34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819</text:p>
          </table:table-cell>
          <table:table-cell office:value-type="string" calcext:value-type="string">
            <text:p>Parlante Genius SP-HF380 BT USB W00D (New Package) (952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34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5003</text:p>
          </table:table-cell>
          <table:table-cell office:value-type="string" calcext:value-type="string">
            <text:p>PARLANTE JBL BLUETOOTH CHARGE ESSENTIAL 2 GUN METAL (4586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CHARGEES2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3.6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5129</text:p>
          </table:table-cell>
          <table:table-cell office:value-type="string" calcext:value-type="string">
            <text:p>Parlante JBL BLUETOOTH FLIP6 ROSA (3114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FLIP6PINK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5.6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5128</text:p>
          </table:table-cell>
          <table:table-cell office:value-type="string" calcext:value-type="string">
            <text:p>Parlante JBL BLUETOOTH FLIP6 VERDE (3138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FLIP6GREN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5.6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5140</text:p>
          </table:table-cell>
          <table:table-cell office:value-type="string" calcext:value-type="string">
            <text:p>Parlante JBL BLUETOOTH GO3 AZUL SUMERGIBLE (9156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GO3BLUP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3.2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306</text:p>
          </table:table-cell>
          <table:table-cell office:value-type="string" calcext:value-type="string">
            <text:p>Parlante JBL BLUETOOTH GO3 ROJO SUMERGIBLE (5523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GO3RED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3.2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428</text:p>
          </table:table-cell>
          <table:table-cell office:value-type="string" calcext:value-type="string">
            <text:p>Parlantes Genius SP-U125 USB BLK (936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42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653</text:p>
          </table:table-cell>
          <table:table-cell office:value-type="string" calcext:value-type="string">
            <text:p>Parlantes Genius SW-2.1 300 10W (Black) (956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35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.8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654</text:p>
          </table:table-cell>
          <table:table-cell office:value-type="string" calcext:value-type="string">
            <text:p>Parlantes Genius SW-2.1 300X 10W (Black) (9466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414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656</text:p>
          </table:table-cell>
          <table:table-cell office:value-type="string" calcext:value-type="string">
            <text:p>Parlantes Genius SW-2.1 350 10W (9459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3740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3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655</text:p>
          </table:table-cell>
          <table:table-cell office:value-type="string" calcext:value-type="string">
            <text:p>Parlantes Genius SW-2.1 350 10W (madera) (9442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374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3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820</text:p>
          </table:table-cell>
          <table:table-cell office:value-type="string" calcext:value-type="string">
            <text:p>Parlantes Genius SW-G2.1 1200 BLK 100-24V (9756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44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0.6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783</text:p>
          </table:table-cell>
          <table:table-cell office:value-type="string" calcext:value-type="string">
            <text:p>Parlantes GX/Genius SW-G2.1 1000 BLK 100-240V Gaming (9718)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730043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7.7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722</text:p>
          </table:table-cell>
          <table:table-cell office:value-type="string" calcext:value-type="string">
            <text:p>STEREO SWITCHING BOX Genius (2100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20015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2117</text:p>
          </table:table-cell>
          <table:table-cell office:value-type="string" calcext:value-type="string">
            <text:p>Parlante Genius SP-HF180 6W USB Black (7158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29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2203</text:p>
          </table:table-cell>
          <table:table-cell office:value-type="string" calcext:value-type="string">
            <text:p>Parlante Genius SP-HF180 6W USB WOOD (699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29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2514</text:p>
          </table:table-cell>
          <table:table-cell office:value-type="string" calcext:value-type="string">
            <text:p>Parlante Genius SP-HF280 6W USB WOOD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28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152</text:p>
          </table:table-cell>
          <table:table-cell office:value-type="string" calcext:value-type="string">
            <text:p>Parlante Genius SP-HF2800 (BT) (914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22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9.8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0698</text:p>
          </table:table-cell>
          <table:table-cell office:value-type="string" calcext:value-type="string">
            <text:p>Parlante JBL BLUETOOTH CHARGE 5 ROJO (2187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CHARGE5RED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7.2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4024</text:p>
          </table:table-cell>
          <table:table-cell office:value-type="string" calcext:value-type="string">
            <text:p>Parlante JBL BLUETOOTH GO3 NEGRO SUMERGIBLE (5509)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BLGO3BLKA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3.2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3296</text:p>
          </table:table-cell>
          <table:table-cell office:value-type="string" calcext:value-type="string">
            <text:p>Parlantes Genius SP-HF500A II 220v (825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32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9.2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1749</text:p>
          </table:table-cell>
          <table:table-cell office:value-type="string" calcext:value-type="string">
            <text:p>Parlantes Genius SP-HF800A II 20W (6373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1040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2.6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2791</text:p>
          </table:table-cell>
          <table:table-cell office:value-type="string" calcext:value-type="string">
            <text:p>Parlantes Genius SP-Q160 USB BLUE (714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274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2356</text:p>
          </table:table-cell>
          <table:table-cell office:value-type="string" calcext:value-type="string">
            <text:p>Parlantes Genius SP-Q160 USB GRAY (7110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730027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2237</text:p>
          </table:table-cell>
          <table:table-cell office:value-type="string" calcext:value-type="string">
            <text:p>Parlantes GX/Genius SW-G2.1 2000 II BLK 100-240V Gaming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7300204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1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1">
          <table:table-cell office:value-type="string" calcext:value-type="string">
            <text:p>0413301</text:p>
          </table:table-cell>
          <table:table-cell office:value-type="string" calcext:value-type="string">
            <text:p>Parlantes GX/Genius SW-G2.1 3000 II BLK 100-240V Gaming (8353)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730021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6.9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Parlantes</text:p>
          </table:table-cell>
        </table:table-row>
        <table:table-row table:style-name="ro2" table:visibility="filter">
          <table:table-cell/>
          <table:table-cell office:value-type="string" calcext:value-type="string">
            <text:p>Accesorios / Teclado + Mous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426</text:p>
          </table:table-cell>
          <table:table-cell office:value-type="string" calcext:value-type="string">
            <text:p>Teclado+Mouse Genius LuxeMate Q8000 BLK (927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40013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15470</text:p>
          </table:table-cell>
          <table:table-cell office:value-type="string" calcext:value-type="string">
            <text:p>Teclado+Mouse Logitech Wir MK470 Slim Rose 920-01131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131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6.2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14427</text:p>
          </table:table-cell>
          <table:table-cell office:value-type="string" calcext:value-type="string">
            <text:p>Teclado+Mouse Wirel. Genius KM-8100 (New Package) (6250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40004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12234</text:p>
          </table:table-cell>
          <table:table-cell office:value-type="string" calcext:value-type="string">
            <text:p>Teclado+Mouse Genius KM-160 USB (617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3000141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12235</text:p>
          </table:table-cell>
          <table:table-cell office:value-type="string" calcext:value-type="string">
            <text:p>Teclado+Mouse Genius KM-200 USB BLK (6229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30003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2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08435</text:p>
          </table:table-cell>
          <table:table-cell office:value-type="string" calcext:value-type="string">
            <text:p>Teclado+Mouse Logitech Wir MK235 Grey 920-00790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79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13099</text:p>
          </table:table-cell>
          <table:table-cell office:value-type="string" calcext:value-type="string">
            <text:p>Teclado+Mouse Logitech Wir MK295 Silent Blk 920-00979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79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12391</text:p>
          </table:table-cell>
          <table:table-cell office:value-type="string" calcext:value-type="string">
            <text:p>Teclado+Mouse Logitech Wir MK470 Slim Black 920-00926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26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6.2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10801</text:p>
          </table:table-cell>
          <table:table-cell office:value-type="string" calcext:value-type="string">
            <text:p>Teclado+Mouse Logitech Wir MK540 Black 920-00867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867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6.6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1">
          <table:table-cell office:value-type="string" calcext:value-type="string">
            <text:p>0410683</text:p>
          </table:table-cell>
          <table:table-cell office:value-type="string" calcext:value-type="string">
            <text:p>Teclado+Mouse Logitech Wir MK850 Performance 920-00865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865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2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 + Mouse</text:p>
          </table:table-cell>
        </table:table-row>
        <table:table-row table:style-name="ro2" table:visibility="filter">
          <table:table-cell/>
          <table:table-cell office:value-type="string" calcext:value-type="string">
            <text:p>Accesorios / Teclado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859</text:p>
          </table:table-cell>
          <table:table-cell office:value-type="string" calcext:value-type="string">
            <text:p>Media Pointer Genius 100 Wireless (New Package) (756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90015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1.9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858</text:p>
          </table:table-cell>
          <table:table-cell office:value-type="string" calcext:value-type="string">
            <text:p>NumPad Genius 110 USB (925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00016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440</text:p>
          </table:table-cell>
          <table:table-cell office:value-type="string" calcext:value-type="string">
            <text:p>Teclado Genius KB-118 II Black USB SP CB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10051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.4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781</text:p>
          </table:table-cell>
          <table:table-cell office:value-type="string" calcext:value-type="string">
            <text:p>Teclado Genius LuxeMate 110 Black USB (New Package) (7868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00012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.7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389</text:p>
          </table:table-cell>
          <table:table-cell office:value-type="string" calcext:value-type="string">
            <text:p>Teclado Genius SlimStar 230 II BLK USB Black (003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10048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472</text:p>
          </table:table-cell>
          <table:table-cell office:value-type="string" calcext:value-type="string">
            <text:p>Teclado Logitech Bluetooth K380 Lavender 920-01115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115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7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471</text:p>
          </table:table-cell>
          <table:table-cell office:value-type="string" calcext:value-type="string">
            <text:p>Teclado Logitech Bluetooth K380 Sand 920-01114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114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7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288</text:p>
          </table:table-cell>
          <table:table-cell office:value-type="string" calcext:value-type="string">
            <text:p>Teclado Logitech G413 SE Mechanical 920-01043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3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1.1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287</text:p>
          </table:table-cell>
          <table:table-cell office:value-type="string" calcext:value-type="string">
            <text:p>Teclado Logitech G413 TKL SE Mechanical <text:s/>US 920-01044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4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6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179</text:p>
          </table:table-cell>
          <table:table-cell office:value-type="string" calcext:value-type="string">
            <text:p>Teclado Logitech G713 Aurora White Mech RGB 920-01041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1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8.6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180</text:p>
          </table:table-cell>
          <table:table-cell office:value-type="string" calcext:value-type="string">
            <text:p>Teclado Logitech G715 Aurora White Mech <text:s/>RGB Wifi 920-01045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5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56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473</text:p>
          </table:table-cell>
          <table:table-cell office:value-type="string" calcext:value-type="string">
            <text:p>Teclado Logitech Wireless MX Keys Mec Graphite 920-01084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84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23.2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103</text:p>
          </table:table-cell>
          <table:table-cell office:value-type="string" calcext:value-type="string">
            <text:p>Teclado Logitech Wireless MX Keys Mini Black Retroilum 920-01047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7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0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104</text:p>
          </table:table-cell>
          <table:table-cell office:value-type="string" calcext:value-type="string">
            <text:p>Teclado Logitech Wireless MX Keys Mini Grey Retroilum 920-01047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7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0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105</text:p>
          </table:table-cell>
          <table:table-cell office:value-type="string" calcext:value-type="string">
            <text:p>Teclado Logitech Wireless MX Keys Mini Rose Retroilum 920-01047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7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0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757</text:p>
          </table:table-cell>
          <table:table-cell office:value-type="string" calcext:value-type="string">
            <text:p>Teclado Logitech Wireless MX Mini Graphite <text:s/>920-01084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84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0.9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053</text:p>
          </table:table-cell>
          <table:table-cell office:value-type="string" calcext:value-type="string">
            <text:p>Teclado Razer Huntsman Mini 60% Optical Switch Purple Mercury Edition (5756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3-03390300-R3M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1.5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054</text:p>
          </table:table-cell>
          <table:table-cell office:value-type="string" calcext:value-type="string">
            <text:p>Teclado Razer Huntsman V2 Analog Optical SP Layout Black (6692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3-03610700-R31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9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055</text:p>
          </table:table-cell>
          <table:table-cell office:value-type="string" calcext:value-type="string">
            <text:p>Teclado Razer Huntsman V2 Optimal Switch Purple SP Layout Black (7606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3-03931400-R31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0.0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5056</text:p>
          </table:table-cell>
          <table:table-cell office:value-type="string" calcext:value-type="string">
            <text:p>Teclado Razer Huntsman V2 Tenkeyless Optimal Switch Purple US Layout Black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3-039404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4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07961</text:p>
          </table:table-cell>
          <table:table-cell office:value-type="string" calcext:value-type="string">
            <text:p>Teclado Genius LuxeMate 100 Black USB (1422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007251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334</text:p>
          </table:table-cell>
          <table:table-cell office:value-type="string" calcext:value-type="string">
            <text:p>Teclado Genius SlimStar 230 USB White (7578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100104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1163</text:p>
          </table:table-cell>
          <table:table-cell office:value-type="string" calcext:value-type="string">
            <text:p>Teclado Genius Smart KB-100 Black USB (557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00005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1165</text:p>
          </table:table-cell>
          <table:table-cell office:value-type="string" calcext:value-type="string">
            <text:p>Teclado Genius Smart KB-102 Black USB (561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3000074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4133</text:p>
          </table:table-cell>
          <table:table-cell office:value-type="string" calcext:value-type="string">
            <text:p>Teclado HyperX Alloy Origins 60 Switch HyperX HKBO1S-RB-US/G (8948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5N4AA#AB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2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08130</text:p>
          </table:table-cell>
          <table:table-cell office:value-type="string" calcext:value-type="string">
            <text:p>Teclado Logitech Bluetooth K380 Grey 920-00756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756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7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270</text:p>
          </table:table-cell>
          <table:table-cell office:value-type="string" calcext:value-type="string">
            <text:p>Teclado Logitech Bluetooth K380 Rose 920-00959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59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7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271</text:p>
          </table:table-cell>
          <table:table-cell office:value-type="string" calcext:value-type="string">
            <text:p>Teclado Logitech Bluetooth K380 White 920-00959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59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7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08132</text:p>
          </table:table-cell>
          <table:table-cell office:value-type="string" calcext:value-type="string">
            <text:p>Teclado Logitech Bluetooth K480 Black 920-00634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634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0.4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0257</text:p>
          </table:table-cell>
          <table:table-cell office:value-type="string" calcext:value-type="string">
            <text:p>Teclado Logitech G413 Mechanical Carbon 920-00830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83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1.5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612</text:p>
          </table:table-cell>
          <table:table-cell office:value-type="string" calcext:value-type="string">
            <text:p>Teclado Logitech G513 RGB Español Lightsync Carbon 920-00932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32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5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038</text:p>
          </table:table-cell>
          <table:table-cell office:value-type="string" calcext:value-type="string">
            <text:p>Teclado Logitech G915 Mechanical RGB Wifi 920-00890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89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1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540</text:p>
          </table:table-cell>
          <table:table-cell office:value-type="string" calcext:value-type="string">
            <text:p>Teclado Logitech G915 TKL Black Mech <text:s/>RGB Wifi 920-00949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49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1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3100</text:p>
          </table:table-cell>
          <table:table-cell office:value-type="string" calcext:value-type="string">
            <text:p>Teclado Logitech G915 TKL White Mech RGB Wifi 920-00966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66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1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05277</text:p>
          </table:table-cell>
          <table:table-cell office:value-type="string" calcext:value-type="string">
            <text:p>Teclado Logitech K120 Black 920-00442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442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3461</text:p>
          </table:table-cell>
          <table:table-cell office:value-type="string" calcext:value-type="string">
            <text:p>Teclado Logitech K835TKL Mecanico 920-01008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08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0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477</text:p>
          </table:table-cell>
          <table:table-cell office:value-type="string" calcext:value-type="string">
            <text:p>Teclado Logitech PRO Mechanical RGB Lightsync 920-00938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38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8.3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362</text:p>
          </table:table-cell>
          <table:table-cell office:value-type="string" calcext:value-type="string">
            <text:p>Teclado Logitech PRO X Mechanical RGB Lightsync 920-00922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22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0.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08004</text:p>
          </table:table-cell>
          <table:table-cell office:value-type="string" calcext:value-type="string">
            <text:p>Teclado Logitech TOUCH K400 PLUS Dark 920-00712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712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7.1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1">
          <table:table-cell office:value-type="string" calcext:value-type="string">
            <text:p>0412819</text:p>
          </table:table-cell>
          <table:table-cell office:value-type="string" calcext:value-type="string">
            <text:p>Teclado Logitech Wireless MX Keys Retroiluminado 920-00929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29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6.2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Teclados</text:p>
          </table:table-cell>
        </table:table-row>
        <table:table-row table:style-name="ro2" table:visibility="filter">
          <table:table-cell/>
          <table:table-cell office:value-type="string" calcext:value-type="string">
            <text:p>Accesorios / Web Cam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182</text:p>
          </table:table-cell>
          <table:table-cell office:value-type="string" calcext:value-type="string">
            <text:p>Web Cam Logitech Brio 300 Graphite Full HD 960-00141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141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6.2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5184</text:p>
          </table:table-cell>
          <table:table-cell office:value-type="string" calcext:value-type="string">
            <text:p>Web Cam Logitech Brio 300 Rose Full HD 960-00144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144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6.2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5183</text:p>
          </table:table-cell>
          <table:table-cell office:value-type="string" calcext:value-type="string">
            <text:p>Web Cam Logitech Brio 300 White Full HD 960-00144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144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6.2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5469</text:p>
          </table:table-cell>
          <table:table-cell office:value-type="string" calcext:value-type="string">
            <text:p>Web Cam Logitech Brio 500 Graphite Full HD 960-00141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141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2.4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5467</text:p>
          </table:table-cell>
          <table:table-cell office:value-type="string" calcext:value-type="string">
            <text:p>Web Cam Logitech Brio 500 Rose Full HD 960-00141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141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2.4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5468</text:p>
          </table:table-cell>
          <table:table-cell office:value-type="string" calcext:value-type="string">
            <text:p>Web Cam Logitech Brio 500 White Full HD 960-00142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142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2.4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4151</text:p>
          </table:table-cell>
          <table:table-cell office:value-type="string" calcext:value-type="string">
            <text:p>Mini Tripode para Web Cam (9213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250016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3364</text:p>
          </table:table-cell>
          <table:table-cell office:value-type="string" calcext:value-type="string">
            <text:p>Web Cam Genius Ecam 8000 (1080p /Rotates 360°) (8391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220000140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4062</text:p>
          </table:table-cell>
          <table:table-cell office:value-type="string" calcext:value-type="string">
            <text:p>Web Cam Genius F100 TL FHD 1080P/UWA 120° view angle (MIC/MF) (NP) (831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2200004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2.6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3298</text:p>
          </table:table-cell>
          <table:table-cell office:value-type="string" calcext:value-type="string">
            <text:p>Web Cam Genius FaceCam 1000X (New Pack) (8285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2200003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3365</text:p>
          </table:table-cell>
          <table:table-cell office:value-type="string" calcext:value-type="string">
            <text:p>Web Cam Genius Qcam 6000 (1080p / Rotates 360°) (8414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220000240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1.4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3071</text:p>
          </table:table-cell>
          <table:table-cell office:value-type="string" calcext:value-type="string">
            <text:p>Web Cam Kelyx LM16 1080P USB w/mic (5768)</text:p>
          </table:table-cell>
          <table:table-cell office:value-type="string" calcext:value-type="string">
            <text:p>Kelyx</text:p>
          </table:table-cell>
          <table:table-cell office:value-type="string" calcext:value-type="string">
            <text:p>WC.MVC01.0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05570</text:p>
          </table:table-cell>
          <table:table-cell office:value-type="string" calcext:value-type="string">
            <text:p>Web Cam Logitech C270 black 960-00069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069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3937</text:p>
          </table:table-cell>
          <table:table-cell office:value-type="string" calcext:value-type="string">
            <text:p>Web Cam Logitech C505 HD <text:s/>960-001367 (3561)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136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8.3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1">
          <table:table-cell office:value-type="string" calcext:value-type="string">
            <text:p>0411773</text:p>
          </table:table-cell>
          <table:table-cell office:value-type="string" calcext:value-type="string">
            <text:p>Web Cam Logitech C920S PRO HD 960-00125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60-00125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9.4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ccesorios / Web Cam</text:p>
          </table:table-cell>
        </table:table-row>
        <table:table-row table:style-name="ro2" table:visibility="filter">
          <table:table-cell/>
          <table:table-cell office:value-type="string" calcext:value-type="string">
            <text:p>Almacenamiento / Pen Driv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637</text:p>
          </table:table-cell>
          <table:table-cell office:value-type="string" calcext:value-type="string">
            <text:p>Pen Drive Corsair 1Tb Voyager GTX USB 3.1 Premium (5237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FVYGTX3C-1T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0.7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198</text:p>
          </table:table-cell>
          <table:table-cell office:value-type="string" calcext:value-type="string">
            <text:p>Pen Drive HIKVISION 128GB M200 (8950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00 128G U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201</text:p>
          </table:table-cell>
          <table:table-cell office:value-type="string" calcext:value-type="string">
            <text:p>Pen Drive HIKVISION 128GB M200S (0917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00S 128G U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206</text:p>
          </table:table-cell>
          <table:table-cell office:value-type="string" calcext:value-type="string">
            <text:p>Pen Drive HIKVISION 128GB M210S (6720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10S 128G U3 Black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196</text:p>
          </table:table-cell>
          <table:table-cell office:value-type="string" calcext:value-type="string">
            <text:p>Pen Drive HIKVISION 32GB M200 (8974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00 32G U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202</text:p>
          </table:table-cell>
          <table:table-cell office:value-type="string" calcext:value-type="string">
            <text:p>Pen Drive HIKVISION 32GB M200R (4184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00R 32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199</text:p>
          </table:table-cell>
          <table:table-cell office:value-type="string" calcext:value-type="string">
            <text:p>Pen Drive HIKVISION 32GB M200S (3600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00S 32G U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204</text:p>
          </table:table-cell>
          <table:table-cell office:value-type="string" calcext:value-type="string">
            <text:p>Pen Drive HIKVISION 32GB M210S (6706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10S 32G U3 Black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197</text:p>
          </table:table-cell>
          <table:table-cell office:value-type="string" calcext:value-type="string">
            <text:p>Pen Drive HIKVISION 64GB M200 (8967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00 64G U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203</text:p>
          </table:table-cell>
          <table:table-cell office:value-type="string" calcext:value-type="string">
            <text:p>Pen Drive HIKVISION 64GB M200R (4191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00R 64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200</text:p>
          </table:table-cell>
          <table:table-cell office:value-type="string" calcext:value-type="string">
            <text:p>Pen Drive HIKVISION 64GB M200S (3594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00S 64G U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205</text:p>
          </table:table-cell>
          <table:table-cell office:value-type="string" calcext:value-type="string">
            <text:p>Pen Drive HIKVISION 64GB M210S (6713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USB-M210S 64G U3 Black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4624</text:p>
          </table:table-cell>
          <table:table-cell office:value-type="string" calcext:value-type="string">
            <text:p>Pen Drive KINGSTON 128GB USB 3.2 <text:s/>DTXM/128GB <text:s/>(6376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XM/128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399</text:p>
          </table:table-cell>
          <table:table-cell office:value-type="string" calcext:value-type="string">
            <text:p>Pen Drive KINGSTON 128GB USB 3.2 <text:s/>DTXON/128GB (2742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XON/128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4695</text:p>
          </table:table-cell>
          <table:table-cell office:value-type="string" calcext:value-type="string">
            <text:p>Pen Drive KINGSTON 32GB USB 3.2 DTXM/32GB (6185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XM/32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5398</text:p>
          </table:table-cell>
          <table:table-cell office:value-type="string" calcext:value-type="string">
            <text:p>Pen Drive KINGSTON 64GB USB 3.2 <text:s text:c="2"/>DTXON/64GB (2605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XON/64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4623</text:p>
          </table:table-cell>
          <table:table-cell office:value-type="string" calcext:value-type="string">
            <text:p>Pen Drive KINGSTON 64GB USB 3.2 DTXM/64GB (6260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XM/64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.5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3309</text:p>
          </table:table-cell>
          <table:table-cell office:value-type="string" calcext:value-type="string">
            <text:p>Pen Drive KINGSTON 128GB USB 3.2 DTX (9928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X/128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3288</text:p>
          </table:table-cell>
          <table:table-cell office:value-type="string" calcext:value-type="string">
            <text:p>Pen Drive KINGSTON 32GB USB 3.2 <text:s/>DTX (9720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X/32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3276</text:p>
          </table:table-cell>
          <table:table-cell office:value-type="string" calcext:value-type="string">
            <text:p>Pen Drive KINGSTON 64GB USB 3.2 DTX (9829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X/64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3814</text:p>
          </table:table-cell>
          <table:table-cell office:value-type="string" calcext:value-type="string">
            <text:p>Pen Drive KINGSTON DT70 128GB USB TYPE C <text:s/>3.2 (5371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70/128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1">
          <table:table-cell office:value-type="string" calcext:value-type="string">
            <text:p>0413473</text:p>
          </table:table-cell>
          <table:table-cell office:value-type="string" calcext:value-type="string">
            <text:p>Pen Drive KINGSTON DT70 64GB USB TYPE C <text:s/>3.2 (5302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DT70/64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Pen Drive</text:p>
          </table:table-cell>
        </table:table-row>
        <table:table-row table:style-name="ro2" table:visibility="filter">
          <table:table-cell/>
          <table:table-cell office:value-type="string" calcext:value-type="string">
            <text:p>Almacenamiento / Tarjetas de memori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51</text:p>
          </table:table-cell>
          <table:table-cell office:value-type="string" calcext:value-type="string">
            <text:p>MicroSD HIKVISION 128GB Clase 10 C1 CON <text:s/>ADAP SD (1914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TF-C1(STD)/128G/Adapte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Tarjetas de memoria</text:p>
          </table:table-cell>
        </table:table-row>
        <table:table-row table:style-name="ro1">
          <table:table-cell office:value-type="string" calcext:value-type="string">
            <text:p>0415449</text:p>
          </table:table-cell>
          <table:table-cell office:value-type="string" calcext:value-type="string">
            <text:p>MicroSD HIKVISION 32GB Clase 10 C1 CON ADAP SD (7109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TF-C1(STD)/32G/Adapte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Tarjetas de memoria</text:p>
          </table:table-cell>
        </table:table-row>
        <table:table-row table:style-name="ro1">
          <table:table-cell office:value-type="string" calcext:value-type="string">
            <text:p>0415207</text:p>
          </table:table-cell>
          <table:table-cell office:value-type="string" calcext:value-type="string">
            <text:p>MicroSD HIKVISION 32GB Clase 10 D1 SIN ADAP SD (6564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TF-D1(STD)/32G/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Tarjetas de memoria</text:p>
          </table:table-cell>
        </table:table-row>
        <table:table-row table:style-name="ro1">
          <table:table-cell office:value-type="string" calcext:value-type="string">
            <text:p>0415450</text:p>
          </table:table-cell>
          <table:table-cell office:value-type="string" calcext:value-type="string">
            <text:p>MicroSD HIKVISION 64GB Clase 10 C1 CON ADAP SD (7039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TF-C1(STD)/64G/Adapte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Tarjetas de memoria</text:p>
          </table:table-cell>
        </table:table-row>
        <table:table-row table:style-name="ro1">
          <table:table-cell office:value-type="string" calcext:value-type="string">
            <text:p>0415208</text:p>
          </table:table-cell>
          <table:table-cell office:value-type="string" calcext:value-type="string">
            <text:p>MicroSD HIKVISION 64GB Clase 10 D1 SIN ADAP SD (6571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TF-D1(STD)/64G/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Tarjetas de memoria</text:p>
          </table:table-cell>
        </table:table-row>
        <table:table-row table:style-name="ro1">
          <table:table-cell office:value-type="string" calcext:value-type="string">
            <text:p>0412128</text:p>
          </table:table-cell>
          <table:table-cell office:value-type="string" calcext:value-type="string">
            <text:p>MicroSD KINGSTON 128GB c/Adap Clase 10 UHS-I (U1) 100MB/s Canvas Plus (8703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DCS2/128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Tarjetas de memoria</text:p>
          </table:table-cell>
        </table:table-row>
        <table:table-row table:style-name="ro1">
          <table:table-cell office:value-type="string" calcext:value-type="string">
            <text:p>0412126</text:p>
          </table:table-cell>
          <table:table-cell office:value-type="string" calcext:value-type="string">
            <text:p>MicroSD KINGSTON 32GB c/Adap Clase 10 UHS-I (U1) 100MB/s Canvas Plus (8680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DCS2/32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Tarjetas de memoria</text:p>
          </table:table-cell>
        </table:table-row>
        <table:table-row table:style-name="ro1">
          <table:table-cell office:value-type="string" calcext:value-type="string">
            <text:p>0412127</text:p>
          </table:table-cell>
          <table:table-cell office:value-type="string" calcext:value-type="string">
            <text:p>MicroSD KINGSTON 64GB c/Adap Clase 10 UHS-I (U1) 100MB/s Canvas Plus (8697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DCS2/64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Almacenamiento / Tarjetas de memoria</text:p>
          </table:table-cell>
        </table:table-row>
        <table:table-row table:style-name="ro2" table:visibility="filter">
          <table:table-cell/>
          <table:table-cell office:value-type="string" calcext:value-type="string">
            <text:p>Computadoras / PC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13</text:p>
          </table:table-cell>
          <table:table-cell office:value-type="string" calcext:value-type="string">
            <text:p>Pc Kelyx AMD Ryzen 3-3200G 8G SSD 240Gb (GIGA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3200G-SS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4.1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05</text:p>
          </table:table-cell>
          <table:table-cell office:value-type="string" calcext:value-type="string">
            <text:p>Pc Kelyx AMD Ryzen 3-3200G 8G SSD 480Gb (GIGA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3200G-SSD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84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06</text:p>
          </table:table-cell>
          <table:table-cell office:value-type="string" calcext:value-type="string">
            <text:p>Pc Kelyx AMD Ryzen 5-4600G 8G SSD 480Gb (GIGA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4600G-SSD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46.1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314</text:p>
          </table:table-cell>
          <table:table-cell office:value-type="string" calcext:value-type="string">
            <text:p>Pc Kelyx AMD Ryzen 5-5600G 8G SSD 96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5600G-SS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08.5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387</text:p>
          </table:table-cell>
          <table:table-cell office:value-type="string" calcext:value-type="string">
            <text:p>Pc Kelyx AMD Ryzen 7-5700G 8G (2x4Gb) SSD 48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7-14-5700G-SSD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85.3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43</text:p>
          </table:table-cell>
          <table:table-cell office:value-type="string" calcext:value-type="string">
            <text:p>Pc Kelyx Intel Celeron G5900 4G SSD 24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G5900-4G-SSD24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13.2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76</text:p>
          </table:table-cell>
          <table:table-cell office:value-type="string" calcext:value-type="string">
            <text:p>Pc Kelyx Intel Celeron N5105 4G SSD 120Gb (GIGA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N5105-4G-SSD1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5.5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384</text:p>
          </table:table-cell>
          <table:table-cell office:value-type="string" calcext:value-type="string">
            <text:p>Pc Kelyx Intel Celeron N5105 4G SSD 240Gb (GIGA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N5105-SS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4.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386</text:p>
          </table:table-cell>
          <table:table-cell office:value-type="string" calcext:value-type="string">
            <text:p>Pc Kelyx Intel Core i3-10105 8G (2x4Gb) SSD 48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10105-SSD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14.0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79</text:p>
          </table:table-cell>
          <table:table-cell office:value-type="string" calcext:value-type="string">
            <text:p>Pc Kelyx Intel Core i3-10105 8G SSD 24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10105-8G-SSD24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80.0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377</text:p>
          </table:table-cell>
          <table:table-cell office:value-type="string" calcext:value-type="string">
            <text:p>Pc Kelyx Intel Core i5-11400 8G SSD 96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11400-SS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8.2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85</text:p>
          </table:table-cell>
          <table:table-cell office:value-type="string" calcext:value-type="string">
            <text:p>Pc Kelyx Intel Core i5-11400 8G SSD 960Gb + Win 11 Pro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8-12-11400-8G-SSD960-W11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4.8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07</text:p>
          </table:table-cell>
          <table:table-cell office:value-type="string" calcext:value-type="string">
            <text:p>Pc Kelyx Intel Core i5-12400 8G SSD 48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7-14-12400-SS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97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151</text:p>
          </table:table-cell>
          <table:table-cell office:value-type="string" calcext:value-type="string">
            <text:p>Pc Kelyx Intel Core i7-10700 8Gb SSD 48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7-14-10700-SS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64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08</text:p>
          </table:table-cell>
          <table:table-cell office:value-type="string" calcext:value-type="string">
            <text:p>Pc Kelyx Intel Core i7-11700 8Gb SSD 48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7-14-11700-SS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35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4732</text:p>
          </table:table-cell>
          <table:table-cell office:value-type="string" calcext:value-type="string">
            <text:p>Pc Slim Kelyx Intel Core i3-10105 8G SSD 480Gb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CARM-727-08A-10105-SSD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73.1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09</text:p>
          </table:table-cell>
          <table:table-cell office:value-type="string" calcext:value-type="string">
            <text:p>Sist. Kelyx Intel Core i3-10105 8G SSD 480Gb + LG 19"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SISTARM-727-14-10105-SSD-LG1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70.4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1">
          <table:table-cell office:value-type="string" calcext:value-type="string">
            <text:p>0415410</text:p>
          </table:table-cell>
          <table:table-cell office:value-type="string" calcext:value-type="string">
            <text:p>Sist. Kelyx Intel Core i5-11400 8G SSD 480Gb + LG 19" (MSI)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SISTARM-727-14-11400-SSD-LG1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90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utadoras / PC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Accesorios Bluetooth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09786</text:p>
          </table:table-cell>
          <table:table-cell office:value-type="string" calcext:value-type="string">
            <text:p>Receptor de Audio Bluetooth Logitech 980-00127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0-00127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9.3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orios Bluetooth</text:p>
          </table:table-cell>
        </table:table-row>
        <table:table-row table:style-name="ro1">
          <table:table-cell office:value-type="string" calcext:value-type="string">
            <text:p>0411694</text:p>
          </table:table-cell>
          <table:table-cell office:value-type="string" calcext:value-type="string">
            <text:p>UB400 TP-Link Bluetooth USB Nano Adapter (966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UB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orios Bluetooth</text:p>
          </table:table-cell>
        </table:table-row>
        <table:table-row table:style-name="ro1">
          <table:table-cell office:value-type="string" calcext:value-type="string">
            <text:p>0413891</text:p>
          </table:table-cell>
          <table:table-cell office:value-type="string" calcext:value-type="string">
            <text:p>UB500 TP-Link Bluetooth 5.0 USB Nano Adapter (344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UB5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orios Bluetooth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Access Point y Extensores de Rango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13</text:p>
          </table:table-cell>
          <table:table-cell office:value-type="string" calcext:value-type="string">
            <text:p>Deco S7 Pack de 1 Mesh TP Link AC1900 Giga Wifi System (304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S7(1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5.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5414</text:p>
          </table:table-cell>
          <table:table-cell office:value-type="string" calcext:value-type="string">
            <text:p>Deco S7 Pack de 2 Mesh TP Link AC1900 Giga Wifi System (303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S7(2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0.0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5415</text:p>
          </table:table-cell>
          <table:table-cell office:value-type="string" calcext:value-type="string">
            <text:p>Deco S7 Pack de 3 Mesh TP Link AC1900 Giga Wifi System (302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S7(3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4.9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5392</text:p>
          </table:table-cell>
          <table:table-cell office:value-type="string" calcext:value-type="string">
            <text:p>Deco X50 POE Pack de 1 Mesh TP Link AX3000 Wifi Gigabit (984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X50-PoE(1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6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5393</text:p>
          </table:table-cell>
          <table:table-cell office:value-type="string" calcext:value-type="string">
            <text:p>Deco X50 POE Pack de 2 Mesh TP Link AX3000 Wifi Gigabit (983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X50-PoE(2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3.6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4881</text:p>
          </table:table-cell>
          <table:table-cell office:value-type="string" calcext:value-type="string">
            <text:p>Deco X75 Pack de 3 Mesh TP Link AX5400 Wifi Gigabit (711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X75(3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01.4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4601</text:p>
          </table:table-cell>
          <table:table-cell office:value-type="string" calcext:value-type="string">
            <text:p>EAP610-OUTDOOR AX1800 Dual Band Wifi 6 (023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610-Outdoo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3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4665</text:p>
          </table:table-cell>
          <table:table-cell office:value-type="string" calcext:value-type="string">
            <text:p>EAP653 (EAP650 s/fuente) AX3000 Mbps AP Giga Ceill Wall (523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65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1.9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4630</text:p>
          </table:table-cell>
          <table:table-cell office:value-type="string" calcext:value-type="string">
            <text:p>HC220-G5 Pack de 1 Mesh para ISP TP Link AC1200 Wifi Gigabit (420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HC220-G5(1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2.8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4629</text:p>
          </table:table-cell>
          <table:table-cell office:value-type="string" calcext:value-type="string">
            <text:p>HC220-G5 Pack de 2 Mesh para ISP TP Link AC1200 Wifi Gigabit (432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HC220-G5(2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5.8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08583</text:p>
          </table:table-cell>
          <table:table-cell office:value-type="string" calcext:value-type="string">
            <text:p>CPE220 CPE 2.4 GHz 300 Mbps 12dbi High Power AP (158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CPE2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5.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07091</text:p>
          </table:table-cell>
          <table:table-cell office:value-type="string" calcext:value-type="string">
            <text:p>CPE510 CPE 5 GHz 300 MBps 13dbi High Power AP (092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CPE5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8.3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0920</text:p>
          </table:table-cell>
          <table:table-cell office:value-type="string" calcext:value-type="string">
            <text:p>CPE610 CPE 5 GHz 300 MBps 23dbi High Power AP (102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CPE6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2.0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2560</text:p>
          </table:table-cell>
          <table:table-cell office:value-type="string" calcext:value-type="string">
            <text:p>CPE710 CPE 5 GHz 867 MBps 23dbi High Power AP (970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CPE7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7.3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2930</text:p>
          </table:table-cell>
          <table:table-cell office:value-type="string" calcext:value-type="string">
            <text:p>Deco E4 Pack de 3 Mesh TP Link AC1200 Wifi System (679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E4(3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24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3194</text:p>
          </table:table-cell>
          <table:table-cell office:value-type="string" calcext:value-type="string">
            <text:p>Deco X20 Pack de 2 Mesh TP Link AX1800 Wifi Gigabit (228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X20(2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7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09398</text:p>
          </table:table-cell>
          <table:table-cell office:value-type="string" calcext:value-type="string">
            <text:p>EAP115 300 Mbps AP Ceilling Wall Mounting (693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11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4.3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09399</text:p>
          </table:table-cell>
          <table:table-cell office:value-type="string" calcext:value-type="string">
            <text:p>EAP225 AC1350 Mbps AP Gigabit ceiling mount (691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22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7.9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2154</text:p>
          </table:table-cell>
          <table:table-cell office:value-type="string" calcext:value-type="string">
            <text:p>EAP225-OUTDOOR AC1200 Dual Band 2 Antenas Mimo 2x2 (357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225-OUTDOO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5.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09700</text:p>
          </table:table-cell>
          <table:table-cell office:value-type="string" calcext:value-type="string">
            <text:p>EAP245 AC1750 Mbps AP Gigabit Ceilling Wall Mounting (666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24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9.2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3381</text:p>
          </table:table-cell>
          <table:table-cell office:value-type="string" calcext:value-type="string">
            <text:p>EAP265HD AC1750 Mbps AP Gigabit MU-Mimo Ceilling Wall Mount(0728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265H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9.9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3567</text:p>
          </table:table-cell>
          <table:table-cell office:value-type="string" calcext:value-type="string">
            <text:p>EAP620HD AX1800 Mbps AP Gigabit MU-Mimo Ceilling Wall Mount (074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620H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3.9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3709</text:p>
          </table:table-cell>
          <table:table-cell office:value-type="string" calcext:value-type="string">
            <text:p>MW300RE Mercusys Range Extender 300Mbps 3 Ant Ext (6648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W300R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10314</text:p>
          </table:table-cell>
          <table:table-cell office:value-type="string" calcext:value-type="string">
            <text:p>RE200 Range Extender Dual Band AC750 Universal (043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RE2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0.5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1">
          <table:table-cell office:value-type="string" calcext:value-type="string">
            <text:p>0405340</text:p>
          </table:table-cell>
          <table:table-cell office:value-type="string" calcext:value-type="string">
            <text:p>TL-WA850RE Range Extender 300Mbps Universal (085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A850R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Access Point y Extensores de Rango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Cable de Red UTP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09024</text:p>
          </table:table-cell>
          <table:table-cell office:value-type="string" calcext:value-type="string">
            <text:p>Rollo 305 mts UTP Cat 5e Exterior Kelyx</text:p>
          </table:table-cell>
          <table:table-cell office:value-type="string" calcext:value-type="string">
            <text:p>KELYX UTP</text:p>
          </table:table-cell>
          <table:table-cell/>
          <table:table-cell office:value-type="string" calcext:value-type="string">
            <text:p>US$</text:p>
          </table:table-cell>
          <table:table-cell office:value-type="string" calcext:value-type="string">
            <text:p>142.0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Cable de Red UTP</text:p>
          </table:table-cell>
        </table:table-row>
        <table:table-row table:style-name="ro1">
          <table:table-cell office:value-type="string" calcext:value-type="string">
            <text:p>0402757</text:p>
          </table:table-cell>
          <table:table-cell office:value-type="string" calcext:value-type="string">
            <text:p>Rollo 305 mts UTP Cat 5e Interior Kelyx</text:p>
          </table:table-cell>
          <table:table-cell office:value-type="string" calcext:value-type="string">
            <text:p>KELYX UTP</text:p>
          </table:table-cell>
          <table:table-cell/>
          <table:table-cell office:value-type="string" calcext:value-type="string">
            <text:p>US$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Cable de Red UTP</text:p>
          </table:table-cell>
        </table:table-row>
        <table:table-row table:style-name="ro1">
          <table:table-cell office:value-type="string" calcext:value-type="string">
            <text:p>0409027</text:p>
          </table:table-cell>
          <table:table-cell office:value-type="string" calcext:value-type="string">
            <text:p>Rollo 305 mts UTP Cat 6 Exterior Kelyx</text:p>
          </table:table-cell>
          <table:table-cell office:value-type="string" calcext:value-type="string">
            <text:p>KELYX UTP</text:p>
          </table:table-cell>
          <table:table-cell/>
          <table:table-cell office:value-type="string" calcext:value-type="string">
            <text:p>US$</text:p>
          </table:table-cell>
          <table:table-cell office:value-type="string" calcext:value-type="string">
            <text:p>182.8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Cable de Red UTP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Luc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20</text:p>
          </table:table-cell>
          <table:table-cell office:value-type="string" calcext:value-type="string">
            <text:p>Tapo L900-10 Tiras de Luz Led Wifi 10mts (132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apo L900-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8.4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Luces</text:p>
          </table:table-cell>
        </table:table-row>
        <table:table-row table:style-name="ro1">
          <table:table-cell office:value-type="string" calcext:value-type="string">
            <text:p>0415394</text:p>
          </table:table-cell>
          <table:table-cell office:value-type="string" calcext:value-type="string">
            <text:p>Tapo L900-5 Tiras de Luz Led Wifi 5mts (258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apo L900-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3.9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Luces</text:p>
          </table:table-cell>
        </table:table-row>
        <table:table-row table:style-name="ro1">
          <table:table-cell office:value-type="string" calcext:value-type="string">
            <text:p>0415395</text:p>
          </table:table-cell>
          <table:table-cell office:value-type="string" calcext:value-type="string">
            <text:p>Tapo L920-5 Tiras de Luz Led Wifi Multicolor 5mts (260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apo L920-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9.0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Luces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Modem ADSL y GPON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491</text:p>
          </table:table-cell>
          <table:table-cell office:value-type="string" calcext:value-type="string">
            <text:p>DS-P7001-04 OLT TP-Link GPON 4 puertos+2P 10G+1P Giga Uplink (316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S-P7001-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29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Modem ADSL y GPON</text:p>
          </table:table-cell>
        </table:table-row>
        <table:table-row table:style-name="ro1">
          <table:table-cell office:value-type="string" calcext:value-type="string">
            <text:p>0415416</text:p>
          </table:table-cell>
          <table:table-cell office:value-type="string" calcext:value-type="string">
            <text:p>DS-PMA-C+ GPON OLT SFP optical module Class C+ (750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S-PMA-C+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8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Modem ADSL y GPON</text:p>
          </table:table-cell>
        </table:table-row>
        <table:table-row table:style-name="ro1">
          <table:table-cell office:value-type="string" calcext:value-type="string">
            <text:p>0414595</text:p>
          </table:table-cell>
          <table:table-cell office:value-type="string" calcext:value-type="string">
            <text:p>XC220-G3V Modem Router GPON Voip Gigabit Dual Band AC1200 (424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XC220-G3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9.8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Modem ADSL y GPON</text:p>
          </table:table-cell>
        </table:table-row>
        <table:table-row table:style-name="ro1">
          <table:table-cell office:value-type="string" calcext:value-type="string">
            <text:p>0414594</text:p>
          </table:table-cell>
          <table:table-cell office:value-type="string" calcext:value-type="string">
            <text:p>XN020-G3 Modem Router GPON B+ Gigabit Wifi N300 TP Link (408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XN020-G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0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Modem ADSL y GPON</text:p>
          </table:table-cell>
        </table:table-row>
        <table:table-row table:style-name="ro1">
          <table:table-cell office:value-type="string" calcext:value-type="string">
            <text:p>0414791</text:p>
          </table:table-cell>
          <table:table-cell office:value-type="string" calcext:value-type="string">
            <text:p>XX230v Modem Router GPON Voip Gigabit Dual Band AX1800 (557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XX230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6.2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Modem ADSL y GPON</text:p>
          </table:table-cell>
        </table:table-row>
        <table:table-row table:style-name="ro1">
          <table:table-cell office:value-type="string" calcext:value-type="string">
            <text:p>0414074</text:p>
          </table:table-cell>
          <table:table-cell office:value-type="string" calcext:value-type="string">
            <text:p>DS-P7001-08 OLT TP-Link GPON 8 puertos+2P 10G+1P Giga Uplink (317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S-P7001-0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18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Modem ADSL y GPON</text:p>
          </table:table-cell>
        </table:table-row>
        <table:table-row table:style-name="ro1">
          <table:table-cell office:value-type="string" calcext:value-type="string">
            <text:p>0402524</text:p>
          </table:table-cell>
          <table:table-cell office:value-type="string" calcext:value-type="string">
            <text:p>TD-W8961N ModemRouter Wifi N ADSL2 300M (116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D-W8961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1.6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Modem ADSL y GPON</text:p>
          </table:table-cell>
        </table:table-row>
        <table:table-row table:style-name="ro1">
          <table:table-cell office:value-type="string" calcext:value-type="string">
            <text:p>0411872</text:p>
          </table:table-cell>
          <table:table-cell office:value-type="string" calcext:value-type="string">
            <text:p>XN020-G3V Modem Router GPON Voip Gigabit Wifi N300 TP Link (628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XN020-G3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6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Modem ADSL y GPON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Placas de Red Ethernet y Adaptadores USB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21</text:p>
          </table:table-cell>
          <table:table-cell office:value-type="string" calcext:value-type="string">
            <text:p>TX201 P.Red 2.5 Gigabit Tp-Link PCIe (783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X2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5.4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Ethernet y Adaptadores USB</text:p>
          </table:table-cell>
        </table:table-row>
        <table:table-row table:style-name="ro1">
          <table:table-cell office:value-type="string" calcext:value-type="string">
            <text:p>0414599</text:p>
          </table:table-cell>
          <table:table-cell office:value-type="string" calcext:value-type="string">
            <text:p>UE300C Adaptador USB 3.0 TIPO C a Eth Gigabit RJ45 White (259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UE300C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Ethernet y Adaptadores USB</text:p>
          </table:table-cell>
        </table:table-row>
        <table:table-row table:style-name="ro1">
          <table:table-cell office:value-type="string" calcext:value-type="string">
            <text:p>0401340</text:p>
          </table:table-cell>
          <table:table-cell office:value-type="string" calcext:value-type="string">
            <text:p>TG-3468 P.Red Gigabit Tp-Link PCIe (104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G-346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Ethernet y Adaptadores USB</text:p>
          </table:table-cell>
        </table:table-row>
        <table:table-row table:style-name="ro1">
          <table:table-cell office:value-type="string" calcext:value-type="string">
            <text:p>0410501</text:p>
          </table:table-cell>
          <table:table-cell office:value-type="string" calcext:value-type="string">
            <text:p>UE200 Adaptador USB 2.0 a Ethernet RJ45 (461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UE2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Ethernet y Adaptadores USB</text:p>
          </table:table-cell>
        </table:table-row>
        <table:table-row table:style-name="ro1">
          <table:table-cell office:value-type="string" calcext:value-type="string">
            <text:p>0414081</text:p>
          </table:table-cell>
          <table:table-cell office:value-type="string" calcext:value-type="string">
            <text:p>UE306 Adaptador USB 3.0 a Ethernet Gigabit RJ45 Black (737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UE30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Ethernet y Adaptadores USB</text:p>
          </table:table-cell>
        </table:table-row>
        <table:table-row table:style-name="ro1">
          <table:table-cell office:value-type="string" calcext:value-type="string">
            <text:p>0410897</text:p>
          </table:table-cell>
          <table:table-cell office:value-type="string" calcext:value-type="string">
            <text:p>UE330 Adap USB 3.0 a Ethernet Gigabit RJ45 + Minihub (455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UE33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Ethernet y Adaptadores USB</text:p>
          </table:table-cell>
        </table:table-row>
        <table:table-row table:style-name="ro1">
          <table:table-cell office:value-type="string" calcext:value-type="string">
            <text:p>0412676</text:p>
          </table:table-cell>
          <table:table-cell office:value-type="string" calcext:value-type="string">
            <text:p>UH400 Hub USB 4 Puertos 3.0 TP Link (147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UH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Ethernet y Adaptadores USB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Placas de Red WiFi PC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600</text:p>
          </table:table-cell>
          <table:table-cell office:value-type="string" calcext:value-type="string">
            <text:p>Archer TX3000E P.RedW y BT PCIX AX3000 2 Ant Ext c/Base (889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X3000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2.1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PCI</text:p>
          </table:table-cell>
        </table:table-row>
        <table:table-row table:style-name="ro1">
          <table:table-cell office:value-type="string" calcext:value-type="string">
            <text:p>0414597</text:p>
          </table:table-cell>
          <table:table-cell office:value-type="string" calcext:value-type="string">
            <text:p>Archer TX55E P.RedW y BT PCIX AX3000 2 AntDet (739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X55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9.3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PCI</text:p>
          </table:table-cell>
        </table:table-row>
        <table:table-row table:style-name="ro1">
          <table:table-cell office:value-type="string" calcext:value-type="string">
            <text:p>0411567</text:p>
          </table:table-cell>
          <table:table-cell office:value-type="string" calcext:value-type="string">
            <text:p>ARCHER T4E P.RedW PCIX AC1200 2 Ant (993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4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PCI</text:p>
          </table:table-cell>
        </table:table-row>
        <table:table-row table:style-name="ro1">
          <table:table-cell office:value-type="string" calcext:value-type="string">
            <text:p>0412678</text:p>
          </table:table-cell>
          <table:table-cell office:value-type="string" calcext:value-type="string">
            <text:p>ARCHER T5E P.RedW PCIE 1200Mb 2 Ant Wifi + Bluetooth (896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5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9.3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PCI</text:p>
          </table:table-cell>
        </table:table-row>
        <table:table-row table:style-name="ro1">
          <table:table-cell office:value-type="string" calcext:value-type="string">
            <text:p>0408502</text:p>
          </table:table-cell>
          <table:table-cell office:value-type="string" calcext:value-type="string">
            <text:p>ARCHER T6E P.RedW PCIX 1300Mb 2 AntDet (255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6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8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PCI</text:p>
          </table:table-cell>
        </table:table-row>
        <table:table-row table:style-name="ro1">
          <table:table-cell office:value-type="string" calcext:value-type="string">
            <text:p>0401176</text:p>
          </table:table-cell>
          <table:table-cell office:value-type="string" calcext:value-type="string">
            <text:p>TL-WN781ND PRedW PCIEX 150Mbp(LN) AntDet (051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N781N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PCI</text:p>
          </table:table-cell>
        </table:table-row>
        <table:table-row table:style-name="ro1">
          <table:table-cell office:value-type="string" calcext:value-type="string">
            <text:p>0403150</text:p>
          </table:table-cell>
          <table:table-cell office:value-type="string" calcext:value-type="string">
            <text:p>TL-WN881ND P.RedW PCIX 300Mb 2 AntDet (057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N881N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PCI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Placas de Red WiFi USB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982</text:p>
          </table:table-cell>
          <table:table-cell office:value-type="string" calcext:value-type="string">
            <text:p>Archer T2UB Nano P.RedW + Bluetooth USB AC600 Dual band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2UB Nano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4880</text:p>
          </table:table-cell>
          <table:table-cell office:value-type="string" calcext:value-type="string">
            <text:p>Archer T3U Nano P.RedW USB AC1300 Dual band (266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3U Nano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4275</text:p>
          </table:table-cell>
          <table:table-cell office:value-type="string" calcext:value-type="string">
            <text:p>MU6H High Gain P.RedW USB Mercusys Dual Band AC650 (806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U6H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4149</text:p>
          </table:table-cell>
          <table:table-cell office:value-type="string" calcext:value-type="string">
            <text:p>MW150US Nano P.RedW USB Mercusys 150Mbps (032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W150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.1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4276</text:p>
          </table:table-cell>
          <table:table-cell office:value-type="string" calcext:value-type="string">
            <text:p>MW300UH Nano P.RedW USB Mercusys 300Mbps 2 Antenas (960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W300UH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4273</text:p>
          </table:table-cell>
          <table:table-cell office:value-type="string" calcext:value-type="string">
            <text:p>MW300UM Mini P.RedW USB Mercusys 300Mbps (034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W300U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2152</text:p>
          </table:table-cell>
          <table:table-cell office:value-type="string" calcext:value-type="string">
            <text:p>Archer T2U Nano P.RedW USB AC600 Dual band (9978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2U Nano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07251</text:p>
          </table:table-cell>
          <table:table-cell office:value-type="string" calcext:value-type="string">
            <text:p>Archer T2U P.RedW USB AC600 Dual band (991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2U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1.5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1658</text:p>
          </table:table-cell>
          <table:table-cell office:value-type="string" calcext:value-type="string">
            <text:p>Archer T2U P.RedW USB AC600 Dual band High Gain (986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2U PL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0.3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1657</text:p>
          </table:table-cell>
          <table:table-cell office:value-type="string" calcext:value-type="string">
            <text:p>Archer T3U P.RedW USB AC1300 Dual band Mu Mimo (383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3U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2.4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08500</text:p>
          </table:table-cell>
          <table:table-cell office:value-type="string" calcext:value-type="string">
            <text:p>Archer T4U P.RedW USB AC1300 D.Band (7318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4U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5.8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3749</text:p>
          </table:table-cell>
          <table:table-cell office:value-type="string" calcext:value-type="string">
            <text:p>Archer T4U Plus High Gain P.RedW USB AC1300 D.Band (263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4U Pl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2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12150</text:p>
          </table:table-cell>
          <table:table-cell office:value-type="string" calcext:value-type="string">
            <text:p>Archer T9UH P.RedW USB AC1900 D.Band HP (613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T9UH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00904</text:p>
          </table:table-cell>
          <table:table-cell office:value-type="string" calcext:value-type="string">
            <text:p>TL-WN722N P.RedW USB 150Mbps (LN) ConAnt (046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N722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03771</text:p>
          </table:table-cell>
          <table:table-cell office:value-type="string" calcext:value-type="string">
            <text:p>TL-WN725N Nano P.RedW USB 150Mbps (LN) (071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N725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04218</text:p>
          </table:table-cell>
          <table:table-cell office:value-type="string" calcext:value-type="string">
            <text:p>TL-WN8200ND PRedW USB HiPow 300M C/ 2Ant (074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N8200N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00808</text:p>
          </table:table-cell>
          <table:table-cell office:value-type="string" calcext:value-type="string">
            <text:p>TL-WN821N P.RedW USB 300Mbps (N) S/Ant (0368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N821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02090</text:p>
          </table:table-cell>
          <table:table-cell office:value-type="string" calcext:value-type="string">
            <text:p>TL-WN822N PRedW USB HiPower 300M 2Ant (054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N822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1">
          <table:table-cell office:value-type="string" calcext:value-type="string">
            <text:p>0403770</text:p>
          </table:table-cell>
          <table:table-cell office:value-type="string" calcext:value-type="string">
            <text:p>TL-WN823N Mini P.RedW USB 300 Mbps (N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N823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Placas de Red WiFi USB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Router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04332</text:p>
          </table:table-cell>
          <table:table-cell office:value-type="string" calcext:value-type="string">
            <text:p>TL-R470T+ Rou Multi Wan Bal Carga (041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R470T+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0.4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Router Wireles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91</text:p>
          </table:table-cell>
          <table:table-cell office:value-type="string" calcext:value-type="string">
            <text:p>ARCHER AX55 PRO AX3000 Wir DualBand Multi Gigabit Tp-Link (680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AX55 Pro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0.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4392</text:p>
          </table:table-cell>
          <table:table-cell office:value-type="string" calcext:value-type="string">
            <text:p>ARCHER C5 AC1200 4 Ant Agile Cfg Gigabit Wir D.Band Tp-Link (368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1.2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5412</text:p>
          </table:table-cell>
          <table:table-cell office:value-type="string" calcext:value-type="string">
            <text:p>ARCHER C86 AC1900 Wir Dual Band 6 Antenas Tp-Link (988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8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7.0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4883</text:p>
          </table:table-cell>
          <table:table-cell office:value-type="string" calcext:value-type="string">
            <text:p>EC220-F5 AC1200 WISP Agile Cfg 10/100 D.Band Tp-(4108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C220-F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4884</text:p>
          </table:table-cell>
          <table:table-cell office:value-type="string" calcext:value-type="string">
            <text:p>EC225-G5 AC1300 WISP Agile Cfg Gigabit MuMimo D.Band Tp-Link (453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C225-G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1.9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4596</text:p>
          </table:table-cell>
          <table:table-cell office:value-type="string" calcext:value-type="string">
            <text:p>MR20 Router Wir Mercusys AC750 Dual Band 2 <text:s/>(065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R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3.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4394</text:p>
          </table:table-cell>
          <table:table-cell office:value-type="string" calcext:value-type="string">
            <text:p>MR30G Router Wir Mercusys Gigabit <text:s/>AC1200 <text:s/>4 Ant (061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R3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1.5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4395</text:p>
          </table:table-cell>
          <table:table-cell office:value-type="string" calcext:value-type="string">
            <text:p>MW302R Rou Wi Mercusys 300Mbps N 2 Ant (091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W302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2151</text:p>
          </table:table-cell>
          <table:table-cell office:value-type="string" calcext:value-type="string">
            <text:p>ARCHER AX10 AX1500 Wir DualBand Gigabit Tp-Link (922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AX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5.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3995</text:p>
          </table:table-cell>
          <table:table-cell office:value-type="string" calcext:value-type="string">
            <text:p>ARCHER AX55 AX3000 Wir DualBand Gigabit Tp-Link (304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AX5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9.9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3187</text:p>
          </table:table-cell>
          <table:table-cell office:value-type="string" calcext:value-type="string">
            <text:p>ARCHER C24 AC750 4 Ant Agile Cfg <text:s/>Wir D.Band Tp-Link (947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2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1656</text:p>
          </table:table-cell>
          <table:table-cell office:value-type="string" calcext:value-type="string">
            <text:p>ARCHER C6 AC1200 Wir Gigabit Dual Band 4 Ant Tp-Link(890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6.8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09120</text:p>
          </table:table-cell>
          <table:table-cell office:value-type="string" calcext:value-type="string">
            <text:p>ARCHER C60 AC1350 Wir Dual Band 5 Antenas Tp-Link (675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6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6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2507</text:p>
          </table:table-cell>
          <table:table-cell office:value-type="string" calcext:value-type="string">
            <text:p>ARCHER C80 AC1900 Wir Dual Band 4 Antenas Tp-Link(887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8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8.5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1962</text:p>
          </table:table-cell>
          <table:table-cell office:value-type="string" calcext:value-type="string">
            <text:p>MW305R Rou Wi Mercusys 300Mbps N 3 Ant (040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W305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1961</text:p>
          </table:table-cell>
          <table:table-cell office:value-type="string" calcext:value-type="string">
            <text:p>MW325R Rou Wi Mercusys 300Mbps N 4 Ant (042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MW325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3238</text:p>
          </table:table-cell>
          <table:table-cell office:value-type="string" calcext:value-type="string">
            <text:p>TL-ER7206 Rout VPN MultiWan 10/100/1000 5ps TP Link (239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ER720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5.7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1526</text:p>
          </table:table-cell>
          <table:table-cell office:value-type="string" calcext:value-type="string">
            <text:p>TL-WR820N Rou Wi 300Mbps N 2 Antenas Fijas (308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R820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04866</text:p>
          </table:table-cell>
          <table:table-cell office:value-type="string" calcext:value-type="string">
            <text:p>TL-WR841HP Rou Wi 300Mbps 2Ant Hi Power (062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R841H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8.4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10524</text:p>
          </table:table-cell>
          <table:table-cell office:value-type="string" calcext:value-type="string">
            <text:p>TL-WR850N WISP Agile Config Rou Wi 300Mbps para ISP (443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R850NWIS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0.2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1">
          <table:table-cell office:value-type="string" calcext:value-type="string">
            <text:p>0405342</text:p>
          </table:table-cell>
          <table:table-cell office:value-type="string" calcext:value-type="string">
            <text:p>TL-WR940N Rou Wi 450Mbps (N) 3 Ant Fijas (146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R940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3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Router Wireless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Switches Administrabl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17</text:p>
          </table:table-cell>
          <table:table-cell office:value-type="string" calcext:value-type="string">
            <text:p>EAP223 (EAP225 s/Fuente) AC1350 Mbps AP Gigabit Ceiling/Wall (050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22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1.0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4926</text:p>
          </table:table-cell>
          <table:table-cell office:value-type="string" calcext:value-type="string">
            <text:p>EAP235 Wall AC1200 Mbps AP Mu-Mimo Gigabit p/caja de Pared (897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235-Wall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4.1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5418</text:p>
          </table:table-cell>
          <table:table-cell office:value-type="string" calcext:value-type="string">
            <text:p>EAP245(5-Pack s/Fuente) AC1750 Mbps AP Gigabit Ceilling/Wall (701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245(5-pack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34.7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5419</text:p>
          </table:table-cell>
          <table:table-cell office:value-type="string" calcext:value-type="string">
            <text:p>EAP613 (EAP610 s/Fuente) AX1800 Mbps AP Gigabit Ceilling/Wall(051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61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5.0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4900</text:p>
          </table:table-cell>
          <table:table-cell office:value-type="string" calcext:value-type="string">
            <text:p>EAP650 AX3000 Mbps AP Gigabit Ceilling Wall (354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65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3.9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4854</text:p>
          </table:table-cell>
          <table:table-cell office:value-type="string" calcext:value-type="string">
            <text:p>EAP670 AX5400 Mbps AP Gigabit Ceilling Wall (715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EAP67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37.8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4598</text:p>
          </table:table-cell>
          <table:table-cell office:value-type="string" calcext:value-type="string">
            <text:p>TL-SG2008P Switch Gigabit Smart 8P (4 POE) Tp-Link (295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2008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4.3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3421</text:p>
          </table:table-cell>
          <table:table-cell office:value-type="string" calcext:value-type="string">
            <text:p>TL-SG2210MP Switch Gigabit Jetstream 8P POE+SFP Tp-Link (067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2210M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0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4664</text:p>
          </table:table-cell>
          <table:table-cell office:value-type="string" calcext:value-type="string">
            <text:p>TL-SG3452XP Switch Gigabit L2 JetStream 48P Poe + 4SFP 10G Tp-Link (649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3452X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27.8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1607</text:p>
          </table:table-cell>
          <table:table-cell office:value-type="string" calcext:value-type="string">
            <text:p>TL-SG2008 T1500G-8T Switch Gigabit Smart 8P Tp-Link (054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200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5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3359</text:p>
          </table:table-cell>
          <table:table-cell office:value-type="string" calcext:value-type="string">
            <text:p>TL-SG2218 Switch JetStream Gigabit 16P +2 SFP (641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221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7.3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3093</text:p>
          </table:table-cell>
          <table:table-cell office:value-type="string" calcext:value-type="string">
            <text:p>TL-SG2428P Switch Gigabit 24POE+4SFP Tp-Link (065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2428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94.1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3957</text:p>
          </table:table-cell>
          <table:table-cell office:value-type="string" calcext:value-type="string">
            <text:p>TL-SG3210 Switch JetStream L2 Gigabit 8P +2 SFP (639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32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9.4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1">
          <table:table-cell office:value-type="string" calcext:value-type="string">
            <text:p>0413568</text:p>
          </table:table-cell>
          <table:table-cell office:value-type="string" calcext:value-type="string">
            <text:p>TL-SG3428MP Switch Jetstream 24 POE + 4 SFP L2 Gigabit Managed <text:s/>(0737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3428M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60.0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Administrables</text:p>
          </table:table-cell>
        </table:table-row>
        <table:table-row table:style-name="ro2" table:visibility="filter">
          <table:table-cell/>
          <table:table-cell office:value-type="string" calcext:value-type="string">
            <text:p>Conectividad / Switches No Administrabl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00</text:p>
          </table:table-cell>
          <table:table-cell office:value-type="string" calcext:value-type="string">
            <text:p>Switch Hikvision 4p PoE IEEE 802.3af/at Power Budget 60w Unmanaged (287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3E1105P-EI(0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14274</text:p>
          </table:table-cell>
          <table:table-cell office:value-type="string" calcext:value-type="string">
            <text:p>TL-SF1024D Switch 24P Tp-Link Desktop (1498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24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7.4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14981</text:p>
          </table:table-cell>
          <table:table-cell office:value-type="string" calcext:value-type="string">
            <text:p>TL-SG1008MP Switch 8P Giga (8 ptos POE) Desk/Rack (677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08M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6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14666</text:p>
          </table:table-cell>
          <table:table-cell office:value-type="string" calcext:value-type="string">
            <text:p>TL-SG1016PE Switch 16P Giga (8 POE) Tp-Link Smart Rack/Desk (886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16P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1.4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14210</text:p>
          </table:table-cell>
          <table:table-cell office:value-type="string" calcext:value-type="string">
            <text:p>TL-SG116 Switch 16P TpLink Gigabit No Gestionable (432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9.5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14602</text:p>
          </table:table-cell>
          <table:table-cell office:value-type="string" calcext:value-type="string">
            <text:p>TL-SG1210P Switch Gigabit 9P 8POE+ 1SFP Tp-Link (298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210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4.3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0843</text:p>
          </table:table-cell>
          <table:table-cell office:value-type="string" calcext:value-type="string">
            <text:p>TL-SF1005D Switch 5P Tp-Link MiniDesktop (0064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05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0844</text:p>
          </table:table-cell>
          <table:table-cell office:value-type="string" calcext:value-type="string">
            <text:p>TL-SF1008D Switch 8P Tp-Link MiniDesktop (007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08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0845</text:p>
          </table:table-cell>
          <table:table-cell office:value-type="string" calcext:value-type="string">
            <text:p>TL-SF1016D Switch 16P Tp-Link Desktop (029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16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4863</text:p>
          </table:table-cell>
          <table:table-cell office:value-type="string" calcext:value-type="string">
            <text:p>TL-SG1005D Switch 5P TpLink Gigabit Desk (1798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05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7.8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0840</text:p>
          </table:table-cell>
          <table:table-cell office:value-type="string" calcext:value-type="string">
            <text:p>TL-SG1008D Switch 8P TpLink Gigabit Desk (2313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08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3.0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9823</text:p>
          </table:table-cell>
          <table:table-cell office:value-type="string" calcext:value-type="string">
            <text:p>TL-SG1008P Switch 8P Giga (4 ptos POE) Tp-Link Desk (116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08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3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0841</text:p>
          </table:table-cell>
          <table:table-cell office:value-type="string" calcext:value-type="string">
            <text:p>TL-SG1016 Switch Gigabit 16P Tp-Link R19(009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5.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14073</text:p>
          </table:table-cell>
          <table:table-cell office:value-type="string" calcext:value-type="string">
            <text:p>TL-SG1016DE Switch 16P Giga Tp-Link Smart Rack/Desk(126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16D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3.5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0842</text:p>
          </table:table-cell>
          <table:table-cell office:value-type="string" calcext:value-type="string">
            <text:p>TL-SG1024 Switch Gigabit 24P Tp-Link R19 (010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2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4.1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10313</text:p>
          </table:table-cell>
          <table:table-cell office:value-type="string" calcext:value-type="string">
            <text:p>TL-SG1024D Switch 24P Gigabit Tp-Link Desktop (0620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24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4.2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13996</text:p>
          </table:table-cell>
          <table:table-cell office:value-type="string" calcext:value-type="string">
            <text:p>TL-SG1024DE Switch 24P Gigabit Smart Tp-Link Desk/Rack (124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24D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8.0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7746</text:p>
          </table:table-cell>
          <table:table-cell office:value-type="string" calcext:value-type="string">
            <text:p>TL-SG1048 Switch Gigabit 48P Tp-Link (1559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4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7.2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1">
          <table:table-cell office:value-type="string" calcext:value-type="string">
            <text:p>0405452</text:p>
          </table:table-cell>
          <table:table-cell office:value-type="string" calcext:value-type="string">
            <text:p>TL-SG105 Switch 5P TpLink Gigabit Acero (1146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8.9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ectividad / Switches No Administrables</text:p>
          </table:table-cell>
        </table:table-row>
        <table:table-row table:style-name="ro2" table:visibility="filter">
          <table:table-cell/>
          <table:table-cell office:value-type="string" calcext:value-type="string">
            <text:p>Consumibles / Cartucho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1799</text:p>
          </table:table-cell>
          <table:table-cell office:value-type="string" calcext:value-type="string">
            <text:p>T206320-CART.MAGENTA (XP-2101)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2063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Cartuchos</text:p>
          </table:table-cell>
        </table:table-row>
        <table:table-row table:style-name="ro2" table:visibility="filter">
          <table:table-cell/>
          <table:table-cell office:value-type="string" calcext:value-type="string">
            <text:p>Consumibles / Tinta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3890</text:p>
          </table:table-cell>
          <table:table-cell office:value-type="string" calcext:value-type="string">
            <text:p>L15150/ L15160 <text:s text:c="2"/>- TINTA. AMARILLO T5244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244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03254</text:p>
          </table:table-cell>
          <table:table-cell office:value-type="string" calcext:value-type="string">
            <text:p>L200 - CART. CYAN T664220 (5301)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6642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11017</text:p>
          </table:table-cell>
          <table:table-cell office:value-type="string" calcext:value-type="string">
            <text:p>L4150/4160 - TINTA. AMARILLO T5044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044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11015</text:p>
          </table:table-cell>
          <table:table-cell office:value-type="string" calcext:value-type="string">
            <text:p>L4150/4160 - TINTA. CYAN T5042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042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13834</text:p>
          </table:table-cell>
          <table:table-cell office:value-type="string" calcext:value-type="string">
            <text:p>L8180/ L8160 <text:s text:c="2"/>- TINTA. AMARILLO T5554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554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13833</text:p>
          </table:table-cell>
          <table:table-cell office:value-type="string" calcext:value-type="string">
            <text:p>L8180/ L8160 <text:s text:c="2"/>- TINTA. MAGENTA T5553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553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13836</text:p>
          </table:table-cell>
          <table:table-cell office:value-type="string" calcext:value-type="string">
            <text:p>L8180/ L8160 <text:s text:c="2"/>- TINTA.GRIS T5555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555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13832</text:p>
          </table:table-cell>
          <table:table-cell office:value-type="string" calcext:value-type="string">
            <text:p>L8180/ L8160 - TINTA. CYAN T5552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552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13837</text:p>
          </table:table-cell>
          <table:table-cell office:value-type="string" calcext:value-type="string">
            <text:p>L8180/ L8160 - TINTA. NEGRO T5541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541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13831</text:p>
          </table:table-cell>
          <table:table-cell office:value-type="string" calcext:value-type="string">
            <text:p>L8180/ L8160 - TINTA. NEGRO T55512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T55512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1">
          <table:table-cell office:value-type="string" calcext:value-type="string">
            <text:p>0405671</text:p>
          </table:table-cell>
          <table:table-cell office:value-type="string" calcext:value-type="string">
            <text:p>S015631-CINTA.NEGRO (LX-350)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S01563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nsumibles / Tintas</text:p>
          </table:table-cell>
        </table:table-row>
        <table:table-row table:style-name="ro2" table:visibility="filter">
          <table:table-cell/>
          <table:table-cell office:value-type="string" calcext:value-type="string">
            <text:p>Discos Rígidos / SSD / Disco Rígido Externo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157</text:p>
          </table:table-cell>
          <table:table-cell office:value-type="string" calcext:value-type="string">
            <text:p>HD Toshiba Externo 1TB Canvio USB 3.0 Black (1339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HDTB510XK3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2.3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15158</text:p>
          </table:table-cell>
          <table:table-cell office:value-type="string" calcext:value-type="string">
            <text:p>HD Toshiba Externo 2TB Canvio USB 3.0 Black (1346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HDTB520XK3A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8.4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15159</text:p>
          </table:table-cell>
          <table:table-cell office:value-type="string" calcext:value-type="string">
            <text:p>HD Toshiba Externo 4TB Canvio USB 3.0 Black (0875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HDTP340XK3C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4.0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14011</text:p>
          </table:table-cell>
          <table:table-cell office:value-type="string" calcext:value-type="string">
            <text:p>HD Seagate Externo 1TB USB 3.0 Expansion Black (0148)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STKM1000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4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13987</text:p>
          </table:table-cell>
          <table:table-cell office:value-type="string" calcext:value-type="string">
            <text:p>HD Seagate Externo 2TB USB 3.0 Expansion Black NEW (0247)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STKM2000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3.4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14012</text:p>
          </table:table-cell>
          <table:table-cell office:value-type="string" calcext:value-type="string">
            <text:p>HD Seagate Externo 4TB USB 3.0 Expansion Black (0254)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STKM4000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7.7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14194</text:p>
          </table:table-cell>
          <table:table-cell office:value-type="string" calcext:value-type="string">
            <text:p>HD Seagate Externo 5TB USB 3.0 Expansion Black NEW (0261)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STKM5000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9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13712</text:p>
          </table:table-cell>
          <table:table-cell office:value-type="string" calcext:value-type="string">
            <text:p>HD Toshiba Externo 1TB Canvio Basics USB 3.0 Black (0462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HDTB440XK3C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1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06474</text:p>
          </table:table-cell>
          <table:table-cell office:value-type="string" calcext:value-type="string">
            <text:p>HD WD Externo Element 1TB USB 3.0 (5448)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WDBUZG0010BBK-WES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3.5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08821</text:p>
          </table:table-cell>
          <table:table-cell office:value-type="string" calcext:value-type="string">
            <text:p>HD WD Externo Element 2TB USB 3.0 (5363)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WDBU6Y0020BBK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6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1">
          <table:table-cell office:value-type="string" calcext:value-type="string">
            <text:p>0412131</text:p>
          </table:table-cell>
          <table:table-cell office:value-type="string" calcext:value-type="string">
            <text:p>HD WD Externo Element 4TB USB 3.0 (5981)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WDBU6Y0040BBK-WES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1.4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Externo</text:p>
          </table:table-cell>
        </table:table-row>
        <table:table-row table:style-name="ro2" table:visibility="filter">
          <table:table-cell/>
          <table:table-cell office:value-type="string" calcext:value-type="string">
            <text:p>Discos Rígidos / SSD / Disco Rígido SAT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09325</text:p>
          </table:table-cell>
          <table:table-cell office:value-type="string" calcext:value-type="string">
            <text:p>HD Seagate Interno 1TB SATA III Barracuda 64Mb 7200 RPM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ST1000DM0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0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SATA</text:p>
          </table:table-cell>
        </table:table-row>
        <table:table-row table:style-name="ro1">
          <table:table-cell office:value-type="string" calcext:value-type="string">
            <text:p>0414013</text:p>
          </table:table-cell>
          <table:table-cell office:value-type="string" calcext:value-type="string">
            <text:p>HD Seagate Interno 2GB SATA III SkyHawk Surveillance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ST2000VX01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9.8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SATA</text:p>
          </table:table-cell>
        </table:table-row>
        <table:table-row table:style-name="ro1">
          <table:table-cell office:value-type="string" calcext:value-type="string">
            <text:p>0411572</text:p>
          </table:table-cell>
          <table:table-cell office:value-type="string" calcext:value-type="string">
            <text:p>HD Seagate Interno 2TB SATA III Barracuda 64Mb 7200 RPM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ST2000DM00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9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SATA</text:p>
          </table:table-cell>
        </table:table-row>
        <table:table-row table:style-name="ro1">
          <table:table-cell office:value-type="string" calcext:value-type="string">
            <text:p>0404710</text:p>
          </table:table-cell>
          <table:table-cell office:value-type="string" calcext:value-type="string">
            <text:p>HD Seagate Interno 4TB SATA III Barracuda 64Mb 5400 RPM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ST4000DM0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4.8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SATA</text:p>
          </table:table-cell>
        </table:table-row>
        <table:table-row table:style-name="ro1">
          <table:table-cell office:value-type="string" calcext:value-type="string">
            <text:p>0404199</text:p>
          </table:table-cell>
          <table:table-cell office:value-type="string" calcext:value-type="string">
            <text:p>HD WD Interno 1TB SATA III Blue 64Mb 7200 RPM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WD10EZE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5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SATA</text:p>
          </table:table-cell>
        </table:table-row>
        <table:table-row table:style-name="ro1">
          <table:table-cell office:value-type="string" calcext:value-type="string">
            <text:p>0411822</text:p>
          </table:table-cell>
          <table:table-cell office:value-type="string" calcext:value-type="string">
            <text:p>HD WD Interno 2TB SATA III Blue 256Mb 5400 RPM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WD20EZAZ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5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SATA</text:p>
          </table:table-cell>
        </table:table-row>
        <table:table-row table:style-name="ro1">
          <table:table-cell office:value-type="string" calcext:value-type="string">
            <text:p>0414164</text:p>
          </table:table-cell>
          <table:table-cell office:value-type="string" calcext:value-type="string">
            <text:p>HD WD Interno 2TB SATA III Purple Surveillance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WD22PURZ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4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Rígido SATA</text:p>
          </table:table-cell>
        </table:table-row>
        <table:table-row table:style-name="ro2" table:visibility="filter">
          <table:table-cell/>
          <table:table-cell office:value-type="string" calcext:value-type="string">
            <text:p>Discos Rígidos / SSD / Disco SSD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172</text:p>
          </table:table-cell>
          <table:table-cell office:value-type="string" calcext:value-type="string">
            <text:p>Disco SSD HIKVISION 1024Gb E100 SATA (4754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 1024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6.4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5170</text:p>
          </table:table-cell>
          <table:table-cell office:value-type="string" calcext:value-type="string">
            <text:p>Disco SSD HIKVISION 256Gb E100 SATA (8579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 256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5171</text:p>
          </table:table-cell>
          <table:table-cell office:value-type="string" calcext:value-type="string">
            <text:p>Disco SSD HIKVISION 512Gb E100 SATA (4747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 512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5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4460</text:p>
          </table:table-cell>
          <table:table-cell office:value-type="string" calcext:value-type="string">
            <text:p>Disco SSD Markvision 120Gb Sata Interno BULK (6204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MVSD120G25-A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4461</text:p>
          </table:table-cell>
          <table:table-cell office:value-type="string" calcext:value-type="string">
            <text:p>Disco SSD Markvision 240Gb Sata Interno BULK (6211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MVSD240G25-A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4462</text:p>
          </table:table-cell>
          <table:table-cell office:value-type="string" calcext:value-type="string">
            <text:p>Disco SSD Markvision 480Gb Sata Interno BULK(6228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MVSD480G25-A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4463</text:p>
          </table:table-cell>
          <table:table-cell office:value-type="string" calcext:value-type="string">
            <text:p>Disco SSD Markvision 960Gb Sata Interno BULK (9397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MVSD960G25-A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6.2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4904</text:p>
          </table:table-cell>
          <table:table-cell office:value-type="string" calcext:value-type="string">
            <text:p>Disco SSD MSI 120GB SPATIUM S270 SATA 2.5" (1144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SPATIUM S270 120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2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5400</text:p>
          </table:table-cell>
          <table:table-cell office:value-type="string" calcext:value-type="string">
            <text:p>Disco SSD MSI 240GB SPATIUM S270 SATA 2.5" (1151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SPATIUM S270 240G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1451</text:p>
          </table:table-cell>
          <table:table-cell office:value-type="string" calcext:value-type="string">
            <text:p>Disco SSD GIGABYTE 120GB SATA Interno 7mm (3704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GSTFS31120GNT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1452</text:p>
          </table:table-cell>
          <table:table-cell office:value-type="string" calcext:value-type="string">
            <text:p>Disco SSD GIGABYTE 240GB SATA Interno 7mm (3711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GSTFS31240GNT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2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1707</text:p>
          </table:table-cell>
          <table:table-cell office:value-type="string" calcext:value-type="string">
            <text:p>Disco SSD GIGABYTE 480GB SATA Interno 7mm (4787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GSTFS31480GNT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0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0957</text:p>
          </table:table-cell>
          <table:table-cell office:value-type="string" calcext:value-type="string">
            <text:p>Disco SSD KINGSTON A400 240 GB SATA Interno 7 mm (1219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A400S37/24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8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0958</text:p>
          </table:table-cell>
          <table:table-cell office:value-type="string" calcext:value-type="string">
            <text:p>Disco SSD KINGSTON A400 480 GB SATA Interno 7 mm (3442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A400S37/48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7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1">
          <table:table-cell office:value-type="string" calcext:value-type="string">
            <text:p>0410959</text:p>
          </table:table-cell>
          <table:table-cell office:value-type="string" calcext:value-type="string">
            <text:p>Disco SSD KINGSTON A400 960 GB SATA Interno 7 mm (7357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A400S37/96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0.8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</text:p>
          </table:table-cell>
        </table:table-row>
        <table:table-row table:style-name="ro2" table:visibility="filter">
          <table:table-cell/>
          <table:table-cell office:value-type="string" calcext:value-type="string">
            <text:p>Discos Rígidos / SSD / Disco SSD M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04</text:p>
          </table:table-cell>
          <table:table-cell office:value-type="string" calcext:value-type="string">
            <text:p>Disco SSD M.2 GIGABYTE 500Gb NVMe Gen3 2500E PCIe 3.0 x4 (4370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325E50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5.5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5448</text:p>
          </table:table-cell>
          <table:table-cell office:value-type="string" calcext:value-type="string">
            <text:p>Disco SSD M.2 HIKVISION 1024Gb E1000 PCIE NVMe Gen3 (8629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0 1024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2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5187</text:p>
          </table:table-cell>
          <table:table-cell office:value-type="string" calcext:value-type="string">
            <text:p>Disco SSD M.2 HIKVISION 1024Gb E100N (1233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N 1024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2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5446</text:p>
          </table:table-cell>
          <table:table-cell office:value-type="string" calcext:value-type="string">
            <text:p>Disco SSD M.2 HIKVISION 256Gb E1000 PCIE NVMe Gen3 (8605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0 256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5185</text:p>
          </table:table-cell>
          <table:table-cell office:value-type="string" calcext:value-type="string">
            <text:p>Disco SSD M.2 HIKVISION 256Gb E100N (1054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N 256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5447</text:p>
          </table:table-cell>
          <table:table-cell office:value-type="string" calcext:value-type="string">
            <text:p>Disco SSD M.2 HIKVISION 512Gb E1000 PCIE NVMe Gen3 (8612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0 512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6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5186</text:p>
          </table:table-cell>
          <table:table-cell office:value-type="string" calcext:value-type="string">
            <text:p>Disco SSD M.2 HIKVISION 512Gb E100N (7755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E100N 512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6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5190</text:p>
          </table:table-cell>
          <table:table-cell office:value-type="string" calcext:value-type="string">
            <text:p>Disco SSD M.2 HIKVISION 512Gb G64000E NVMe Gen4 (6621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S-SSD-G4000E 512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8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4955</text:p>
          </table:table-cell>
          <table:table-cell office:value-type="string" calcext:value-type="string">
            <text:p>Disco SSD M.2 KINGSTON SNV2S 1000GB NVMe PCIe 4.0 (9919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NV2S/100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0.8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4953</text:p>
          </table:table-cell>
          <table:table-cell office:value-type="string" calcext:value-type="string">
            <text:p>Disco SSD M.2 KINGSTON SNV2S 250GB NVMe PCIe 4.0 (9889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NV2S/25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2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4954</text:p>
          </table:table-cell>
          <table:table-cell office:value-type="string" calcext:value-type="string">
            <text:p>Disco SSD M.2 KINGSTON SNV2S 500GB NVMe PCIe 4.0 (9858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NV2S/50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3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4467</text:p>
          </table:table-cell>
          <table:table-cell office:value-type="string" calcext:value-type="string">
            <text:p>Disco SSD M.2 Markvision 128Gb PCIe Gen3 x4 BULK (9403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MVSD128GME-S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4469</text:p>
          </table:table-cell>
          <table:table-cell office:value-type="string" calcext:value-type="string">
            <text:p>Disco SSD M.2 Markvision 256Gb PCIe Gen3 x4 BULK (9373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MVSD256GME-S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0.7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4470</text:p>
          </table:table-cell>
          <table:table-cell office:value-type="string" calcext:value-type="string">
            <text:p>Disco SSD M.2 Markvision 512Gb PCIe Gen3 x4 BULK (9380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MVSD512GME-S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1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1">
          <table:table-cell office:value-type="string" calcext:value-type="string">
            <text:p>0412071</text:p>
          </table:table-cell>
          <table:table-cell office:value-type="string" calcext:value-type="string">
            <text:p>Disco SSD M.2 GIGABYTE 256GB PCIe 4x NVMe (6873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GSM2NE3256GNT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8.8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Discos Rígidos / SSD / Disco SSD M2</text:p>
          </table:table-cell>
        </table:table-row>
        <table:table-row table:style-name="ro2" table:visibility="filter">
          <table:table-cell/>
          <table:table-cell office:value-type="string" calcext:value-type="string">
            <text:p>Energía / Estabilizador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06505</text:p>
          </table:table-cell>
          <table:table-cell office:value-type="string" calcext:value-type="string">
            <text:p>Estabilizador Lyonn Electronico TCA-1200N-V 6 Bocas 220v 0019</text:p>
          </table:table-cell>
          <table:table-cell office:value-type="string" calcext:value-type="string">
            <text:p>Lyonn</text:p>
          </table:table-cell>
          <table:table-cell/>
          <table:table-cell office:value-type="string" calcext:value-type="string">
            <text:p>US$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Energía / Estabilizadores</text:p>
          </table:table-cell>
        </table:table-row>
        <table:table-row table:style-name="ro1">
          <table:table-cell office:value-type="string" calcext:value-type="string">
            <text:p>0409787</text:p>
          </table:table-cell>
          <table:table-cell office:value-type="string" calcext:value-type="string">
            <text:p>Estabilizador Lyonn Electronico TCA-2000N-V 6 Bocas 220v 0026</text:p>
          </table:table-cell>
          <table:table-cell office:value-type="string" calcext:value-type="string">
            <text:p>Lyon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Energía / Estabilizadores</text:p>
          </table:table-cell>
        </table:table-row>
        <table:table-row table:style-name="ro1">
          <table:table-cell office:value-type="string" calcext:value-type="string">
            <text:p>0404174</text:p>
          </table:table-cell>
          <table:table-cell office:value-type="string" calcext:value-type="string">
            <text:p>Estabilizador Surelectric 6 Bocas 220v-1000va (0017)</text:p>
          </table:table-cell>
          <table:table-cell office:value-type="string" calcext:value-type="string">
            <text:p>Surelectric</text:p>
          </table:table-cell>
          <table:table-cell office:value-type="string" calcext:value-type="string">
            <text:p>ER-10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Energía / Estabilizadores</text:p>
          </table:table-cell>
        </table:table-row>
        <table:table-row table:style-name="ro1">
          <table:table-cell office:value-type="string" calcext:value-type="string">
            <text:p>0410743</text:p>
          </table:table-cell>
          <table:table-cell office:value-type="string" calcext:value-type="string">
            <text:p>Prolongador Multi-Toma Dear Power 6 tomas 220V + Prot. Termico (0024</text:p>
          </table:table-cell>
          <table:table-cell office:value-type="string" calcext:value-type="string">
            <text:p>DEAR POWER</text:p>
          </table:table-cell>
          <table:table-cell office:value-type="string" calcext:value-type="string">
            <text:p>PM3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Energía / Estabilizadores</text:p>
          </table:table-cell>
        </table:table-row>
        <table:table-row table:style-name="ro2" table:visibility="filter">
          <table:table-cell/>
          <table:table-cell office:value-type="string" calcext:value-type="string">
            <text:p>Energía / UP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0586</text:p>
          </table:table-cell>
          <table:table-cell office:value-type="string" calcext:value-type="string">
            <text:p>UPS LYONN CTB-800AP (LUZ LED)</text:p>
          </table:table-cell>
          <table:table-cell office:value-type="string" calcext:value-type="string">
            <text:p>Lyonn</text:p>
          </table:table-cell>
          <table:table-cell/>
          <table:table-cell office:value-type="string" calcext:value-type="string">
            <text:p>US$</text:p>
          </table:table-cell>
          <table:table-cell office:value-type="string" calcext:value-type="string">
            <text:p>72.0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Energía / UPS</text:p>
          </table:table-cell>
        </table:table-row>
        <table:table-row table:style-name="ro1">
          <table:table-cell office:value-type="string" calcext:value-type="string">
            <text:p>0410130</text:p>
          </table:table-cell>
          <table:table-cell office:value-type="string" calcext:value-type="string">
            <text:p>UPS LYONN DESIRE 500VA (LUZ LED)</text:p>
          </table:table-cell>
          <table:table-cell office:value-type="string" calcext:value-type="string">
            <text:p>Lyonn</text:p>
          </table:table-cell>
          <table:table-cell/>
          <table:table-cell office:value-type="string" calcext:value-type="string">
            <text:p>US$</text:p>
          </table:table-cell>
          <table:table-cell office:value-type="string" calcext:value-type="string">
            <text:p>58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Energía / UPS</text:p>
          </table:table-cell>
        </table:table-row>
        <table:table-row table:style-name="ro2" table:visibility="filter">
          <table:table-cell/>
          <table:table-cell office:value-type="string" calcext:value-type="string">
            <text:p>Fans, Cooler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717</text:p>
          </table:table-cell>
          <table:table-cell office:value-type="string" calcext:value-type="string">
            <text:p>CPU Cooler TT UX100 ARGB Lighting Intel &amp; AMD (1598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L-P064-AL12SW-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ans, Coolers</text:p>
          </table:table-cell>
        </table:table-row>
        <table:table-row table:style-name="ro1">
          <table:table-cell office:value-type="string" calcext:value-type="string">
            <text:p>0414718</text:p>
          </table:table-cell>
          <table:table-cell office:value-type="string" calcext:value-type="string">
            <text:p>CPU Cooler TT UX200 SE ARGB Lighting Intel &amp; AMD (0538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L-P105-AL12SW-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6.5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ans, Coolers</text:p>
          </table:table-cell>
        </table:table-row>
        <table:table-row table:style-name="ro1">
          <table:table-cell office:value-type="string" calcext:value-type="string">
            <text:p>0414842</text:p>
          </table:table-cell>
          <table:table-cell office:value-type="string" calcext:value-type="string">
            <text:p>Fan Cooler Corsair ML140 ELITE 140mm Blue Magnetic Levitation (0264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-9050131-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ans, Coolers</text:p>
          </table:table-cell>
        </table:table-row>
        <table:table-row table:style-name="ro1">
          <table:table-cell office:value-type="string" calcext:value-type="string">
            <text:p>0414840</text:p>
          </table:table-cell>
          <table:table-cell office:value-type="string" calcext:value-type="string">
            <text:p>Fan Cooler Corsair ML140 ELITE 140mm Red Magnetic Levitation (0240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-9050129-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ans, Coolers</text:p>
          </table:table-cell>
        </table:table-row>
        <table:table-row table:style-name="ro1">
          <table:table-cell office:value-type="string" calcext:value-type="string">
            <text:p>0414841</text:p>
          </table:table-cell>
          <table:table-cell office:value-type="string" calcext:value-type="string">
            <text:p>Fan Cooler Corsair ML140 ELITE 140mm White Magnetic Levitation (0257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-9050130-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ans, Coolers</text:p>
          </table:table-cell>
        </table:table-row>
        <table:table-row table:style-name="ro1">
          <table:table-cell office:value-type="string" calcext:value-type="string">
            <text:p>0414846</text:p>
          </table:table-cell>
          <table:table-cell office:value-type="string" calcext:value-type="string">
            <text:p>Fan Cooler Corsair ML140 PRO RGB PWM 140mm Magnetic Levitation Node Pro Pack x2 (5507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-9050078-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4.6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ans, Coolers</text:p>
          </table:table-cell>
        </table:table-row>
        <table:table-row table:style-name="ro1">
          <table:table-cell office:value-type="string" calcext:value-type="string">
            <text:p>0414711</text:p>
          </table:table-cell>
          <table:table-cell office:value-type="string" calcext:value-type="string">
            <text:p>Fan Cooler TT Pure 12 ARGB Sync 120mm Pack x3 (5401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L-F079-PL12SW-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9.2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Fans, Coolers</text:p>
          </table:table-cell>
        </table:table-row>
        <table:table-row table:style-name="ro2" table:visibility="filter">
          <table:table-cell/>
          <table:table-cell office:value-type="string" calcext:value-type="string">
            <text:p>Gabinetes y fuentes / Fuentes de Alimentación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23</text:p>
          </table:table-cell>
          <table:table-cell office:value-type="string" calcext:value-type="string">
            <text:p>Fuente de Alimentacion Kelyx 550W ATX - C/COOLER 12CM Y CABLE (1970)</text:p>
          </table:table-cell>
          <table:table-cell office:value-type="string" calcext:value-type="string">
            <text:p>Kelyx</text:p>
          </table:table-cell>
          <table:table-cell office:value-type="string" calcext:value-type="string">
            <text:p>KL-ATX55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5324</text:p>
          </table:table-cell>
          <table:table-cell office:value-type="string" calcext:value-type="string">
            <text:p>Fuente de Alimentacion Kelyx 550W PS3 - C/COOLER 8CM Y CABLE (5629)</text:p>
          </table:table-cell>
          <table:table-cell office:value-type="string" calcext:value-type="string">
            <text:p>Kelyx</text:p>
          </table:table-cell>
          <table:table-cell office:value-type="string" calcext:value-type="string">
            <text:p>KL-PS3-550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5424</text:p>
          </table:table-cell>
          <table:table-cell office:value-type="string" calcext:value-type="string">
            <text:p>Fuente Gigabyte 1000W 80 plus Gold Modular PCIe 5.0 for VGAs (2367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UD1000GM PG5 GAR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0.2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5423</text:p>
          </table:table-cell>
          <table:table-cell office:value-type="string" calcext:value-type="string">
            <text:p>Fuente Gigabyte 850W 80 plus Gold Modular PCIe 5.0 for VGAs (3197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UD850GM PG5 GAR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4.1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4899</text:p>
          </table:table-cell>
          <table:table-cell office:value-type="string" calcext:value-type="string">
            <text:p>Fuente Thermaltake Toughpower GF1 650W 80+ Gold Modular (5531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TTP-650AH3FC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6.9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4898</text:p>
          </table:table-cell>
          <table:table-cell office:value-type="string" calcext:value-type="string">
            <text:p>Fuente Thermaltake Toughpower GF1 750W 80+ Gold Modular (5586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TTP-750AH3FC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2.3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4897</text:p>
          </table:table-cell>
          <table:table-cell office:value-type="string" calcext:value-type="string">
            <text:p>Fuente Thermaltake Toughpower GF1 850W 80+ Gold Modular (5609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TTP-850AH3FC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3.1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1891</text:p>
          </table:table-cell>
          <table:table-cell office:value-type="string" calcext:value-type="string">
            <text:p>Fuente Gigabyte 450W 80 plus Bronze (1698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P450B/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9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1890</text:p>
          </table:table-cell>
          <table:table-cell office:value-type="string" calcext:value-type="string">
            <text:p>Fuente Gigabyte 550W 80 plus Bronze (1575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P550B/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7.2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1889</text:p>
          </table:table-cell>
          <table:table-cell office:value-type="string" calcext:value-type="string">
            <text:p>Fuente Gigabyte 650W 80 plus Bronze (0387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P650B/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8.1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3519</text:p>
          </table:table-cell>
          <table:table-cell office:value-type="string" calcext:value-type="string">
            <text:p>Fuente Gigabyte 750W 80 plus Gold AORUS Modular (0981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AP750GM/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4.1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1887</text:p>
          </table:table-cell>
          <table:table-cell office:value-type="string" calcext:value-type="string">
            <text:p>Fuente Gigabyte 750W 80 plus Gold Modular (1834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P750GM/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0.0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3260</text:p>
          </table:table-cell>
          <table:table-cell office:value-type="string" calcext:value-type="string">
            <text:p>Fuente Gigabyte 850W 80 plus Gold AORUS Modular (0875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AP850GM/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7.5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3685</text:p>
          </table:table-cell>
          <table:table-cell office:value-type="string" calcext:value-type="string">
            <text:p>Fuente Gigabyte 850W 80 plus Gold Modular (1940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P-P850GM/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2.9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3874</text:p>
          </table:table-cell>
          <table:table-cell office:value-type="string" calcext:value-type="string">
            <text:p>Fuente MSI MPG A850GF 850W 80 Plus Gold Modular (4273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PG A850GF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6.5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0672</text:p>
          </table:table-cell>
          <table:table-cell office:value-type="string" calcext:value-type="string">
            <text:p>Fuente Thermaltake Smart 500W White 80 Plus (2424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SP-500AH2NK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9.3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0673</text:p>
          </table:table-cell>
          <table:table-cell office:value-type="string" calcext:value-type="string">
            <text:p>Fuente Thermaltake Smart 600W White 80 Plus (2431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SP-600AH2NK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7.3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1">
          <table:table-cell office:value-type="string" calcext:value-type="string">
            <text:p>0410674</text:p>
          </table:table-cell>
          <table:table-cell office:value-type="string" calcext:value-type="string">
            <text:p>Fuente Thermaltake Smart 700W White 80 Plus (2448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SP-700AH2NK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2.7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Fuentes de Alimentación</text:p>
          </table:table-cell>
        </table:table-row>
        <table:table-row table:style-name="ro2" table:visibility="filter">
          <table:table-cell/>
          <table:table-cell office:value-type="string" calcext:value-type="string">
            <text:p>Gabinetes y fuentes / Gabinetes con Fuent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976</text:p>
          </table:table-cell>
          <table:table-cell office:value-type="string" calcext:value-type="string">
            <text:p>Gabinete c/Fuente Corsair SPEC Delta Mid-Tower TG RGB + Fuente CV550 550W 80+ Bronze (6360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C-9020140-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5.2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con Fuente</text:p>
          </table:table-cell>
        </table:table-row>
        <table:table-row table:style-name="ro2" table:visibility="filter">
          <table:table-cell/>
          <table:table-cell office:value-type="string" calcext:value-type="string">
            <text:p>Gabinetes y fuentes / Gabinetes sin Fuent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870</text:p>
          </table:table-cell>
          <table:table-cell office:value-type="string" calcext:value-type="string">
            <text:p>Gabinete Corsair iCUE 5000X RGB QL Edition Mid-Tower True White (0393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C-9011233-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08.5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4804</text:p>
          </table:table-cell>
          <table:table-cell office:value-type="string" calcext:value-type="string">
            <text:p>Gabinete MSI MPG GUNGNIR 110R TG ATX Fan Front ARGB x3 / Back ARGB x1 White (9301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PG GUNGNIR 110R WHIT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3.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4803</text:p>
          </table:table-cell>
          <table:table-cell office:value-type="string" calcext:value-type="string">
            <text:p>Gabinete MSI MPG SEKIRA 100R Mid-Tower Fan Front RGB x3 / Back RGB x1 (7505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PG SEKIRA 100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1.7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93</text:p>
          </table:table-cell>
          <table:table-cell office:value-type="string" calcext:value-type="string">
            <text:p>Gabinete TT AH T200 Micro Case TG x2 Pink (6883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R4-00SA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8.9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79</text:p>
          </table:table-cell>
          <table:table-cell office:value-type="string" calcext:value-type="string">
            <text:p>Gabinete TT AH T200 Mid-Tower TG x 2 Black (5732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R4-00S1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2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80</text:p>
          </table:table-cell>
          <table:table-cell office:value-type="string" calcext:value-type="string">
            <text:p>Gabinete TT AH T200 Mid-Tower TG x 2 Snow White (5749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R4-00S6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2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3005</text:p>
          </table:table-cell>
          <table:table-cell office:value-type="string" calcext:value-type="string">
            <text:p>Gabinete TT AH T600 Tempered Glass*2 Full Tower White (5039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Q4-00M6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31.5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76</text:p>
          </table:table-cell>
          <table:table-cell office:value-type="string" calcext:value-type="string">
            <text:p>Gabinete TT Divider 370 Mid-Tower TG Fan x3 ARGB PWM Snow White (7873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S4-00M6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5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4873</text:p>
          </table:table-cell>
          <table:table-cell office:value-type="string" calcext:value-type="string">
            <text:p>Gabinete TT H700 Mid-Tower TG Fan x2 VGA Bracket Black (9563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Y1-00M1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2.7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3073</text:p>
          </table:table-cell>
          <table:table-cell office:value-type="string" calcext:value-type="string">
            <text:p>Gabinete TT S100 Mid-Tower TG Fan x1 Black (5084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Q9-00S1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4.0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85</text:p>
          </table:table-cell>
          <table:table-cell office:value-type="string" calcext:value-type="string">
            <text:p>Gabinete TT S200 Mid-Tower TG Fan x3 ARGB Black (3645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X2-00M1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0.7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86</text:p>
          </table:table-cell>
          <table:table-cell office:value-type="string" calcext:value-type="string">
            <text:p>Gabinete TT S200 Mid-Tower TG Fan x3 ARGB Snow White(3652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X2-00M6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0.8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81</text:p>
          </table:table-cell>
          <table:table-cell office:value-type="string" calcext:value-type="string">
            <text:p>Gabinete TT The Tower 500 Mid-Tower TG x3 Fan x 2 Black (1016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X1-00M1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0.7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82</text:p>
          </table:table-cell>
          <table:table-cell office:value-type="string" calcext:value-type="string">
            <text:p>Gabinete TT The Tower 500 Mid-Tower TG x3 Fan x 2 Snow White (1023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X1-00M6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0.3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4894</text:p>
          </table:table-cell>
          <table:table-cell office:value-type="string" calcext:value-type="string">
            <text:p>Gabinete TT V150 Micro-ATX TG Mesh Edition Fan x3 ARGB Black (7767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R1-00S1WN-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5.4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092</text:p>
          </table:table-cell>
          <table:table-cell office:value-type="string" calcext:value-type="string">
            <text:p>Gabinete TT V350 Mid-Tower TG Fan x3 ARGB + Fan x1 Snow White (0804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S3-00M6WN-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9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441</text:p>
          </table:table-cell>
          <table:table-cell office:value-type="string" calcext:value-type="string">
            <text:p>Gabinete TT View 200 Mid-Tower TG ARGB Fan x3 + RGB Fan x1 Black (3669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X3-00M1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5.5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5442</text:p>
          </table:table-cell>
          <table:table-cell office:value-type="string" calcext:value-type="string">
            <text:p>Gabinete TT View 200 Mid-Tower TG ARGB Fan x3 + RGB Fan x1 Snow White <text:s/>(3676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X3-00M6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4.9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2245</text:p>
          </table:table-cell>
          <table:table-cell office:value-type="string" calcext:value-type="string">
            <text:p>Gabinete Corsair 220T RGB Tempered Glass Mid-Tower Smart ICUE Black (8584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C-9011190-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4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3267</text:p>
          </table:table-cell>
          <table:table-cell office:value-type="string" calcext:value-type="string">
            <text:p>Gabinete Corsair iCUE 4000X RGB TG Mid-Tower White (6657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C-9011205-W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8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2740</text:p>
          </table:table-cell>
          <table:table-cell office:value-type="string" calcext:value-type="string">
            <text:p>Gabinete Gigabyte AC300G AORUS Mid-Tower TG ATX Black (1223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AC30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7.5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2739</text:p>
          </table:table-cell>
          <table:table-cell office:value-type="string" calcext:value-type="string">
            <text:p>Gabinete Gigabyte C200G Mid-Tower TG ATX Black (1247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C20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2.6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1">
          <table:table-cell office:value-type="string" calcext:value-type="string">
            <text:p>0413074</text:p>
          </table:table-cell>
          <table:table-cell office:value-type="string" calcext:value-type="string">
            <text:p>Gabinete TT S100 Mid-Tower TG Fan x1 White (5091)</text:p>
          </table:table-cell>
          <table:table-cell office:value-type="string" calcext:value-type="string">
            <text:p>THERMALTAKE</text:p>
          </table:table-cell>
          <table:table-cell office:value-type="string" calcext:value-type="string">
            <text:p>CA-1Q9-00S6WN-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3.5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Gabinetes sin Fuente</text:p>
          </table:table-cell>
        </table:table-row>
        <table:table-row table:style-name="ro2" table:visibility="filter">
          <table:table-cell/>
          <table:table-cell office:value-type="string" calcext:value-type="string">
            <text:p>Gabinetes y fuentes / Kit Gabinete, teclado, mouse y parlant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719</text:p>
          </table:table-cell>
          <table:table-cell office:value-type="string" calcext:value-type="string">
            <text:p>Kit Kelyx Modelo LC728-12 Fuente 500W Tec/Mouse</text:p>
          </table:table-cell>
          <table:table-cell office:value-type="string" calcext:value-type="string">
            <text:p>Kelyx</text:p>
          </table:table-cell>
          <table:table-cell office:value-type="string" calcext:value-type="string">
            <text:p>LC728-1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Kit Gabinete, teclado, mouse y parlante</text:p>
          </table:table-cell>
        </table:table-row>
        <table:table-row table:style-name="ro1">
          <table:table-cell office:value-type="string" calcext:value-type="string">
            <text:p>0409206</text:p>
          </table:table-cell>
          <table:table-cell office:value-type="string" calcext:value-type="string">
            <text:p>Kit Kelyx Modelo LC727-08A SLIM Fuente 500W Tec/Mou/Parl/C. Reader</text:p>
          </table:table-cell>
          <table:table-cell office:value-type="string" calcext:value-type="string">
            <text:p>Kelyx</text:p>
          </table:table-cell>
          <table:table-cell office:value-type="string" calcext:value-type="string">
            <text:p>LC727-08A Slim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6.8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Kit Gabinete, teclado, mouse y parlante</text:p>
          </table:table-cell>
        </table:table-row>
        <table:table-row table:style-name="ro1">
          <table:table-cell office:value-type="string" calcext:value-type="string">
            <text:p>0409205</text:p>
          </table:table-cell>
          <table:table-cell office:value-type="string" calcext:value-type="string">
            <text:p>Kit Kelyx Modelo LC727-14 Fuente 500W Tec/Mou/Parl</text:p>
          </table:table-cell>
          <table:table-cell office:value-type="string" calcext:value-type="string">
            <text:p>Kelyx</text:p>
          </table:table-cell>
          <table:table-cell office:value-type="string" calcext:value-type="string">
            <text:p>LC727-1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7.0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binetes y fuentes / Kit Gabinete, teclado, mouse y parlante</text:p>
          </table:table-cell>
        </table:table-row>
        <table:table-row table:style-name="ro2" table:visibility="filter">
          <table:table-cell/>
          <table:table-cell office:value-type="string" calcext:value-type="string">
            <text:p>Gamers / Auricular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690</text:p>
          </table:table-cell>
          <table:table-cell office:value-type="string" calcext:value-type="string">
            <text:p>Auricular Corsair HS55 Gaming Stereo Carbon (3630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60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3.7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689</text:p>
          </table:table-cell>
          <table:table-cell office:value-type="string" calcext:value-type="string">
            <text:p>Auricular Corsair HS55 Gaming Stereo White (3678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61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692</text:p>
          </table:table-cell>
          <table:table-cell office:value-type="string" calcext:value-type="string">
            <text:p>Auricular Corsair HS55 Gaming Surround 7.1 Carbon (3715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65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4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691</text:p>
          </table:table-cell>
          <table:table-cell office:value-type="string" calcext:value-type="string">
            <text:p>Auricular Corsair HS55 Gaming Surround 7.1 White(3753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66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4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694</text:p>
          </table:table-cell>
          <table:table-cell office:value-type="string" calcext:value-type="string">
            <text:p>Auricular Corsair HS65 Gaming Surround 7.1 Carbon (3791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70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7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693</text:p>
          </table:table-cell>
          <table:table-cell office:value-type="string" calcext:value-type="string">
            <text:p>Auricular Corsair HS65 Gaming Surround 7.1 White (3838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71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7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773</text:p>
          </table:table-cell>
          <table:table-cell office:value-type="string" calcext:value-type="string">
            <text:p>Auricular Corsair HS80 RGB Gaming Surround 7.1 Carbon (4491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37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3.5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239</text:p>
          </table:table-cell>
          <table:table-cell office:value-type="string" calcext:value-type="string">
            <text:p>Auricular HyperX Cloud Flight Wireless HX-HSCF-BK/AM (8207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5L4AA#ABL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5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446</text:p>
          </table:table-cell>
          <table:table-cell office:value-type="string" calcext:value-type="string">
            <text:p>Auricular HyperX Cloud Flight Wireless PS5/PS4 HHSF1-GA-BK/G (7309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5H6A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5.7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452</text:p>
          </table:table-cell>
          <table:table-cell office:value-type="string" calcext:value-type="string">
            <text:p>Auricular HyperX Cloud Stinger Black HX-HSCS-BK/NA (4983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5L7A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450</text:p>
          </table:table-cell>
          <table:table-cell office:value-type="string" calcext:value-type="string">
            <text:p>Auricular HyperX Cloud Stinger Core Gaming Headset Black PC (2489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4F4A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2.0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5023</text:p>
          </table:table-cell>
          <table:table-cell office:value-type="string" calcext:value-type="string">
            <text:p>Auricular Razer Kaira for XBOX Series Wireless White (9195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4802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3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5024</text:p>
          </table:table-cell>
          <table:table-cell office:value-type="string" calcext:value-type="string">
            <text:p>Auricular Razer Kaira Pro for PS5 Wireless White/Black (9317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40301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0.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5008</text:p>
          </table:table-cell>
          <table:table-cell office:value-type="string" calcext:value-type="string">
            <text:p>Auricular Razer Kaira X for XBOX Series Electic Volt (Green) (9614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9706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5009</text:p>
          </table:table-cell>
          <table:table-cell office:value-type="string" calcext:value-type="string">
            <text:p>Auricular Razer Kaira X for XBOX Series Pulse Red (9591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9705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5010</text:p>
          </table:table-cell>
          <table:table-cell office:value-type="string" calcext:value-type="string">
            <text:p>Auricular Razer Kaira X for XBOX Series Shock Blue (9577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9704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5011</text:p>
          </table:table-cell>
          <table:table-cell office:value-type="string" calcext:value-type="string">
            <text:p>Auricular Razer Kaira X for XBOX Series White (9386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4-039703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4682</text:p>
          </table:table-cell>
          <table:table-cell office:value-type="string" calcext:value-type="string">
            <text:p>Auricular Wir c/Microfono Logitech G535 Black 981-00097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097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5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5465</text:p>
          </table:table-cell>
          <table:table-cell office:value-type="string" calcext:value-type="string">
            <text:p>Auricular Wir c/Microfono Logitech G735 White 981-00108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08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57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2175</text:p>
          </table:table-cell>
          <table:table-cell office:value-type="string" calcext:value-type="string">
            <text:p>Auricular Corsair HS35 Stereo Gaming Carbon (7526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195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2174</text:p>
          </table:table-cell>
          <table:table-cell office:value-type="string" calcext:value-type="string">
            <text:p>Auricular Corsair HS35 Stereo Gaming Green (7601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197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0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2945</text:p>
          </table:table-cell>
          <table:table-cell office:value-type="string" calcext:value-type="string">
            <text:p>Auricular Corsair HS60 Haptic USB Stereo Camuflados (8942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A-9011225-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7.5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2605</text:p>
          </table:table-cell>
          <table:table-cell office:value-type="string" calcext:value-type="string">
            <text:p>Auricular GX/Genius <text:s/>HS-G710V Gaming Black (6564)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710014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1.5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3928</text:p>
          </table:table-cell>
          <table:table-cell office:value-type="string" calcext:value-type="string">
            <text:p>Auricular Wir c/Microfono Logitech G435 Black 981-00104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04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6.7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3929</text:p>
          </table:table-cell>
          <table:table-cell office:value-type="string" calcext:value-type="string">
            <text:p>Auricular Wir c/Microfono Logitech G435 White 981-00107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107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6.7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1">
          <table:table-cell office:value-type="string" calcext:value-type="string">
            <text:p>0413244</text:p>
          </table:table-cell>
          <table:table-cell office:value-type="string" calcext:value-type="string">
            <text:p>Auricular Wir c/Microfono Logitech G733 Black RGB 981-00086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1-00086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6.3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Auriculares</text:p>
          </table:table-cell>
        </table:table-row>
        <table:table-row table:style-name="ro2" table:visibility="filter">
          <table:table-cell/>
          <table:table-cell office:value-type="string" calcext:value-type="string">
            <text:p>Gamers / Mouse y Mousepad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64</text:p>
          </table:table-cell>
          <table:table-cell office:value-type="string" calcext:value-type="string">
            <text:p>Mouse Logitech G502X Plus Gaming White 910-00617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17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40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5181</text:p>
          </table:table-cell>
          <table:table-cell office:value-type="string" calcext:value-type="string">
            <text:p>Mouse Logitech G705 Aurora White Gaming Wireless 910-00636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36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4.6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5032</text:p>
          </table:table-cell>
          <table:table-cell office:value-type="string" calcext:value-type="string">
            <text:p>Soporte para Mouse Razer Bungee V3 Black (3588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C21-015601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8.9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5033</text:p>
          </table:table-cell>
          <table:table-cell office:value-type="string" calcext:value-type="string">
            <text:p>Soporte para Mouse Razer Bungee V3 Chroma (3564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C21-015201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08300</text:p>
          </table:table-cell>
          <table:table-cell office:value-type="string" calcext:value-type="string">
            <text:p>Mouse Genius X-G200, Gaming USB (1538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040034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07747</text:p>
          </table:table-cell>
          <table:table-cell office:value-type="string" calcext:value-type="string">
            <text:p>Mouse GX/Genius Scorpion M6-400 Gaming(1217)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0400621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3294</text:p>
          </table:table-cell>
          <table:table-cell office:value-type="string" calcext:value-type="string">
            <text:p>Mouse Logitech G Pro X Superlight Black 910-00587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87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8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3295</text:p>
          </table:table-cell>
          <table:table-cell office:value-type="string" calcext:value-type="string">
            <text:p>Mouse Logitech G Pro X Superlight White 910-00594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94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8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2745</text:p>
          </table:table-cell>
          <table:table-cell office:value-type="string" calcext:value-type="string">
            <text:p>Mouse Logitech G203 Gaming Lightsync Black 910-00579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79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2989</text:p>
          </table:table-cell>
          <table:table-cell office:value-type="string" calcext:value-type="string">
            <text:p>Mouse Logitech G203 Gaming Lightsync Blue 910-00579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79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09486</text:p>
          </table:table-cell>
          <table:table-cell office:value-type="string" calcext:value-type="string">
            <text:p>Mouse Logitech G300S Optical Gaming 910-004344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434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1088</text:p>
          </table:table-cell>
          <table:table-cell office:value-type="string" calcext:value-type="string">
            <text:p>Mouse Logitech G305 Lightspeed Wireless Black 910-00528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28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0.4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2866</text:p>
          </table:table-cell>
          <table:table-cell office:value-type="string" calcext:value-type="string">
            <text:p>Mouse Logitech G305 Lightspeed Wireless Blue 910-00601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01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9.8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4018</text:p>
          </table:table-cell>
          <table:table-cell office:value-type="string" calcext:value-type="string">
            <text:p>Mouse Logitech G305 Lightspeed Wireless Mint 910-00637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637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9.8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1884</text:p>
          </table:table-cell>
          <table:table-cell office:value-type="string" calcext:value-type="string">
            <text:p>Mouse Logitech G403 Hero Gaming 910-005631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63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5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1391</text:p>
          </table:table-cell>
          <table:table-cell office:value-type="string" calcext:value-type="string">
            <text:p>Mouse Logitech G502 Gaming Hero 910-00555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55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9.7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1837</text:p>
          </table:table-cell>
          <table:table-cell office:value-type="string" calcext:value-type="string">
            <text:p>Mouse Logitech G502 Wireless Gaming LIGHTSPEED 910-00556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56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4.9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2086</text:p>
          </table:table-cell>
          <table:table-cell office:value-type="string" calcext:value-type="string">
            <text:p>Mouse Logitech G604 Gaming Lightspeed Wireless 910-00564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64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0.2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1942</text:p>
          </table:table-cell>
          <table:table-cell office:value-type="string" calcext:value-type="string">
            <text:p>Mouse Logitech G703 Gaming Lightspeed Wireless 910-00563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10-00563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4107</text:p>
          </table:table-cell>
          <table:table-cell office:value-type="string" calcext:value-type="string">
            <text:p>Mouse Pad Logitech 200x230mm Black 956-00003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56-00003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4146</text:p>
          </table:table-cell>
          <table:table-cell office:value-type="string" calcext:value-type="string">
            <text:p>Mouse Pad Logitech 200x230mm Blue Gray 956-00003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56-00003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4109</text:p>
          </table:table-cell>
          <table:table-cell office:value-type="string" calcext:value-type="string">
            <text:p>Mouse Pad Logitech 200x230mm Rose 956-00003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56-00003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4110</text:p>
          </table:table-cell>
          <table:table-cell office:value-type="string" calcext:value-type="string">
            <text:p>Mouse Pad Logitech 300x700mm Deskpad Grey 956-00004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56-00004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4108</text:p>
          </table:table-cell>
          <table:table-cell office:value-type="string" calcext:value-type="string">
            <text:p>Mouse Pad Logitech 300x700mm Deskpad Lavanda 956-000036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56-00003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14111</text:p>
          </table:table-cell>
          <table:table-cell office:value-type="string" calcext:value-type="string">
            <text:p>Mouse Pad Logitech 300x700mm Deskpad Rose 956-00004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56-00004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1">
          <table:table-cell office:value-type="string" calcext:value-type="string">
            <text:p>0407194</text:p>
          </table:table-cell>
          <table:table-cell office:value-type="string" calcext:value-type="string">
            <text:p>Mouse Pad Logitech G440 Gaming 943-00009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43-00009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Mouse y Mousepads</text:p>
          </table:table-cell>
        </table:table-row>
        <table:table-row table:style-name="ro2" table:visibility="filter">
          <table:table-cell/>
          <table:table-cell office:value-type="string" calcext:value-type="string">
            <text:p>Gamers / Parlant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783</text:p>
          </table:table-cell>
          <table:table-cell office:value-type="string" calcext:value-type="string">
            <text:p>Parlantes GX/Genius SW-G2.1 1000 BLK 100-240V Gaming (9718)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730043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7.7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Parlantes</text:p>
          </table:table-cell>
        </table:table-row>
        <table:table-row table:style-name="ro1">
          <table:table-cell office:value-type="string" calcext:value-type="string">
            <text:p>0412237</text:p>
          </table:table-cell>
          <table:table-cell office:value-type="string" calcext:value-type="string">
            <text:p>Parlantes GX/Genius SW-G2.1 2000 II BLK 100-240V Gaming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7300204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1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Parlantes</text:p>
          </table:table-cell>
        </table:table-row>
        <table:table-row table:style-name="ro1">
          <table:table-cell office:value-type="string" calcext:value-type="string">
            <text:p>0413301</text:p>
          </table:table-cell>
          <table:table-cell office:value-type="string" calcext:value-type="string">
            <text:p>Parlantes GX/Genius SW-G2.1 3000 II BLK 100-240V Gaming (8353)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317300214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6.9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Parlantes</text:p>
          </table:table-cell>
        </table:table-row>
        <table:table-row table:style-name="ro2" table:visibility="filter">
          <table:table-cell/>
          <table:table-cell office:value-type="string" calcext:value-type="string">
            <text:p>Gamers / Streaming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062</text:p>
          </table:table-cell>
          <table:table-cell office:value-type="string" calcext:value-type="string">
            <text:p>Microfono Razer Seiren V2 X USB Black (7962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19-040501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1.8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Streaming</text:p>
          </table:table-cell>
        </table:table-row>
        <table:table-row table:style-name="ro1">
          <table:table-cell office:value-type="string" calcext:value-type="string">
            <text:p>0412089</text:p>
          </table:table-cell>
          <table:table-cell office:value-type="string" calcext:value-type="string">
            <text:p>Microfono Blue/Logitech Snowball Black 988-000067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8-000067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.0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Streaming</text:p>
          </table:table-cell>
        </table:table-row>
        <table:table-row table:style-name="ro1">
          <table:table-cell office:value-type="string" calcext:value-type="string">
            <text:p>0412088</text:p>
          </table:table-cell>
          <table:table-cell office:value-type="string" calcext:value-type="string">
            <text:p>Microfono Blue/Logitech Snowball White 988-00007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88-00007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.0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Streaming</text:p>
          </table:table-cell>
        </table:table-row>
        <table:table-row table:style-name="ro2" table:visibility="filter">
          <table:table-cell/>
          <table:table-cell office:value-type="string" calcext:value-type="string">
            <text:p>Gamers / Teclado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288</text:p>
          </table:table-cell>
          <table:table-cell office:value-type="string" calcext:value-type="string">
            <text:p>Teclado Logitech G413 SE Mechanical 920-01043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3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1.1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4287</text:p>
          </table:table-cell>
          <table:table-cell office:value-type="string" calcext:value-type="string">
            <text:p>Teclado Logitech G413 TKL SE Mechanical <text:s/>US 920-01044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4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6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5179</text:p>
          </table:table-cell>
          <table:table-cell office:value-type="string" calcext:value-type="string">
            <text:p>Teclado Logitech G713 Aurora White Mech RGB 920-01041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1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8.6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5180</text:p>
          </table:table-cell>
          <table:table-cell office:value-type="string" calcext:value-type="string">
            <text:p>Teclado Logitech G715 Aurora White Mech <text:s/>RGB Wifi 920-01045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1045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56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5053</text:p>
          </table:table-cell>
          <table:table-cell office:value-type="string" calcext:value-type="string">
            <text:p>Teclado Razer Huntsman Mini 60% Optical Switch Purple Mercury Edition (5756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3-03390300-R3M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1.5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5054</text:p>
          </table:table-cell>
          <table:table-cell office:value-type="string" calcext:value-type="string">
            <text:p>Teclado Razer Huntsman V2 Analog Optical SP Layout Black (6692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3-03610700-R31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9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5055</text:p>
          </table:table-cell>
          <table:table-cell office:value-type="string" calcext:value-type="string">
            <text:p>Teclado Razer Huntsman V2 Optimal Switch Purple SP Layout Black (7606)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3-03931400-R31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0.0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5056</text:p>
          </table:table-cell>
          <table:table-cell office:value-type="string" calcext:value-type="string">
            <text:p>Teclado Razer Huntsman V2 Tenkeyless Optimal Switch Purple US Layout Black</text:p>
          </table:table-cell>
          <table:table-cell office:value-type="string" calcext:value-type="string">
            <text:p>Razer</text:p>
          </table:table-cell>
          <table:table-cell office:value-type="string" calcext:value-type="string">
            <text:p>RZ03-03940400-R3U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4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4133</text:p>
          </table:table-cell>
          <table:table-cell office:value-type="string" calcext:value-type="string">
            <text:p>Teclado HyperX Alloy Origins 60 Switch HyperX HKBO1S-RB-US/G (8948)</text:p>
          </table:table-cell>
          <table:table-cell office:value-type="string" calcext:value-type="string">
            <text:p>HyperX Perifericos</text:p>
          </table:table-cell>
          <table:table-cell office:value-type="string" calcext:value-type="string">
            <text:p>4P5N4AA#AB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2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0257</text:p>
          </table:table-cell>
          <table:table-cell office:value-type="string" calcext:value-type="string">
            <text:p>Teclado Logitech G413 Mechanical Carbon 920-00830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83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1.5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2612</text:p>
          </table:table-cell>
          <table:table-cell office:value-type="string" calcext:value-type="string">
            <text:p>Teclado Logitech G513 RGB Español Lightsync Carbon 920-009323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32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5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2038</text:p>
          </table:table-cell>
          <table:table-cell office:value-type="string" calcext:value-type="string">
            <text:p>Teclado Logitech G915 Mechanical RGB Wifi 920-008902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890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1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2540</text:p>
          </table:table-cell>
          <table:table-cell office:value-type="string" calcext:value-type="string">
            <text:p>Teclado Logitech G915 TKL Black Mech <text:s/>RGB Wifi 920-009495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49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1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3100</text:p>
          </table:table-cell>
          <table:table-cell office:value-type="string" calcext:value-type="string">
            <text:p>Teclado Logitech G915 TKL White Mech RGB Wifi 920-009660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66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1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2477</text:p>
          </table:table-cell>
          <table:table-cell office:value-type="string" calcext:value-type="string">
            <text:p>Teclado Logitech PRO Mechanical RGB Lightsync 920-009388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38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8.3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1">
          <table:table-cell office:value-type="string" calcext:value-type="string">
            <text:p>0412362</text:p>
          </table:table-cell>
          <table:table-cell office:value-type="string" calcext:value-type="string">
            <text:p>Teclado Logitech PRO X Mechanical RGB Lightsync 920-009229</text:p>
          </table:table-cell>
          <table:table-cell office:value-type="string" calcext:value-type="string">
            <text:p>Logitech</text:p>
          </table:table-cell>
          <table:table-cell office:value-type="string" calcext:value-type="string">
            <text:p>920-00922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0.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Gamers / Teclados</text:p>
          </table:table-cell>
        </table:table-row>
        <table:table-row table:style-name="ro2" table:visibility="filter">
          <table:table-cell/>
          <table:table-cell office:value-type="string" calcext:value-type="string">
            <text:p>Impresora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05402</text:p>
          </table:table-cell>
          <table:table-cell office:value-type="string" calcext:value-type="string">
            <text:p>Epson LX-350 EDG Matriz de Punto 220V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C11CC2401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67.2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Impresoras</text:p>
          </table:table-cell>
        </table:table-row>
        <table:table-row table:style-name="ro2" table:visibility="filter">
          <table:table-cell/>
          <table:table-cell office:value-type="string" calcext:value-type="string">
            <text:p>Impresoras / Multifunción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929</text:p>
          </table:table-cell>
          <table:table-cell office:value-type="string" calcext:value-type="string">
            <text:p>HP Deskjet Advantage 2375 (MF) (7897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WQ01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7.9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Impresoras / Multifunción</text:p>
          </table:table-cell>
        </table:table-row>
        <table:table-row table:style-name="ro1">
          <table:table-cell office:value-type="string" calcext:value-type="string">
            <text:p>0414940</text:p>
          </table:table-cell>
          <table:table-cell office:value-type="string" calcext:value-type="string">
            <text:p>HP Deskjet Ink Advantage 2775 (MF) (1856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FR21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9.4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Impresoras / Multifunción</text:p>
          </table:table-cell>
        </table:table-row>
        <table:table-row table:style-name="ro1">
          <table:table-cell office:value-type="string" calcext:value-type="string">
            <text:p>0413729</text:p>
          </table:table-cell>
          <table:table-cell office:value-type="string" calcext:value-type="string">
            <text:p>Epson L3210 (MF) (8081)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C11CJ683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7.4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Impresoras / Multifunción</text:p>
          </table:table-cell>
        </table:table-row>
        <table:table-row table:style-name="ro1">
          <table:table-cell office:value-type="string" calcext:value-type="string">
            <text:p>0413801</text:p>
          </table:table-cell>
          <table:table-cell office:value-type="string" calcext:value-type="string">
            <text:p>Epson L3250 (MF) (8128)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C11CJ673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38.8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Impresoras / Multifunción</text:p>
          </table:table-cell>
        </table:table-row>
        <table:table-row table:style-name="ro1">
          <table:table-cell office:value-type="string" calcext:value-type="string">
            <text:p>0413730</text:p>
          </table:table-cell>
          <table:table-cell office:value-type="string" calcext:value-type="string">
            <text:p>Epson L816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C11CJ2030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43.9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Impresoras / Multifunción</text:p>
          </table:table-cell>
        </table:table-row>
        <table:table-row table:style-name="ro1">
          <table:table-cell office:value-type="string" calcext:value-type="string">
            <text:p>0412962</text:p>
          </table:table-cell>
          <table:table-cell office:value-type="string" calcext:value-type="string">
            <text:p>Epson M2120 (0658)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C11CJ1830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87.1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Impresoras / Multifunción</text:p>
          </table:table-cell>
        </table:table-row>
        <table:table-row table:style-name="ro2" table:visibility="filter">
          <table:table-cell/>
          <table:table-cell office:value-type="string" calcext:value-type="string">
            <text:p>Memorias RAM / Memoria DDR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191</text:p>
          </table:table-cell>
          <table:table-cell office:value-type="string" calcext:value-type="string">
            <text:p>Memoria DDR3 HIKVISION 8Gb 1600 MHz (4485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KED3081BAA2A0ZA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3</text:p>
          </table:table-cell>
        </table:table-row>
        <table:table-row table:style-name="ro1">
          <table:table-cell office:value-type="string" calcext:value-type="string">
            <text:p>0414471</text:p>
          </table:table-cell>
          <table:table-cell office:value-type="string" calcext:value-type="string">
            <text:p>Memoria DDR3 Markvision 4Gb 1600 MHz 1.35V BULK (6242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4GBD3-16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0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3</text:p>
          </table:table-cell>
        </table:table-row>
        <table:table-row table:style-name="ro1">
          <table:table-cell office:value-type="string" calcext:value-type="string">
            <text:p>0414472</text:p>
          </table:table-cell>
          <table:table-cell office:value-type="string" calcext:value-type="string">
            <text:p>Memoria DDR3 Markvision 8Gb 1600 MHz 1.35V BULK (6259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8GBD3-16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3</text:p>
          </table:table-cell>
        </table:table-row>
        <table:table-row table:style-name="ro1">
          <table:table-cell office:value-type="string" calcext:value-type="string">
            <text:p>0415194</text:p>
          </table:table-cell>
          <table:table-cell office:value-type="string" calcext:value-type="string">
            <text:p>Memoria DDR4 HIKVISION 8Gb 3200 MHz (4522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KED4081CAB2F1ZB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.1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3</text:p>
          </table:table-cell>
        </table:table-row>
        <table:table-row table:style-name="ro1">
          <table:table-cell office:value-type="string" calcext:value-type="string">
            <text:p>0407031</text:p>
          </table:table-cell>
          <table:table-cell office:value-type="string" calcext:value-type="string">
            <text:p>Memoria DDR3 Corsair 4Gb 1600 MHz Vengeance LP (6650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L4GX3M1A1600C9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3.7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3</text:p>
          </table:table-cell>
        </table:table-row>
        <table:table-row table:style-name="ro1">
          <table:table-cell office:value-type="string" calcext:value-type="string">
            <text:p>0413485</text:p>
          </table:table-cell>
          <table:table-cell office:value-type="string" calcext:value-type="string">
            <text:p>Memoria DDR3 Corsair 8Gb 1600 MHz Vengeance LP (4952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L8GX3M1A1600C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2.0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3</text:p>
          </table:table-cell>
        </table:table-row>
        <table:table-row table:style-name="ro1">
          <table:table-cell office:value-type="string" calcext:value-type="string">
            <text:p>0413857</text:p>
          </table:table-cell>
          <table:table-cell office:value-type="string" calcext:value-type="string">
            <text:p>Memoria DDR3 Kingston 8Gb 1600 MHz (7473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KVR16N11/8W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4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3</text:p>
          </table:table-cell>
        </table:table-row>
        <table:table-row table:style-name="ro2" table:visibility="filter">
          <table:table-cell/>
          <table:table-cell office:value-type="string" calcext:value-type="string">
            <text:p>Memorias RAM / Memoria DDR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708</text:p>
          </table:table-cell>
          <table:table-cell office:value-type="string" calcext:value-type="string">
            <text:p>Memoria DDR4 Corsair 16Gb (2x8GB) 2666 MHz Vengeance RGB Pro Black (8580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W16GX4M2A2666C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2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1928</text:p>
          </table:table-cell>
          <table:table-cell office:value-type="string" calcext:value-type="string">
            <text:p>Memoria DDR4 Corsair 16Gb (2x8Gb) 3000 MHz Vengeance RGB Pro Black (6944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W16GX4M2C3000C1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7.1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764</text:p>
          </table:table-cell>
          <table:table-cell office:value-type="string" calcext:value-type="string">
            <text:p>Memoria DDR4 Corsair 16Gb (2x8Gb) 3200 MHz Vengeance RGB RS (9007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G16GX4M2E3200C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4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5195</text:p>
          </table:table-cell>
          <table:table-cell office:value-type="string" calcext:value-type="string">
            <text:p>Memoria DDR4 HIKVISION 16Gb 3200 MHz (4539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KED4161CAB2F1ZB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1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5192</text:p>
          </table:table-cell>
          <table:table-cell office:value-type="string" calcext:value-type="string">
            <text:p>Memoria DDR4 HIKVISION 4Gb 2666 MHz (4492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KED4041BAA1D0ZA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5193</text:p>
          </table:table-cell>
          <table:table-cell office:value-type="string" calcext:value-type="string">
            <text:p>Memoria DDR4 HIKVISION 8Gb 2666 MHz (4508)</text:p>
          </table:table-cell>
          <table:table-cell office:value-type="string" calcext:value-type="string">
            <text:p>Hikvision IT</text:p>
          </table:table-cell>
          <table:table-cell office:value-type="string" calcext:value-type="string">
            <text:p>HKED4081CBA1D0ZA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786</text:p>
          </table:table-cell>
          <table:table-cell office:value-type="string" calcext:value-type="string">
            <text:p>Memoria DDR4 Kingston 8Gb 3200 MHz (0870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KVR32N22S6/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2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476</text:p>
          </table:table-cell>
          <table:table-cell office:value-type="string" calcext:value-type="string">
            <text:p>Memoria DDR4 Markvision 16Gb 2400 MHz 1.20V BULK (6266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16GBD4-2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3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477</text:p>
          </table:table-cell>
          <table:table-cell office:value-type="string" calcext:value-type="string">
            <text:p>Memoria DDR4 Markvision 16Gb 3000 MHz 1.35V BULK (6273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16GBD4-30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478</text:p>
          </table:table-cell>
          <table:table-cell office:value-type="string" calcext:value-type="string">
            <text:p>Memoria DDR4 Markvision 16Gb 3200 MHz 1.35V BULK (6280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16GBD4-32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3.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479</text:p>
          </table:table-cell>
          <table:table-cell office:value-type="string" calcext:value-type="string">
            <text:p>Memoria DDR4 Markvision 32Gb 3000 MHz 1.35V BULK (6297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32GBD4-30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5.1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480</text:p>
          </table:table-cell>
          <table:table-cell office:value-type="string" calcext:value-type="string">
            <text:p>Memoria DDR4 Markvision 32Gb 3200 MHz 1.35V BULK (6303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32GBD4-32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9.7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473</text:p>
          </table:table-cell>
          <table:table-cell office:value-type="string" calcext:value-type="string">
            <text:p>Memoria DDR4 Markvision 4Gb 2400 MHz 1.20V BULK (6310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4GBD4-2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733</text:p>
          </table:table-cell>
          <table:table-cell office:value-type="string" calcext:value-type="string">
            <text:p>Memoria DDR4 Markvision 4Gb 2666 MHz 1.20V BULK (9427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4GBD4-266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474</text:p>
          </table:table-cell>
          <table:table-cell office:value-type="string" calcext:value-type="string">
            <text:p>Memoria DDR4 Markvision 8Gb 2400 MHz 1.20V BULK (6327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8GBD4-2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.1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475</text:p>
          </table:table-cell>
          <table:table-cell office:value-type="string" calcext:value-type="string">
            <text:p>Memoria DDR4 Markvision 8Gb 3000 MHz 1.35V BULK (6334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8GBD4-30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4734</text:p>
          </table:table-cell>
          <table:table-cell office:value-type="string" calcext:value-type="string">
            <text:p>Memoria DDR4 Markvision 8Gb 3200 MHz 1.35V BULK (9434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8GBD4-32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07723</text:p>
          </table:table-cell>
          <table:table-cell office:value-type="string" calcext:value-type="string">
            <text:p>Memoria DDR4 Corsair 16Gb (2x8Gb) 3200 MHz LPX Black (0454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K16GX4M2B3200C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4.5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2630</text:p>
          </table:table-cell>
          <table:table-cell office:value-type="string" calcext:value-type="string">
            <text:p>Memoria DDR4 Corsair 16Gb (2x8Gb) 3600 MHz Dominator Plat. RGB Black (7311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T16GX4M2C3600C1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1.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1930</text:p>
          </table:table-cell>
          <table:table-cell office:value-type="string" calcext:value-type="string">
            <text:p>Memoria DDR4 Corsair 16Gb (2x8Gb) 3600 MHz Vengeance RGB Pro Black (4852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W16GX4M2D3600C1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6.8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1931</text:p>
          </table:table-cell>
          <table:table-cell office:value-type="string" calcext:value-type="string">
            <text:p>Memoria DDR4 Corsair 16Gb (2x8Gb) 3600 MHz Vengeance RGB Pro White (8726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W16GX4M2C3600C18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6.8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1397</text:p>
          </table:table-cell>
          <table:table-cell office:value-type="string" calcext:value-type="string">
            <text:p>Memoria DDR4 Corsair 16Gb 2400 MHz Value (4242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V16GX4M1A2400C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3.1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1926</text:p>
          </table:table-cell>
          <table:table-cell office:value-type="string" calcext:value-type="string">
            <text:p>Memoria DDR4 Corsair 16Gb 2400 MHz Vengeance LPX Black (4246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K16GX4M1A2400C1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7.0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1400</text:p>
          </table:table-cell>
          <table:table-cell office:value-type="string" calcext:value-type="string">
            <text:p>Memoria DDR4 Corsair 4Gb 2400 MHz Value (3008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V4GX4M1A2400C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0293</text:p>
          </table:table-cell>
          <table:table-cell office:value-type="string" calcext:value-type="string">
            <text:p>Memoria DDR4 Corsair 4Gb 2666 MHz Value (3029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V4GX4M1A2666C1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2023</text:p>
          </table:table-cell>
          <table:table-cell office:value-type="string" calcext:value-type="string">
            <text:p>Memoria DDR4 Corsair 8Gb 2400 MHz Vengeance LPX Black (4680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K8GX4M1A2400C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0565</text:p>
          </table:table-cell>
          <table:table-cell office:value-type="string" calcext:value-type="string">
            <text:p>Memoria DDR4 Corsair 8Gb 2666 MHz Vengeance LPX Black (9564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K8GX4M1A2666C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1840</text:p>
          </table:table-cell>
          <table:table-cell office:value-type="string" calcext:value-type="string">
            <text:p>Memoria DDR4 Corsair 8Gb 3000 MHz Vengeance LPX Black (7927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K8GX4M1D3000C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3752</text:p>
          </table:table-cell>
          <table:table-cell office:value-type="string" calcext:value-type="string">
            <text:p>Memoria DDR4 Kingston 4Gb 2666 MHz FURY BEAST (7879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KF426C16BB/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3732</text:p>
          </table:table-cell>
          <table:table-cell office:value-type="string" calcext:value-type="string">
            <text:p>Memoria DDR4 Kingston 8Gb 3200 MHz FURY BEAST (9910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KF432C16BB/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1">
          <table:table-cell office:value-type="string" calcext:value-type="string">
            <text:p>0413755</text:p>
          </table:table-cell>
          <table:table-cell office:value-type="string" calcext:value-type="string">
            <text:p>Memoria DDR4 Kingston 8Gb 3200 MHz FURY BEAST RGB (9439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KF432C16BBA/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3.1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DDR4</text:p>
          </table:table-cell>
        </table:table-row>
        <table:table-row table:style-name="ro2" table:visibility="filter">
          <table:table-cell/>
          <table:table-cell office:value-type="string" calcext:value-type="string">
            <text:p>Memorias RAM / Memoria Sodimm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481</text:p>
          </table:table-cell>
          <table:table-cell office:value-type="string" calcext:value-type="string">
            <text:p>Memoria SODIMM DDR3 Markvision 4Gb 1600 MHz 1.35V BULK (6365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4GBD3-16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.0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482</text:p>
          </table:table-cell>
          <table:table-cell office:value-type="string" calcext:value-type="string">
            <text:p>Memoria SODIMM DDR3 Markvision 8Gb 1600 MHz 1.35V BULK (6372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8GBD3-16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486</text:p>
          </table:table-cell>
          <table:table-cell office:value-type="string" calcext:value-type="string">
            <text:p>Memoria SODIMM DDR4 Markvision 16Gb 2400 MHz 1.20V BULK (9281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16GBD4-24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.3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487</text:p>
          </table:table-cell>
          <table:table-cell office:value-type="string" calcext:value-type="string">
            <text:p>Memoria SODIMM DDR4 Markvision 16Gb 3000 MHz 1.20V BULK (9359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16GBD4-30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488</text:p>
          </table:table-cell>
          <table:table-cell office:value-type="string" calcext:value-type="string">
            <text:p>Memoria SODIMM DDR4 Markvision 16Gb 3200 MHz 1.20V BULK (6389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16GBD4-32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3.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483</text:p>
          </table:table-cell>
          <table:table-cell office:value-type="string" calcext:value-type="string">
            <text:p>Memoria SODIMM DDR4 Markvision 4Gb 2400 MHz 1.20V BULK (6419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4GBD4-24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735</text:p>
          </table:table-cell>
          <table:table-cell office:value-type="string" calcext:value-type="string">
            <text:p>Memoria SODIMM DDR4 Markvision 4Gb 2666 MHz 1.20V BULK (9441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4GBD4-2666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484</text:p>
          </table:table-cell>
          <table:table-cell office:value-type="string" calcext:value-type="string">
            <text:p>Memoria SODIMM DDR4 Markvision 8Gb 2400 MHz 1.20V BULK (6426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8GBD4-24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.1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485</text:p>
          </table:table-cell>
          <table:table-cell office:value-type="string" calcext:value-type="string">
            <text:p>Memoria SODIMM DDR4 Markvision 8Gb 3000 MHz 1.20V BULK (6433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8GBD4-30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736</text:p>
          </table:table-cell>
          <table:table-cell office:value-type="string" calcext:value-type="string">
            <text:p>Memoria SODIMM DDR4 Markvision 8Gb 3200 MHz 1.20V BULK (9458)</text:p>
          </table:table-cell>
          <table:table-cell office:value-type="string" calcext:value-type="string">
            <text:p>Markvision</text:p>
          </table:table-cell>
          <table:table-cell office:value-type="string" calcext:value-type="string">
            <text:p>K8GBD4-3200SOLV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4772</text:p>
          </table:table-cell>
          <table:table-cell office:value-type="string" calcext:value-type="string">
            <text:p>Memoria SODIMM DDR5 Corsair 8Gb 4800 MHz 1.1V Vengeance (1320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SX8GX5M1A4800C4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0.4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1939</text:p>
          </table:table-cell>
          <table:table-cell office:value-type="string" calcext:value-type="string">
            <text:p>Memoria SODIMM DDR4 Corsair 16Gb 2133MHz 1.2V (8147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MSO16GX4M1A2133C1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9.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3069</text:p>
          </table:table-cell>
          <table:table-cell office:value-type="string" calcext:value-type="string">
            <text:p>Memoria SODIMM DDR4 Kingston 16Gb 2666 MHz (0917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KVR26S19S8/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8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3208</text:p>
          </table:table-cell>
          <table:table-cell office:value-type="string" calcext:value-type="string">
            <text:p>Memoria SODIMM DDR4 Kingston 8Gb 2666 MHz 16 gigabit (1341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KVR26S19S6/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2.3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1">
          <table:table-cell office:value-type="string" calcext:value-type="string">
            <text:p>0413350</text:p>
          </table:table-cell>
          <table:table-cell office:value-type="string" calcext:value-type="string">
            <text:p>Memoria SODIMM DDR4 Kingston 8Gb 3200 MHz (0887)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KVR32S22S6/8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2.7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emorias RAM / Memoria Sodimm</text:p>
          </table:table-cell>
        </table:table-row>
        <table:table-row table:style-name="ro2" table:visibility="filter">
          <table:table-cell/>
          <table:table-cell office:value-type="string" calcext:value-type="string">
            <text:p>Microprocesadores / AMD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1765</text:p>
          </table:table-cell>
          <table:table-cell office:value-type="string" calcext:value-type="string">
            <text:p>Proces. AMD Ryzen 3 3200G 3gen <text:s/>AM4 C/VIDEO (9851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YD3200C5FHBO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0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4586</text:p>
          </table:table-cell>
          <table:table-cell office:value-type="string" calcext:value-type="string">
            <text:p>Proces. AMD Ryzen 3 4100 SIN VIDEO CON COOLER (4060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510BO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7.4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4651</text:p>
          </table:table-cell>
          <table:table-cell office:value-type="string" calcext:value-type="string">
            <text:p>Proces. AMD Ryzen 5 3600 <text:s/>3gen <text:s/>AM4 sin video (4299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031SB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20.0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4537</text:p>
          </table:table-cell>
          <table:table-cell office:value-type="string" calcext:value-type="string">
            <text:p>Proces. AMD Ryzen 5 4600G AM4 CON VIDEO (3940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147BO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9.9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5160</text:p>
          </table:table-cell>
          <table:table-cell office:value-type="string" calcext:value-type="string">
            <text:p>Proces. AMD Ryzen 5 7600 AM5 CON VIDEO CON COOLER (4572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1015BO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84.4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4386</text:p>
          </table:table-cell>
          <table:table-cell office:value-type="string" calcext:value-type="string">
            <text:p>Proces. AMD Ryzen 7 <text:s/>5700X SIN VIDEO SIN COOLER (4275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926WOF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16.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5162</text:p>
          </table:table-cell>
          <table:table-cell office:value-type="string" calcext:value-type="string">
            <text:p>Proces. AMD Ryzen 9 7900 AM5 CON VIDEO CON COOLER (4466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590BO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43.5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5422</text:p>
          </table:table-cell>
          <table:table-cell office:value-type="string" calcext:value-type="string">
            <text:p>Proces. AMD Ryzen 9 9 7900X3D AM5 CON VIDEO SIN COOLER (4916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909WOF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94.8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3751</text:p>
          </table:table-cell>
          <table:table-cell office:value-type="string" calcext:value-type="string">
            <text:p>Proces. AMD Ryzen 5 5600G 5gen <text:s/>AM4 CON VIDEO (3414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252BO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2.4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3068</text:p>
          </table:table-cell>
          <table:table-cell office:value-type="string" calcext:value-type="string">
            <text:p>Proces. AMD Ryzen 5 5600X 5gen <text:s/>AM4 SIN VIDEO (2042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065BO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76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1">
          <table:table-cell office:value-type="string" calcext:value-type="string">
            <text:p>0413764</text:p>
          </table:table-cell>
          <table:table-cell office:value-type="string" calcext:value-type="string">
            <text:p>Proces. AMD Ryzen 7 <text:s/>5700G 5gen <text:s/>AM4 CON VIDEO (3377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100-100000263BOX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00.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AMD</text:p>
          </table:table-cell>
        </table:table-row>
        <table:table-row table:style-name="ro2" table:visibility="filter">
          <table:table-cell/>
          <table:table-cell office:value-type="string" calcext:value-type="string">
            <text:p>Microprocesadores / Intel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84</text:p>
          </table:table-cell>
          <table:table-cell office:value-type="string" calcext:value-type="string">
            <text:p>Mother GIGABYTE H470M H 1200 DDR4 (10ma/11va Gen) (1682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H470M H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9.2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4285</text:p>
          </table:table-cell>
          <table:table-cell office:value-type="string" calcext:value-type="string">
            <text:p>Proces. Intel ALDER LAKE <text:s/>CORE I7 12700 CON VIDEO CON COOLER s1700 (7840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15127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7.6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4668</text:p>
          </table:table-cell>
          <table:table-cell office:value-type="string" calcext:value-type="string">
            <text:p>Proces. Intel Cometlake Celeron G5900 (6995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1G59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6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5318</text:p>
          </table:table-cell>
          <table:table-cell office:value-type="string" calcext:value-type="string">
            <text:p>Proces. Intel RAPTORLAKE CORE I5 13400 CON VIDEO CON COOLER s1700 (0275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1513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56.8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5434</text:p>
          </table:table-cell>
          <table:table-cell office:value-type="string" calcext:value-type="string">
            <text:p>Proces. Intel RAPTORLAKE CORE I7 13700 CON VIDEO CON COOLER s1700 (0213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15137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06.6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4184</text:p>
          </table:table-cell>
          <table:table-cell office:value-type="string" calcext:value-type="string">
            <text:p>Proces. Intel ALDER LAKE <text:s/>CELERON 6900 CON VIDEO <text:s/>(8755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15G69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9.4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4101</text:p>
          </table:table-cell>
          <table:table-cell office:value-type="string" calcext:value-type="string">
            <text:p>Proces. Intel ALDER LAKE <text:s/>CORE I5 12400 CON VIDEO CON COOLER S1700 (7741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1512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5.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4102</text:p>
          </table:table-cell>
          <table:table-cell office:value-type="string" calcext:value-type="string">
            <text:p>Proces. Intel ALDER LAKE <text:s/>CORE I5 12400F SIN VIDEO CON COOLER S1700 (7758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1512400F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6.3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3947</text:p>
          </table:table-cell>
          <table:table-cell office:value-type="string" calcext:value-type="string">
            <text:p>Proces. Intel ALDER LAKE <text:s/>CORE I7 12700K sin cooler s1700 (3989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1512700K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41.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3666</text:p>
          </table:table-cell>
          <table:table-cell office:value-type="string" calcext:value-type="string">
            <text:p>Proces. Intel CometLake Core I3 10105 s1200 (4841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110105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80.3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3459</text:p>
          </table:table-cell>
          <table:table-cell office:value-type="string" calcext:value-type="string">
            <text:p>Proces. Intel CometLake Core I3 10105F SIN VIDEO s1200 (5510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110105F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8.0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2495</text:p>
          </table:table-cell>
          <table:table-cell office:value-type="string" calcext:value-type="string">
            <text:p>Proces. Intel CometLake Core I5 10400 s1200 (7138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110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9.9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2958</text:p>
          </table:table-cell>
          <table:table-cell office:value-type="string" calcext:value-type="string">
            <text:p>Proces. Intel CometLake Core I5 10400F s1200 SIN VIDEO (7077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110400F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5.9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2547</text:p>
          </table:table-cell>
          <table:table-cell office:value-type="string" calcext:value-type="string">
            <text:p>Proces. Intel CometLake Core I7 10700 s1200 (8722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1107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54.1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3141</text:p>
          </table:table-cell>
          <table:table-cell office:value-type="string" calcext:value-type="string">
            <text:p>Proces. Intel CometLake Core I7 10700F SIN VIDEO s1200 (8760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110700F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01.2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3334</text:p>
          </table:table-cell>
          <table:table-cell office:value-type="string" calcext:value-type="string">
            <text:p>Proces. Intel Rocket Lake Core I5 11400 <text:s/>s1200 (4902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811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08.9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1">
          <table:table-cell office:value-type="string" calcext:value-type="string">
            <text:p>0413342</text:p>
          </table:table-cell>
          <table:table-cell office:value-type="string" calcext:value-type="string">
            <text:p>Proces. Intel Rocket Lake Core I7 11700 s1200 (4940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BX80708117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07.1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icroprocesadores / Intel</text:p>
          </table:table-cell>
        </table:table-row>
        <table:table-row table:style-name="ro2" table:visibility="filter">
          <table:table-cell/>
          <table:table-cell office:value-type="string" calcext:value-type="string">
            <text:p>Mobile / Celular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000</text:p>
          </table:table-cell>
          <table:table-cell office:value-type="string" calcext:value-type="string">
            <text:p>CELULAR KODAK SEREN D55L 5.5" 2GB/32GB ANDROID 11 GO EDICION BLANCO (0217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55LWHITE23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4.3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5100</text:p>
          </table:table-cell>
          <table:table-cell office:value-type="string" calcext:value-type="string">
            <text:p>CELULAR KODAK SEREN D55L 5.5" 2GB/32GB ANDROID 11 GO EDITION GRIS (0224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55LGRAY23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4.3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5396</text:p>
          </table:table-cell>
          <table:table-cell office:value-type="string" calcext:value-type="string">
            <text:p>CELULAR KODAK SEREN D55L 5.5" 2GB/32GB ANDROID 11 GO EDITION NEGRO (7369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55LBLACK23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4.3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5149</text:p>
          </table:table-cell>
          <table:table-cell office:value-type="string" calcext:value-type="string">
            <text:p>CELULAR KODAK SEREN D61L QUAD-CORE 6´ 2/32 GB CAMARA 13+2 MPx ANDROID 11 GO BLANCO PERLADO (0231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61LWHITE23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5150</text:p>
          </table:table-cell>
          <table:table-cell office:value-type="string" calcext:value-type="string">
            <text:p>CELULAR KODAK SEREN D61L QUAD-CORE 6´ 2/32 GB CAMARA 13+2 MPx ANDROID 11 GO GRIS OSCURO (0248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61LGRAY23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5305</text:p>
          </table:table-cell>
          <table:table-cell office:value-type="string" calcext:value-type="string">
            <text:p>CELULAR KODAK SEREN D61L QUAD-CORE 6´ 2/32 GB CAMARA 13+2 MPxANDROID 11 GO NEGRO (0262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61LBLACK23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4999</text:p>
          </table:table-cell>
          <table:table-cell office:value-type="string" calcext:value-type="string">
            <text:p>CELULAR KODAK SEREN D65LX 6,52" 2GB/64GB ANDROID 11 BLANCO (0279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65LXWHITE26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5101</text:p>
          </table:table-cell>
          <table:table-cell office:value-type="string" calcext:value-type="string">
            <text:p>CELULAR KODAK SEREN D65LX 6.53 2GB/64GB" ANDROID 11 GO EDITION GRIS (0286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65LXGRAY26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4621</text:p>
          </table:table-cell>
          <table:table-cell office:value-type="string" calcext:value-type="string">
            <text:p>CELULAR KODAK SEREN D65LX 6.53 2GB/64GB" ANDROID 11 GO EDITION NEGRO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65LXBLACK26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5112</text:p>
          </table:table-cell>
          <table:table-cell office:value-type="string" calcext:value-type="string">
            <text:p>CELULAR KODAK SEREN D65LX 6.53 2GB/64GB" ANDROID 11 GO EDITION NEGRO PIANO (0293)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D65LXBLACKP26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4807</text:p>
          </table:table-cell>
          <table:table-cell office:value-type="string" calcext:value-type="string">
            <text:p>Celular PIXPRO L1 PRO 5,7" 2/16 GB Color Azul (7413)</text:p>
          </table:table-cell>
          <table:table-cell office:value-type="string" calcext:value-type="string">
            <text:p>PIXPRO</text:p>
          </table:table-cell>
          <table:table-cell office:value-type="string" calcext:value-type="string">
            <text:p>L1PROPP22BLUE2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4806</text:p>
          </table:table-cell>
          <table:table-cell office:value-type="string" calcext:value-type="string">
            <text:p>Celular PIXPRO L1 PRO 5,7" 2/16 GB Color Silver (7406)</text:p>
          </table:table-cell>
          <table:table-cell office:value-type="string" calcext:value-type="string">
            <text:p>PIXPRO</text:p>
          </table:table-cell>
          <table:table-cell office:value-type="string" calcext:value-type="string">
            <text:p>L1PROPP22SILVER216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1">
          <table:table-cell office:value-type="string" calcext:value-type="string">
            <text:p>0415099</text:p>
          </table:table-cell>
          <table:table-cell office:value-type="string" calcext:value-type="string">
            <text:p>CELULAR PIXPRO L1 PRO 5,7" 2/16 GB GRIS (7390)</text:p>
          </table:table-cell>
          <table:table-cell office:value-type="string" calcext:value-type="string">
            <text:p>PIXPRO</text:p>
          </table:table-cell>
          <table:table-cell office:value-type="string" calcext:value-type="string">
            <text:p>L1PROPP22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Celulares</text:p>
          </table:table-cell>
        </table:table-row>
        <table:table-row table:style-name="ro2" table:visibility="filter">
          <table:table-cell/>
          <table:table-cell office:value-type="string" calcext:value-type="string">
            <text:p>Mobile / Tablet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061</text:p>
          </table:table-cell>
          <table:table-cell office:value-type="string" calcext:value-type="string">
            <text:p>Tableta D. Genius Easypen I405X (Nuevo PN) (6887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10006110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Tablet</text:p>
          </table:table-cell>
        </table:table-row>
        <table:table-row table:style-name="ro1">
          <table:table-cell office:value-type="string" calcext:value-type="string">
            <text:p>0414150</text:p>
          </table:table-cell>
          <table:table-cell office:value-type="string" calcext:value-type="string">
            <text:p>Tableta D. Genius Mousepen i608 (Nuevo PN) (9138)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311300014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0.2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bile / Tablet</text:p>
          </table:table-cell>
        </table:table-row>
        <table:table-row table:style-name="ro2" table:visibility="filter">
          <table:table-cell/>
          <table:table-cell office:value-type="string" calcext:value-type="string">
            <text:p>Monitores / Monitor Consumo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578</text:p>
          </table:table-cell>
          <table:table-cell office:value-type="string" calcext:value-type="string">
            <text:p>MONITOR LG 22 LED 22MP410-B HDMI FULL HD (II) (7164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2MP41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9.2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nsumo</text:p>
          </table:table-cell>
        </table:table-row>
        <table:table-row table:style-name="ro1">
          <table:table-cell office:value-type="string" calcext:value-type="string">
            <text:p>0411550</text:p>
          </table:table-cell>
          <table:table-cell office:value-type="string" calcext:value-type="string">
            <text:p>MONITOR LG <text:s/>27 LED 27MK400H-B HDMI FULL HD (II) (1082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7MK400H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8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nsumo</text:p>
          </table:table-cell>
        </table:table-row>
        <table:table-row table:style-name="ro1">
          <table:table-cell office:value-type="string" calcext:value-type="string">
            <text:p>0410051</text:p>
          </table:table-cell>
          <table:table-cell office:value-type="string" calcext:value-type="string">
            <text:p>MONITOR LG 19 19M38A-B VGA (II) (1618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9M38A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9.7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nsumo</text:p>
          </table:table-cell>
        </table:table-row>
        <table:table-row table:style-name="ro1">
          <table:table-cell office:value-type="string" calcext:value-type="string">
            <text:p>0411547</text:p>
          </table:table-cell>
          <table:table-cell office:value-type="string" calcext:value-type="string">
            <text:p>MONITOR LG 20 LED 20MK400H-B HDMI HD (II) (1112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K400H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1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nsumo</text:p>
          </table:table-cell>
        </table:table-row>
        <table:table-row table:style-name="ro1">
          <table:table-cell office:value-type="string" calcext:value-type="string">
            <text:p>0411970</text:p>
          </table:table-cell>
          <table:table-cell office:value-type="string" calcext:value-type="string">
            <text:p>MONITOR LG 22 LED 22MK600M HDMI FULL HD (II) (4936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2MK600M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1.3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nsumo</text:p>
          </table:table-cell>
        </table:table-row>
        <table:table-row table:style-name="ro1">
          <table:table-cell office:value-type="string" calcext:value-type="string">
            <text:p>0411971</text:p>
          </table:table-cell>
          <table:table-cell office:value-type="string" calcext:value-type="string">
            <text:p>MONITOR LG 24 LED 24MK600M HDMI FULL HD (II) (4967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4MK600M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6.9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nsumo</text:p>
          </table:table-cell>
        </table:table-row>
        <table:table-row table:style-name="ro1">
          <table:table-cell office:value-type="string" calcext:value-type="string">
            <text:p>0412651</text:p>
          </table:table-cell>
          <table:table-cell office:value-type="string" calcext:value-type="string">
            <text:p>MONITOR LG 32 LED 32MN500M-B FULL HD FREESYNC (II) (3175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2MN500M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3.2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nsumo</text:p>
          </table:table-cell>
        </table:table-row>
        <table:table-row table:style-name="ro1">
          <table:table-cell office:value-type="string" calcext:value-type="string">
            <text:p>0411549</text:p>
          </table:table-cell>
          <table:table-cell office:value-type="string" calcext:value-type="string">
            <text:p>MONITOR LG LED 24 24MK430H-B HDMI (II) (0097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4MK430H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4.9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nsumo</text:p>
          </table:table-cell>
        </table:table-row>
        <table:table-row table:style-name="ro2" table:visibility="filter">
          <table:table-cell/>
          <table:table-cell office:value-type="string" calcext:value-type="string">
            <text:p>Monitores / Monitor Corporativo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890</text:p>
          </table:table-cell>
          <table:table-cell office:value-type="string" calcext:value-type="string">
            <text:p>MONITOR LG 22 22BL450Y-B FULL HD IPS (II) (5459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2BL450Y-B.AWN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8.0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4580</text:p>
          </table:table-cell>
          <table:table-cell office:value-type="string" calcext:value-type="string">
            <text:p>MONITOR LG 26 ULTRAWIDE 26WQ500-B WFHD NARROW BEZEL (II) (7952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6WQ50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2.4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4775</text:p>
          </table:table-cell>
          <table:table-cell office:value-type="string" calcext:value-type="string">
            <text:p>MONITOR LG 28 DUAL ERGO 28MQ780-B SDQHD 2BPB (II) (9307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8MQ78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70.3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4581</text:p>
          </table:table-cell>
          <table:table-cell office:value-type="string" calcext:value-type="string">
            <text:p>MONITOR LG 34 ULTRAWIDE 34WP500-B BORDERLESS WFHD (3300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4WP50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63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1916</text:p>
          </table:table-cell>
          <table:table-cell office:value-type="string" calcext:value-type="string">
            <text:p>MONITOR LG 24 24BK550Y-B FHD 360° (II) (5789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4BK550Y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3.5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1845</text:p>
          </table:table-cell>
          <table:table-cell office:value-type="string" calcext:value-type="string">
            <text:p>MONITOR LG 27 27UL500-W HDMI/DP 4K (II) (2802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7UL500-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50.4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2653</text:p>
          </table:table-cell>
          <table:table-cell office:value-type="string" calcext:value-type="string">
            <text:p>MONITOR LG 27 ERGO 27QN880-B QHD (II) (3120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7NQ88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40.1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3180</text:p>
          </table:table-cell>
          <table:table-cell office:value-type="string" calcext:value-type="string">
            <text:p>MONITOR LG 32 32UN550 4K (II) (1881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2UN550-W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10.4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3565</text:p>
          </table:table-cell>
          <table:table-cell office:value-type="string" calcext:value-type="string">
            <text:p>MONITOR LG 34 ULTRAWIDE 21:9 34WL85C-B QHD CURVO (II) (4555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4WL85C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62.6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1">
          <table:table-cell office:value-type="string" calcext:value-type="string">
            <text:p>0413226</text:p>
          </table:table-cell>
          <table:table-cell office:value-type="string" calcext:value-type="string">
            <text:p>MONITOR LG 49 ULTRAWIDE <text:s/>49WL95C-WE CURVO (II) (2819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9WL95C-W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98.4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Corporativo</text:p>
          </table:table-cell>
        </table:table-row>
        <table:table-row table:style-name="ro2" table:visibility="filter">
          <table:table-cell/>
          <table:table-cell office:value-type="string" calcext:value-type="string">
            <text:p>Monitores / Monitor Gamer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973</text:p>
          </table:table-cell>
          <table:table-cell office:value-type="string" calcext:value-type="string">
            <text:p>MONITOR LG 24 GAMER 24GN60R-B FULL HD 144 Hz (II) (8094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4GN60R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8.5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Gamer</text:p>
          </table:table-cell>
        </table:table-row>
        <table:table-row table:style-name="ro1">
          <table:table-cell office:value-type="string" calcext:value-type="string">
            <text:p>0414505</text:p>
          </table:table-cell>
          <table:table-cell office:value-type="string" calcext:value-type="string">
            <text:p>MONITOR LG 27 GAMER 27GP850-B IPS QHD 165 Hz (II) (1488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7GP85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88.7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Gamer</text:p>
          </table:table-cell>
        </table:table-row>
        <table:table-row table:style-name="ro1">
          <table:table-cell office:value-type="string" calcext:value-type="string">
            <text:p>0414506</text:p>
          </table:table-cell>
          <table:table-cell office:value-type="string" calcext:value-type="string">
            <text:p>MONITOR LG 32 GAMER 32GP850-B IPS QHD 165 Hz (II) (1501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2GP85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55.3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Gamer</text:p>
          </table:table-cell>
        </table:table-row>
        <table:table-row table:style-name="ro1">
          <table:table-cell office:value-type="string" calcext:value-type="string">
            <text:p>0414915</text:p>
          </table:table-cell>
          <table:table-cell office:value-type="string" calcext:value-type="string">
            <text:p>MONITOR LG 32 GAMER 32GQ950-B IPS 4K 144 Hz (II) (3576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2QG95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99.0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Gamer</text:p>
          </table:table-cell>
        </table:table-row>
        <table:table-row table:style-name="ro1">
          <table:table-cell office:value-type="string" calcext:value-type="string">
            <text:p>0412650</text:p>
          </table:table-cell>
          <table:table-cell office:value-type="string" calcext:value-type="string">
            <text:p>MONITOR LG 27 GAMER 27GL650F FULL HD 144 Hz (II) (3311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7GL650F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8.7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Gamer</text:p>
          </table:table-cell>
        </table:table-row>
        <table:table-row table:style-name="ro1">
          <table:table-cell office:value-type="string" calcext:value-type="string">
            <text:p>0413965</text:p>
          </table:table-cell>
          <table:table-cell office:value-type="string" calcext:value-type="string">
            <text:p>MONITOR LG 27 GAMER 27GP750-B FULL HD 240 Hz BORDERLESS (II) (6851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7GP75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2.3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Gamer</text:p>
          </table:table-cell>
        </table:table-row>
        <table:table-row table:style-name="ro1">
          <table:table-cell office:value-type="string" calcext:value-type="string">
            <text:p>0413179</text:p>
          </table:table-cell>
          <table:table-cell office:value-type="string" calcext:value-type="string">
            <text:p>Monitor LG 32? 32GN600 GAMER QHD 165 Hz (II) (5188)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2GN600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58.4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Monitores / Monitor Gamer</text:p>
          </table:table-cell>
        </table:table-row>
        <table:table-row table:style-name="ro2" table:visibility="filter">
          <table:table-cell/>
          <table:table-cell office:value-type="string" calcext:value-type="string">
            <text:p>Mothers / Plataforma AMD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82</text:p>
          </table:table-cell>
          <table:table-cell office:value-type="string" calcext:value-type="string">
            <text:p>Mother GIGABYTE A520M K V2 DDR4 AM4 (3ra/4ta/5ta Gen) (2771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A520M K V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6.0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AMD</text:p>
          </table:table-cell>
        </table:table-row>
        <table:table-row table:style-name="ro1">
          <table:table-cell office:value-type="string" calcext:value-type="string">
            <text:p>0413104</text:p>
          </table:table-cell>
          <table:table-cell office:value-type="string" calcext:value-type="string">
            <text:p>Mother GIGABYTE B450M DS3H V2 AM4 DDR4 (3ra/4ta/5ta Gen) (0719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B450M DS3H V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4.9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AMD</text:p>
          </table:table-cell>
        </table:table-row>
        <table:table-row table:style-name="ro1">
          <table:table-cell office:value-type="string" calcext:value-type="string">
            <text:p>0413818</text:p>
          </table:table-cell>
          <table:table-cell office:value-type="string" calcext:value-type="string">
            <text:p>Mother GIGABYTE B550M DS3H AC AM4 DDR4 (3ra/4ta/5ta Gen) (0962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B550M DS3H AC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5.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AMD</text:p>
          </table:table-cell>
        </table:table-row>
        <table:table-row table:style-name="ro2" table:visibility="filter">
          <table:table-cell/>
          <table:table-cell office:value-type="string" calcext:value-type="string">
            <text:p>Mothers / Plataforma Intel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294</text:p>
          </table:table-cell>
          <table:table-cell office:value-type="string" calcext:value-type="string">
            <text:p>Mother GIGABYTE H510M S2H V2 1200 DDR4 (10ma/11va Gen) (3757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H510M S2H V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1.7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Intel</text:p>
          </table:table-cell>
        </table:table-row>
        <table:table-row table:style-name="ro1">
          <table:table-cell office:value-type="string" calcext:value-type="string">
            <text:p>0414295</text:p>
          </table:table-cell>
          <table:table-cell office:value-type="string" calcext:value-type="string">
            <text:p>Mother GIGABYTE H610M H DDR4 1700 (12va/13va Gen) (0465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H610M H DDR4 1.2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4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Intel</text:p>
          </table:table-cell>
        </table:table-row>
        <table:table-row table:style-name="ro1">
          <table:table-cell office:value-type="string" calcext:value-type="string">
            <text:p>0415382</text:p>
          </table:table-cell>
          <table:table-cell office:value-type="string" calcext:value-type="string">
            <text:p>Mother GIGABYTE N5105I H Mother+CPU+Video c/Puerto Serie (4356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N5105I H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3.5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Intel</text:p>
          </table:table-cell>
        </table:table-row>
        <table:table-row table:style-name="ro1">
          <table:table-cell office:value-type="string" calcext:value-type="string">
            <text:p>0415095</text:p>
          </table:table-cell>
          <table:table-cell office:value-type="string" calcext:value-type="string">
            <text:p>Mother MSI H510M PRO-E 1200 DDR4 (10ma/11va Gen) (3447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H510M PRO-E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3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Intel</text:p>
          </table:table-cell>
        </table:table-row>
        <table:table-row table:style-name="ro1">
          <table:table-cell office:value-type="string" calcext:value-type="string">
            <text:p>0414313</text:p>
          </table:table-cell>
          <table:table-cell office:value-type="string" calcext:value-type="string">
            <text:p>Mother MSI PRO H410M-B 1200 DDR4 (10ma/11va Gen) (7395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PRO H410M-B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3.1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Intel</text:p>
          </table:table-cell>
        </table:table-row>
        <table:table-row table:style-name="ro1">
          <table:table-cell office:value-type="string" calcext:value-type="string">
            <text:p>0414528</text:p>
          </table:table-cell>
          <table:table-cell office:value-type="string" calcext:value-type="string">
            <text:p>Mother MSI PRO H610M-G DDR4 1700 (12va/13va Gen) (5024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PRO H610M-G DDR4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9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Intel</text:p>
          </table:table-cell>
        </table:table-row>
        <table:table-row table:style-name="ro1">
          <table:table-cell office:value-type="string" calcext:value-type="string">
            <text:p>0413544</text:p>
          </table:table-cell>
          <table:table-cell office:value-type="string" calcext:value-type="string">
            <text:p>Mother GIGABYTE H510M H 1200 DDR4 (10ma/11va Gen) (7428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H510M H 1.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85.2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Mothers / Plataforma Intel</text:p>
          </table:table-cell>
        </table:table-row>
        <table:table-row table:style-name="ro2" table:visibility="filter">
          <table:table-cell/>
          <table:table-cell office:value-type="string" calcext:value-type="string">
            <text:p>Notebooks / Consumo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4684</text:p>
          </table:table-cell>
          <table:table-cell office:value-type="string" calcext:value-type="string">
            <text:p>Notebook Lenovo <text:s/>IP 3 15ALC6 R3 8GB(4G+4G) 256G SIN SO <text:s/>(354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KU01V8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66.4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114</text:p>
          </table:table-cell>
          <table:table-cell office:value-type="string" calcext:value-type="string">
            <text:p>Notebook Lenovo <text:s/>IP 3 15IGL05 N4120 4G 256G <text:s/>11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1WQ00ML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0.8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425</text:p>
          </table:table-cell>
          <table:table-cell office:value-type="string" calcext:value-type="string">
            <text:p>Notebook Lenovo IP 1 14ADA7 R3 8G 256G SIN SO (0426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R00069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63.6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426</text:p>
          </table:table-cell>
          <table:table-cell office:value-type="string" calcext:value-type="string">
            <text:p>Notebook Lenovo IP 1 14ADA7 R5 8G 256G SIN SO (0419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R0006A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25.7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427</text:p>
          </table:table-cell>
          <table:table-cell office:value-type="string" calcext:value-type="string">
            <text:p>Notebook Lenovo IP 1 14ADA7 R5 8G 512G SIN SO (0402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R0006B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2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439</text:p>
          </table:table-cell>
          <table:table-cell office:value-type="string" calcext:value-type="string">
            <text:p>Notebook Lenovo IP 1 14IGL7 N4120 4G 128G 11S (2679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V60027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47.9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428</text:p>
          </table:table-cell>
          <table:table-cell office:value-type="string" calcext:value-type="string">
            <text:p>Notebook Lenovo IP 1 15ADA7 R7 8G 512G SIN SO (0396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R1009Y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21.4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4860</text:p>
          </table:table-cell>
          <table:table-cell office:value-type="string" calcext:value-type="string">
            <text:p>Notebook Lenovo IP 3 15ALC6 R5 <text:s/>8GB (4G+4G) 256G 11S (6220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KU01VD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52.9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436</text:p>
          </table:table-cell>
          <table:table-cell office:value-type="string" calcext:value-type="string">
            <text:p>Notebook Lenovo IP 3 15ALC6 R5 8GB(4G+ 4G) 512G 11S (2978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KU01YM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15.2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437</text:p>
          </table:table-cell>
          <table:table-cell office:value-type="string" calcext:value-type="string">
            <text:p>Notebook Lenovo IP 3 15ALC6 R7 16GB(8G+ 8G) 512G 11S (2961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KU01YN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73.7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1">
          <table:table-cell office:value-type="string" calcext:value-type="string">
            <text:p>0415117</text:p>
          </table:table-cell>
          <table:table-cell office:value-type="string" calcext:value-type="string">
            <text:p>Notebook Lenovo IP 3 15ITL6 I7 4G 4G 256G 11S (5933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H802JK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28.7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nsumo</text:p>
          </table:table-cell>
        </table:table-row>
        <table:table-row table:style-name="ro2" table:visibility="filter">
          <table:table-cell/>
          <table:table-cell office:value-type="string" calcext:value-type="string">
            <text:p>Notebooks / Corporativ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38</text:p>
          </table:table-cell>
          <table:table-cell office:value-type="string" calcext:value-type="string">
            <text:p>Notebook Lenovo IP 3 14ITL6 I3 <text:s/>8GB (4G+4G) 256G 11S (4446)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2H701DT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90.7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Corporativa</text:p>
          </table:table-cell>
        </table:table-row>
        <table:table-row table:style-name="ro2" table:visibility="filter">
          <table:table-cell/>
          <table:table-cell office:value-type="string" calcext:value-type="string">
            <text:p>Notebooks / Gamer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78</text:p>
          </table:table-cell>
          <table:table-cell office:value-type="string" calcext:value-type="string">
            <text:p>Notebook Gigabyte G5 KE 15.6" FHD 144Hz i5-12500H 16Gb (2x8) 512G RTX 3060P Sin OS (7747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5 KE-52LA213S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13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tebooks / Gamer</text:p>
          </table:table-cell>
        </table:table-row>
        <table:table-row table:style-name="ro2" table:visibility="filter">
          <table:table-cell/>
          <table:table-cell office:value-type="string" calcext:value-type="string">
            <text:p>Placas de video / Línea AMD RADEON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457</text:p>
          </table:table-cell>
          <table:table-cell office:value-type="string" calcext:value-type="string">
            <text:p>VGA MSI Radeon RX 7900 XT Gaming TRIO CLASSIC 20G (1056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X 7900 XT Gaming TRIO CLASSIC 2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46.2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AMD RADEON</text:p>
          </table:table-cell>
        </table:table-row>
        <table:table-row table:style-name="ro1">
          <table:table-cell office:value-type="string" calcext:value-type="string">
            <text:p>0415456</text:p>
          </table:table-cell>
          <table:table-cell office:value-type="string" calcext:value-type="string">
            <text:p>VGA MSI Radeon RX 7900 XTX Gaming TRIO CLASSIC 24G (103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X 7900 XTX Gaming TRIO CLASSIC 24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11.2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AMD RADEON</text:p>
          </table:table-cell>
        </table:table-row>
        <table:table-row table:style-name="ro1">
          <table:table-cell office:value-type="string" calcext:value-type="string">
            <text:p>0414526</text:p>
          </table:table-cell>
          <table:table-cell office:value-type="string" calcext:value-type="string">
            <text:p>VGA Sapphire Radeon RX 6400 PULSE LR GDDR6 4G (2093)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11315-01-2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1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AMD RADEON</text:p>
          </table:table-cell>
        </table:table-row>
        <table:table-row table:style-name="ro1">
          <table:table-cell office:value-type="string" calcext:value-type="string">
            <text:p>0415403</text:p>
          </table:table-cell>
          <table:table-cell office:value-type="string" calcext:value-type="string">
            <text:p>VGA Sapphire Radeon RX 7900 XT PULSE 20GB GDDR6 (3304)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11323-02-2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39.5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AMD RADEON</text:p>
          </table:table-cell>
        </table:table-row>
        <table:table-row table:style-name="ro1">
          <table:table-cell office:value-type="string" calcext:value-type="string">
            <text:p>0415401</text:p>
          </table:table-cell>
          <table:table-cell office:value-type="string" calcext:value-type="string">
            <text:p>VGA Sapphire Radeon RX 7900 XTX NITRO+ VAPOR-X 24GB (328)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11322-01-4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92.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AMD RADEON</text:p>
          </table:table-cell>
        </table:table-row>
        <table:table-row table:style-name="ro1">
          <table:table-cell office:value-type="string" calcext:value-type="string">
            <text:p>0415402</text:p>
          </table:table-cell>
          <table:table-cell office:value-type="string" calcext:value-type="string">
            <text:p>VGA Sapphire Radeon RX 7900 XTX PULSE 24GB GDDR6 (3267)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11322-02-2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596.3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AMD RADEON</text:p>
          </table:table-cell>
        </table:table-row>
        <table:table-row table:style-name="ro1">
          <table:table-cell office:value-type="string" calcext:value-type="string">
            <text:p>0414215</text:p>
          </table:table-cell>
          <table:table-cell office:value-type="string" calcext:value-type="string">
            <text:p>VGA Sapphire Radeon RX 6500 XT PULSE GAMING OC 4GB LITE (2086)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11314-01-2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04.0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AMD RADEON</text:p>
          </table:table-cell>
        </table:table-row>
        <table:table-row table:style-name="ro1">
          <table:table-cell office:value-type="string" calcext:value-type="string">
            <text:p>0413916</text:p>
          </table:table-cell>
          <table:table-cell office:value-type="string" calcext:value-type="string">
            <text:p>VGA Sapphire Radeon RX 6600 PULSE GAMING 8GB LITE DUAL FAN (0662)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11310-01-20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91.0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AMD RADEON</text:p>
          </table:table-cell>
        </table:table-row>
        <table:table-row table:style-name="ro2" table:visibility="filter">
          <table:table-cell/>
          <table:table-cell office:value-type="string" calcext:value-type="string">
            <text:p>Placas de video / Línea NVIDIA GEFORC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3399</text:p>
          </table:table-cell>
          <table:table-cell office:value-type="string" calcext:value-type="string">
            <text:p>VGA Gigabyte GeForce RTX 3060 GAMING OC 12G (9312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V-N3060GAMING OC-12G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23.2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432</text:p>
          </table:table-cell>
          <table:table-cell office:value-type="string" calcext:value-type="string">
            <text:p>VGA Gigabyte GeForce RTX 3060 GAMING OC 8G (1957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V-N3060GAMING OC-8GD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58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431</text:p>
          </table:table-cell>
          <table:table-cell office:value-type="string" calcext:value-type="string">
            <text:p>VGA Gigabyte GeForce RTX 4070 EAGLE OC 12G (2961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V-N4070EAGLE OC-12GD 1.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65.8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105</text:p>
          </table:table-cell>
          <table:table-cell office:value-type="string" calcext:value-type="string">
            <text:p>VGA Gigabyte GeForce RTX 4080 GAMING OC 16G(1520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V-N4080GAMING OC-16GD 1.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21.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433</text:p>
          </table:table-cell>
          <table:table-cell office:value-type="string" calcext:value-type="string">
            <text:p>VGA Gigabyte GeForce RTX 4090 WINDFORCE 24G (1476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V-N4090WF3-24GD 1.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02.5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4748</text:p>
          </table:table-cell>
          <table:table-cell office:value-type="string" calcext:value-type="string">
            <text:p>VGA MSI GeForce GTX 1630 AERO ITX 4G OC (3537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GTX 1630 AERO ITX 4G OC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7.3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4749</text:p>
          </table:table-cell>
          <table:table-cell office:value-type="string" calcext:value-type="string">
            <text:p>VGA MSI GeForce GTX 1630 VENTUS XS 4G OC (3520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GTX 1630 VENTUS XS 4G OC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7.7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455</text:p>
          </table:table-cell>
          <table:table-cell office:value-type="string" calcext:value-type="string">
            <text:p>VGA MSI GeForce RTX 3050 AERO ITX 8G OC (3301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3050 AERO ITX 8G OC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45.8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4191</text:p>
          </table:table-cell>
          <table:table-cell office:value-type="string" calcext:value-type="string">
            <text:p>VGA MSI GeForce RTX 3050 GAMING X 8G (509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3050 GAMING X 8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42.5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4221</text:p>
          </table:table-cell>
          <table:table-cell office:value-type="string" calcext:value-type="string">
            <text:p>VGA MSI GeForce RTX 3050 VENTUS 2 X 8G OC (9953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3050 VENTUS 2X 8G OC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09.4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454</text:p>
          </table:table-cell>
          <table:table-cell office:value-type="string" calcext:value-type="string">
            <text:p>VGA MSI GeForce RTX 3050 VENTUS 2X 8G OCV1 (3541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3050 VENTUS 2X 8G OCV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14.0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452</text:p>
          </table:table-cell>
          <table:table-cell office:value-type="string" calcext:value-type="string">
            <text:p>VGA MSI GeForce RTX 4070 GAMING X TRIO 12G (7797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4070 GAMING X TRIO 12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98.3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069</text:p>
          </table:table-cell>
          <table:table-cell office:value-type="string" calcext:value-type="string">
            <text:p>VGA MSI GeForce RTX 4080 GAMING X TRIO 16G (7229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4080 GAMING X TRIO 16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11.7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104</text:p>
          </table:table-cell>
          <table:table-cell office:value-type="string" calcext:value-type="string">
            <text:p>VGA MSI GeForce RTX 4080 VENTUS 3X OC 16G (635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4080 VENTUS 3X OC 16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43.5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5145</text:p>
          </table:table-cell>
          <table:table-cell office:value-type="string" calcext:value-type="string">
            <text:p>VGA MSI GeForce RTX 4090 GAMING TRIO 24G (9231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4090 GAMING TRIO 24G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85.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4064</text:p>
          </table:table-cell>
          <table:table-cell office:value-type="string" calcext:value-type="string">
            <text:p>VGA Gigabyte GeForce GTX 1650 Rev 2.0 OC 4GD GDDR6 SINGLE FAN (6922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V-N1656OC-4GD Rev2.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58.6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3398</text:p>
          </table:table-cell>
          <table:table-cell office:value-type="string" calcext:value-type="string">
            <text:p>VGA Gigabyte GeForce RTX 3060 EAGLE OC 12G 2.0 LHR (9305)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V-N3060EAGLE OC-12GD 2.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0.3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0504</text:p>
          </table:table-cell>
          <table:table-cell office:value-type="string" calcext:value-type="string">
            <text:p>VGA MSI GeForce GT 210 1GB LP DDR3 (522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N210-MD1G/D3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8.1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1806</text:p>
          </table:table-cell>
          <table:table-cell office:value-type="string" calcext:value-type="string">
            <text:p>VGA MSI GeForce GT 710 2G LP DDR3 (0427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GT 710 2G LP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6.8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3036</text:p>
          </table:table-cell>
          <table:table-cell office:value-type="string" calcext:value-type="string">
            <text:p>VGA MSI GeForce GTX 1650 D6 Ventus XS OCV (4526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GTX 1650 D6 VENTUS XS OCV1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5.9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3705</text:p>
          </table:table-cell>
          <table:table-cell office:value-type="string" calcext:value-type="string">
            <text:p>VGA MSI GeForce RTX 3060 Ti VENTUS 2X 8G OCV1 LHR (2061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3060 Ti VENTUS 2X 8G OCV1 LH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02.4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3812</text:p>
          </table:table-cell>
          <table:table-cell office:value-type="string" calcext:value-type="string">
            <text:p>VGA MSI GeForce RTX 3060 Ti VENTUS 3X OC 8G LHR (2047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3060 TI VENTUS 3X 8G OC LH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31.7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1">
          <table:table-cell office:value-type="string" calcext:value-type="string">
            <text:p>0413316</text:p>
          </table:table-cell>
          <table:table-cell office:value-type="string" calcext:value-type="string">
            <text:p>VGA MSI GeForce RTX 3060 VENTUS 2X 12G OC (3814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RTX 3060 VENTUS 2X 12G OC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51.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lacas de video / Línea NVIDIA GEFORCE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Accesorio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296</text:p>
          </table:table-cell>
          <table:table-cell office:value-type="string" calcext:value-type="string">
            <text:p>Caja de empalme Hikvision p/cámara domo (057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1280ZJ-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.7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ccesorios</text:p>
          </table:table-cell>
        </table:table-row>
        <table:table-row table:style-name="ro1">
          <table:table-cell office:value-type="string" calcext:value-type="string">
            <text:p>0415297</text:p>
          </table:table-cell>
          <table:table-cell office:value-type="string" calcext:value-type="string">
            <text:p>Caja de empalme Hikvision p/cámara domo y bullet (0955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1280ZJ-X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ccesorios</text:p>
          </table:table-cell>
        </table:table-row>
        <table:table-row table:style-name="ro1">
          <table:table-cell office:value-type="string" calcext:value-type="string">
            <text:p>0415304</text:p>
          </table:table-cell>
          <table:table-cell office:value-type="string" calcext:value-type="string">
            <text:p>Pack x10 Video Balun 1-ch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1H18S/E(C)(O-STD)Pack x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ccesorios</text:p>
          </table:table-cell>
        </table:table-row>
        <table:table-row table:style-name="ro1">
          <table:table-cell office:value-type="string" calcext:value-type="string">
            <text:p>0415295</text:p>
          </table:table-cell>
          <table:table-cell office:value-type="string" calcext:value-type="string">
            <text:p>Soporte horizontal Hikvision 127 × 46 × 250 mm (153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1275ZJ-S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ccesorios</text:p>
          </table:table-cell>
        </table:table-row>
        <table:table-row table:style-name="ro1">
          <table:table-cell office:value-type="string" calcext:value-type="string">
            <text:p>0415293</text:p>
          </table:table-cell>
          <table:table-cell office:value-type="string" calcext:value-type="string">
            <text:p>Soporte vertical Hikvision 127 × 46 × 250 mm (404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1275ZJ(SPTZ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ccesorios</text:p>
          </table:table-cell>
        </table:table-row>
        <table:table-row table:style-name="ro1">
          <table:table-cell office:value-type="string" calcext:value-type="string">
            <text:p>0415294</text:p>
          </table:table-cell>
          <table:table-cell office:value-type="string" calcext:value-type="string">
            <text:p>Soporte vertical Hikvision 144 × 131.6 × 44.3 mm (2337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1275ZJ-S-S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7.3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ccesorios</text:p>
          </table:table-cell>
        </table:table-row>
        <table:table-row table:style-name="ro1">
          <table:table-cell office:value-type="string" calcext:value-type="string">
            <text:p>0415298</text:p>
          </table:table-cell>
          <table:table-cell office:value-type="string" calcext:value-type="string">
            <text:p>Soporte vertical Hikvision 250 × 127 × 46 mm (186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1475ZJ-S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ccesorios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Alarma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219</text:p>
          </table:table-cell>
          <table:table-cell office:value-type="string" calcext:value-type="string">
            <text:p>Cámara PIR de detección de movimiento (1945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PDPC12PF-EG2-WB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1.2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larmas</text:p>
          </table:table-cell>
        </table:table-row>
        <table:table-row table:style-name="ro1">
          <table:table-cell office:value-type="string" calcext:value-type="string">
            <text:p>0415221</text:p>
          </table:table-cell>
          <table:table-cell office:value-type="string" calcext:value-type="string">
            <text:p>Control remoto (AxPro) (507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PKF1-WB(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larmas</text:p>
          </table:table-cell>
        </table:table-row>
        <table:table-row table:style-name="ro1">
          <table:table-cell office:value-type="string" calcext:value-type="string">
            <text:p>0415216</text:p>
          </table:table-cell>
          <table:table-cell office:value-type="string" calcext:value-type="string">
            <text:p>Detector PIR Dual-Tech Wireless (560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PDD12P-EG2-WB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2.0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larmas</text:p>
          </table:table-cell>
        </table:table-row>
        <table:table-row table:style-name="ro1">
          <table:table-cell office:value-type="string" calcext:value-type="string">
            <text:p>0415217</text:p>
          </table:table-cell>
          <table:table-cell office:value-type="string" calcext:value-type="string">
            <text:p>Interruptor magnético wireles (AxPRO) (578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PDMC-EG2-WB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7.6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larmas</text:p>
          </table:table-cell>
        </table:table-row>
        <table:table-row table:style-name="ro1">
          <table:table-cell office:value-type="string" calcext:value-type="string">
            <text:p>0415215</text:p>
          </table:table-cell>
          <table:table-cell office:value-type="string" calcext:value-type="string">
            <text:p>Kit de alarma Hikvision 48 zonas (AxPRO) (193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PWA48-Kit-WB(O-STD)/ARGENTINA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32.8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larmas</text:p>
          </table:table-cell>
        </table:table-row>
        <table:table-row table:style-name="ro1">
          <table:table-cell office:value-type="string" calcext:value-type="string">
            <text:p>0415220</text:p>
          </table:table-cell>
          <table:table-cell office:value-type="string" calcext:value-type="string">
            <text:p>Teclado wireless (AxPRO) (509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PK1-E-WB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5.9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Alarmas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Cámaras Analógica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231</text:p>
          </table:table-cell>
          <table:table-cell office:value-type="string" calcext:value-type="string">
            <text:p>Cámara Bullet 2MP Fixed 2.8mm ColorVu 20m IP67 (470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0DF0T-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.8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2</text:p>
          </table:table-cell>
          <table:table-cell office:value-type="string" calcext:value-type="string">
            <text:p>Cámara Bullet 2MP Fixed 2.8mm ColorVu 20m IP67 Plástico (473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0DF0T-P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8.4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7</text:p>
          </table:table-cell>
          <table:table-cell office:value-type="string" calcext:value-type="string">
            <text:p>Cámara Bullet 2MP Fixed 2.8mm ColorVu 20m WDR 130dB IP67 (880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0DF3T-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7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3</text:p>
          </table:table-cell>
          <table:table-cell office:value-type="string" calcext:value-type="string">
            <text:p>Cámara Bullet 2MP Fixed 2.8mm ColorVu 40m IP67 (4857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2DF0T-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2.0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28</text:p>
          </table:table-cell>
          <table:table-cell office:value-type="string" calcext:value-type="string">
            <text:p>Cámara Bullet 2MP Fixed 2.8mm ColorVu Dual Light 20m IP67 Audio (1567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0DF0T-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5.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27</text:p>
          </table:table-cell>
          <table:table-cell office:value-type="string" calcext:value-type="string">
            <text:p>Cámara Bullet 2MP Fixed 2.8mm Dual Light 20m IP67 Audio Plástico (695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6D0T-LP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28</text:p>
          </table:table-cell>
          <table:table-cell office:value-type="string" calcext:value-type="string">
            <text:p>Cámara Bullet 2MP Fixed 2.8mm Dual Light 40m IP67 Audio (6915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7D0T-L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2.4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27</text:p>
          </table:table-cell>
          <table:table-cell office:value-type="string" calcext:value-type="string">
            <text:p>Cámara Bullet 2MP Fixed 2.8mm Dual Light IR30m IP67 Audio (696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6D0T-L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23</text:p>
          </table:table-cell>
          <table:table-cell office:value-type="string" calcext:value-type="string">
            <text:p>Cámara Bullet 2MP Fixed 2.8mm IR20m IP67 (856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6D0T-EXI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9.0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24</text:p>
          </table:table-cell>
          <table:table-cell office:value-type="string" calcext:value-type="string">
            <text:p>Cámara Bullet 2MP Fixed 2.8mm IR20m IP67 Plástico (860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6D0T-EXIP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25</text:p>
          </table:table-cell>
          <table:table-cell office:value-type="string" calcext:value-type="string">
            <text:p>Cámara Bullet 2MP Varifocal 2.7-13.5mm IR40m IP67 (753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9D0T-VFIT3F(2.7-13.5mm)(O-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1.0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5</text:p>
          </table:table-cell>
          <table:table-cell office:value-type="string" calcext:value-type="string">
            <text:p>Cámara Bullet 3K Fixed 2.8mm ColorVu 20m IP67 Audio (042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0KF0T-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1.7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6</text:p>
          </table:table-cell>
          <table:table-cell office:value-type="string" calcext:value-type="string">
            <text:p>Cámara Bullet 3K Fixed 2.8mm ColorVu 20m IP67 Audio Plástico (044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0KF0T-P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6.7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7</text:p>
          </table:table-cell>
          <table:table-cell office:value-type="string" calcext:value-type="string">
            <text:p>Cámara Bullet 3K Fixed 2.8mm ColorVu 40m IP67 Audio (039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2KF0T-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0.6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0</text:p>
          </table:table-cell>
          <table:table-cell office:value-type="string" calcext:value-type="string">
            <text:p>Cámara Bullet 3K Fixed 2.8mm Dual Light IR25m IP67 Audio Plástico <text:s/>(323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6K0T-LP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6.1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29</text:p>
          </table:table-cell>
          <table:table-cell office:value-type="string" calcext:value-type="string">
            <text:p>Cámara Bullet 3K Fixed 2.8mm Dual Light IR30m IP67 Audio (321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6K0T-L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1</text:p>
          </table:table-cell>
          <table:table-cell office:value-type="string" calcext:value-type="string">
            <text:p>Cámara Bullet 3K Fixed 2.8mm Dual Light IR40m IP67 Audio (320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17K0T-L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1.7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9</text:p>
          </table:table-cell>
          <table:table-cell office:value-type="string" calcext:value-type="string">
            <text:p>Cámara PT 2MP Fixed 2.8mm ColorVu 20m WDR 130dB Audio Plástico (507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0DF3T-PT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5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4</text:p>
          </table:table-cell>
          <table:table-cell office:value-type="string" calcext:value-type="string">
            <text:p>Cámara Turret 2MP Fixed 2.8mm ColorVu 20m IP67 (482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0DF0T-M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5</text:p>
          </table:table-cell>
          <table:table-cell office:value-type="string" calcext:value-type="string">
            <text:p>Cámara Turret 2MP Fixed 2.8mm ColorVu 20m IP67 Audio (593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0DF0T-M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4.8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6</text:p>
          </table:table-cell>
          <table:table-cell office:value-type="string" calcext:value-type="string">
            <text:p>Cámara Turret 2MP Fixed 2.8mm ColorVu 20m Plástico (479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0DF0T-P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8</text:p>
          </table:table-cell>
          <table:table-cell office:value-type="string" calcext:value-type="string">
            <text:p>Cámara Turret 2MP Fixed 2.8mm ColorVu 20m WDR 130dB IP67 Audio (742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0DF3T-M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3.5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30</text:p>
          </table:table-cell>
          <table:table-cell office:value-type="string" calcext:value-type="string">
            <text:p>Cámara Turret 2MP Fixed 2.8mm Dual Light 20m Audio Plástico (687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6D0T-LP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7.3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29</text:p>
          </table:table-cell>
          <table:table-cell office:value-type="string" calcext:value-type="string">
            <text:p>Cámara Turret 2MP Fixed 2.8mm Dual Light 20m IP67 Audio (689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6D0T-LM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9.0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25</text:p>
          </table:table-cell>
          <table:table-cell office:value-type="string" calcext:value-type="string">
            <text:p>Cámara Turret 2MP Fixed 2.8mm EXIR 20m IP67 (857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6D0T-EXIM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226</text:p>
          </table:table-cell>
          <table:table-cell office:value-type="string" calcext:value-type="string">
            <text:p>Cámara Turret 2MP Fixed 2.8mm EXIR 20m Plástico (861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6D0T-EXIP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26</text:p>
          </table:table-cell>
          <table:table-cell office:value-type="string" calcext:value-type="string">
            <text:p>Cámara Turret 2MP Varifocal 2.7-13.5mm IR40m IP67 (7517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9D0T-VFIT3F(2.7-13.5mm)(O-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1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8</text:p>
          </table:table-cell>
          <table:table-cell office:value-type="string" calcext:value-type="string">
            <text:p>Cámara Turret 3K Fixed 2.8mm ColorVu 20m Audio (050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0KF0T-P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5.4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3</text:p>
          </table:table-cell>
          <table:table-cell office:value-type="string" calcext:value-type="string">
            <text:p>Cámara Turret 3K Fixed 2.8mm Dual Light IR20m Audio (317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6K0T-LP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3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2</text:p>
          </table:table-cell>
          <table:table-cell office:value-type="string" calcext:value-type="string">
            <text:p>Cámara Turret 3K Fixed 2.8mm Dual Light IR30m IP67 Audio (315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6K0T-LM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1">
          <table:table-cell office:value-type="string" calcext:value-type="string">
            <text:p>0415334</text:p>
          </table:table-cell>
          <table:table-cell office:value-type="string" calcext:value-type="string">
            <text:p>Cámara Turret 3K Fixed 2.8mm Dual Light IR40 Audio (325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E78K0T-LFS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6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Analógicas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Cámaras Especial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39</text:p>
          </table:table-cell>
          <table:table-cell office:value-type="string" calcext:value-type="string">
            <text:p>Cámara PTZ 2MP 25X IR100m WDR 120dB IP66 (045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DE4225IW-DE(O-STD)(T5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01.4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Especiales</text:p>
          </table:table-cell>
        </table:table-row>
        <table:table-row table:style-name="ro1">
          <table:table-cell office:value-type="string" calcext:value-type="string">
            <text:p>0415340</text:p>
          </table:table-cell>
          <table:table-cell office:value-type="string" calcext:value-type="string">
            <text:p>Cámara Solar 4MP 4mm PIR30m IP66 Audio (854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XS2T41G0-ID/4G/C04S05(4mm)(LA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10.8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Especiales</text:p>
          </table:table-cell>
        </table:table-row>
        <table:table-row table:style-name="ro1">
          <table:table-cell office:value-type="string" calcext:value-type="string">
            <text:p>0415341</text:p>
          </table:table-cell>
          <table:table-cell office:value-type="string" calcext:value-type="string">
            <text:p>Cámara Solar Bullet 8MP 4mm Fixed ColorVu 30m WDR 130dB IP67 (703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XS6A87G1-LS/C36S80(4mm)(O-STD)(LA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821.9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Especiales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Cámaras IP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42</text:p>
          </table:table-cell>
          <table:table-cell office:value-type="string" calcext:value-type="string">
            <text:p>Cámara Bullet 2MP Fixed 2.8mm EXIR30m IP67 (137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023G2-I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5.0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49</text:p>
          </table:table-cell>
          <table:table-cell office:value-type="string" calcext:value-type="string">
            <text:p>Cámara Bullet 2MP Fixed 2.8mm IR60m WDR 120dB IP67 AcuSense (564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T23G2-2I(2.8mm)(D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8.1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1</text:p>
          </table:table-cell>
          <table:table-cell office:value-type="string" calcext:value-type="string">
            <text:p>Cámara Bullet 2MP Fixed 2MP 2.8mm DWDR IP66 (2685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V1021G0-IDW1(2.8mm)(D)(O-STD)/F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4.3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3</text:p>
          </table:table-cell>
          <table:table-cell office:value-type="string" calcext:value-type="string">
            <text:p>Cámara Bullet 2MP Varifocal 2.8-12mm IR60m WDR 120dB IP67 IK10 AcuSense (575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623G2-IZS(2.8-12mm)(D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2.7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43</text:p>
          </table:table-cell>
          <table:table-cell office:value-type="string" calcext:value-type="string">
            <text:p>Cámara Bullet 4MP Fixed 2.8mm ColorVu 30m WDR 120dB IP67 (852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047G2-L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8.9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7</text:p>
          </table:table-cell>
          <table:table-cell office:value-type="string" calcext:value-type="string">
            <text:p>Cámara Bullet 4MP Fixed 2.8mm ColorVu 40m WDR 130dB IP67 (383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047G2-LU(2.8mm)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3.2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46</text:p>
          </table:table-cell>
          <table:table-cell office:value-type="string" calcext:value-type="string">
            <text:p>Cámara Bullet 4MP Fixed 2.8mm IR40m WDR 120dB IP67 AcuSense (368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043G2-I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6.0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45</text:p>
          </table:table-cell>
          <table:table-cell office:value-type="string" calcext:value-type="string">
            <text:p>Cámara Bullet 4MP Fixed 4mm ColorVu 30m WDR 120dB IP67 (215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T27G2-L(4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5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0</text:p>
          </table:table-cell>
          <table:table-cell office:value-type="string" calcext:value-type="string">
            <text:p>Cámara Bullet 4MP Fixed 4mm IR80m WDR 120dB IP67 AcuSense (083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T43G2-4I(4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3.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8</text:p>
          </table:table-cell>
          <table:table-cell office:value-type="string" calcext:value-type="string">
            <text:p>Cámara Bullet 4MP Varifocal 2.8-12mm IR 60m WDR 120dB IP67 IK10 AcuSense (352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646G2T-IZS(2.8-12mm)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617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4</text:p>
          </table:table-cell>
          <table:table-cell office:value-type="string" calcext:value-type="string">
            <text:p>Cámara Bullet 4MP Varifocal 2.8-12mm IR60m WDR 120dB IP67 IK10 AcuSense (374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643G2-IZS(2.8-12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14.6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9</text:p>
          </table:table-cell>
          <table:table-cell office:value-type="string" calcext:value-type="string">
            <text:p>Cámara Bullet 5MP Varifocal 2.7-13.5mm IR80m IP67 IK10 AcuSense (981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3656G2-IZS(2.7-13.5mm)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02.7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2</text:p>
          </table:table-cell>
          <table:table-cell office:value-type="string" calcext:value-type="string">
            <text:p>Cámara Domo 2MP Fixed 2.8mm EXIR30m IP66 Audio (765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V2121G2-IDW(2.8mm)(O-STD)/F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1.6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47</text:p>
          </table:table-cell>
          <table:table-cell office:value-type="string" calcext:value-type="string">
            <text:p>Cámara Domo 2MP Fixed 2.8mm IR20m WDR 120dB IP67 IK10 AcuSense (270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123G2-IU(2.8mm)(D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9.3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5</text:p>
          </table:table-cell>
          <table:table-cell office:value-type="string" calcext:value-type="string">
            <text:p>Cámara Domo 2MP Varifocal 2.8-12mm IR40m WDR 120dB IP67 IK10 AcuSense (581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723G2-IZS(2.8-12mm)(D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62.7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44</text:p>
          </table:table-cell>
          <table:table-cell office:value-type="string" calcext:value-type="string">
            <text:p>Cámara Domo 4MP Fixed 2.8mm EXIR30m WDR 120dB IP67 (820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343G2-I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2.8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48</text:p>
          </table:table-cell>
          <table:table-cell office:value-type="string" calcext:value-type="string">
            <text:p>Cámara Domo 4MP Fixed 2.8mm IR30m WDR 120dB IP67 AcuSense (089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143G2-IU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8.1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356</text:p>
          </table:table-cell>
          <table:table-cell office:value-type="string" calcext:value-type="string">
            <text:p>Cámara Domo 4MP Varifocal 2.8-12mm IR40m WDR 120dB IP67 IK10 AcuSense(057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743G2-IZS(2.8-12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14.6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1</text:p>
          </table:table-cell>
          <table:table-cell office:value-type="string" calcext:value-type="string">
            <text:p>Cámara IP Bullet 2MP Fixed 2.8mm ColorVu 30m IP67 (205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027G2-L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4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0</text:p>
          </table:table-cell>
          <table:table-cell office:value-type="string" calcext:value-type="string">
            <text:p>Cámara IP Bullet 2MP Fixed 2.8mm EXIR 30m IP67 Audio (135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023G2-IUF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7.9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57</text:p>
          </table:table-cell>
          <table:table-cell office:value-type="string" calcext:value-type="string">
            <text:p>Cámara IP Bullet 2MP Fixed 2.8mm EXIR 30m IP67 Audio WiFi (266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V2021G2-IDW(2.8mm)(D)(O-STD)/FU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31.6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52</text:p>
          </table:table-cell>
          <table:table-cell office:value-type="string" calcext:value-type="string">
            <text:p>Cámara IP Bullet 2MP Fixed 2.8mm IR30m WDR 120dB IP67 (265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021G1-I(2.8mm)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0.2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54</text:p>
          </table:table-cell>
          <table:table-cell office:value-type="string" calcext:value-type="string">
            <text:p>Cámara IP Bullet 2MP Fixed 2.8mm IR40m WDR 120dB IP67 (606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023G2-I(2.8mm)(D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1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9</text:p>
          </table:table-cell>
          <table:table-cell office:value-type="string" calcext:value-type="string">
            <text:p>Cámara IP Bullet 2MP Varifocal 2.8-12mm EXIR 50m IP67 (196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623G2-IZ(2.8-12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0.1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2</text:p>
          </table:table-cell>
          <table:table-cell office:value-type="string" calcext:value-type="string">
            <text:p>Cámara IP Bullet 4MP Fixed 2.8mm EXIR 30m IP67 (8147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043G2-I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12.8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50</text:p>
          </table:table-cell>
          <table:table-cell office:value-type="string" calcext:value-type="string">
            <text:p>Cámara IP Bullet 4MP Varifocal 2.8-12mm EXIR 50m IP67 Audio (1994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643G2-IZS(2.8-12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2.1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55</text:p>
          </table:table-cell>
          <table:table-cell office:value-type="string" calcext:value-type="string">
            <text:p>Cámara IP Bullet 5MP Varifocal 2.7-13.5mm IR40m IP67 (0007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3651G0-IZS(2.7-13.5mm)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0.4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4</text:p>
          </table:table-cell>
          <table:table-cell office:value-type="string" calcext:value-type="string">
            <text:p>Cámara IP Domo 2MP Fixed 2.8mm ColorVu 30m IP67 IK08 (2205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127G2-L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7.2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3</text:p>
          </table:table-cell>
          <table:table-cell office:value-type="string" calcext:value-type="string">
            <text:p>Cámara IP Domo 2MP Fixed 2.8mm EXIR 30m IP67 (131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123G2-I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4.5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53</text:p>
          </table:table-cell>
          <table:table-cell office:value-type="string" calcext:value-type="string">
            <text:p>Cámara IP Domo 2MP Fixed 2.8mm IR30m WDR 120dB IP67 IK10 (267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2121G0-I(2.8mm)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50.5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51</text:p>
          </table:table-cell>
          <table:table-cell office:value-type="string" calcext:value-type="string">
            <text:p>Cámara IP Domo 2MP Varifocal 2.8-12mm EXIR 30m IP67 IK10 (188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723G2-IZ(2.8-12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10.1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7</text:p>
          </table:table-cell>
          <table:table-cell office:value-type="string" calcext:value-type="string">
            <text:p>Cámara IP Turret 2MP Fixed 2.8mm ColorVu 30m IP67 (211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327G2-L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4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5</text:p>
          </table:table-cell>
          <table:table-cell office:value-type="string" calcext:value-type="string">
            <text:p>Cámara IP Turret 2MP Fixed 2.8mm EXIR 30m IP67 (123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323G2-I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5.2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48</text:p>
          </table:table-cell>
          <table:table-cell office:value-type="string" calcext:value-type="string">
            <text:p>Cámara IP Turret 4MP Fixed 2.8mm ColorVu 30m IP67 (860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1347G2-L(2.8mm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8.8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5256</text:p>
          </table:table-cell>
          <table:table-cell office:value-type="string" calcext:value-type="string">
            <text:p>Cámara IP Turret 5MP Varifocal 2.7-13.5mm IR40m IP67 (001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CD3751G0-IZS(2.7-13.5mm)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0.9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4147</text:p>
          </table:table-cell>
          <table:table-cell office:value-type="string" calcext:value-type="string">
            <text:p>TAPO C320WS Camara IP Day/Night SD Wifi Ext HD(703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apo C320WS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2.6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2405</text:p>
          </table:table-cell>
          <table:table-cell office:value-type="string" calcext:value-type="string">
            <text:p>TAPO C100 Camara IP Day/Night SD Wifi (3222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APO C1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78.9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2156</text:p>
          </table:table-cell>
          <table:table-cell office:value-type="string" calcext:value-type="string">
            <text:p>TAPO C200 Camara IP Mov Remoto Day/Night SD Wifi (8095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APO C20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2.7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1">
          <table:table-cell office:value-type="string" calcext:value-type="string">
            <text:p>0413320</text:p>
          </table:table-cell>
          <table:table-cell office:value-type="string" calcext:value-type="string">
            <text:p>TAPO C310 Camara IP Day/Night SD Wifi Exterior (0911)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apo C310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9.5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IP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Cámaras PTZ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259</text:p>
          </table:table-cell>
          <table:table-cell office:value-type="string" calcext:value-type="string">
            <text:p>Cámara PTZ 2MP 32X WDR 120dB IP66 IK10 PoE (051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DE5232W-AE(O-STD)(T5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36.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PTZ</text:p>
          </table:table-cell>
        </table:table-row>
        <table:table-row table:style-name="ro1">
          <table:table-cell office:value-type="string" calcext:value-type="string">
            <text:p>0415260</text:p>
          </table:table-cell>
          <table:table-cell office:value-type="string" calcext:value-type="string">
            <text:p>Cámara PTZ 2MP 32X WDR 120dB IR200m IP66 IK10 PoE (711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DE7A232IW-AEB(O-STD)(T5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20.8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PTZ</text:p>
          </table:table-cell>
        </table:table-row>
        <table:table-row table:style-name="ro1">
          <table:table-cell office:value-type="string" calcext:value-type="string">
            <text:p>0415258</text:p>
          </table:table-cell>
          <table:table-cell office:value-type="string" calcext:value-type="string">
            <text:p>Cámara TandemVu PTZ 4MP 25X IR100 IP66 PoE (252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2SE4C425MWG-E(14F0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12.5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ámaras PTZ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Controles de Acceso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271</text:p>
          </table:table-cell>
          <table:table-cell office:value-type="string" calcext:value-type="string">
            <text:p>Botón de emergencia verde (120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K7PEB/Green(O-NEU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ontroles de Acceso</text:p>
          </table:table-cell>
        </table:table-row>
        <table:table-row table:style-name="ro1">
          <table:table-cell office:value-type="string" calcext:value-type="string">
            <text:p>0415262</text:p>
          </table:table-cell>
          <table:table-cell office:value-type="string" calcext:value-type="string">
            <text:p>Lectora de tarjeta (con teclado) Wiegand IP65 (925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K1802MK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6.3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ontroles de Acceso</text:p>
          </table:table-cell>
        </table:table-row>
        <table:table-row table:style-name="ro1">
          <table:table-cell office:value-type="string" calcext:value-type="string">
            <text:p>0415263</text:p>
          </table:table-cell>
          <table:table-cell office:value-type="string" calcext:value-type="string">
            <text:p>Terminal de acceso c/reconocimiento facial (1.5k rostros y 3k tarjetas) (712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K1T343MWX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57.4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Controles de Acceso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DVR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279</text:p>
          </table:table-cell>
          <table:table-cell office:value-type="string" calcext:value-type="string">
            <text:p>DVR 16-ch 1080p 1U H.265 Acusense (267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iDS-7216HQHI-M1/E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73.2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278</text:p>
          </table:table-cell>
          <table:table-cell office:value-type="string" calcext:value-type="string">
            <text:p>DVR 16-ch 1080p 1U H.265 Acusense Rec. Facial (886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iDS-7216HQHI-M1/FA(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03.2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360</text:p>
          </table:table-cell>
          <table:table-cell office:value-type="string" calcext:value-type="string">
            <text:p>DVR 16-ch analógicos 2-ch IP 1080p 1 SATA H.265 1U (093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216HGHI-M1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0.9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363</text:p>
          </table:table-cell>
          <table:table-cell office:value-type="string" calcext:value-type="string">
            <text:p>DVR 16-ch analógicos 8-ch IP (hasta 24-ch) 1080 2 SATA H.265 1U AcuSense Rec. Facial (768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iDS-7216HQHI-M2/FA(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1.6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365</text:p>
          </table:table-cell>
          <table:table-cell office:value-type="string" calcext:value-type="string">
            <text:p>DVR 32-ch analógicos 8-ch IP (hasta 40-ch) 1080p 2 SATA H.265 1U AcuSense Audio (276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iDS-7232HQHI-M2/S(STD)(E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913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276</text:p>
          </table:table-cell>
          <table:table-cell office:value-type="string" calcext:value-type="string">
            <text:p>DVR 4-ch 1080p 1U H.265 AcuSense Rec. Facial (390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iDS-7204HQHI-M1/FA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2.5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274</text:p>
          </table:table-cell>
          <table:table-cell office:value-type="string" calcext:value-type="string">
            <text:p>DVR 4-ch analógicos 1-ch IP (hasta 5-ch IP) 720p 1 SATA H.265 1U (095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204HGHI-M1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88.7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361</text:p>
          </table:table-cell>
          <table:table-cell office:value-type="string" calcext:value-type="string">
            <text:p>DVR 4-ch analógicos 2-ch IP (hasta 6-ch) 1080p 1 SATA H.265 1U AcuSense (143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iDS-7204HQHI-M1/E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42.2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277</text:p>
          </table:table-cell>
          <table:table-cell office:value-type="string" calcext:value-type="string">
            <text:p>DVR 8-ch 1080p 1U H.265 Acusense Rec. Facial (3800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iDS-7208HQHI-M1/FA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35.6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275</text:p>
          </table:table-cell>
          <table:table-cell office:value-type="string" calcext:value-type="string">
            <text:p>DVR 8-ch analógicos 2-ch IP (hasta 10-ch IP) 720p 1 SATA H.265 1U (094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208HGHI-M1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6.6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1">
          <table:table-cell office:value-type="string" calcext:value-type="string">
            <text:p>0415362</text:p>
          </table:table-cell>
          <table:table-cell office:value-type="string" calcext:value-type="string">
            <text:p>DVR 8-ch analógicos 2-ch IP (hasta 10-ch) 1080p 1 SATA H.265 1U AcuSense (142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iDS-7208HQHI-M1/E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08.3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DVR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NVR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373</text:p>
          </table:table-cell>
          <table:table-cell office:value-type="string" calcext:value-type="string">
            <text:p>NVR 16-ch 4K 16p PoE 2 SATA 1U (622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16NI-Q2/16P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58.9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284</text:p>
          </table:table-cell>
          <table:table-cell office:value-type="string" calcext:value-type="string">
            <text:p>NVR 16-ch 4K 1U (302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16NI-Q1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92.8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371</text:p>
          </table:table-cell>
          <table:table-cell office:value-type="string" calcext:value-type="string">
            <text:p>NVR 16-ch 4K 2 SATA 1U (299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16NI-Q2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28.2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374</text:p>
          </table:table-cell>
          <table:table-cell office:value-type="string" calcext:value-type="string">
            <text:p>NVR 16-ch 4K 2 SATA 1U AcuSense (5184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16NXI-K2(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16.9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280</text:p>
          </table:table-cell>
          <table:table-cell office:value-type="string" calcext:value-type="string">
            <text:p>NVR 4-ch 4p PoE Mini 1U (2148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104NI-Q1/4P/M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75.3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281</text:p>
          </table:table-cell>
          <table:table-cell office:value-type="string" calcext:value-type="string">
            <text:p>NVR 4-ch Mini 1U (216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104NI-Q1/M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04.2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366</text:p>
          </table:table-cell>
          <table:table-cell office:value-type="string" calcext:value-type="string">
            <text:p>NVR 8-ch 1080p 8p PoE Mini 1U (2087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108NI-Q1/8P/M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41.6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367</text:p>
          </table:table-cell>
          <table:table-cell office:value-type="string" calcext:value-type="string">
            <text:p>NVR 8-ch 4K 1U (2989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08NI-Q2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61.5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283</text:p>
          </table:table-cell>
          <table:table-cell office:value-type="string" calcext:value-type="string">
            <text:p>NVR 8-ch 4K 1U (301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08NI-Q1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67.7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369</text:p>
          </table:table-cell>
          <table:table-cell office:value-type="string" calcext:value-type="string">
            <text:p>NVR 8-ch 4K 1U AcuSense (519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08NXI-K2(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279.4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370</text:p>
          </table:table-cell>
          <table:table-cell office:value-type="string" calcext:value-type="string">
            <text:p>NVR 8-ch 4K 4p PoE 1U AcuSense (5092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08NXI-K2/8P(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72.8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368</text:p>
          </table:table-cell>
          <table:table-cell office:value-type="string" calcext:value-type="string">
            <text:p>NVR 8-ch 4K 8p PoE 1U (6215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608NI-Q2/8P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37.5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1">
          <table:table-cell office:value-type="string" calcext:value-type="string">
            <text:p>0415282</text:p>
          </table:table-cell>
          <table:table-cell office:value-type="string" calcext:value-type="string">
            <text:p>NVR 8-ch Mini 1U (2131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7108NI-Q1/M(STD)(C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126.8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Seguridad / NVR</text:p>
          </table:table-cell>
        </table:table-row>
        <table:table-row table:style-name="ro2" table:visibility="filter">
          <table:table-cell/>
          <table:table-cell office:value-type="string" calcext:value-type="string">
            <text:p>Seguridad / Portero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15291</text:p>
          </table:table-cell>
          <table:table-cell office:value-type="string" calcext:value-type="string">
            <text:p>Intercomunicador IP 2MP IR 1-botón WiFi (9403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KV8113-WME1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306.7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Porteros</text:p>
          </table:table-cell>
        </table:table-row>
        <table:table-row table:style-name="ro1">
          <table:table-cell office:value-type="string" calcext:value-type="string">
            <text:p>0415290</text:p>
          </table:table-cell>
          <table:table-cell office:value-type="string" calcext:value-type="string">
            <text:p>Kit videoportero y pantalla de 7" (0486)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DS-KIS603-P(C)(O-STD)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445.7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Seguridad / Porteros</text:p>
          </table:table-cell>
        </table:table-row>
        <table:table-row table:style-name="ro2" table:visibility="filter">
          <table:table-cell/>
          <table:table-cell office:value-type="string" calcext:value-type="string">
            <text:p>Varios / Papel Resm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ro. de Part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. Int.</text:p>
          </table:table-cell>
          <table:table-cell/>
        </table:table-row>
        <table:table-row table:style-name="ro1">
          <table:table-cell office:value-type="string" calcext:value-type="string">
            <text:p>0407281</text:p>
          </table:table-cell>
          <table:table-cell office:value-type="string" calcext:value-type="string">
            <text:p>Pack x 10 Resma Boreal A4 75 Grs</text:p>
          </table:table-cell>
          <table:table-cell office:value-type="string" calcext:value-type="string">
            <text:p>CELULOSA ARGENTINA</text:p>
          </table:table-cell>
          <table:table-cell/>
          <table:table-cell office:value-type="string" calcext:value-type="string">
            <text:p>US$</text:p>
          </table:table-cell>
          <table:table-cell office:value-type="string" calcext:value-type="string">
            <text:p>80.5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Varios / Papel Resma</text:p>
          </table:table-cell>
        </table:table-row>
        <table:table-row table:style-name="ro1" table:number-rows-repeated="1047495">
          <table:table-cell table:number-columns-repeated="9"/>
        </table:table-row>
        <table:table-row table:style-name="ro3" table:number-rows-repeated="31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2">
        <office:forms form:automatic-focus="false" form:apply-design-mode="false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row table:style-name="ro4">
          <table:table-cell office:value-type="string" calcext:value-type="string">
            <text:p>Producto</text:p>
          </table:table-cell>
          <table:table-cell office:value-type="string" calcext:value-type="string">
            <text:p>categoria final</text:p>
          </table:table-cell>
          <table:table-cell office:value-type="string" calcext:value-type="string">
            <text:p>precio</text:p>
          </table:table-cell>
          <table:table-cell/>
          <table:table-cell office:value-type="string" calcext:value-type="string">
            <text:p>Accesorios / Auriculares</text:p>
          </table:table-cell>
          <table:table-cell office:value-type="string" calcext:value-type="string">
            <text:p>auriculares</text:p>
          </table:table-cell>
        </table:table-row>
        <table:table-row table:style-name="ro4">
          <table:table-cell office:value-type="string" calcext:value-type="string">
            <text:p>Auricular c/Microfono Logitech H390 Rose 981-001280</text:p>
          </table:table-cell>
          <table:table-cell office:value-type="string" calcext:value-type="string">
            <text:p>auriculares</text:p>
          </table:table-cell>
          <table:table-cell office:value-type="float" office:value="109.142" calcext:value-type="float">
            <text:p>109.142</text:p>
          </table:table-cell>
          <table:table-cell/>
          <table:table-cell office:value-type="string" calcext:value-type="string">
            <text:p>Accesorios / Micrófonos</text:p>
          </table:table-cell>
          <table:table-cell office:value-type="string" calcext:value-type="string">
            <text:p>microfonos</text:p>
          </table:table-cell>
        </table:table-row>
        <table:table-row table:style-name="ro4">
          <table:table-cell office:value-type="string" calcext:value-type="string">
            <text:p>Auricular c/Microfono Logitech H390 White 981-001285</text:p>
          </table:table-cell>
          <table:table-cell office:value-type="string" calcext:value-type="string">
            <text:p>auriculares</text:p>
          </table:table-cell>
          <table:table-cell office:value-type="float" office:value="109.31503" calcext:value-type="float">
            <text:p>109.31503</text:p>
          </table:table-cell>
          <table:table-cell/>
          <table:table-cell office:value-type="string" calcext:value-type="string">
            <text:p>Accesorios / Mouse</text:p>
          </table:table-cell>
          <table:table-cell office:value-type="string" calcext:value-type="string">
            <text:p>mouse</text:p>
          </table:table-cell>
        </table:table-row>
        <table:table-row table:style-name="ro4">
          <table:table-cell office:value-type="string" calcext:value-type="string">
            <text:p>Auricular Corsair HS55 Gaming Stereo Carbon (3630)</text:p>
          </table:table-cell>
          <table:table-cell office:value-type="string" calcext:value-type="string">
            <text:p>auriculares</text:p>
          </table:table-cell>
          <table:table-cell office:value-type="float" office:value="111.45794" calcext:value-type="float">
            <text:p>111.45794</text:p>
          </table:table-cell>
          <table:table-cell/>
          <table:table-cell office:value-type="string" calcext:value-type="string">
            <text:p>Accesorios / Mousepads</text:p>
          </table:table-cell>
          <table:table-cell office:value-type="string" calcext:value-type="string">
            <text:p>mouse</text:p>
          </table:table-cell>
        </table:table-row>
        <table:table-row table:style-name="ro4">
          <table:table-cell office:value-type="string" calcext:value-type="string">
            <text:p>Auricular Corsair HS55 Gaming Stereo White (3678)</text:p>
          </table:table-cell>
          <table:table-cell office:value-type="string" calcext:value-type="string">
            <text:p>auriculares</text:p>
          </table:table-cell>
          <table:table-cell office:value-type="float" office:value="111.64428" calcext:value-type="float">
            <text:p>111.64428</text:p>
          </table:table-cell>
          <table:table-cell/>
          <table:table-cell office:value-type="string" calcext:value-type="string">
            <text:p>Accesorios / Parlantes</text:p>
          </table:table-cell>
          <table:table-cell office:value-type="string" calcext:value-type="string">
            <text:p>parlantes</text:p>
          </table:table-cell>
        </table:table-row>
        <table:table-row table:style-name="ro4">
          <table:table-cell office:value-type="string" calcext:value-type="string">
            <text:p>Auricular Corsair HS55 Gaming Surround 7.1 Carbon (3715)</text:p>
          </table:table-cell>
          <table:table-cell office:value-type="string" calcext:value-type="string">
            <text:p>auriculares</text:p>
          </table:table-cell>
          <table:table-cell office:value-type="float" office:value="129.73257" calcext:value-type="float">
            <text:p>129.73257</text:p>
          </table:table-cell>
          <table:table-cell/>
          <table:table-cell office:value-type="string" calcext:value-type="string">
            <text:p>Accesorios / Teclado + Mouse</text:p>
          </table:table-cell>
          <table:table-cell office:value-type="string" calcext:value-type="string">
            <text:p>teclados</text:p>
          </table:table-cell>
        </table:table-row>
        <table:table-row table:style-name="ro4">
          <table:table-cell office:value-type="string" calcext:value-type="string">
            <text:p>Auricular Corsair HS55 Gaming Surround 7.1 White(3753)</text:p>
          </table:table-cell>
          <table:table-cell office:value-type="string" calcext:value-type="string">
            <text:p>auriculares</text:p>
          </table:table-cell>
          <table:table-cell office:value-type="float" office:value="129.73257" calcext:value-type="float">
            <text:p>129.73257</text:p>
          </table:table-cell>
          <table:table-cell/>
          <table:table-cell office:value-type="string" calcext:value-type="string">
            <text:p>Accesorios / Teclados</text:p>
          </table:table-cell>
          <table:table-cell office:value-type="string" calcext:value-type="string">
            <text:p>teclados</text:p>
          </table:table-cell>
        </table:table-row>
        <table:table-row table:style-name="ro4">
          <table:table-cell office:value-type="string" calcext:value-type="string">
            <text:p>Auricular Corsair HS65 Gaming Surround 7.1 Carbon (3791)</text:p>
          </table:table-cell>
          <table:table-cell office:value-type="string" calcext:value-type="string">
            <text:p>auriculares</text:p>
          </table:table-cell>
          <table:table-cell office:value-type="float" office:value="154.03663" calcext:value-type="float">
            <text:p>154.03663</text:p>
          </table:table-cell>
          <table:table-cell/>
          <table:table-cell office:value-type="string" calcext:value-type="string">
            <text:p>Accesorios / Web Cam</text:p>
          </table:table-cell>
          <table:table-cell office:value-type="string" calcext:value-type="string">
            <text:p>webcams</text:p>
          </table:table-cell>
        </table:table-row>
        <table:table-row table:style-name="ro4">
          <table:table-cell office:value-type="string" calcext:value-type="string">
            <text:p>Auricular Corsair HS65 Gaming Surround 7.1 White (3838)</text:p>
          </table:table-cell>
          <table:table-cell office:value-type="string" calcext:value-type="string">
            <text:p>auriculares</text:p>
          </table:table-cell>
          <table:table-cell office:value-type="float" office:value="154.03663" calcext:value-type="float">
            <text:p>154.03663</text:p>
          </table:table-cell>
          <table:table-cell/>
          <table:table-cell office:value-type="string" calcext:value-type="string">
            <text:p>Almacenamiento / Pen Drive</text:p>
          </table:table-cell>
          <table:table-cell office:value-type="string" calcext:value-type="string">
            <text:p>memorias</text:p>
          </table:table-cell>
        </table:table-row>
        <table:table-row table:style-name="ro4">
          <table:table-cell office:value-type="string" calcext:value-type="string">
            <text:p>Auricular Corsair HS80 RGB Gaming Surround 7.1 Carbon (4491)</text:p>
          </table:table-cell>
          <table:table-cell office:value-type="string" calcext:value-type="string">
            <text:p>auriculares</text:p>
          </table:table-cell>
          <table:table-cell office:value-type="float" office:value="217.69836" calcext:value-type="float">
            <text:p>217.69836</text:p>
          </table:table-cell>
          <table:table-cell/>
          <table:table-cell office:value-type="string" calcext:value-type="string">
            <text:p>Almacenamiento / Tarjetas de memoria</text:p>
          </table:table-cell>
          <table:table-cell office:value-type="string" calcext:value-type="string">
            <text:p>memorias</text:p>
          </table:table-cell>
        </table:table-row>
        <table:table-row table:style-name="ro4">
          <table:table-cell office:value-type="string" calcext:value-type="string">
            <text:p>Auricular HyperX Cloud Flight Wireless HX-HSCF-BK/AM (8207)</text:p>
          </table:table-cell>
          <table:table-cell office:value-type="string" calcext:value-type="string">
            <text:p>auriculares</text:p>
          </table:table-cell>
          <table:table-cell office:value-type="float" office:value="274.11945" calcext:value-type="float">
            <text:p>274.11945</text:p>
          </table:table-cell>
          <table:table-cell/>
          <table:table-cell office:value-type="string" calcext:value-type="string">
            <text:p>Computadoras / Notebooks</text:p>
          </table:table-cell>
          <table:table-cell office:value-type="string" calcext:value-type="string">
            <text:p>notebooks</text:p>
          </table:table-cell>
        </table:table-row>
        <table:table-row table:style-name="ro4">
          <table:table-cell office:value-type="string" calcext:value-type="string">
            <text:p>Auricular HyperX Cloud Flight Wireless PS5/PS4 HHSF1-GA-BK/G (7309)</text:p>
          </table:table-cell>
          <table:table-cell office:value-type="string" calcext:value-type="string">
            <text:p>auriculares</text:p>
          </table:table-cell>
          <table:table-cell office:value-type="float" office:value="273.85325" calcext:value-type="float">
            <text:p>273.85325</text:p>
          </table:table-cell>
          <table:table-cell/>
          <table:table-cell office:value-type="string" calcext:value-type="string">
            <text:p>Computadoras / PC</text:p>
          </table:table-cell>
          <table:table-cell office:value-type="string" calcext:value-type="string">
            <text:p>pc</text:p>
          </table:table-cell>
        </table:table-row>
        <table:table-row table:style-name="ro4">
          <table:table-cell office:value-type="string" calcext:value-type="string">
            <text:p>Auricular HyperX Cloud Stinger Black HX-HSCS-BK/NA (4983)</text:p>
          </table:table-cell>
          <table:table-cell office:value-type="string" calcext:value-type="string">
            <text:p>auriculares</text:p>
          </table:table-cell>
          <table:table-cell office:value-type="float" office:value="127.70945" calcext:value-type="float">
            <text:p>127.70945</text:p>
          </table:table-cell>
          <table:table-cell/>
          <table:table-cell office:value-type="string" calcext:value-type="string">
            <text:p>Conectividad / Accesorios Bluetooth</text:p>
          </table:table-cell>
          <table:table-cell office:value-type="string" calcext:value-type="string">
            <text:p>accesorios</text:p>
          </table:table-cell>
        </table:table-row>
        <table:table-row table:style-name="ro4">
          <table:table-cell office:value-type="string" calcext:value-type="string">
            <text:p>Auricular HyperX Cloud Stinger Core Gaming Headset Black PC (2489)</text:p>
          </table:table-cell>
          <table:table-cell office:value-type="string" calcext:value-type="string">
            <text:p>auriculares</text:p>
          </table:table-cell>
          <table:table-cell office:value-type="float" office:value="95.832" calcext:value-type="float">
            <text:p>95.832</text:p>
          </table:table-cell>
          <table:table-cell/>
          <table:table-cell office:value-type="string" calcext:value-type="string">
            <text:p>Conectividad / Access Point y Extensores de Rango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JBL T510 BLUETOOTH AZUL (2828)</text:p>
          </table:table-cell>
          <table:table-cell office:value-type="string" calcext:value-type="string">
            <text:p>auriculares</text:p>
          </table:table-cell>
          <table:table-cell office:value-type="float" office:value="124.309185" calcext:value-type="float">
            <text:p>124.309185</text:p>
          </table:table-cell>
          <table:table-cell/>
          <table:table-cell office:value-type="string" calcext:value-type="string">
            <text:p>Conectividad / Cable de Red UTP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Razer Kaira for XBOX Series Wireless White (9195)</text:p>
          </table:table-cell>
          <table:table-cell office:value-type="string" calcext:value-type="string">
            <text:p>auriculares</text:p>
          </table:table-cell>
          <table:table-cell office:value-type="float" office:value="210.59753" calcext:value-type="float">
            <text:p>210.59753</text:p>
          </table:table-cell>
          <table:table-cell/>
          <table:table-cell office:value-type="string" calcext:value-type="string">
            <text:p>Conectividad / Luces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Auricular Razer Kaira Pro for PS5 Wireless White/Black (9317)</text:p>
          </table:table-cell>
          <table:table-cell office:value-type="string" calcext:value-type="string">
            <text:p>auriculares</text:p>
          </table:table-cell>
          <table:table-cell office:value-type="float" office:value="438.77119" calcext:value-type="float">
            <text:p>438.77119</text:p>
          </table:table-cell>
          <table:table-cell/>
          <table:table-cell office:value-type="string" calcext:value-type="string">
            <text:p>Conectividad / Modem ADSL y GPON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Razer Kaira X for XBOX Series Electic Volt (Green) (9614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  <table:table-cell/>
          <table:table-cell office:value-type="string" calcext:value-type="string">
            <text:p>Conectividad / Placas de Red Ethernet y Adaptadores USB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Razer Kaira X for XBOX Series Pulse Red (9591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  <table:table-cell/>
          <table:table-cell office:value-type="string" calcext:value-type="string">
            <text:p>Conectividad / Placas de Red WiFi PCI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Razer Kaira X for XBOX Series Shock Blue (9577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  <table:table-cell/>
          <table:table-cell office:value-type="string" calcext:value-type="string">
            <text:p>Conectividad / Placas de Red WiFi USB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Razer Kaira X for XBOX Series White (9386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  <table:table-cell/>
          <table:table-cell office:value-type="string" calcext:value-type="string">
            <text:p>Conectividad / Router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Wir c/Microfono Logitech G535 Black 981-000971</text:p>
          </table:table-cell>
          <table:table-cell office:value-type="string" calcext:value-type="string">
            <text:p>auriculares</text:p>
          </table:table-cell>
          <table:table-cell office:value-type="float" office:value="262.098265" calcext:value-type="float">
            <text:p>262.098265</text:p>
          </table:table-cell>
          <table:table-cell/>
          <table:table-cell office:value-type="string" calcext:value-type="string">
            <text:p>Conectividad / Router Wireless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Wir c/Microfono Logitech Vibe 100 Graphite <text:s/>981-001214</text:p>
          </table:table-cell>
          <table:table-cell office:value-type="string" calcext:value-type="string">
            <text:p>auriculares</text:p>
          </table:table-cell>
          <table:table-cell office:value-type="float" office:value="228.2709" calcext:value-type="float">
            <text:p>228.2709</text:p>
          </table:table-cell>
          <table:table-cell/>
          <table:table-cell office:value-type="string" calcext:value-type="string">
            <text:p>Conectividad / Switches Administrables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Wir c/Microfono Logitech Vibe 100 Rose 981-001223</text:p>
          </table:table-cell>
          <table:table-cell office:value-type="string" calcext:value-type="string">
            <text:p>auriculares</text:p>
          </table:table-cell>
          <table:table-cell office:value-type="float" office:value="222.63098" calcext:value-type="float">
            <text:p>222.63098</text:p>
          </table:table-cell>
          <table:table-cell/>
          <table:table-cell office:value-type="string" calcext:value-type="string">
            <text:p>Conectividad / Switches No Administrables</text:p>
          </table:table-cell>
          <table:table-cell office:value-type="string" calcext:value-type="string">
            <text:p>redes</text:p>
          </table:table-cell>
        </table:table-row>
        <table:table-row table:style-name="ro4">
          <table:table-cell office:value-type="string" calcext:value-type="string">
            <text:p>Auricular Wir c/Microfono Logitech Vibe 100 White <text:s/>981-001218</text:p>
          </table:table-cell>
          <table:table-cell office:value-type="string" calcext:value-type="string">
            <text:p>auriculares</text:p>
          </table:table-cell>
          <table:table-cell office:value-type="float" office:value="220.9779" calcext:value-type="float">
            <text:p>220.9779</text:p>
          </table:table-cell>
          <table:table-cell/>
          <table:table-cell office:value-type="string" calcext:value-type="string">
            <text:p>Consumibles / Cartuchos</text:p>
          </table:table-cell>
          <table:table-cell office:value-type="string" calcext:value-type="string">
            <text:p>impresion</text:p>
          </table:table-cell>
        </table:table-row>
        <table:table-row table:style-name="ro4">
          <table:table-cell office:value-type="string" calcext:value-type="string">
            <text:p>Auricular c/ Microfono Genius HS-02B</text:p>
          </table:table-cell>
          <table:table-cell office:value-type="string" calcext:value-type="string">
            <text:p>auriculares</text:p>
          </table:table-cell>
          <table:table-cell office:value-type="float" office:value="34.12684" calcext:value-type="float">
            <text:p>34.12684</text:p>
          </table:table-cell>
          <table:table-cell/>
          <table:table-cell office:value-type="string" calcext:value-type="string">
            <text:p>Consumibles / Tintas</text:p>
          </table:table-cell>
          <table:table-cell office:value-type="string" calcext:value-type="string">
            <text:p>impresion</text:p>
          </table:table-cell>
        </table:table-row>
        <table:table-row table:style-name="ro4">
          <table:table-cell office:value-type="string" calcext:value-type="string">
            <text:p>Auricular c/ Microfono Genius HS-04S</text:p>
          </table:table-cell>
          <table:table-cell office:value-type="string" calcext:value-type="string">
            <text:p>auriculares</text:p>
          </table:table-cell>
          <table:table-cell office:value-type="float" office:value="39.55732" calcext:value-type="float">
            <text:p>39.55732</text:p>
          </table:table-cell>
          <table:table-cell/>
          <table:table-cell office:value-type="string" calcext:value-type="string">
            <text:p>Discos Rígidos / SSD / Disco Rígido Externo</text:p>
          </table:table-cell>
          <table:table-cell office:value-type="string" calcext:value-type="string">
            <text:p>discos</text:p>
          </table:table-cell>
        </table:table-row>
        <table:table-row table:style-name="ro4">
          <table:table-cell office:value-type="string" calcext:value-type="string">
            <text:p>Auricular c/ Microfono Genius HS-04SU</text:p>
          </table:table-cell>
          <table:table-cell office:value-type="string" calcext:value-type="string">
            <text:p>auriculares</text:p>
          </table:table-cell>
          <table:table-cell office:value-type="float" office:value="40.79515" calcext:value-type="float">
            <text:p>40.79515</text:p>
          </table:table-cell>
          <table:table-cell/>
          <table:table-cell office:value-type="string" calcext:value-type="string">
            <text:p>Discos Rígidos / SSD / Disco Rígido SATA</text:p>
          </table:table-cell>
          <table:table-cell office:value-type="string" calcext:value-type="string">
            <text:p>discos</text:p>
          </table:table-cell>
        </table:table-row>
        <table:table-row table:style-name="ro4">
          <table:table-cell office:value-type="string" calcext:value-type="string">
            <text:p>Auricular c/ Microfono Genius HS-05A (2227)</text:p>
          </table:table-cell>
          <table:table-cell office:value-type="string" calcext:value-type="string">
            <text:p>auriculares</text:p>
          </table:table-cell>
          <table:table-cell office:value-type="float" office:value="95.48594" calcext:value-type="float">
            <text:p>95.48594</text:p>
          </table:table-cell>
          <table:table-cell/>
          <table:table-cell office:value-type="string" calcext:value-type="string">
            <text:p>Discos Rígidos / SSD / Disco SSD</text:p>
          </table:table-cell>
          <table:table-cell office:value-type="string" calcext:value-type="string">
            <text:p>discos</text:p>
          </table:table-cell>
        </table:table-row>
        <table:table-row table:style-name="ro4">
          <table:table-cell office:value-type="string" calcext:value-type="string">
            <text:p>Auricular c/ Microfono Genius HS-300N</text:p>
          </table:table-cell>
          <table:table-cell office:value-type="string" calcext:value-type="string">
            <text:p>auriculares</text:p>
          </table:table-cell>
          <table:table-cell office:value-type="float" office:value="23.03961" calcext:value-type="float">
            <text:p>23.03961</text:p>
          </table:table-cell>
          <table:table-cell/>
          <table:table-cell office:value-type="string" calcext:value-type="string">
            <text:p>Discos Rígidos / SSD / Disco SSD M2</text:p>
          </table:table-cell>
          <table:table-cell office:value-type="string" calcext:value-type="string">
            <text:p>discos</text:p>
          </table:table-cell>
        </table:table-row>
        <table:table-row table:style-name="ro4">
          <table:table-cell office:value-type="string" calcext:value-type="string">
            <text:p>Auricular c/ Microfono Genius HS-G600V</text:p>
          </table:table-cell>
          <table:table-cell office:value-type="string" calcext:value-type="string">
            <text:p>auriculares</text:p>
          </table:table-cell>
          <table:table-cell office:value-type="float" office:value="42.80496" calcext:value-type="float">
            <text:p>42.80496</text:p>
          </table:table-cell>
          <table:table-cell/>
          <table:table-cell office:value-type="string" calcext:value-type="string">
            <text:p>Energía / Estabilizadores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Auricular c/ Micrófono Genius HS-M200C (SINGLE JACK)</text:p>
          </table:table-cell>
          <table:table-cell office:value-type="string" calcext:value-type="string">
            <text:p>auriculares</text:p>
          </table:table-cell>
          <table:table-cell office:value-type="float" office:value="14.20177" calcext:value-type="float">
            <text:p>14.20177</text:p>
          </table:table-cell>
          <table:table-cell/>
          <table:table-cell office:value-type="string" calcext:value-type="string">
            <text:p>Fans, Coolers</text:p>
          </table:table-cell>
          <table:table-cell office:value-type="string" calcext:value-type="string">
            <text:p>coolers</text:p>
          </table:table-cell>
        </table:table-row>
        <table:table-row table:style-name="ro4">
          <table:table-cell office:value-type="string" calcext:value-type="string">
            <text:p>Auricular c/ Microfono Genius HS-M505X (SINGLE JACK) (5674)</text:p>
          </table:table-cell>
          <table:table-cell office:value-type="string" calcext:value-type="string">
            <text:p>auriculares</text:p>
          </table:table-cell>
          <table:table-cell office:value-type="float" office:value="57.24631" calcext:value-type="float">
            <text:p>57.24631</text:p>
          </table:table-cell>
          <table:table-cell/>
          <table:table-cell office:value-type="string" calcext:value-type="string">
            <text:p>Gabinetes y fuentes / Fuentes de Alimentación</text:p>
          </table:table-cell>
          <table:table-cell office:value-type="string" calcext:value-type="string">
            <text:p>fuentes</text:p>
          </table:table-cell>
        </table:table-row>
        <table:table-row table:style-name="ro4">
          <table:table-cell office:value-type="string" calcext:value-type="string">
            <text:p>Auricular c/Mic Genius HS-400A Green</text:p>
          </table:table-cell>
          <table:table-cell office:value-type="string" calcext:value-type="string">
            <text:p>auriculares</text:p>
          </table:table-cell>
          <table:table-cell office:value-type="float" office:value="36.05679" calcext:value-type="float">
            <text:p>36.05679</text:p>
          </table:table-cell>
          <table:table-cell/>
          <table:table-cell office:value-type="string" calcext:value-type="string">
            <text:p>Gabinetes y fuentes / Gabinetes con Fuente</text:p>
          </table:table-cell>
          <table:table-cell office:value-type="string" calcext:value-type="string">
            <text:p>gabinetes</text:p>
          </table:table-cell>
        </table:table-row>
        <table:table-row table:style-name="ro4">
          <table:table-cell office:value-type="string" calcext:value-type="string">
            <text:p>Auricular c/Microfono Logitech H111 Blk 1 Jack 981-000612</text:p>
          </table:table-cell>
          <table:table-cell office:value-type="string" calcext:value-type="string">
            <text:p>auriculares</text:p>
          </table:table-cell>
          <table:table-cell office:value-type="float" office:value="30.59969" calcext:value-type="float">
            <text:p>30.59969</text:p>
          </table:table-cell>
          <table:table-cell/>
          <table:table-cell office:value-type="string" calcext:value-type="string">
            <text:p>Gabinetes y fuentes / Gabinetes sin Fuente</text:p>
          </table:table-cell>
          <table:table-cell office:value-type="string" calcext:value-type="string">
            <text:p>gabinetes</text:p>
          </table:table-cell>
        </table:table-row>
        <table:table-row table:style-name="ro4">
          <table:table-cell office:value-type="string" calcext:value-type="string">
            <text:p>Auricular c/Microfono Logitech H151 Blk 1 Jack 981-000587</text:p>
          </table:table-cell>
          <table:table-cell office:value-type="string" calcext:value-type="string">
            <text:p>auriculares</text:p>
          </table:table-cell>
          <table:table-cell office:value-type="float" office:value="63.00954" calcext:value-type="float">
            <text:p>63.00954</text:p>
          </table:table-cell>
          <table:table-cell/>
          <table:table-cell office:value-type="string" calcext:value-type="string">
            <text:p>Gabinetes y fuentes / Kit Gabinete, teclado, mouse y parlante</text:p>
          </table:table-cell>
          <table:table-cell office:value-type="string" calcext:value-type="string">
            <text:p>gabinetes</text:p>
          </table:table-cell>
        </table:table-row>
        <table:table-row table:style-name="ro4">
          <table:table-cell office:value-type="string" calcext:value-type="string">
            <text:p>Auricular c/Microfono Logitech H390 981-000014</text:p>
          </table:table-cell>
          <table:table-cell office:value-type="string" calcext:value-type="string">
            <text:p>auriculares</text:p>
          </table:table-cell>
          <table:table-cell office:value-type="float" office:value="134.68389" calcext:value-type="float">
            <text:p>134.68389</text:p>
          </table:table-cell>
          <table:table-cell/>
          <table:table-cell office:value-type="string" calcext:value-type="string">
            <text:p>Gamers / Auriculares</text:p>
          </table:table-cell>
          <table:table-cell office:value-type="string" calcext:value-type="string">
            <text:p>auriculares</text:p>
          </table:table-cell>
        </table:table-row>
        <table:table-row table:style-name="ro4">
          <table:table-cell office:value-type="string" calcext:value-type="string">
            <text:p>Auricular Corsair HS35 Stereo Gaming Carbon (7526)</text:p>
          </table:table-cell>
          <table:table-cell office:value-type="string" calcext:value-type="string">
            <text:p>auriculares</text:p>
          </table:table-cell>
          <table:table-cell office:value-type="float" office:value="78.7952" calcext:value-type="float">
            <text:p>78.7952</text:p>
          </table:table-cell>
          <table:table-cell/>
          <table:table-cell office:value-type="string" calcext:value-type="string">
            <text:p>Gamers / Mouse y Mousepads</text:p>
          </table:table-cell>
          <table:table-cell office:value-type="string" calcext:value-type="string">
            <text:p>mouse</text:p>
          </table:table-cell>
        </table:table-row>
        <table:table-row table:style-name="ro4">
          <table:table-cell office:value-type="string" calcext:value-type="string">
            <text:p>Auricular Corsair HS60 Haptic USB Stereo Camuflados (8942)</text:p>
          </table:table-cell>
          <table:table-cell office:value-type="string" calcext:value-type="string">
            <text:p>auriculares</text:p>
          </table:table-cell>
          <table:table-cell office:value-type="float" office:value="169.74243" calcext:value-type="float">
            <text:p>169.74243</text:p>
          </table:table-cell>
          <table:table-cell/>
          <table:table-cell office:value-type="string" calcext:value-type="string">
            <text:p>Gamers / Parlantes</text:p>
          </table:table-cell>
          <table:table-cell office:value-type="string" calcext:value-type="string">
            <text:p>parlantes</text:p>
          </table:table-cell>
        </table:table-row>
        <table:table-row table:style-name="ro4">
          <table:table-cell office:value-type="string" calcext:value-type="string">
            <text:p>Auricular Genius HS-M300 Mobile Black</text:p>
          </table:table-cell>
          <table:table-cell office:value-type="string" calcext:value-type="string">
            <text:p>auriculares</text:p>
          </table:table-cell>
          <table:table-cell office:value-type="float" office:value="19.52577" calcext:value-type="float">
            <text:p>19.52577</text:p>
          </table:table-cell>
          <table:table-cell/>
          <table:table-cell office:value-type="string" calcext:value-type="string">
            <text:p>Gamers / Streaming</text:p>
          </table:table-cell>
          <table:table-cell office:value-type="string" calcext:value-type="string">
            <text:p>gamer</text:p>
          </table:table-cell>
        </table:table-row>
        <table:table-row table:style-name="ro4">
          <table:table-cell office:value-type="string" calcext:value-type="string">
            <text:p>Auricular GX/Genius <text:s/>HS-G710V Gaming Black (6564)</text:p>
          </table:table-cell>
          <table:table-cell office:value-type="string" calcext:value-type="string">
            <text:p>auriculares</text:p>
          </table:table-cell>
          <table:table-cell office:value-type="float" office:value="55.2365" calcext:value-type="float">
            <text:p>55.2365</text:p>
          </table:table-cell>
          <table:table-cell/>
          <table:table-cell office:value-type="string" calcext:value-type="string">
            <text:p>Gamers / Teclados</text:p>
          </table:table-cell>
          <table:table-cell office:value-type="string" calcext:value-type="string">
            <text:p>teclados</text:p>
          </table:table-cell>
        </table:table-row>
        <table:table-row table:style-name="ro4">
          <table:table-cell office:value-type="string" calcext:value-type="string">
            <text:p>Auricular JBL ENDURANCE RUN Rojo (0131)</text:p>
          </table:table-cell>
          <table:table-cell office:value-type="string" calcext:value-type="string">
            <text:p>auriculares</text:p>
          </table:table-cell>
          <table:table-cell office:value-type="float" office:value="52.14858" calcext:value-type="float">
            <text:p>52.14858</text:p>
          </table:table-cell>
          <table:table-cell/>
          <table:table-cell office:value-type="string" calcext:value-type="string">
            <text:p>Impresoras / Ink Jet</text:p>
          </table:table-cell>
          <table:table-cell office:value-type="string" calcext:value-type="string">
            <text:p>impresion</text:p>
          </table:table-cell>
        </table:table-row>
        <table:table-row table:style-name="ro4">
          <table:table-cell office:value-type="string" calcext:value-type="string">
            <text:p>Auricular JBL T110 Azul (9821)</text:p>
          </table:table-cell>
          <table:table-cell office:value-type="string" calcext:value-type="string">
            <text:p>auriculares</text:p>
          </table:table-cell>
          <table:table-cell office:value-type="float" office:value="28.64312" calcext:value-type="float">
            <text:p>28.64312</text:p>
          </table:table-cell>
          <table:table-cell/>
          <table:table-cell office:value-type="string" calcext:value-type="string">
            <text:p>Impresoras / Multifunción</text:p>
          </table:table-cell>
          <table:table-cell office:value-type="string" calcext:value-type="string">
            <text:p>impresion</text:p>
          </table:table-cell>
        </table:table-row>
        <table:table-row table:style-name="ro4">
          <table:table-cell office:value-type="string" calcext:value-type="string">
            <text:p>Auricular JBL T110 Blanco (9814)</text:p>
          </table:table-cell>
          <table:table-cell office:value-type="string" calcext:value-type="string">
            <text:p>auriculares</text:p>
          </table:table-cell>
          <table:table-cell office:value-type="float" office:value="28.64312" calcext:value-type="float">
            <text:p>28.64312</text:p>
          </table:table-cell>
          <table:table-cell/>
          <table:table-cell office:value-type="string" calcext:value-type="string">
            <text:p>Memorias RAM / Memoria DDR2</text:p>
          </table:table-cell>
          <table:table-cell office:value-type="string" calcext:value-type="string">
            <text:p>rams</text:p>
          </table:table-cell>
        </table:table-row>
        <table:table-row table:style-name="ro4">
          <table:table-cell office:value-type="string" calcext:value-type="string">
            <text:p>Auricular JBL T110 Negro (9807)</text:p>
          </table:table-cell>
          <table:table-cell office:value-type="string" calcext:value-type="string">
            <text:p>auriculares</text:p>
          </table:table-cell>
          <table:table-cell office:value-type="float" office:value="28.64312" calcext:value-type="float">
            <text:p>28.64312</text:p>
          </table:table-cell>
          <table:table-cell/>
          <table:table-cell office:value-type="string" calcext:value-type="string">
            <text:p>Memorias RAM / Memoria DDR3</text:p>
          </table:table-cell>
          <table:table-cell office:value-type="string" calcext:value-type="string">
            <text:p>rams</text:p>
          </table:table-cell>
        </table:table-row>
        <table:table-row table:style-name="ro4">
          <table:table-cell office:value-type="string" calcext:value-type="string">
            <text:p>Auricular JBL T500 Blue (0247)</text:p>
          </table:table-cell>
          <table:table-cell office:value-type="string" calcext:value-type="string">
            <text:p>auriculares</text:p>
          </table:table-cell>
          <table:table-cell office:value-type="float" office:value="79.82007" calcext:value-type="float">
            <text:p>79.82007</text:p>
          </table:table-cell>
          <table:table-cell/>
          <table:table-cell office:value-type="string" calcext:value-type="string">
            <text:p>Memorias RAM / Memoria DDR4</text:p>
          </table:table-cell>
          <table:table-cell office:value-type="string" calcext:value-type="string">
            <text:p>rams</text:p>
          </table:table-cell>
        </table:table-row>
        <table:table-row table:style-name="ro4">
          <table:table-cell office:value-type="string" calcext:value-type="string">
            <text:p>Auricular JBL T500 Negro (0223)</text:p>
          </table:table-cell>
          <table:table-cell office:value-type="string" calcext:value-type="string">
            <text:p>auriculares</text:p>
          </table:table-cell>
          <table:table-cell office:value-type="float" office:value="79.82007" calcext:value-type="float">
            <text:p>79.82007</text:p>
          </table:table-cell>
          <table:table-cell/>
          <table:table-cell office:value-type="string" calcext:value-type="string">
            <text:p>Memorias RAM / Memoria Sodimm</text:p>
          </table:table-cell>
          <table:table-cell office:value-type="string" calcext:value-type="string">
            <text:p>rams</text:p>
          </table:table-cell>
        </table:table-row>
        <table:table-row table:style-name="ro4">
          <table:table-cell office:value-type="string" calcext:value-type="string">
            <text:p>Auricular JBL T510 BLUETOOTH NEGRO (2804)</text:p>
          </table:table-cell>
          <table:table-cell office:value-type="string" calcext:value-type="string">
            <text:p>auriculares</text:p>
          </table:table-cell>
          <table:table-cell office:value-type="float" office:value="124.309185" calcext:value-type="float">
            <text:p>124.309185</text:p>
          </table:table-cell>
          <table:table-cell/>
          <table:table-cell office:value-type="string" calcext:value-type="string">
            <text:p>Microprocesadores / AMD</text:p>
          </table:table-cell>
          <table:table-cell office:value-type="string" calcext:value-type="string">
            <text:p>procesadores</text:p>
          </table:table-cell>
        </table:table-row>
        <table:table-row table:style-name="ro4">
          <table:table-cell office:value-type="string" calcext:value-type="string">
            <text:p>Auricular PIXPRO BLUETOOTH SM100 BLANCO (6457)</text:p>
          </table:table-cell>
          <table:table-cell office:value-type="string" calcext:value-type="string">
            <text:p>auriculares</text:p>
          </table:table-cell>
          <table:table-cell office:value-type="float" office:value="14.646775" calcext:value-type="float">
            <text:p>14.646775</text:p>
          </table:table-cell>
          <table:table-cell/>
          <table:table-cell office:value-type="string" calcext:value-type="string">
            <text:p>Microprocesadores / Intel</text:p>
          </table:table-cell>
          <table:table-cell office:value-type="string" calcext:value-type="string">
            <text:p>procesadores</text:p>
          </table:table-cell>
        </table:table-row>
        <table:table-row table:style-name="ro4">
          <table:table-cell office:value-type="string" calcext:value-type="string">
            <text:p>Auricular Wir c/Microfono Logitech G435 Black 981-001049</text:p>
          </table:table-cell>
          <table:table-cell office:value-type="string" calcext:value-type="string">
            <text:p>auriculares</text:p>
          </table:table-cell>
          <table:table-cell office:value-type="float" office:value="190.578245" calcext:value-type="float">
            <text:p>190.578245</text:p>
          </table:table-cell>
          <table:table-cell/>
          <table:table-cell office:value-type="string" calcext:value-type="string">
            <text:p>Mobile / Celulares</text:p>
          </table:table-cell>
          <table:table-cell office:value-type="string" calcext:value-type="string">
            <text:p>celulares</text:p>
          </table:table-cell>
        </table:table-row>
        <table:table-row table:style-name="ro4">
          <table:table-cell office:value-type="string" calcext:value-type="string">
            <text:p>Auricular Wir c/Microfono Logitech G435 White 981-001073</text:p>
          </table:table-cell>
          <table:table-cell office:value-type="string" calcext:value-type="string">
            <text:p>auriculares</text:p>
          </table:table-cell>
          <table:table-cell office:value-type="float" office:value="190.578245" calcext:value-type="float">
            <text:p>190.578245</text:p>
          </table:table-cell>
          <table:table-cell/>
          <table:table-cell office:value-type="string" calcext:value-type="string">
            <text:p>Mobile / Tablet</text:p>
          </table:table-cell>
          <table:table-cell office:value-type="string" calcext:value-type="string">
            <text:p>tablets</text:p>
          </table:table-cell>
        </table:table-row>
        <table:table-row table:style-name="ro4">
          <table:table-cell office:value-type="string" calcext:value-type="string">
            <text:p>Auricular Wir c/Microfono Logitech G733 Black RGB 981-000863</text:p>
          </table:table-cell>
          <table:table-cell office:value-type="string" calcext:value-type="string">
            <text:p>auriculares</text:p>
          </table:table-cell>
          <table:table-cell office:value-type="float" office:value="408.86989" calcext:value-type="float">
            <text:p>408.86989</text:p>
          </table:table-cell>
          <table:table-cell/>
          <table:table-cell office:value-type="string" calcext:value-type="string">
            <text:p>Monitores / Monitor Consumo</text:p>
          </table:table-cell>
          <table:table-cell office:value-type="string" calcext:value-type="string">
            <text:p>monitores</text:p>
          </table:table-cell>
        </table:table-row>
        <table:table-row table:style-name="ro4">
          <table:table-cell office:value-type="string" calcext:value-type="string">
            <text:p>Microfono Razer Seiren V2 X USB Black (7962)</text:p>
          </table:table-cell>
          <table:table-cell office:value-type="string" calcext:value-type="string">
            <text:p>microfonos</text:p>
          </table:table-cell>
          <table:table-cell office:value-type="float" office:value="281.97235" calcext:value-type="float">
            <text:p>281.97235</text:p>
          </table:table-cell>
          <table:table-cell/>
          <table:table-cell office:value-type="string" calcext:value-type="string">
            <text:p>Monitores / Monitor Corporativo</text:p>
          </table:table-cell>
          <table:table-cell office:value-type="string" calcext:value-type="string">
            <text:p>monitores</text:p>
          </table:table-cell>
        </table:table-row>
        <table:table-row table:style-name="ro4">
          <table:table-cell office:value-type="string" calcext:value-type="string">
            <text:p>Microfono Blue/Logitech Snowball Black 988-000067</text:p>
          </table:table-cell>
          <table:table-cell office:value-type="string" calcext:value-type="string">
            <text:p>microfonos</text:p>
          </table:table-cell>
          <table:table-cell office:value-type="float" office:value="134.48424" calcext:value-type="float">
            <text:p>134.48424</text:p>
          </table:table-cell>
          <table:table-cell/>
          <table:table-cell office:value-type="string" calcext:value-type="string">
            <text:p>Monitores / Monitor Gamer</text:p>
          </table:table-cell>
          <table:table-cell office:value-type="string" calcext:value-type="string">
            <text:p>monitores</text:p>
          </table:table-cell>
        </table:table-row>
        <table:table-row table:style-name="ro4">
          <table:table-cell office:value-type="string" calcext:value-type="string">
            <text:p>Microfono Blue/Logitech Snowball White 988-000070</text:p>
          </table:table-cell>
          <table:table-cell office:value-type="string" calcext:value-type="string">
            <text:p>microfonos</text:p>
          </table:table-cell>
          <table:table-cell office:value-type="float" office:value="134.48424" calcext:value-type="float">
            <text:p>134.48424</text:p>
          </table:table-cell>
          <table:table-cell/>
          <table:table-cell office:value-type="string" calcext:value-type="string">
            <text:p>Mothers / Plataforma AMD</text:p>
          </table:table-cell>
          <table:table-cell office:value-type="string" calcext:value-type="string">
            <text:p>mother</text:p>
          </table:table-cell>
        </table:table-row>
        <table:table-row table:style-name="ro4">
          <table:table-cell office:value-type="string" calcext:value-type="string">
            <text:p>Mouse Genius NX 7000 BlueEye Black G5 (9770)</text:p>
          </table:table-cell>
          <table:table-cell office:value-type="string" calcext:value-type="string">
            <text:p>mouse</text:p>
          </table:table-cell>
          <table:table-cell office:value-type="float" office:value="31.542225" calcext:value-type="float">
            <text:p>31.542225</text:p>
          </table:table-cell>
          <table:table-cell/>
          <table:table-cell office:value-type="string" calcext:value-type="string">
            <text:p>Mothers / Plataforma Intel</text:p>
          </table:table-cell>
          <table:table-cell office:value-type="string" calcext:value-type="string">
            <text:p>mother</text:p>
          </table:table-cell>
        </table:table-row>
        <table:table-row table:style-name="ro4">
          <table:table-cell office:value-type="string" calcext:value-type="string">
            <text:p>Mouse Genius NX 7000 BlueEye Blue G5 (9794)</text:p>
          </table:table-cell>
          <table:table-cell office:value-type="string" calcext:value-type="string">
            <text:p>mouse</text:p>
          </table:table-cell>
          <table:table-cell office:value-type="float" office:value="28.90459" calcext:value-type="float">
            <text:p>28.90459</text:p>
          </table:table-cell>
          <table:table-cell/>
          <table:table-cell office:value-type="string" calcext:value-type="string">
            <text:p>Notebooks / Consumo</text:p>
          </table:table-cell>
          <table:table-cell office:value-type="string" calcext:value-type="string">
            <text:p>notebooks</text:p>
          </table:table-cell>
        </table:table-row>
        <table:table-row table:style-name="ro4">
          <table:table-cell office:value-type="string" calcext:value-type="string">
            <text:p>Mouse Genius NX 7000 BlueEye Red G5 (9800)</text:p>
          </table:table-cell>
          <table:table-cell office:value-type="string" calcext:value-type="string">
            <text:p>mouse</text:p>
          </table:table-cell>
          <table:table-cell office:value-type="float" office:value="28.965365" calcext:value-type="float">
            <text:p>28.965365</text:p>
          </table:table-cell>
          <table:table-cell/>
          <table:table-cell office:value-type="string" calcext:value-type="string">
            <text:p>Notebooks / Gamer</text:p>
          </table:table-cell>
          <table:table-cell office:value-type="string" calcext:value-type="string">
            <text:p>notebooks</text:p>
          </table:table-cell>
        </table:table-row>
        <table:table-row table:style-name="ro4">
          <table:table-cell office:value-type="string" calcext:value-type="string">
            <text:p>Mouse Genius NX 7000 BlueEye White G5 (9787)</text:p>
          </table:table-cell>
          <table:table-cell office:value-type="string" calcext:value-type="string">
            <text:p>mouse</text:p>
          </table:table-cell>
          <table:table-cell office:value-type="float" office:value="29.07476" calcext:value-type="float">
            <text:p>29.07476</text:p>
          </table:table-cell>
          <table:table-cell/>
          <table:table-cell office:value-type="string" calcext:value-type="string">
            <text:p>Placas de video / Línea AMD RADEON</text:p>
          </table:table-cell>
          <table:table-cell office:value-type="string" calcext:value-type="string">
            <text:p>vga</text:p>
          </table:table-cell>
        </table:table-row>
        <table:table-row table:style-name="ro4">
          <table:table-cell office:value-type="string" calcext:value-type="string">
            <text:p>Mouse Genius NX-7010 Green G5 (8643)</text:p>
          </table:table-cell>
          <table:table-cell office:value-type="string" calcext:value-type="string">
            <text:p>mouse</text:p>
          </table:table-cell>
          <table:table-cell office:value-type="float" office:value="30.253795" calcext:value-type="float">
            <text:p>30.253795</text:p>
          </table:table-cell>
          <table:table-cell/>
          <table:table-cell office:value-type="string" calcext:value-type="string">
            <text:p>Placas de video / Línea NVIDIA GEFORCE</text:p>
          </table:table-cell>
          <table:table-cell office:value-type="string" calcext:value-type="string">
            <text:p>vga</text:p>
          </table:table-cell>
        </table:table-row>
        <table:table-row table:style-name="ro4">
          <table:table-cell office:value-type="string" calcext:value-type="string">
            <text:p>Mouse Logitech G502X Gaming Black 910-006137</text:p>
          </table:table-cell>
          <table:table-cell office:value-type="string" calcext:value-type="string">
            <text:p>mouse</text:p>
          </table:table-cell>
          <table:table-cell office:value-type="float" office:value="199.888975" calcext:value-type="float">
            <text:p>199.888975</text:p>
          </table:table-cell>
          <table:table-cell/>
          <table:table-cell office:value-type="string" calcext:value-type="string">
            <text:p>Seguridad / Accesorios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G502X Gaming White 910-006145</text:p>
          </table:table-cell>
          <table:table-cell office:value-type="string" calcext:value-type="string">
            <text:p>mouse</text:p>
          </table:table-cell>
          <table:table-cell office:value-type="float" office:value="199.888975" calcext:value-type="float">
            <text:p>199.888975</text:p>
          </table:table-cell>
          <table:table-cell/>
          <table:table-cell office:value-type="string" calcext:value-type="string">
            <text:p>Seguridad / Alarmas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G705 Aurora White Gaming Wireless 910-006366</text:p>
          </table:table-cell>
          <table:table-cell office:value-type="string" calcext:value-type="string">
            <text:p>mouse</text:p>
          </table:table-cell>
          <table:table-cell office:value-type="float" office:value="187.94061" calcext:value-type="float">
            <text:p>187.94061</text:p>
          </table:table-cell>
          <table:table-cell/>
          <table:table-cell office:value-type="string" calcext:value-type="string">
            <text:p>Seguridad / Cámaras Analógicas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M110 Silent Black 910-006756</text:p>
          </table:table-cell>
          <table:table-cell office:value-type="string" calcext:value-type="string">
            <text:p>mouse</text:p>
          </table:table-cell>
          <table:table-cell office:value-type="float" office:value="20.116525" calcext:value-type="float">
            <text:p>20.116525</text:p>
          </table:table-cell>
          <table:table-cell/>
          <table:table-cell office:value-type="string" calcext:value-type="string">
            <text:p>Seguridad / Cámaras Especiales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M110 Silent Blue 910-006662</text:p>
          </table:table-cell>
          <table:table-cell office:value-type="string" calcext:value-type="string">
            <text:p>mouse</text:p>
          </table:table-cell>
          <table:table-cell office:value-type="float" office:value="18.828095" calcext:value-type="float">
            <text:p>18.828095</text:p>
          </table:table-cell>
          <table:table-cell/>
          <table:table-cell office:value-type="string" calcext:value-type="string">
            <text:p>Seguridad / Cámaras IP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M110 Silent Gray 910-006757</text:p>
          </table:table-cell>
          <table:table-cell office:value-type="string" calcext:value-type="string">
            <text:p>mouse</text:p>
          </table:table-cell>
          <table:table-cell office:value-type="float" office:value="18.828095" calcext:value-type="float">
            <text:p>18.828095</text:p>
          </table:table-cell>
          <table:table-cell/>
          <table:table-cell office:value-type="string" calcext:value-type="string">
            <text:p>Seguridad / Cámaras PTZ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M110 Silent Red 910-006755</text:p>
          </table:table-cell>
          <table:table-cell office:value-type="string" calcext:value-type="string">
            <text:p>mouse</text:p>
          </table:table-cell>
          <table:table-cell office:value-type="float" office:value="18.828095" calcext:value-type="float">
            <text:p>18.828095</text:p>
          </table:table-cell>
          <table:table-cell/>
          <table:table-cell office:value-type="string" calcext:value-type="string">
            <text:p>Seguridad / Controles de Acceso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Wir Lift Ergo Black 910-006466</text:p>
          </table:table-cell>
          <table:table-cell office:value-type="string" calcext:value-type="string">
            <text:p>mouse</text:p>
          </table:table-cell>
          <table:table-cell office:value-type="float" office:value="187.6732" calcext:value-type="float">
            <text:p>187.6732</text:p>
          </table:table-cell>
          <table:table-cell/>
          <table:table-cell office:value-type="string" calcext:value-type="string">
            <text:p>Seguridad / DVR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Wir Lift Ergo Black Left Handed 910-006467</text:p>
          </table:table-cell>
          <table:table-cell office:value-type="string" calcext:value-type="string">
            <text:p>mouse</text:p>
          </table:table-cell>
          <table:table-cell office:value-type="float" office:value="181.30398" calcext:value-type="float">
            <text:p>181.30398</text:p>
          </table:table-cell>
          <table:table-cell/>
          <table:table-cell office:value-type="string" calcext:value-type="string">
            <text:p>Seguridad / NVR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Wir Lift Ergo Rose 910-006472</text:p>
          </table:table-cell>
          <table:table-cell office:value-type="string" calcext:value-type="string">
            <text:p>mouse</text:p>
          </table:table-cell>
          <table:table-cell office:value-type="float" office:value="187.77044" calcext:value-type="float">
            <text:p>187.77044</text:p>
          </table:table-cell>
          <table:table-cell/>
          <table:table-cell office:value-type="string" calcext:value-type="string">
            <text:p>Seguridad / Porteros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Wir Lift ErgoWhite 910-006469</text:p>
          </table:table-cell>
          <table:table-cell office:value-type="string" calcext:value-type="string">
            <text:p>mouse</text:p>
          </table:table-cell>
          <table:table-cell office:value-type="float" office:value="187.77044" calcext:value-type="float">
            <text:p>187.77044</text:p>
          </table:table-cell>
          <table:table-cell/>
          <table:table-cell office:value-type="string" calcext:value-type="string">
            <text:p>Notebooks / Corporativa</text:p>
          </table:table-cell>
          <table:table-cell office:value-type="string" calcext:value-type="string">
            <text:p>notebooks</text:p>
          </table:table-cell>
        </table:table-row>
        <table:table-row table:style-name="ro4">
          <table:table-cell office:value-type="string" calcext:value-type="string">
            <text:p>Mouse Logitech Wir M170 Rose Blister 910-006862</text:p>
          </table:table-cell>
          <table:table-cell office:value-type="string" calcext:value-type="string">
            <text:p>mouse</text:p>
          </table:table-cell>
          <table:table-cell office:value-type="float" office:value="29.53665" calcext:value-type="float">
            <text:p>29.53665</text:p>
          </table:table-cell>
          <table:table-cell/>
          <table:table-cell office:value-type="string" calcext:value-type="string">
            <text:p>Varios / Papel Resma</text:p>
          </table:table-cell>
          <table:table-cell office:value-type="string" calcext:value-type="string">
            <text:p>impresion</text:p>
          </table:table-cell>
        </table:table-row>
        <table:table-row table:style-name="ro4">
          <table:table-cell office:value-type="string" calcext:value-type="string">
            <text:p>Mouse Logitech Wir M170 White Blister 910-006864</text:p>
          </table:table-cell>
          <table:table-cell office:value-type="string" calcext:value-type="string">
            <text:p>mouse</text:p>
          </table:table-cell>
          <table:table-cell office:value-type="float" office:value="29.53665" calcext:value-type="float">
            <text:p>29.53665</text:p>
          </table:table-cell>
          <table:table-cell/>
          <table:table-cell office:value-type="string" calcext:value-type="string">
            <text:p>Energía / UPS</text:p>
          </table:table-cell>
          <table:table-cell office:value-type="string" calcext:value-type="string">
            <text:p>electro</text:p>
          </table:table-cell>
        </table:table-row>
        <table:table-row table:style-name="ro4">
          <table:table-cell office:value-type="string" calcext:value-type="string">
            <text:p>Mouse Logitech Wir M350 Pebble Lavender 910-006659</text:p>
          </table:table-cell>
          <table:table-cell office:value-type="string" calcext:value-type="string">
            <text:p>mouse</text:p>
          </table:table-cell>
          <table:table-cell office:value-type="float" office:value="79.894815" calcext:value-type="float">
            <text:p>79.894815</text:p>
          </table:table-cell>
          <table:table-cell/>
          <table:table-cell office:value-type="string" calcext:value-type="string">
            <text:p>Impresoras</text:p>
          </table:table-cell>
          <table:table-cell office:value-type="string" calcext:value-type="string">
            <text:p>impresion</text:p>
          </table:table-cell>
        </table:table-row>
        <table:table-row table:style-name="ro4">
          <table:table-cell office:value-type="string" calcext:value-type="string">
            <text:p>Mouse Logitech Wir M650 Graphite 910-006250</text:p>
          </table:table-cell>
          <table:table-cell office:value-type="string" calcext:value-type="string">
            <text:p>mouse</text:p>
          </table:table-cell>
          <table:table-cell office:value-type="float" office:value="95.137185" calcext:value-type="float">
            <text:p>95.1371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650 Large Graphite 910-006231</text:p>
          </table:table-cell>
          <table:table-cell office:value-type="string" calcext:value-type="string">
            <text:p>mouse</text:p>
          </table:table-cell>
          <table:table-cell office:value-type="float" office:value="95.137185" calcext:value-type="float">
            <text:p>95.1371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650 Large White 910-006233</text:p>
          </table:table-cell>
          <table:table-cell office:value-type="string" calcext:value-type="string">
            <text:p>mouse</text:p>
          </table:table-cell>
          <table:table-cell office:value-type="float" office:value="95.137185" calcext:value-type="float">
            <text:p>95.1371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650 White 910-006252</text:p>
          </table:table-cell>
          <table:table-cell office:value-type="string" calcext:value-type="string">
            <text:p>mouse</text:p>
          </table:table-cell>
          <table:table-cell office:value-type="float" office:value="95.137185" calcext:value-type="float">
            <text:p>95.1371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porte para Mouse Razer Bungee V3 Black (3588)</text:p>
          </table:table-cell>
          <table:table-cell office:value-type="string" calcext:value-type="string">
            <text:p>mouse</text:p>
          </table:table-cell>
          <table:table-cell office:value-type="float" office:value="65.09921" calcext:value-type="float">
            <text:p>65.099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porte para Mouse Razer Bungee V3 Chroma (3564)</text:p>
          </table:table-cell>
          <table:table-cell office:value-type="string" calcext:value-type="string">
            <text:p>mouse</text:p>
          </table:table-cell>
          <table:table-cell office:value-type="float" office:value="125.19386" calcext:value-type="float">
            <text:p>125.193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DX-110 PS2 Black (1552)</text:p>
          </table:table-cell>
          <table:table-cell office:value-type="string" calcext:value-type="string">
            <text:p>mouse</text:p>
          </table:table-cell>
          <table:table-cell office:value-type="float" office:value="10.246665" calcext:value-type="float">
            <text:p>10.2466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DX-110 USB Black (1477)</text:p>
          </table:table-cell>
          <table:table-cell office:value-type="string" calcext:value-type="string">
            <text:p>mouse</text:p>
          </table:table-cell>
          <table:table-cell office:value-type="float" office:value="16.567265" calcext:value-type="float">
            <text:p>16.5672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DX-110 USB Blue (1491)</text:p>
          </table:table-cell>
          <table:table-cell office:value-type="string" calcext:value-type="string">
            <text:p>mouse</text:p>
          </table:table-cell>
          <table:table-cell office:value-type="float" office:value="11.899745" calcext:value-type="float">
            <text:p>11.8997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DX-110 USB Red (15007)</text:p>
          </table:table-cell>
          <table:table-cell office:value-type="string" calcext:value-type="string">
            <text:p>mouse</text:p>
          </table:table-cell>
          <table:table-cell office:value-type="float" office:value="16.931915" calcext:value-type="float">
            <text:p>16.9319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DX-110 USB White (1484)</text:p>
          </table:table-cell>
          <table:table-cell office:value-type="string" calcext:value-type="string">
            <text:p>mouse</text:p>
          </table:table-cell>
          <table:table-cell office:value-type="float" office:value="17.077775" calcext:value-type="float">
            <text:p>17.0777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DX-120 USB Black (0975)</text:p>
          </table:table-cell>
          <table:table-cell office:value-type="string" calcext:value-type="string">
            <text:p>mouse</text:p>
          </table:table-cell>
          <table:table-cell office:value-type="float" office:value="16.931915" calcext:value-type="float">
            <text:p>16.9319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DX-120 USB White (0982)</text:p>
          </table:table-cell>
          <table:table-cell office:value-type="string" calcext:value-type="string">
            <text:p>mouse</text:p>
          </table:table-cell>
          <table:table-cell office:value-type="float" office:value="12.191465" calcext:value-type="float">
            <text:p>12.1914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Micro Traveler 900S USB blk (New Package) (8933)</text:p>
          </table:table-cell>
          <table:table-cell office:value-type="string" calcext:value-type="string">
            <text:p>mouse</text:p>
          </table:table-cell>
          <table:table-cell office:value-type="float" office:value="48.54707" calcext:value-type="float">
            <text:p>48.547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Micro Traveler 900S USB Gr (New Package) (8940)</text:p>
          </table:table-cell>
          <table:table-cell office:value-type="string" calcext:value-type="string">
            <text:p>mouse</text:p>
          </table:table-cell>
          <table:table-cell office:value-type="float" office:value="48.54707" calcext:value-type="float">
            <text:p>48.547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Micro Traveler Black USB (7885)</text:p>
          </table:table-cell>
          <table:table-cell office:value-type="string" calcext:value-type="string">
            <text:p>mouse</text:p>
          </table:table-cell>
          <table:table-cell office:value-type="float" office:value="21.70883" calcext:value-type="float">
            <text:p>21.708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Micro Traveler Ruby USB (8691)</text:p>
          </table:table-cell>
          <table:table-cell office:value-type="string" calcext:value-type="string">
            <text:p>mouse</text:p>
          </table:table-cell>
          <table:table-cell office:value-type="float" office:value="19.897735" calcext:value-type="float">
            <text:p>19.8977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Micro Traveler Silver USB (8684)</text:p>
          </table:table-cell>
          <table:table-cell office:value-type="string" calcext:value-type="string">
            <text:p>mouse</text:p>
          </table:table-cell>
          <table:table-cell office:value-type="float" office:value="20.78505" calcext:value-type="float">
            <text:p>20.785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Micro Traveler White USB (8707)</text:p>
          </table:table-cell>
          <table:table-cell office:value-type="string" calcext:value-type="string">
            <text:p>mouse</text:p>
          </table:table-cell>
          <table:table-cell office:value-type="float" office:value="20.772895" calcext:value-type="float">
            <text:p>20.7728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NX 7010 BlueEye White/Blue (New Package) (8612)</text:p>
          </table:table-cell>
          <table:table-cell office:value-type="string" calcext:value-type="string">
            <text:p>mouse</text:p>
          </table:table-cell>
          <table:table-cell office:value-type="float" office:value="30.24164" calcext:value-type="float">
            <text:p>30.241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NX 7010 BlueEye White/Red (New Package) (8629)</text:p>
          </table:table-cell>
          <table:table-cell office:value-type="string" calcext:value-type="string">
            <text:p>mouse</text:p>
          </table:table-cell>
          <table:table-cell office:value-type="float" office:value="30.253795" calcext:value-type="float">
            <text:p>30.2537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NX-7010 BlueEye Magenta (New Package) (8636)</text:p>
          </table:table-cell>
          <table:table-cell office:value-type="string" calcext:value-type="string">
            <text:p>mouse</text:p>
          </table:table-cell>
          <table:table-cell office:value-type="float" office:value="30.24164" calcext:value-type="float">
            <text:p>30.241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NX-7015 BlueEye Gray <text:s/>(New Package) (8667)</text:p>
          </table:table-cell>
          <table:table-cell office:value-type="string" calcext:value-type="string">
            <text:p>mouse</text:p>
          </table:table-cell>
          <table:table-cell office:value-type="float" office:value="31.45714" calcext:value-type="float">
            <text:p>31.457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NX-8000S BlueEye Black (9077)</text:p>
          </table:table-cell>
          <table:table-cell office:value-type="string" calcext:value-type="string">
            <text:p>mouse</text:p>
          </table:table-cell>
          <table:table-cell office:value-type="float" office:value="32.806345" calcext:value-type="float">
            <text:p>32.80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NX-8000S BlueEye Red (9121)</text:p>
          </table:table-cell>
          <table:table-cell office:value-type="string" calcext:value-type="string">
            <text:p>mouse</text:p>
          </table:table-cell>
          <table:table-cell office:value-type="float" office:value="32.806345" calcext:value-type="float">
            <text:p>32.80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NX-8006S BlueEye Black (9060)</text:p>
          </table:table-cell>
          <table:table-cell office:value-type="string" calcext:value-type="string">
            <text:p>mouse</text:p>
          </table:table-cell>
          <table:table-cell office:value-type="float" office:value="32.806345" calcext:value-type="float">
            <text:p>32.80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NX-8006S BlueEye Red (9114)</text:p>
          </table:table-cell>
          <table:table-cell office:value-type="string" calcext:value-type="string">
            <text:p>mouse</text:p>
          </table:table-cell>
          <table:table-cell office:value-type="float" office:value="32.806345" calcext:value-type="float">
            <text:p>32.80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X-G200, Gaming USB (1538)</text:p>
          </table:table-cell>
          <table:table-cell office:value-type="string" calcext:value-type="string">
            <text:p>mouse</text:p>
          </table:table-cell>
          <table:table-cell office:value-type="float" office:value="15.789345" calcext:value-type="float">
            <text:p>15.789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X/Genius Scorpion M6-400 Gaming(1217)</text:p>
          </table:table-cell>
          <table:table-cell office:value-type="string" calcext:value-type="string">
            <text:p>mouse</text:p>
          </table:table-cell>
          <table:table-cell office:value-type="float" office:value="32.806345" calcext:value-type="float">
            <text:p>32.80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 Pro X Superlight Black 910-005879</text:p>
          </table:table-cell>
          <table:table-cell office:value-type="string" calcext:value-type="string">
            <text:p>mouse</text:p>
          </table:table-cell>
          <table:table-cell office:value-type="float" office:value="289.79951" calcext:value-type="float">
            <text:p>289.799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 Pro X Superlight White 910-005941</text:p>
          </table:table-cell>
          <table:table-cell office:value-type="string" calcext:value-type="string">
            <text:p>mouse</text:p>
          </table:table-cell>
          <table:table-cell office:value-type="float" office:value="289.79951" calcext:value-type="float">
            <text:p>289.799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203 Gaming Lightsync Black 910-005793</text:p>
          </table:table-cell>
          <table:table-cell office:value-type="string" calcext:value-type="string">
            <text:p>mouse</text:p>
          </table:table-cell>
          <table:table-cell office:value-type="float" office:value="66.402765" calcext:value-type="float">
            <text:p>66.4027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203 Gaming Lightsync Blue 910-005795</text:p>
          </table:table-cell>
          <table:table-cell office:value-type="string" calcext:value-type="string">
            <text:p>mouse</text:p>
          </table:table-cell>
          <table:table-cell office:value-type="float" office:value="59.94846" calcext:value-type="float">
            <text:p>59.948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300S Optical Gaming 910-004344</text:p>
          </table:table-cell>
          <table:table-cell office:value-type="string" calcext:value-type="string">
            <text:p>mouse</text:p>
          </table:table-cell>
          <table:table-cell office:value-type="float" office:value="62.30653" calcext:value-type="float">
            <text:p>62.306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305 Lightspeed Wireless Black 910-005281</text:p>
          </table:table-cell>
          <table:table-cell office:value-type="string" calcext:value-type="string">
            <text:p>mouse</text:p>
          </table:table-cell>
          <table:table-cell office:value-type="float" office:value="97.79913" calcext:value-type="float">
            <text:p>97.799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305 Lightspeed Wireless Blue 910-006013</text:p>
          </table:table-cell>
          <table:table-cell office:value-type="string" calcext:value-type="string">
            <text:p>mouse</text:p>
          </table:table-cell>
          <table:table-cell office:value-type="float" office:value="84.854055" calcext:value-type="float">
            <text:p>84.8540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305 Lightspeed Wireless Mint 910-006377</text:p>
          </table:table-cell>
          <table:table-cell office:value-type="string" calcext:value-type="string">
            <text:p>mouse</text:p>
          </table:table-cell>
          <table:table-cell office:value-type="float" office:value="84.854055" calcext:value-type="float">
            <text:p>84.8540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403 Hero Gaming 910-005631</text:p>
          </table:table-cell>
          <table:table-cell office:value-type="string" calcext:value-type="string">
            <text:p>mouse</text:p>
          </table:table-cell>
          <table:table-cell office:value-type="float" office:value="115.88577" calcext:value-type="float">
            <text:p>115.8857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502 Gaming Hero 910-005550</text:p>
          </table:table-cell>
          <table:table-cell office:value-type="string" calcext:value-type="string">
            <text:p>mouse</text:p>
          </table:table-cell>
          <table:table-cell office:value-type="float" office:value="145.51966" calcext:value-type="float">
            <text:p>145.519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502 Wireless Gaming LIGHTSPEED 910-005566</text:p>
          </table:table-cell>
          <table:table-cell office:value-type="string" calcext:value-type="string">
            <text:p>mouse</text:p>
          </table:table-cell>
          <table:table-cell office:value-type="float" office:value="224.77026" calcext:value-type="float">
            <text:p>224.770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604 Gaming Lightspeed Wireless 910-005648</text:p>
          </table:table-cell>
          <table:table-cell office:value-type="string" calcext:value-type="string">
            <text:p>mouse</text:p>
          </table:table-cell>
          <table:table-cell office:value-type="float" office:value="182.604565" calcext:value-type="float">
            <text:p>182.6045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703 Gaming Lightspeed Wireless 910-005639</text:p>
          </table:table-cell>
          <table:table-cell office:value-type="string" calcext:value-type="string">
            <text:p>mouse</text:p>
          </table:table-cell>
          <table:table-cell office:value-type="float" office:value="198.1265" calcext:value-type="float">
            <text:p>198.12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M100 Black 910-001601</text:p>
          </table:table-cell>
          <table:table-cell office:value-type="string" calcext:value-type="string">
            <text:p>mouse</text:p>
          </table:table-cell>
          <table:table-cell office:value-type="float" office:value="20.286695" calcext:value-type="float">
            <text:p>20.2866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M90 Dark Midnight Gray 910-004053</text:p>
          </table:table-cell>
          <table:table-cell office:value-type="string" calcext:value-type="string">
            <text:p>mouse</text:p>
          </table:table-cell>
          <table:table-cell office:value-type="float" office:value="13.83239" calcext:value-type="float">
            <text:p>13.832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70 Black Blister 910-004940</text:p>
          </table:table-cell>
          <table:table-cell office:value-type="string" calcext:value-type="string">
            <text:p>mouse</text:p>
          </table:table-cell>
          <table:table-cell office:value-type="float" office:value="29.73113" calcext:value-type="float">
            <text:p>29.731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70 Blue Blister 910-004800</text:p>
          </table:table-cell>
          <table:table-cell office:value-type="string" calcext:value-type="string">
            <text:p>mouse</text:p>
          </table:table-cell>
          <table:table-cell office:value-type="float" office:value="29.232775" calcext:value-type="float">
            <text:p>29.2327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70 Red Blister 910-004941</text:p>
          </table:table-cell>
          <table:table-cell office:value-type="string" calcext:value-type="string">
            <text:p>mouse</text:p>
          </table:table-cell>
          <table:table-cell office:value-type="float" office:value="29.232775" calcext:value-type="float">
            <text:p>29.2327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70 Silver Blister 910-005334</text:p>
          </table:table-cell>
          <table:table-cell office:value-type="string" calcext:value-type="string">
            <text:p>mouse</text:p>
          </table:table-cell>
          <table:table-cell office:value-type="float" office:value="28.965365" calcext:value-type="float">
            <text:p>28.9653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85 Blue 910-003636</text:p>
          </table:table-cell>
          <table:table-cell office:value-type="string" calcext:value-type="string">
            <text:p>mouse</text:p>
          </table:table-cell>
          <table:table-cell office:value-type="float" office:value="34.54451" calcext:value-type="float">
            <text:p>34.544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85 Grey 910-002225</text:p>
          </table:table-cell>
          <table:table-cell office:value-type="string" calcext:value-type="string">
            <text:p>mouse</text:p>
          </table:table-cell>
          <table:table-cell office:value-type="float" office:value="34.54451" calcext:value-type="float">
            <text:p>34.544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85 Red 910-003635</text:p>
          </table:table-cell>
          <table:table-cell office:value-type="string" calcext:value-type="string">
            <text:p>mouse</text:p>
          </table:table-cell>
          <table:table-cell office:value-type="float" office:value="34.54451" calcext:value-type="float">
            <text:p>34.544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90 Black/Blue 910-005903</text:p>
          </table:table-cell>
          <table:table-cell office:value-type="string" calcext:value-type="string">
            <text:p>mouse</text:p>
          </table:table-cell>
          <table:table-cell office:value-type="float" office:value="36.61086" calcext:value-type="float">
            <text:p>36.610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90 Black/Grey 910-005902</text:p>
          </table:table-cell>
          <table:table-cell office:value-type="string" calcext:value-type="string">
            <text:p>mouse</text:p>
          </table:table-cell>
          <table:table-cell office:value-type="float" office:value="36.61086" calcext:value-type="float">
            <text:p>36.610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190 Black/Red 910-005904</text:p>
          </table:table-cell>
          <table:table-cell office:value-type="string" calcext:value-type="string">
            <text:p>mouse</text:p>
          </table:table-cell>
          <table:table-cell office:value-type="float" office:value="36.61086" calcext:value-type="float">
            <text:p>36.610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350 Pebble Rose 910-005769</text:p>
          </table:table-cell>
          <table:table-cell office:value-type="string" calcext:value-type="string">
            <text:p>mouse</text:p>
          </table:table-cell>
          <table:table-cell office:value-type="float" office:value="79.894815" calcext:value-type="float">
            <text:p>79.8948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720 Triarthlon 910-004790</text:p>
          </table:table-cell>
          <table:table-cell office:value-type="string" calcext:value-type="string">
            <text:p>mouse</text:p>
          </table:table-cell>
          <table:table-cell office:value-type="float" office:value="115.192935" calcext:value-type="float">
            <text:p>115.1929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ini M187 Black Blister 910-005459</text:p>
          </table:table-cell>
          <table:table-cell office:value-type="string" calcext:value-type="string">
            <text:p>mouse</text:p>
          </table:table-cell>
          <table:table-cell office:value-type="float" office:value="38.82307" calcext:value-type="float">
            <text:p>38.823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ini M187 Blue Blister 910-005360</text:p>
          </table:table-cell>
          <table:table-cell office:value-type="string" calcext:value-type="string">
            <text:p>mouse</text:p>
          </table:table-cell>
          <table:table-cell office:value-type="float" office:value="38.82307" calcext:value-type="float">
            <text:p>38.823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ini M187 Coral Blister 910-005362</text:p>
          </table:table-cell>
          <table:table-cell office:value-type="string" calcext:value-type="string">
            <text:p>mouse</text:p>
          </table:table-cell>
          <table:table-cell office:value-type="float" office:value="38.82307" calcext:value-type="float">
            <text:p>38.823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ini M187 Green Blister 910-005363</text:p>
          </table:table-cell>
          <table:table-cell office:value-type="string" calcext:value-type="string">
            <text:p>mouse</text:p>
          </table:table-cell>
          <table:table-cell office:value-type="float" office:value="38.82307" calcext:value-type="float">
            <text:p>38.823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ini M187 Pink Blister 910-005364</text:p>
          </table:table-cell>
          <table:table-cell office:value-type="string" calcext:value-type="string">
            <text:p>mouse</text:p>
          </table:table-cell>
          <table:table-cell office:value-type="float" office:value="38.82307" calcext:value-type="float">
            <text:p>38.823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X Anywhere 3 Rosa 910-005994</text:p>
          </table:table-cell>
          <table:table-cell office:value-type="string" calcext:value-type="string">
            <text:p>mouse</text:p>
          </table:table-cell>
          <table:table-cell office:value-type="float" office:value="147.646785" calcext:value-type="float">
            <text:p>147.6467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Wir MX Vertical Ergonomic 910-005447</text:p>
          </table:table-cell>
          <table:table-cell office:value-type="string" calcext:value-type="string">
            <text:p>mouse</text:p>
          </table:table-cell>
          <table:table-cell office:value-type="float" office:value="229.63226" calcext:value-type="float">
            <text:p>229.632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Genius G-Pad 300S (320 x 270 x 3mm) (6687)</text:p>
          </table:table-cell>
          <table:table-cell office:value-type="string" calcext:value-type="string">
            <text:p>mouse</text:p>
          </table:table-cell>
          <table:table-cell office:value-type="float" office:value="15.81228" calcext:value-type="float">
            <text:p>15.812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Genius G-Pad 800S (800 x 300 x 3mm) (6663)</text:p>
          </table:table-cell>
          <table:table-cell office:value-type="string" calcext:value-type="string">
            <text:p>mouse</text:p>
          </table:table-cell>
          <table:table-cell office:value-type="float" office:value="34.53945" calcext:value-type="float">
            <text:p>34.539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Genius G-WMP 100 (250 x 230 x 25mm) (6700)</text:p>
          </table:table-cell>
          <table:table-cell office:value-type="string" calcext:value-type="string">
            <text:p>mouse</text:p>
          </table:table-cell>
          <table:table-cell office:value-type="float" office:value="40.04979" calcext:value-type="float">
            <text:p>40.049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Genius G-WP 100 (460 x 85 x 25mm)</text:p>
          </table:table-cell>
          <table:table-cell office:value-type="string" calcext:value-type="string">
            <text:p>mouse</text:p>
          </table:table-cell>
          <table:table-cell office:value-type="float" office:value="18.7671" calcext:value-type="float">
            <text:p>18.76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Genius Q-Pad 100 (174 x 71 x 24mm) (6731)</text:p>
          </table:table-cell>
          <table:table-cell office:value-type="string" calcext:value-type="string">
            <text:p>mouse</text:p>
          </table:table-cell>
          <table:table-cell office:value-type="float" office:value="28.7496" calcext:value-type="float">
            <text:p>28.74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300x700mm Deskpad Grey 956-000047</text:p>
          </table:table-cell>
          <table:table-cell office:value-type="string" calcext:value-type="string">
            <text:p>mouse</text:p>
          </table:table-cell>
          <table:table-cell office:value-type="float" office:value="71.27505" calcext:value-type="float">
            <text:p>71.275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300x700mm Deskpad Rose 956-000048</text:p>
          </table:table-cell>
          <table:table-cell office:value-type="string" calcext:value-type="string">
            <text:p>mouse</text:p>
          </table:table-cell>
          <table:table-cell office:value-type="float" office:value="71.27505" calcext:value-type="float">
            <text:p>71.275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G440 Gaming 943-000098</text:p>
          </table:table-cell>
          <table:table-cell office:value-type="string" calcext:value-type="string">
            <text:p>mouse</text:p>
          </table:table-cell>
          <table:table-cell office:value-type="float" office:value="45.61337" calcext:value-type="float">
            <text:p>45.613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Genius SoundBar 200 USB BLACK BT (9695)</text:p>
          </table:table-cell>
          <table:table-cell office:value-type="string" calcext:value-type="string">
            <text:p>parlantes</text:p>
          </table:table-cell>
          <table:table-cell office:value-type="float" office:value="51.3766" calcext:value-type="float">
            <text:p>51.37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Genius SP-HF380 BT USB W00D (8247)</text:p>
          </table:table-cell>
          <table:table-cell office:value-type="string" calcext:value-type="string">
            <text:p>parlantes</text:p>
          </table:table-cell>
          <table:table-cell office:value-type="float" office:value="39.85014" calcext:value-type="float">
            <text:p>39.850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Genius SP-HF380 BT USB W00D (New Package) (9527)</text:p>
          </table:table-cell>
          <table:table-cell office:value-type="string" calcext:value-type="string">
            <text:p>parlantes</text:p>
          </table:table-cell>
          <table:table-cell office:value-type="float" office:value="40.66205" calcext:value-type="float">
            <text:p>40.662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JBL BLUETOOTH CHARGE ESSENTIAL 2 GUN METAL (4586)</text:p>
          </table:table-cell>
          <table:table-cell office:value-type="string" calcext:value-type="string">
            <text:p>parlantes</text:p>
          </table:table-cell>
          <table:table-cell office:value-type="float" office:value="324.24491" calcext:value-type="float">
            <text:p>324.244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JBL BLUETOOTH FLIP6 ROSA (3114)</text:p>
          </table:table-cell>
          <table:table-cell office:value-type="string" calcext:value-type="string">
            <text:p>parlantes</text:p>
          </table:table-cell>
          <table:table-cell office:value-type="float" office:value="273.6536" calcext:value-type="float">
            <text:p>273.65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JBL BLUETOOTH FLIP6 VERDE (3138)</text:p>
          </table:table-cell>
          <table:table-cell office:value-type="string" calcext:value-type="string">
            <text:p>parlantes</text:p>
          </table:table-cell>
          <table:table-cell office:value-type="float" office:value="273.6536" calcext:value-type="float">
            <text:p>273.65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JBL BLUETOOTH GO3 AZUL SUMERGIBLE (9156)</text:p>
          </table:table-cell>
          <table:table-cell office:value-type="string" calcext:value-type="string">
            <text:p>parlantes</text:p>
          </table:table-cell>
          <table:table-cell office:value-type="float" office:value="137.43906" calcext:value-type="float">
            <text:p>137.439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JBL BLUETOOTH GO3 ROJO SUMERGIBLE (5523)</text:p>
          </table:table-cell>
          <table:table-cell office:value-type="string" calcext:value-type="string">
            <text:p>parlantes</text:p>
          </table:table-cell>
          <table:table-cell office:value-type="float" office:value="137.43906" calcext:value-type="float">
            <text:p>137.439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P-U125 USB BLK (9367)</text:p>
          </table:table-cell>
          <table:table-cell office:value-type="string" calcext:value-type="string">
            <text:p>parlantes</text:p>
          </table:table-cell>
          <table:table-cell office:value-type="float" office:value="31.98393" calcext:value-type="float">
            <text:p>31.983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W-2.1 300 10W (Black) (9565)</text:p>
          </table:table-cell>
          <table:table-cell office:value-type="string" calcext:value-type="string">
            <text:p>parlantes</text:p>
          </table:table-cell>
          <table:table-cell office:value-type="float" office:value="66.35035" calcext:value-type="float">
            <text:p>66.350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W-2.1 300X 10W (Black) (9466)</text:p>
          </table:table-cell>
          <table:table-cell office:value-type="string" calcext:value-type="string">
            <text:p>parlantes</text:p>
          </table:table-cell>
          <table:table-cell office:value-type="float" office:value="63.80814" calcext:value-type="float">
            <text:p>63.808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W-2.1 350 10W (9459)</text:p>
          </table:table-cell>
          <table:table-cell office:value-type="string" calcext:value-type="string">
            <text:p>parlantes</text:p>
          </table:table-cell>
          <table:table-cell office:value-type="float" office:value="97.18962" calcext:value-type="float">
            <text:p>97.189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W-2.1 350 10W (madera) (9442)</text:p>
          </table:table-cell>
          <table:table-cell office:value-type="string" calcext:value-type="string">
            <text:p>parlantes</text:p>
          </table:table-cell>
          <table:table-cell office:value-type="float" office:value="97.18962" calcext:value-type="float">
            <text:p>97.189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W-G2.1 1200 BLK 100-24V (9756)</text:p>
          </table:table-cell>
          <table:table-cell office:value-type="string" calcext:value-type="string">
            <text:p>parlantes</text:p>
          </table:table-cell>
          <table:table-cell office:value-type="float" office:value="147.2086" calcext:value-type="float">
            <text:p>147.20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X/Genius SW-G2.1 1000 BLK 100-240V Gaming (9718)</text:p>
          </table:table-cell>
          <table:table-cell office:value-type="string" calcext:value-type="string">
            <text:p>parlantes</text:p>
          </table:table-cell>
          <table:table-cell office:value-type="float" office:value="143.44187" calcext:value-type="float">
            <text:p>143.441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REO SWITCHING BOX Genius (2100)</text:p>
          </table:table-cell>
          <table:table-cell office:value-type="string" calcext:value-type="string">
            <text:p>parlantes</text:p>
          </table:table-cell>
          <table:table-cell office:value-type="float" office:value="24.72327" calcext:value-type="float">
            <text:p>24.723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Genius SP-HF180 6W USB Black (7158)</text:p>
          </table:table-cell>
          <table:table-cell office:value-type="string" calcext:value-type="string">
            <text:p>parlantes</text:p>
          </table:table-cell>
          <table:table-cell office:value-type="float" office:value="34.61931" calcext:value-type="float">
            <text:p>34.619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Genius SP-HF180 6W USB WOOD (6991)</text:p>
          </table:table-cell>
          <table:table-cell office:value-type="string" calcext:value-type="string">
            <text:p>parlantes</text:p>
          </table:table-cell>
          <table:table-cell office:value-type="float" office:value="34.61931" calcext:value-type="float">
            <text:p>34.619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Genius SP-HF280 6W USB WOOD</text:p>
          </table:table-cell>
          <table:table-cell office:value-type="string" calcext:value-type="string">
            <text:p>parlantes</text:p>
          </table:table-cell>
          <table:table-cell office:value-type="float" office:value="27.2855" calcext:value-type="float">
            <text:p>27.28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Genius SP-HF2800 (BT) (9145)</text:p>
          </table:table-cell>
          <table:table-cell office:value-type="string" calcext:value-type="string">
            <text:p>parlantes</text:p>
          </table:table-cell>
          <table:table-cell office:value-type="float" office:value="238.041188" calcext:value-type="float">
            <text:p>238.04118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JBL BLUETOOTH CHARGE 5 ROJO (2187)</text:p>
          </table:table-cell>
          <table:table-cell office:value-type="string" calcext:value-type="string">
            <text:p>parlantes</text:p>
          </table:table-cell>
          <table:table-cell office:value-type="float" office:value="342.43968" calcext:value-type="float">
            <text:p>342.439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 JBL BLUETOOTH GO3 NEGRO SUMERGIBLE (5509)</text:p>
          </table:table-cell>
          <table:table-cell office:value-type="string" calcext:value-type="string">
            <text:p>parlantes</text:p>
          </table:table-cell>
          <table:table-cell office:value-type="float" office:value="137.43906" calcext:value-type="float">
            <text:p>137.439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P-HF500A II 220v (8254)</text:p>
          </table:table-cell>
          <table:table-cell office:value-type="string" calcext:value-type="string">
            <text:p>parlantes</text:p>
          </table:table-cell>
          <table:table-cell office:value-type="float" office:value="132.14168" calcext:value-type="float">
            <text:p>132.141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P-HF800A II 20W (6373)</text:p>
          </table:table-cell>
          <table:table-cell office:value-type="string" calcext:value-type="string">
            <text:p>parlantes</text:p>
          </table:table-cell>
          <table:table-cell office:value-type="float" office:value="163.22053" calcext:value-type="float">
            <text:p>163.220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P-Q160 USB BLUE (7141)</text:p>
          </table:table-cell>
          <table:table-cell office:value-type="string" calcext:value-type="string">
            <text:p>parlantes</text:p>
          </table:table-cell>
          <table:table-cell office:value-type="float" office:value="32.4764" calcext:value-type="float">
            <text:p>32.47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enius SP-Q160 USB GRAY (7110)</text:p>
          </table:table-cell>
          <table:table-cell office:value-type="string" calcext:value-type="string">
            <text:p>parlantes</text:p>
          </table:table-cell>
          <table:table-cell office:value-type="float" office:value="32.4764" calcext:value-type="float">
            <text:p>32.47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X/Genius SW-G2.1 2000 II BLK 100-240V Gaming</text:p>
          </table:table-cell>
          <table:table-cell office:value-type="string" calcext:value-type="string">
            <text:p>parlantes</text:p>
          </table:table-cell>
          <table:table-cell office:value-type="float" office:value="201.2472" calcext:value-type="float">
            <text:p>201.24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X/Genius SW-G2.1 3000 II BLK 100-240V Gaming (8353)</text:p>
          </table:table-cell>
          <table:table-cell office:value-type="string" calcext:value-type="string">
            <text:p>parlantes</text:p>
          </table:table-cell>
          <table:table-cell office:value-type="float" office:value="235.49383" calcext:value-type="float">
            <text:p>235.493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Genius LuxeMate Q8000 BLK (9275)</text:p>
          </table:table-cell>
          <table:table-cell office:value-type="string" calcext:value-type="string">
            <text:p>teclados</text:p>
          </table:table-cell>
          <table:table-cell office:value-type="float" office:value="54.126215" calcext:value-type="float">
            <text:p>54.1262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Logitech Wir MK470 Slim Rose 920-011312</text:p>
          </table:table-cell>
          <table:table-cell office:value-type="string" calcext:value-type="string">
            <text:p>teclados</text:p>
          </table:table-cell>
          <table:table-cell office:value-type="float" office:value="165.660495" calcext:value-type="float">
            <text:p>165.6604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Wirel. Genius KM-8100 (New Package) (6250)</text:p>
          </table:table-cell>
          <table:table-cell office:value-type="string" calcext:value-type="string">
            <text:p>teclados</text:p>
          </table:table-cell>
          <table:table-cell office:value-type="float" office:value="62.18498" calcext:value-type="float">
            <text:p>62.184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Genius KM-160 USB (6175)</text:p>
          </table:table-cell>
          <table:table-cell office:value-type="string" calcext:value-type="string">
            <text:p>teclados</text:p>
          </table:table-cell>
          <table:table-cell office:value-type="float" office:value="53.883115" calcext:value-type="float">
            <text:p>53.8831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Genius KM-200 USB BLK (6229)</text:p>
          </table:table-cell>
          <table:table-cell office:value-type="string" calcext:value-type="string">
            <text:p>teclados</text:p>
          </table:table-cell>
          <table:table-cell office:value-type="float" office:value="63.52203" calcext:value-type="float">
            <text:p>63.522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Logitech Wir MK235 Grey 920-007901</text:p>
          </table:table-cell>
          <table:table-cell office:value-type="string" calcext:value-type="string">
            <text:p>teclados</text:p>
          </table:table-cell>
          <table:table-cell office:value-type="float" office:value="73.51344" calcext:value-type="float">
            <text:p>73.513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Logitech Wir MK295 Silent Blk 920-009792</text:p>
          </table:table-cell>
          <table:table-cell office:value-type="string" calcext:value-type="string">
            <text:p>teclados</text:p>
          </table:table-cell>
          <table:table-cell office:value-type="float" office:value="115.03492" calcext:value-type="float">
            <text:p>115.034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Logitech Wir MK470 Slim Black 920-009266</text:p>
          </table:table-cell>
          <table:table-cell office:value-type="string" calcext:value-type="string">
            <text:p>teclados</text:p>
          </table:table-cell>
          <table:table-cell office:value-type="float" office:value="165.660495" calcext:value-type="float">
            <text:p>165.6604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Logitech Wir MK540 Black 920-008673</text:p>
          </table:table-cell>
          <table:table-cell office:value-type="string" calcext:value-type="string">
            <text:p>teclados</text:p>
          </table:table-cell>
          <table:table-cell office:value-type="float" office:value="178.277385" calcext:value-type="float">
            <text:p>178.2773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+Mouse Logitech Wir MK850 Performance 920-008659</text:p>
          </table:table-cell>
          <table:table-cell office:value-type="string" calcext:value-type="string">
            <text:p>teclados</text:p>
          </table:table-cell>
          <table:table-cell office:value-type="float" office:value="270.69185" calcext:value-type="float">
            <text:p>270.691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dia Pointer Genius 100 Wireless (New Package) (7564)</text:p>
          </table:table-cell>
          <table:table-cell office:value-type="string" calcext:value-type="string">
            <text:p>teclados</text:p>
          </table:table-cell>
          <table:table-cell office:value-type="float" office:value="148.230225" calcext:value-type="float">
            <text:p>148.2302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umPad Genius 110 USB (9251)</text:p>
          </table:table-cell>
          <table:table-cell office:value-type="string" calcext:value-type="string">
            <text:p>teclados</text:p>
          </table:table-cell>
          <table:table-cell office:value-type="float" office:value="29.39079" calcext:value-type="float">
            <text:p>29.390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Genius KB-118 II Black USB SP CB</text:p>
          </table:table-cell>
          <table:table-cell office:value-type="string" calcext:value-type="string">
            <text:p>teclados</text:p>
          </table:table-cell>
          <table:table-cell office:value-type="float" office:value="43.0287" calcext:value-type="float">
            <text:p>43.02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Genius LuxeMate 110 Black USB (New Package) (7868)</text:p>
          </table:table-cell>
          <table:table-cell office:value-type="string" calcext:value-type="string">
            <text:p>teclados</text:p>
          </table:table-cell>
          <table:table-cell office:value-type="float" office:value="45.87297" calcext:value-type="float">
            <text:p>45.8729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Genius SlimStar 230 II BLK USB Black (0035)</text:p>
          </table:table-cell>
          <table:table-cell office:value-type="string" calcext:value-type="string">
            <text:p>teclados</text:p>
          </table:table-cell>
          <table:table-cell office:value-type="float" office:value="47.173555" calcext:value-type="float">
            <text:p>47.1735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Bluetooth K380 Lavender 920-011150</text:p>
          </table:table-cell>
          <table:table-cell office:value-type="string" calcext:value-type="string">
            <text:p>teclados</text:p>
          </table:table-cell>
          <table:table-cell office:value-type="float" office:value="95.672005" calcext:value-type="float">
            <text:p>95.6720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Bluetooth K380 Sand 920-011149</text:p>
          </table:table-cell>
          <table:table-cell office:value-type="string" calcext:value-type="string">
            <text:p>teclados</text:p>
          </table:table-cell>
          <table:table-cell office:value-type="float" office:value="95.672005" calcext:value-type="float">
            <text:p>95.6720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413 SE Mechanical 920-010433</text:p>
          </table:table-cell>
          <table:table-cell office:value-type="string" calcext:value-type="string">
            <text:p>teclados</text:p>
          </table:table-cell>
          <table:table-cell office:value-type="float" office:value="220.187825" calcext:value-type="float">
            <text:p>220.1878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413 TKL SE Mechanical <text:s/>US 920-010442</text:p>
          </table:table-cell>
          <table:table-cell office:value-type="string" calcext:value-type="string">
            <text:p>teclados</text:p>
          </table:table-cell>
          <table:table-cell office:value-type="float" office:value="202.903415" calcext:value-type="float">
            <text:p>202.9034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713 Aurora White Mech RGB 920-010413</text:p>
          </table:table-cell>
          <table:table-cell office:value-type="string" calcext:value-type="string">
            <text:p>teclados</text:p>
          </table:table-cell>
          <table:table-cell office:value-type="float" office:value="472.404075" calcext:value-type="float">
            <text:p>472.4040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715 Aurora White Mech <text:s/>RGB Wifi 920-010453</text:p>
          </table:table-cell>
          <table:table-cell office:value-type="string" calcext:value-type="string">
            <text:p>teclados</text:p>
          </table:table-cell>
          <table:table-cell office:value-type="float" office:value="554.426015" calcext:value-type="float">
            <text:p>554.4260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Wireless MX Keys Mec Graphite 920-010845</text:p>
          </table:table-cell>
          <table:table-cell office:value-type="string" calcext:value-type="string">
            <text:p>teclados</text:p>
          </table:table-cell>
          <table:table-cell office:value-type="float" office:value="392.958995" calcext:value-type="float">
            <text:p>392.9589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Wireless MX Keys Mini Black Retroilum 920-010476</text:p>
          </table:table-cell>
          <table:table-cell office:value-type="string" calcext:value-type="string">
            <text:p>teclados</text:p>
          </table:table-cell>
          <table:table-cell office:value-type="float" office:value="219.7624" calcext:value-type="float">
            <text:p>219.76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Wireless MX Keys Mini Grey Retroilum 920-010477</text:p>
          </table:table-cell>
          <table:table-cell office:value-type="string" calcext:value-type="string">
            <text:p>teclados</text:p>
          </table:table-cell>
          <table:table-cell office:value-type="float" office:value="219.7624" calcext:value-type="float">
            <text:p>219.76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Wireless MX Keys Mini Rose Retroilum 920-010478</text:p>
          </table:table-cell>
          <table:table-cell office:value-type="string" calcext:value-type="string">
            <text:p>teclados</text:p>
          </table:table-cell>
          <table:table-cell office:value-type="float" office:value="219.7624" calcext:value-type="float">
            <text:p>219.76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Wireless MX Mini Graphite <text:s/>920-010846</text:p>
          </table:table-cell>
          <table:table-cell office:value-type="string" calcext:value-type="string">
            <text:p>teclados</text:p>
          </table:table-cell>
          <table:table-cell office:value-type="float" office:value="304.981105" calcext:value-type="float">
            <text:p>304.9811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Razer Huntsman Mini 60% Optical Switch Purple Mercury Edition (5756)</text:p>
          </table:table-cell>
          <table:table-cell office:value-type="string" calcext:value-type="string">
            <text:p>teclados</text:p>
          </table:table-cell>
          <table:table-cell office:value-type="float" office:value="220.625405" calcext:value-type="float">
            <text:p>220.6254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Razer Huntsman V2 Analog Optical SP Layout Black (6692)</text:p>
          </table:table-cell>
          <table:table-cell office:value-type="string" calcext:value-type="string">
            <text:p>teclados</text:p>
          </table:table-cell>
          <table:table-cell office:value-type="float" office:value="546.70759" calcext:value-type="float">
            <text:p>546.707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Razer Huntsman V2 Optimal Switch Purple SP Layout Black (7606)</text:p>
          </table:table-cell>
          <table:table-cell office:value-type="string" calcext:value-type="string">
            <text:p>teclados</text:p>
          </table:table-cell>
          <table:table-cell office:value-type="float" office:value="401.13931" calcext:value-type="float">
            <text:p>401.139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Razer Huntsman V2 Tenkeyless Optimal Switch Purple US Layout Black</text:p>
          </table:table-cell>
          <table:table-cell office:value-type="string" calcext:value-type="string">
            <text:p>teclados</text:p>
          </table:table-cell>
          <table:table-cell office:value-type="float" office:value="309.502765" calcext:value-type="float">
            <text:p>309.5027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Genius LuxeMate 100 Black USB (1422)</text:p>
          </table:table-cell>
          <table:table-cell office:value-type="string" calcext:value-type="string">
            <text:p>teclados</text:p>
          </table:table-cell>
          <table:table-cell office:value-type="float" office:value="24.21276" calcext:value-type="float">
            <text:p>24.2127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Genius SlimStar 230 USB White (7578)</text:p>
          </table:table-cell>
          <table:table-cell office:value-type="string" calcext:value-type="string">
            <text:p>teclados</text:p>
          </table:table-cell>
          <table:table-cell office:value-type="float" office:value="34.034" calcext:value-type="float">
            <text:p>34.0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Genius Smart KB-100 Black USB (5574)</text:p>
          </table:table-cell>
          <table:table-cell office:value-type="string" calcext:value-type="string">
            <text:p>teclados</text:p>
          </table:table-cell>
          <table:table-cell office:value-type="float" office:value="43.332575" calcext:value-type="float">
            <text:p>43.3325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Genius Smart KB-102 Black USB (5611)</text:p>
          </table:table-cell>
          <table:table-cell office:value-type="string" calcext:value-type="string">
            <text:p>teclados</text:p>
          </table:table-cell>
          <table:table-cell office:value-type="float" office:value="42.919305" calcext:value-type="float">
            <text:p>42.9193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HyperX Alloy Origins 60 Switch HyperX HKBO1S-RB-US/G (8948)</text:p>
          </table:table-cell>
          <table:table-cell office:value-type="string" calcext:value-type="string">
            <text:p>teclados</text:p>
          </table:table-cell>
          <table:table-cell office:value-type="float" office:value="185.58254" calcext:value-type="float">
            <text:p>185.582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Bluetooth K380 Grey 920-007562</text:p>
          </table:table-cell>
          <table:table-cell office:value-type="string" calcext:value-type="string">
            <text:p>teclados</text:p>
          </table:table-cell>
          <table:table-cell office:value-type="float" office:value="95.672005" calcext:value-type="float">
            <text:p>95.6720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Bluetooth K380 Rose 920-009594</text:p>
          </table:table-cell>
          <table:table-cell office:value-type="string" calcext:value-type="string">
            <text:p>teclados</text:p>
          </table:table-cell>
          <table:table-cell office:value-type="float" office:value="95.672005" calcext:value-type="float">
            <text:p>95.6720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Bluetooth K380 White 920-009595</text:p>
          </table:table-cell>
          <table:table-cell office:value-type="string" calcext:value-type="string">
            <text:p>teclados</text:p>
          </table:table-cell>
          <table:table-cell office:value-type="float" office:value="95.672005" calcext:value-type="float">
            <text:p>95.6720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Bluetooth K480 Black 920-006346</text:p>
          </table:table-cell>
          <table:table-cell office:value-type="string" calcext:value-type="string">
            <text:p>teclados</text:p>
          </table:table-cell>
          <table:table-cell office:value-type="float" office:value="109.941975" calcext:value-type="float">
            <text:p>109.941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413 Mechanical Carbon 920-008300</text:p>
          </table:table-cell>
          <table:table-cell office:value-type="string" calcext:value-type="string">
            <text:p>teclados</text:p>
          </table:table-cell>
          <table:table-cell office:value-type="float" office:value="257.139025" calcext:value-type="float">
            <text:p>257.1390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513 RGB Español Lightsync Carbon 920-009323</text:p>
          </table:table-cell>
          <table:table-cell office:value-type="string" calcext:value-type="string">
            <text:p>teclados</text:p>
          </table:table-cell>
          <table:table-cell office:value-type="float" office:value="359.42335" calcext:value-type="float">
            <text:p>359.423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915 Mechanical RGB Wifi 920-008902</text:p>
          </table:table-cell>
          <table:table-cell office:value-type="string" calcext:value-type="string">
            <text:p>teclados</text:p>
          </table:table-cell>
          <table:table-cell office:value-type="float" office:value="621.278515" calcext:value-type="float">
            <text:p>621.278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915 TKL Black Mech <text:s/>RGB Wifi 920-009495</text:p>
          </table:table-cell>
          <table:table-cell office:value-type="string" calcext:value-type="string">
            <text:p>teclados</text:p>
          </table:table-cell>
          <table:table-cell office:value-type="float" office:value="621.278515" calcext:value-type="float">
            <text:p>621.278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915 TKL White Mech RGB Wifi 920-009660</text:p>
          </table:table-cell>
          <table:table-cell office:value-type="string" calcext:value-type="string">
            <text:p>teclados</text:p>
          </table:table-cell>
          <table:table-cell office:value-type="float" office:value="621.278515" calcext:value-type="float">
            <text:p>621.278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K120 Black 920-004422</text:p>
          </table:table-cell>
          <table:table-cell office:value-type="string" calcext:value-type="string">
            <text:p>teclados</text:p>
          </table:table-cell>
          <table:table-cell office:value-type="float" office:value="33.20746" calcext:value-type="float">
            <text:p>33.207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K835TKL Mecanico 920-010085</text:p>
          </table:table-cell>
          <table:table-cell office:value-type="string" calcext:value-type="string">
            <text:p>teclados</text:p>
          </table:table-cell>
          <table:table-cell office:value-type="float" office:value="114.28131" calcext:value-type="float">
            <text:p>114.281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PRO Mechanical RGB Lightsync 920-009388</text:p>
          </table:table-cell>
          <table:table-cell office:value-type="string" calcext:value-type="string">
            <text:p>teclados</text:p>
          </table:table-cell>
          <table:table-cell office:value-type="float" office:value="314.073045" calcext:value-type="float">
            <text:p>314.0730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PRO X Mechanical RGB Lightsync 920-009229</text:p>
          </table:table-cell>
          <table:table-cell office:value-type="string" calcext:value-type="string">
            <text:p>teclados</text:p>
          </table:table-cell>
          <table:table-cell office:value-type="float" office:value="340.935595" calcext:value-type="float">
            <text:p>340.9355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TOUCH K400 PLUS Dark 920-007123</text:p>
          </table:table-cell>
          <table:table-cell office:value-type="string" calcext:value-type="string">
            <text:p>teclados</text:p>
          </table:table-cell>
          <table:table-cell office:value-type="float" office:value="81.58436" calcext:value-type="float">
            <text:p>81.584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Wireless MX Keys Retroiluminado 920-009296</text:p>
          </table:table-cell>
          <table:table-cell office:value-type="string" calcext:value-type="string">
            <text:p>teclados</text:p>
          </table:table-cell>
          <table:table-cell office:value-type="float" office:value="262.81541" calcext:value-type="float">
            <text:p>262.815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Brio 300 Graphite Full HD 960-001413</text:p>
          </table:table-cell>
          <table:table-cell office:value-type="string" calcext:value-type="string">
            <text:p>webcams</text:p>
          </table:table-cell>
          <table:table-cell office:value-type="float" office:value="168.09199" calcext:value-type="float">
            <text:p>168.091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Brio 300 Rose Full HD 960-001446</text:p>
          </table:table-cell>
          <table:table-cell office:value-type="string" calcext:value-type="string">
            <text:p>webcams</text:p>
          </table:table-cell>
          <table:table-cell office:value-type="float" office:value="168.09199" calcext:value-type="float">
            <text:p>168.091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Brio 300 White Full HD 960-001440</text:p>
          </table:table-cell>
          <table:table-cell office:value-type="string" calcext:value-type="string">
            <text:p>webcams</text:p>
          </table:table-cell>
          <table:table-cell office:value-type="float" office:value="168.09199" calcext:value-type="float">
            <text:p>168.091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Brio 500 Graphite Full HD 960-001412</text:p>
          </table:table-cell>
          <table:table-cell office:value-type="string" calcext:value-type="string">
            <text:p>webcams</text:p>
          </table:table-cell>
          <table:table-cell office:value-type="float" office:value="296.08095" calcext:value-type="float">
            <text:p>296.080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Brio 500 Rose Full HD 960-001418</text:p>
          </table:table-cell>
          <table:table-cell office:value-type="string" calcext:value-type="string">
            <text:p>webcams</text:p>
          </table:table-cell>
          <table:table-cell office:value-type="float" office:value="296.08095" calcext:value-type="float">
            <text:p>296.080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Brio 500 White Full HD 960-001426</text:p>
          </table:table-cell>
          <table:table-cell office:value-type="string" calcext:value-type="string">
            <text:p>webcams</text:p>
          </table:table-cell>
          <table:table-cell office:value-type="float" office:value="296.08095" calcext:value-type="float">
            <text:p>296.080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ni Tripode para Web Cam (9213)</text:p>
          </table:table-cell>
          <table:table-cell office:value-type="string" calcext:value-type="string">
            <text:p>webcams</text:p>
          </table:table-cell>
          <table:table-cell office:value-type="float" office:value="15.82559" calcext:value-type="float">
            <text:p>15.825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Genius Ecam 8000 (1080p /Rotates 360°) (8391)</text:p>
          </table:table-cell>
          <table:table-cell office:value-type="string" calcext:value-type="string">
            <text:p>webcams</text:p>
          </table:table-cell>
          <table:table-cell office:value-type="float" office:value="92.59767" calcext:value-type="float">
            <text:p>92.597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Genius F100 TL FHD 1080P/UWA 120° view angle (MIC/MF) (NP) (8315)</text:p>
          </table:table-cell>
          <table:table-cell office:value-type="string" calcext:value-type="string">
            <text:p>webcams</text:p>
          </table:table-cell>
          <table:table-cell office:value-type="float" office:value="203.12391" calcext:value-type="float">
            <text:p>203.123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Genius FaceCam 1000X (New Pack) (8285)</text:p>
          </table:table-cell>
          <table:table-cell office:value-type="string" calcext:value-type="string">
            <text:p>webcams</text:p>
          </table:table-cell>
          <table:table-cell office:value-type="float" office:value="55.07678" calcext:value-type="float">
            <text:p>55.0767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Genius Qcam 6000 (1080p / Rotates 360°) (8414)</text:p>
          </table:table-cell>
          <table:table-cell office:value-type="string" calcext:value-type="string">
            <text:p>webcams</text:p>
          </table:table-cell>
          <table:table-cell office:value-type="float" office:value="95.11326" calcext:value-type="float">
            <text:p>95.113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Kelyx LM16 1080P USB w/mic (5768)</text:p>
          </table:table-cell>
          <table:table-cell office:value-type="string" calcext:value-type="string">
            <text:p>webcams</text:p>
          </table:table-cell>
          <table:table-cell office:value-type="float" office:value="17.28969" calcext:value-type="float">
            <text:p>17.289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C270 black 960-000694</text:p>
          </table:table-cell>
          <table:table-cell office:value-type="string" calcext:value-type="string">
            <text:p>webcams</text:p>
          </table:table-cell>
          <table:table-cell office:value-type="float" office:value="74.61586" calcext:value-type="float">
            <text:p>74.615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C505 HD <text:s/>960-001367 (3561)</text:p>
          </table:table-cell>
          <table:table-cell office:value-type="string" calcext:value-type="string">
            <text:p>webcams</text:p>
          </table:table-cell>
          <table:table-cell office:value-type="float" office:value="77.66385" calcext:value-type="float">
            <text:p>77.663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eb Cam Logitech C920S PRO HD 960-001257</text:p>
          </table:table-cell>
          <table:table-cell office:value-type="string" calcext:value-type="string">
            <text:p>webcams</text:p>
          </table:table-cell>
          <table:table-cell office:value-type="float" office:value="252.14464" calcext:value-type="float">
            <text:p>252.144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Corsair 1Tb Voyager GTX USB 3.1 Premium (5237)</text:p>
          </table:table-cell>
          <table:table-cell office:value-type="string" calcext:value-type="string">
            <text:p>memorias</text:p>
          </table:table-cell>
          <table:table-cell office:value-type="float" office:value="586.69149" calcext:value-type="float">
            <text:p>586.6914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128GB M200 (8950)</text:p>
          </table:table-cell>
          <table:table-cell office:value-type="string" calcext:value-type="string">
            <text:p>memorias</text:p>
          </table:table-cell>
          <table:table-cell office:value-type="float" office:value="30.45328" calcext:value-type="float">
            <text:p>30.453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128GB M200S (0917)</text:p>
          </table:table-cell>
          <table:table-cell office:value-type="string" calcext:value-type="string">
            <text:p>memorias</text:p>
          </table:table-cell>
          <table:table-cell office:value-type="float" office:value="28.82946" calcext:value-type="float">
            <text:p>28.829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128GB M210S (6720)</text:p>
          </table:table-cell>
          <table:table-cell office:value-type="string" calcext:value-type="string">
            <text:p>memorias</text:p>
          </table:table-cell>
          <table:table-cell office:value-type="float" office:value="30.14715" calcext:value-type="float">
            <text:p>30.147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32GB M200 (8974)</text:p>
          </table:table-cell>
          <table:table-cell office:value-type="string" calcext:value-type="string">
            <text:p>memorias</text:p>
          </table:table-cell>
          <table:table-cell office:value-type="float" office:value="14.65431" calcext:value-type="float">
            <text:p>14.654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32GB M200R (4184)</text:p>
          </table:table-cell>
          <table:table-cell office:value-type="string" calcext:value-type="string">
            <text:p>memorias</text:p>
          </table:table-cell>
          <table:table-cell office:value-type="float" office:value="10.80772" calcext:value-type="float">
            <text:p>10.807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32GB M200S (3600)</text:p>
          </table:table-cell>
          <table:table-cell office:value-type="string" calcext:value-type="string">
            <text:p>memorias</text:p>
          </table:table-cell>
          <table:table-cell office:value-type="float" office:value="19.01999" calcext:value-type="float">
            <text:p>19.019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32GB M210S (6706)</text:p>
          </table:table-cell>
          <table:table-cell office:value-type="string" calcext:value-type="string">
            <text:p>memorias</text:p>
          </table:table-cell>
          <table:table-cell office:value-type="float" office:value="15.55939" calcext:value-type="float">
            <text:p>15.559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64GB M200 (8967)</text:p>
          </table:table-cell>
          <table:table-cell office:value-type="string" calcext:value-type="string">
            <text:p>memorias</text:p>
          </table:table-cell>
          <table:table-cell office:value-type="float" office:value="15.35974" calcext:value-type="float">
            <text:p>15.3597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64GB M200R (4191)</text:p>
          </table:table-cell>
          <table:table-cell office:value-type="string" calcext:value-type="string">
            <text:p>memorias</text:p>
          </table:table-cell>
          <table:table-cell office:value-type="float" office:value="12.00562" calcext:value-type="float">
            <text:p>12.005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64GB M200S (3594)</text:p>
          </table:table-cell>
          <table:table-cell office:value-type="string" calcext:value-type="string">
            <text:p>memorias</text:p>
          </table:table-cell>
          <table:table-cell office:value-type="float" office:value="13.86902" calcext:value-type="float">
            <text:p>13.869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HIKVISION 64GB M210S (6713)</text:p>
          </table:table-cell>
          <table:table-cell office:value-type="string" calcext:value-type="string">
            <text:p>memorias</text:p>
          </table:table-cell>
          <table:table-cell office:value-type="float" office:value="16.91701" calcext:value-type="float">
            <text:p>16.917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128GB USB 3.2 <text:s/>DTXM/128GB <text:s/>(6376)</text:p>
          </table:table-cell>
          <table:table-cell office:value-type="string" calcext:value-type="string">
            <text:p>memorias</text:p>
          </table:table-cell>
          <table:table-cell office:value-type="float" office:value="35.36467" calcext:value-type="float">
            <text:p>35.364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128GB USB 3.2 <text:s/>DTXON/128GB (2742)</text:p>
          </table:table-cell>
          <table:table-cell office:value-type="string" calcext:value-type="string">
            <text:p>memorias</text:p>
          </table:table-cell>
          <table:table-cell office:value-type="float" office:value="41.14121" calcext:value-type="float">
            <text:p>41.141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32GB USB 3.2 DTXM/32GB (6185)</text:p>
          </table:table-cell>
          <table:table-cell office:value-type="string" calcext:value-type="string">
            <text:p>memorias</text:p>
          </table:table-cell>
          <table:table-cell office:value-type="float" office:value="17.71561" calcext:value-type="float">
            <text:p>17.715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64GB USB 3.2 <text:s text:c="2"/>DTXON/64GB (2605)</text:p>
          </table:table-cell>
          <table:table-cell office:value-type="string" calcext:value-type="string">
            <text:p>memorias</text:p>
          </table:table-cell>
          <table:table-cell office:value-type="float" office:value="19.33943" calcext:value-type="float">
            <text:p>19.3394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64GB USB 3.2 DTXM/64GB (6260)</text:p>
          </table:table-cell>
          <table:table-cell office:value-type="string" calcext:value-type="string">
            <text:p>memorias</text:p>
          </table:table-cell>
          <table:table-cell office:value-type="float" office:value="16.66412" calcext:value-type="float">
            <text:p>16.664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128GB USB 3.2 DTX (9928)</text:p>
          </table:table-cell>
          <table:table-cell office:value-type="string" calcext:value-type="string">
            <text:p>memorias</text:p>
          </table:table-cell>
          <table:table-cell office:value-type="float" office:value="31.86414" calcext:value-type="float">
            <text:p>31.864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32GB USB 3.2 <text:s/>DTX (9720)</text:p>
          </table:table-cell>
          <table:table-cell office:value-type="string" calcext:value-type="string">
            <text:p>memorias</text:p>
          </table:table-cell>
          <table:table-cell office:value-type="float" office:value="17.71561" calcext:value-type="float">
            <text:p>17.715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64GB USB 3.2 DTX (9829)</text:p>
          </table:table-cell>
          <table:table-cell office:value-type="string" calcext:value-type="string">
            <text:p>memorias</text:p>
          </table:table-cell>
          <table:table-cell office:value-type="float" office:value="20.17796" calcext:value-type="float">
            <text:p>20.177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DT70 128GB USB TYPE C <text:s/>3.2 (5371)</text:p>
          </table:table-cell>
          <table:table-cell office:value-type="string" calcext:value-type="string">
            <text:p>memorias</text:p>
          </table:table-cell>
          <table:table-cell office:value-type="float" office:value="41.14121" calcext:value-type="float">
            <text:p>41.141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n Drive KINGSTON DT70 64GB USB TYPE C <text:s/>3.2 (5302)</text:p>
          </table:table-cell>
          <table:table-cell office:value-type="string" calcext:value-type="string">
            <text:p>memorias</text:p>
          </table:table-cell>
          <table:table-cell office:value-type="float" office:value="20.17796" calcext:value-type="float">
            <text:p>20.177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SD HIKVISION 128GB Clase 10 C1 CON <text:s/>ADAP SD (1914)</text:p>
          </table:table-cell>
          <table:table-cell office:value-type="string" calcext:value-type="string">
            <text:p>memorias</text:p>
          </table:table-cell>
          <table:table-cell office:value-type="float" office:value="29.4151" calcext:value-type="float">
            <text:p>29.41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SD HIKVISION 32GB Clase 10 C1 CON ADAP SD (7109)</text:p>
          </table:table-cell>
          <table:table-cell office:value-type="string" calcext:value-type="string">
            <text:p>memorias</text:p>
          </table:table-cell>
          <table:table-cell office:value-type="float" office:value="13.32331" calcext:value-type="float">
            <text:p>13.323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SD HIKVISION 32GB Clase 10 D1 SIN ADAP SD (6564)</text:p>
          </table:table-cell>
          <table:table-cell office:value-type="string" calcext:value-type="string">
            <text:p>memorias</text:p>
          </table:table-cell>
          <table:table-cell office:value-type="float" office:value="13.21683" calcext:value-type="float">
            <text:p>13.216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SD HIKVISION 64GB Clase 10 C1 CON ADAP SD (7039)</text:p>
          </table:table-cell>
          <table:table-cell office:value-type="string" calcext:value-type="string">
            <text:p>memorias</text:p>
          </table:table-cell>
          <table:table-cell office:value-type="float" office:value="13.8424" calcext:value-type="float">
            <text:p>13.84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SD HIKVISION 64GB Clase 10 D1 SIN ADAP SD (6571)</text:p>
          </table:table-cell>
          <table:table-cell office:value-type="string" calcext:value-type="string">
            <text:p>memorias</text:p>
          </table:table-cell>
          <table:table-cell office:value-type="float" office:value="13.9755" calcext:value-type="float">
            <text:p>13.97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SD KINGSTON 128GB c/Adap Clase 10 UHS-I (U1) 100MB/s Canvas Plus (8703)</text:p>
          </table:table-cell>
          <table:table-cell office:value-type="string" calcext:value-type="string">
            <text:p>memorias</text:p>
          </table:table-cell>
          <table:table-cell office:value-type="float" office:value="44.02948" calcext:value-type="float">
            <text:p>44.029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SD KINGSTON 32GB c/Adap Clase 10 UHS-I (U1) 100MB/s Canvas Plus (8680)</text:p>
          </table:table-cell>
          <table:table-cell office:value-type="string" calcext:value-type="string">
            <text:p>memorias</text:p>
          </table:table-cell>
          <table:table-cell office:value-type="float" office:value="14.2417" calcext:value-type="float">
            <text:p>14.241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SD KINGSTON 64GB c/Adap Clase 10 UHS-I (U1) 100MB/s Canvas Plus (8697)</text:p>
          </table:table-cell>
          <table:table-cell office:value-type="string" calcext:value-type="string">
            <text:p>memorias</text:p>
          </table:table-cell>
          <table:table-cell office:value-type="float" office:value="16.7706" calcext:value-type="float">
            <text:p>16.77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AMD Ryzen 3-3200G 8G SSD 240Gb (GIGA)</text:p>
          </table:table-cell>
          <table:table-cell office:value-type="string" calcext:value-type="string">
            <text:p>pc</text:p>
          </table:table-cell>
          <table:table-cell office:value-type="float" office:value="649.29579" calcext:value-type="float">
            <text:p>649.295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AMD Ryzen 3-3200G 8G SSD 480Gb (GIGA)</text:p>
          </table:table-cell>
          <table:table-cell office:value-type="string" calcext:value-type="string">
            <text:p>pc</text:p>
          </table:table-cell>
          <table:table-cell office:value-type="float" office:value="710.24096" calcext:value-type="float">
            <text:p>710.240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AMD Ryzen 5-4600G 8G SSD 480Gb (GIGA)</text:p>
          </table:table-cell>
          <table:table-cell office:value-type="string" calcext:value-type="string">
            <text:p>pc</text:p>
          </table:table-cell>
          <table:table-cell office:value-type="float" office:value="785.38317" calcext:value-type="float">
            <text:p>785.3831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AMD Ryzen 5-5600G 8G SSD 960Gb (MSI)</text:p>
          </table:table-cell>
          <table:table-cell office:value-type="string" calcext:value-type="string">
            <text:p>pc</text:p>
          </table:table-cell>
          <table:table-cell office:value-type="float" office:value="861.23037" calcext:value-type="float">
            <text:p>861.230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AMD Ryzen 7-5700G 8G (2x4Gb) SSD 480Gb (MSI)</text:p>
          </table:table-cell>
          <table:table-cell office:value-type="string" calcext:value-type="string">
            <text:p>pc</text:p>
          </table:table-cell>
          <table:table-cell office:value-type="float" office:value="1076.15508" calcext:value-type="float">
            <text:p>1076.1550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eleron G5900 4G SSD 240Gb (MSI)</text:p>
          </table:table-cell>
          <table:table-cell office:value-type="string" calcext:value-type="string">
            <text:p>pc</text:p>
          </table:table-cell>
          <table:table-cell office:value-type="float" office:value="502.26891" calcext:value-type="float">
            <text:p>502.268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eleron N5105 4G SSD 120Gb (GIGA)</text:p>
          </table:table-cell>
          <table:table-cell office:value-type="string" calcext:value-type="string">
            <text:p>pc</text:p>
          </table:table-cell>
          <table:table-cell office:value-type="float" office:value="432.13456" calcext:value-type="float">
            <text:p>432.134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eleron N5105 4G SSD 240Gb (GIGA)</text:p>
          </table:table-cell>
          <table:table-cell office:value-type="string" calcext:value-type="string">
            <text:p>pc</text:p>
          </table:table-cell>
          <table:table-cell office:value-type="float" office:value="466.9951" calcext:value-type="float">
            <text:p>466.99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ore i3-10105 8G (2x4Gb) SSD 480Gb (MSI)</text:p>
          </table:table-cell>
          <table:table-cell office:value-type="string" calcext:value-type="string">
            <text:p>pc</text:p>
          </table:table-cell>
          <table:table-cell office:value-type="float" office:value="746.36562" calcext:value-type="float">
            <text:p>746.365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ore i3-10105 8G SSD 240Gb (MSI)</text:p>
          </table:table-cell>
          <table:table-cell office:value-type="string" calcext:value-type="string">
            <text:p>pc</text:p>
          </table:table-cell>
          <table:table-cell office:value-type="float" office:value="705.06293" calcext:value-type="float">
            <text:p>705.062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ore i5-11400 8G SSD 960Gb (MSI)</text:p>
          </table:table-cell>
          <table:table-cell office:value-type="string" calcext:value-type="string">
            <text:p>pc</text:p>
          </table:table-cell>
          <table:table-cell office:value-type="float" office:value="958.08141" calcext:value-type="float">
            <text:p>958.081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ore i5-11400 8G SSD 960Gb + Win 11 Pro (MSI)</text:p>
          </table:table-cell>
          <table:table-cell office:value-type="string" calcext:value-type="string">
            <text:p>pc</text:p>
          </table:table-cell>
          <table:table-cell office:value-type="float" office:value="1148.42871" calcext:value-type="float">
            <text:p>1148.428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ore i5-12400 8G SSD 480Gb (MSI)</text:p>
          </table:table-cell>
          <table:table-cell office:value-type="string" calcext:value-type="string">
            <text:p>pc</text:p>
          </table:table-cell>
          <table:table-cell office:value-type="float" office:value="1090.61953" calcext:value-type="float">
            <text:p>1090.619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ore i7-10700 8Gb SSD 480Gb (MSI)</text:p>
          </table:table-cell>
          <table:table-cell office:value-type="string" calcext:value-type="string">
            <text:p>pc</text:p>
          </table:table-cell>
          <table:table-cell office:value-type="float" office:value="1172.05803" calcext:value-type="float">
            <text:p>1172.058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Kelyx Intel Core i7-11700 8Gb SSD 480Gb (MSI)</text:p>
          </table:table-cell>
          <table:table-cell office:value-type="string" calcext:value-type="string">
            <text:p>pc</text:p>
          </table:table-cell>
          <table:table-cell office:value-type="float" office:value="1258.40715" calcext:value-type="float">
            <text:p>1258.407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c Slim Kelyx Intel Core i3-10105 8G SSD 480Gb (MSI)</text:p>
          </table:table-cell>
          <table:table-cell office:value-type="string" calcext:value-type="string">
            <text:p>pc</text:p>
          </table:table-cell>
          <table:table-cell office:value-type="float" office:value="818.25029" calcext:value-type="float">
            <text:p>818.250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st. Kelyx Intel Core i3-10105 8G SSD 480Gb + LG 19" (MSI)</text:p>
          </table:table-cell>
          <table:table-cell office:value-type="string" calcext:value-type="string">
            <text:p>pc</text:p>
          </table:table-cell>
          <table:table-cell office:value-type="float" office:value="936.4212" calcext:value-type="float">
            <text:p>936.42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st. Kelyx Intel Core i5-11400 8G SSD 480Gb + LG 19" (MSI)</text:p>
          </table:table-cell>
          <table:table-cell office:value-type="string" calcext:value-type="string">
            <text:p>pc</text:p>
          </table:table-cell>
          <table:table-cell office:value-type="float" office:value="1082.86464" calcext:value-type="float">
            <text:p>1082.864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ceptor de Audio Bluetooth Logitech 980-001277</text:p>
          </table:table-cell>
          <table:table-cell office:value-type="string" calcext:value-type="string">
            <text:p>accesorios</text:p>
          </table:table-cell>
          <table:table-cell office:value-type="float" office:value="92.33147" calcext:value-type="float">
            <text:p>92.3314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B400 TP-Link Bluetooth USB Nano Adapter (9664)</text:p>
          </table:table-cell>
          <table:table-cell office:value-type="string" calcext:value-type="string">
            <text:p>accesorios</text:p>
          </table:table-cell>
          <table:table-cell office:value-type="float" office:value="20.262385" calcext:value-type="float">
            <text:p>20.2623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B500 TP-Link Bluetooth 5.0 USB Nano Adapter (3446)</text:p>
          </table:table-cell>
          <table:table-cell office:value-type="string" calcext:value-type="string">
            <text:p>accesorios</text:p>
          </table:table-cell>
          <table:table-cell office:value-type="float" office:value="29.85268" calcext:value-type="float">
            <text:p>29.852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o S7 Pack de 1 Mesh TP Link AC1900 Giga Wifi System (3046)</text:p>
          </table:table-cell>
          <table:table-cell office:value-type="string" calcext:value-type="string">
            <text:p>redes</text:p>
          </table:table-cell>
          <table:table-cell office:value-type="float" office:value="188.657755" calcext:value-type="float">
            <text:p>188.6577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o S7 Pack de 2 Mesh TP Link AC1900 Giga Wifi System (3039)</text:p>
          </table:table-cell>
          <table:table-cell office:value-type="string" calcext:value-type="string">
            <text:p>redes</text:p>
          </table:table-cell>
          <table:table-cell office:value-type="float" office:value="364.735085" calcext:value-type="float">
            <text:p>364.7350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o S7 Pack de 3 Mesh TP Link AC1900 Giga Wifi System (3022)</text:p>
          </table:table-cell>
          <table:table-cell office:value-type="string" calcext:value-type="string">
            <text:p>redes</text:p>
          </table:table-cell>
          <table:table-cell office:value-type="float" office:value="540.80026" calcext:value-type="float">
            <text:p>540.800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o X50 POE Pack de 1 Mesh TP Link AX3000 Wifi Gigabit (9844)</text:p>
          </table:table-cell>
          <table:table-cell office:value-type="string" calcext:value-type="string">
            <text:p>redes</text:p>
          </table:table-cell>
          <table:table-cell office:value-type="float" office:value="324.2954" calcext:value-type="float">
            <text:p>324.29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o X50 POE Pack de 2 Mesh TP Link AX3000 Wifi Gigabit (9837)</text:p>
          </table:table-cell>
          <table:table-cell office:value-type="string" calcext:value-type="string">
            <text:p>redes</text:p>
          </table:table-cell>
          <table:table-cell office:value-type="float" office:value="648.61511" calcext:value-type="float">
            <text:p>648.615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o X75 Pack de 3 Mesh TP Link AX5400 Wifi Gigabit (7116)</text:p>
          </table:table-cell>
          <table:table-cell office:value-type="string" calcext:value-type="string">
            <text:p>redes</text:p>
          </table:table-cell>
          <table:table-cell office:value-type="float" office:value="1338.788165" calcext:value-type="float">
            <text:p>1338.7881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610-OUTDOOR AX1800 Dual Band Wifi 6 (0232)</text:p>
          </table:table-cell>
          <table:table-cell office:value-type="string" calcext:value-type="string">
            <text:p>redes</text:p>
          </table:table-cell>
          <table:table-cell office:value-type="float" office:value="368.68546" calcext:value-type="float">
            <text:p>368.685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653 (EAP650 s/fuente) AX3000 Mbps AP Giga Ceill Wall (5235)</text:p>
          </table:table-cell>
          <table:table-cell office:value-type="string" calcext:value-type="string">
            <text:p>redes</text:p>
          </table:table-cell>
          <table:table-cell office:value-type="float" office:value="379.18738" calcext:value-type="float">
            <text:p>379.187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C220-G5 Pack de 1 Mesh para ISP TP Link AC1200 Wifi Gigabit (4207)</text:p>
          </table:table-cell>
          <table:table-cell office:value-type="string" calcext:value-type="string">
            <text:p>redes</text:p>
          </table:table-cell>
          <table:table-cell office:value-type="float" office:value="149.299865" calcext:value-type="float">
            <text:p>149.2998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C220-G5 Pack de 2 Mesh para ISP TP Link AC1200 Wifi Gigabit (4320)</text:p>
          </table:table-cell>
          <table:table-cell office:value-type="string" calcext:value-type="string">
            <text:p>redes</text:p>
          </table:table-cell>
          <table:table-cell office:value-type="float" office:value="286.66352" calcext:value-type="float">
            <text:p>286.663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PE220 CPE 2.4 GHz 300 Mbps 12dbi High Power AP (1583)</text:p>
          </table:table-cell>
          <table:table-cell office:value-type="string" calcext:value-type="string">
            <text:p>redes</text:p>
          </table:table-cell>
          <table:table-cell office:value-type="float" office:value="188.657755" calcext:value-type="float">
            <text:p>188.6577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PE510 CPE 5 GHz 300 MBps 13dbi High Power AP (0922)</text:p>
          </table:table-cell>
          <table:table-cell office:value-type="string" calcext:value-type="string">
            <text:p>redes</text:p>
          </table:table-cell>
          <table:table-cell office:value-type="float" office:value="156.009425" calcext:value-type="float">
            <text:p>156.0094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PE610 CPE 5 GHz 300 MBps 23dbi High Power AP (1027)</text:p>
          </table:table-cell>
          <table:table-cell office:value-type="string" calcext:value-type="string">
            <text:p>redes</text:p>
          </table:table-cell>
          <table:table-cell office:value-type="float" office:value="160.555395" calcext:value-type="float">
            <text:p>160.5553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PE710 CPE 5 GHz 867 MBps 23dbi High Power AP (9702)</text:p>
          </table:table-cell>
          <table:table-cell office:value-type="string" calcext:value-type="string">
            <text:p>redes</text:p>
          </table:table-cell>
          <table:table-cell office:value-type="float" office:value="154.793925" calcext:value-type="float">
            <text:p>154.7939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o E4 Pack de 3 Mesh TP Link AC1200 Wifi System (6794)</text:p>
          </table:table-cell>
          <table:table-cell office:value-type="string" calcext:value-type="string">
            <text:p>redes</text:p>
          </table:table-cell>
          <table:table-cell office:value-type="float" office:value="394.01648" calcext:value-type="float">
            <text:p>394.016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co X20 Pack de 2 Mesh TP Link AX1800 Wifi Gigabit (2287)</text:p>
          </table:table-cell>
          <table:table-cell office:value-type="string" calcext:value-type="string">
            <text:p>redes</text:p>
          </table:table-cell>
          <table:table-cell office:value-type="float" office:value="410.01246" calcext:value-type="float">
            <text:p>410.012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115 300 Mbps AP Ceilling Wall Mounting (6939)</text:p>
          </table:table-cell>
          <table:table-cell office:value-type="string" calcext:value-type="string">
            <text:p>redes</text:p>
          </table:table-cell>
          <table:table-cell office:value-type="float" office:value="139.016735" calcext:value-type="float">
            <text:p>139.0167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225 AC1350 Mbps AP Gigabit ceiling mount (6915)</text:p>
          </table:table-cell>
          <table:table-cell office:value-type="string" calcext:value-type="string">
            <text:p>redes</text:p>
          </table:table-cell>
          <table:table-cell office:value-type="float" office:value="252.787535" calcext:value-type="float">
            <text:p>252.7875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225-OUTDOOR AC1200 Dual Band 2 Antenas Mimo 2x2 (3571)</text:p>
          </table:table-cell>
          <table:table-cell office:value-type="string" calcext:value-type="string">
            <text:p>redes</text:p>
          </table:table-cell>
          <table:table-cell office:value-type="float" office:value="249.1775" calcext:value-type="float">
            <text:p>249.17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245 AC1750 Mbps AP Gigabit Ceilling Wall Mounting (6663)</text:p>
          </table:table-cell>
          <table:table-cell office:value-type="string" calcext:value-type="string">
            <text:p>redes</text:p>
          </table:table-cell>
          <table:table-cell office:value-type="float" office:value="315.08191" calcext:value-type="float">
            <text:p>315.081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265HD AC1750 Mbps AP Gigabit MU-Mimo Ceilling Wall Mount(0728)</text:p>
          </table:table-cell>
          <table:table-cell office:value-type="string" calcext:value-type="string">
            <text:p>redes</text:p>
          </table:table-cell>
          <table:table-cell office:value-type="float" office:value="315.98138" calcext:value-type="float">
            <text:p>315.981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620HD AX1800 Mbps AP Gigabit MU-Mimo Ceilling Wall Mount (0742)</text:p>
          </table:table-cell>
          <table:table-cell office:value-type="string" calcext:value-type="string">
            <text:p>redes</text:p>
          </table:table-cell>
          <table:table-cell office:value-type="float" office:value="442.381225" calcext:value-type="float">
            <text:p>442.3812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W300RE Mercusys Range Extender 300Mbps 3 Ant Ext (6648)</text:p>
          </table:table-cell>
          <table:table-cell office:value-type="string" calcext:value-type="string">
            <text:p>redes</text:p>
          </table:table-cell>
          <table:table-cell office:value-type="float" office:value="44.07403" calcext:value-type="float">
            <text:p>44.074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200 Range Extender Dual Band AC750 Universal (0433)</text:p>
          </table:table-cell>
          <table:table-cell office:value-type="string" calcext:value-type="string">
            <text:p>redes</text:p>
          </table:table-cell>
          <table:table-cell office:value-type="float" office:value="61.43137" calcext:value-type="float">
            <text:p>61.431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A850RE Range Extender 300Mbps Universal (0854)</text:p>
          </table:table-cell>
          <table:table-cell office:value-type="string" calcext:value-type="string">
            <text:p>redes</text:p>
          </table:table-cell>
          <table:table-cell office:value-type="float" office:value="54.47871" calcext:value-type="float">
            <text:p>54.478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llo 305 mts UTP Cat 5e Exterior Kelyx</text:p>
          </table:table-cell>
          <table:table-cell office:value-type="string" calcext:value-type="string">
            <text:p>redes</text:p>
          </table:table-cell>
          <table:table-cell office:value-type="float" office:value="189.10848" calcext:value-type="float">
            <text:p>189.108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llo 305 mts UTP Cat 5e Interior Kelyx</text:p>
          </table:table-cell>
          <table:table-cell office:value-type="string" calcext:value-type="string">
            <text:p>redes</text:p>
          </table:table-cell>
          <table:table-cell office:value-type="float" office:value="127.69614" calcext:value-type="float">
            <text:p>127.696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llo 305 mts UTP Cat 6 Exterior Kelyx</text:p>
          </table:table-cell>
          <table:table-cell office:value-type="string" calcext:value-type="string">
            <text:p>redes</text:p>
          </table:table-cell>
          <table:table-cell office:value-type="float" office:value="243.38666" calcext:value-type="float">
            <text:p>243.386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po L900-10 Tiras de Luz Led Wifi 10mts (1329)</text:p>
          </table:table-cell>
          <table:table-cell office:value-type="string" calcext:value-type="string">
            <text:p>electro</text:p>
          </table:table-cell>
          <table:table-cell office:value-type="float" office:value="157.63033" calcext:value-type="float">
            <text:p>157.630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po L900-5 Tiras de Luz Led Wifi 5mts (2586)</text:p>
          </table:table-cell>
          <table:table-cell office:value-type="string" calcext:value-type="string">
            <text:p>electro</text:p>
          </table:table-cell>
          <table:table-cell office:value-type="float" office:value="85.0509" calcext:value-type="float">
            <text:p>85.05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po L920-5 Tiras de Luz Led Wifi Multicolor 5mts (2609)</text:p>
          </table:table-cell>
          <table:table-cell office:value-type="string" calcext:value-type="string">
            <text:p>electro</text:p>
          </table:table-cell>
          <table:table-cell office:value-type="float" office:value="118.49893" calcext:value-type="float">
            <text:p>118.498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S-P7001-04 OLT TP-Link GPON 4 puertos+2P 10G+1P Giga Uplink (3163)</text:p>
          </table:table-cell>
          <table:table-cell office:value-type="string" calcext:value-type="string">
            <text:p>redes</text:p>
          </table:table-cell>
          <table:table-cell office:value-type="float" office:value="1616.529915" calcext:value-type="float">
            <text:p>1616.5299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S-PMA-C+ GPON OLT SFP optical module Class C+ (7505)</text:p>
          </table:table-cell>
          <table:table-cell office:value-type="string" calcext:value-type="string">
            <text:p>redes</text:p>
          </table:table-cell>
          <table:table-cell office:value-type="float" office:value="277.1142" calcext:value-type="float">
            <text:p>277.114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XC220-G3V Modem Router GPON Voip Gigabit Dual Band AC1200 (4245)</text:p>
          </table:table-cell>
          <table:table-cell office:value-type="string" calcext:value-type="string">
            <text:p>redes</text:p>
          </table:table-cell>
          <table:table-cell office:value-type="float" office:value="121.367675" calcext:value-type="float">
            <text:p>121.3676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XN020-G3 Modem Router GPON B+ Gigabit Wifi N300 TP Link (4085)</text:p>
          </table:table-cell>
          <table:table-cell office:value-type="string" calcext:value-type="string">
            <text:p>redes</text:p>
          </table:table-cell>
          <table:table-cell office:value-type="float" office:value="72.966465" calcext:value-type="float">
            <text:p>72.9664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XX230v Modem Router GPON Voip Gigabit Dual Band AX1800 (5570)</text:p>
          </table:table-cell>
          <table:table-cell office:value-type="string" calcext:value-type="string">
            <text:p>redes</text:p>
          </table:table-cell>
          <table:table-cell office:value-type="float" office:value="141.350495" calcext:value-type="float">
            <text:p>141.3504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S-P7001-08 OLT TP-Link GPON 8 puertos+2P 10G+1P Giga Uplink (3170)</text:p>
          </table:table-cell>
          <table:table-cell office:value-type="string" calcext:value-type="string">
            <text:p>redes</text:p>
          </table:table-cell>
          <table:table-cell office:value-type="float" office:value="2818.47709" calcext:value-type="float">
            <text:p>2818.477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D-W8961N ModemRouter Wifi N ADSL2 300M (1166)</text:p>
          </table:table-cell>
          <table:table-cell office:value-type="string" calcext:value-type="string">
            <text:p>redes</text:p>
          </table:table-cell>
          <table:table-cell office:value-type="float" office:value="99.1848" calcext:value-type="float">
            <text:p>99.18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XN020-G3V Modem Router GPON Voip Gigabit Wifi N300 TP Link (6282)</text:p>
          </table:table-cell>
          <table:table-cell office:value-type="string" calcext:value-type="string">
            <text:p>redes</text:p>
          </table:table-cell>
          <table:table-cell office:value-type="float" office:value="81.07385" calcext:value-type="float">
            <text:p>81.073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X201 P.Red 2.5 Gigabit Tp-Link PCIe (7833)</text:p>
          </table:table-cell>
          <table:table-cell office:value-type="string" calcext:value-type="string">
            <text:p>redes</text:p>
          </table:table-cell>
          <table:table-cell office:value-type="float" office:value="67.350855" calcext:value-type="float">
            <text:p>67.3508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E300C Adaptador USB 3.0 TIPO C a Eth Gigabit RJ45 White (2599)</text:p>
          </table:table-cell>
          <table:table-cell office:value-type="string" calcext:value-type="string">
            <text:p>redes</text:p>
          </table:table-cell>
          <table:table-cell office:value-type="float" office:value="33.03542" calcext:value-type="float">
            <text:p>33.0354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G-3468 P.Red Gigabit Tp-Link PCIe (1049)</text:p>
          </table:table-cell>
          <table:table-cell office:value-type="string" calcext:value-type="string">
            <text:p>redes</text:p>
          </table:table-cell>
          <table:table-cell office:value-type="float" office:value="27.49461" calcext:value-type="float">
            <text:p>27.494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E200 Adaptador USB 2.0 a Ethernet RJ45 (4614)</text:p>
          </table:table-cell>
          <table:table-cell office:value-type="string" calcext:value-type="string">
            <text:p>redes</text:p>
          </table:table-cell>
          <table:table-cell office:value-type="float" office:value="29.72123" calcext:value-type="float">
            <text:p>29.7212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E306 Adaptador USB 3.0 a Ethernet Gigabit RJ45 Black (7376)</text:p>
          </table:table-cell>
          <table:table-cell office:value-type="string" calcext:value-type="string">
            <text:p>redes</text:p>
          </table:table-cell>
          <table:table-cell office:value-type="float" office:value="40.91494" calcext:value-type="float">
            <text:p>40.914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E330 Adap USB 3.0 a Ethernet Gigabit RJ45 + Minihub (4553)</text:p>
          </table:table-cell>
          <table:table-cell office:value-type="string" calcext:value-type="string">
            <text:p>redes</text:p>
          </table:table-cell>
          <table:table-cell office:value-type="float" office:value="44.53526" calcext:value-type="float">
            <text:p>44.535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H400 Hub USB 4 Puertos 3.0 TP Link (1477)</text:p>
          </table:table-cell>
          <table:table-cell office:value-type="string" calcext:value-type="string">
            <text:p>redes</text:p>
          </table:table-cell>
          <table:table-cell office:value-type="float" office:value="30.618445" calcext:value-type="float">
            <text:p>30.6184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X3000E P.RedW y BT PCIX AX3000 2 Ant Ext c/Base (8897)</text:p>
          </table:table-cell>
          <table:table-cell office:value-type="string" calcext:value-type="string">
            <text:p>redes</text:p>
          </table:table-cell>
          <table:table-cell office:value-type="float" office:value="148.521945" calcext:value-type="float">
            <text:p>148.5219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X55E P.RedW y BT PCIX AX3000 2 AntDet (7390)</text:p>
          </table:table-cell>
          <table:table-cell office:value-type="string" calcext:value-type="string">
            <text:p>redes</text:p>
          </table:table-cell>
          <table:table-cell office:value-type="float" office:value="157.200615" calcext:value-type="float">
            <text:p>157.2006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4E P.RedW PCIX AC1200 2 Ant (9931)</text:p>
          </table:table-cell>
          <table:table-cell office:value-type="string" calcext:value-type="string">
            <text:p>redes</text:p>
          </table:table-cell>
          <table:table-cell office:value-type="float" office:value="66.19613" calcext:value-type="float">
            <text:p>66.196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5E P.RedW PCIE 1200Mb 2 Ant Wifi + Bluetooth (8965)</text:p>
          </table:table-cell>
          <table:table-cell office:value-type="string" calcext:value-type="string">
            <text:p>redes</text:p>
          </table:table-cell>
          <table:table-cell office:value-type="float" office:value="84.33139" calcext:value-type="float">
            <text:p>84.331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6E P.RedW PCIX 1300Mb 2 AntDet (2559)</text:p>
          </table:table-cell>
          <table:table-cell office:value-type="string" calcext:value-type="string">
            <text:p>redes</text:p>
          </table:table-cell>
          <table:table-cell office:value-type="float" office:value="71.629415" calcext:value-type="float">
            <text:p>71.6294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N781ND PRedW PCIEX 150Mbp(LN) AntDet (0511)</text:p>
          </table:table-cell>
          <table:table-cell office:value-type="string" calcext:value-type="string">
            <text:p>redes</text:p>
          </table:table-cell>
          <table:table-cell office:value-type="float" office:value="37.741275" calcext:value-type="float">
            <text:p>37.7412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N881ND P.RedW PCIX 300Mb 2 AntDet (0573)</text:p>
          </table:table-cell>
          <table:table-cell office:value-type="string" calcext:value-type="string">
            <text:p>redes</text:p>
          </table:table-cell>
          <table:table-cell office:value-type="float" office:value="43.10163" calcext:value-type="float">
            <text:p>43.101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2UB Nano P.RedW + Bluetooth USB AC600 Dual band</text:p>
          </table:table-cell>
          <table:table-cell office:value-type="string" calcext:value-type="string">
            <text:p>redes</text:p>
          </table:table-cell>
          <table:table-cell office:value-type="float" office:value="44.9735" calcext:value-type="float">
            <text:p>44.97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3U Nano P.RedW USB AC1300 Dual band (2667)</text:p>
          </table:table-cell>
          <table:table-cell office:value-type="string" calcext:value-type="string">
            <text:p>redes</text:p>
          </table:table-cell>
          <table:table-cell office:value-type="float" office:value="47.927165" calcext:value-type="float">
            <text:p>47.9271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U6H High Gain P.RedW USB Mercusys Dual Band AC650 (8064)</text:p>
          </table:table-cell>
          <table:table-cell office:value-type="string" calcext:value-type="string">
            <text:p>redes</text:p>
          </table:table-cell>
          <table:table-cell office:value-type="float" office:value="29.913455" calcext:value-type="float">
            <text:p>29.9134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W150US Nano P.RedW USB Mercusys 150Mbps (0325)</text:p>
          </table:table-cell>
          <table:table-cell office:value-type="string" calcext:value-type="string">
            <text:p>redes</text:p>
          </table:table-cell>
          <table:table-cell office:value-type="float" office:value="15.92305" calcext:value-type="float">
            <text:p>15.923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W300UH Nano P.RedW USB Mercusys 300Mbps 2 Antenas (9602)</text:p>
          </table:table-cell>
          <table:table-cell office:value-type="string" calcext:value-type="string">
            <text:p>redes</text:p>
          </table:table-cell>
          <table:table-cell office:value-type="float" office:value="24.978525" calcext:value-type="float">
            <text:p>24.9785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W300UM Mini P.RedW USB Mercusys 300Mbps (0349)</text:p>
          </table:table-cell>
          <table:table-cell office:value-type="string" calcext:value-type="string">
            <text:p>redes</text:p>
          </table:table-cell>
          <table:table-cell office:value-type="float" office:value="20.78505" calcext:value-type="float">
            <text:p>20.785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2U Nano P.RedW USB AC600 Dual band (9978)</text:p>
          </table:table-cell>
          <table:table-cell office:value-type="string" calcext:value-type="string">
            <text:p>redes</text:p>
          </table:table-cell>
          <table:table-cell office:value-type="float" office:value="46.55365" calcext:value-type="float">
            <text:p>46.553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2U P.RedW USB AC600 Dual band (9917)</text:p>
          </table:table-cell>
          <table:table-cell office:value-type="string" calcext:value-type="string">
            <text:p>redes</text:p>
          </table:table-cell>
          <table:table-cell office:value-type="float" office:value="50.552645" calcext:value-type="float">
            <text:p>50.5526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2U P.RedW USB AC600 Dual band High Gain (9862)</text:p>
          </table:table-cell>
          <table:table-cell office:value-type="string" calcext:value-type="string">
            <text:p>redes</text:p>
          </table:table-cell>
          <table:table-cell office:value-type="float" office:value="73.331115" calcext:value-type="float">
            <text:p>73.3311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3U P.RedW USB AC1300 Dual band Mu Mimo (3830)</text:p>
          </table:table-cell>
          <table:table-cell office:value-type="string" calcext:value-type="string">
            <text:p>redes</text:p>
          </table:table-cell>
          <table:table-cell office:value-type="float" office:value="51.5372" calcext:value-type="float">
            <text:p>51.53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4U P.RedW USB AC1300 D.Band (7318)</text:p>
          </table:table-cell>
          <table:table-cell office:value-type="string" calcext:value-type="string">
            <text:p>redes</text:p>
          </table:table-cell>
          <table:table-cell office:value-type="float" office:value="55.779295" calcext:value-type="float">
            <text:p>55.7792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4U Plus High Gain P.RedW USB AC1300 D.Band (2636)</text:p>
          </table:table-cell>
          <table:table-cell office:value-type="string" calcext:value-type="string">
            <text:p>redes</text:p>
          </table:table-cell>
          <table:table-cell office:value-type="float" office:value="88.46409" calcext:value-type="float">
            <text:p>88.464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T9UH P.RedW USB AC1900 D.Band HP (6137)</text:p>
          </table:table-cell>
          <table:table-cell office:value-type="string" calcext:value-type="string">
            <text:p>redes</text:p>
          </table:table-cell>
          <table:table-cell office:value-type="float" office:value="80.29593" calcext:value-type="float">
            <text:p>80.295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N722N P.RedW USB 150Mbps (LN) ConAnt (0467)</text:p>
          </table:table-cell>
          <table:table-cell office:value-type="string" calcext:value-type="string">
            <text:p>redes</text:p>
          </table:table-cell>
          <table:table-cell office:value-type="float" office:value="32.077045" calcext:value-type="float">
            <text:p>32.0770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N725N Nano P.RedW USB 150Mbps (LN) (0719)</text:p>
          </table:table-cell>
          <table:table-cell office:value-type="string" calcext:value-type="string">
            <text:p>redes</text:p>
          </table:table-cell>
          <table:table-cell office:value-type="float" office:value="28.56425" calcext:value-type="float">
            <text:p>28.564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N8200ND PRedW USB HiPow 300M C/ 2Ant (0740)</text:p>
          </table:table-cell>
          <table:table-cell office:value-type="string" calcext:value-type="string">
            <text:p>redes</text:p>
          </table:table-cell>
          <table:table-cell office:value-type="float" office:value="39.6253" calcext:value-type="float">
            <text:p>39.62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N821N P.RedW USB 300Mbps (N) S/Ant (0368)</text:p>
          </table:table-cell>
          <table:table-cell office:value-type="string" calcext:value-type="string">
            <text:p>redes</text:p>
          </table:table-cell>
          <table:table-cell office:value-type="float" office:value="25.45257" calcext:value-type="float">
            <text:p>25.452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N822N PRedW USB HiPower 300M 2Ant (0542)</text:p>
          </table:table-cell>
          <table:table-cell office:value-type="string" calcext:value-type="string">
            <text:p>redes</text:p>
          </table:table-cell>
          <table:table-cell office:value-type="float" office:value="36.48931" calcext:value-type="float">
            <text:p>36.489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N823N Mini P.RedW USB 300 Mbps (N)</text:p>
          </table:table-cell>
          <table:table-cell office:value-type="string" calcext:value-type="string">
            <text:p>redes</text:p>
          </table:table-cell>
          <table:table-cell office:value-type="float" office:value="32.782035" calcext:value-type="float">
            <text:p>32.7820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R470T+ Rou Multi Wan Bal Carga (0413)</text:p>
          </table:table-cell>
          <table:table-cell office:value-type="string" calcext:value-type="string">
            <text:p>redes</text:p>
          </table:table-cell>
          <table:table-cell office:value-type="float" office:value="134.26413" calcext:value-type="float">
            <text:p>134.264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AX55 PRO AX3000 Wir DualBand Multi Gigabit Tp-Link (6805)</text:p>
          </table:table-cell>
          <table:table-cell office:value-type="string" calcext:value-type="string">
            <text:p>redes</text:p>
          </table:table-cell>
          <table:table-cell office:value-type="float" office:value="328.4281" calcext:value-type="float">
            <text:p>328.428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C5 AC1200 4 Ant Agile Cfg Gigabit Wir D.Band Tp-Link (3687)</text:p>
          </table:table-cell>
          <table:table-cell office:value-type="string" calcext:value-type="string">
            <text:p>redes</text:p>
          </table:table-cell>
          <table:table-cell office:value-type="float" office:value="74.449375" calcext:value-type="float">
            <text:p>74.4493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C86 AC1900 Wir Dual Band 6 Antenas Tp-Link (9882)</text:p>
          </table:table-cell>
          <table:table-cell office:value-type="string" calcext:value-type="string">
            <text:p>redes</text:p>
          </table:table-cell>
          <table:table-cell office:value-type="float" office:value="178.72712" calcext:value-type="float">
            <text:p>178.727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C220-F5 AC1200 WISP Agile Cfg 10/100 D.Band Tp-(4108)</text:p>
          </table:table-cell>
          <table:table-cell office:value-type="string" calcext:value-type="string">
            <text:p>redes</text:p>
          </table:table-cell>
          <table:table-cell office:value-type="float" office:value="64.530895" calcext:value-type="float">
            <text:p>64.5308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C225-G5 AC1300 WISP Agile Cfg Gigabit MuMimo D.Band Tp-Link (4535)</text:p>
          </table:table-cell>
          <table:table-cell office:value-type="string" calcext:value-type="string">
            <text:p>redes</text:p>
          </table:table-cell>
          <table:table-cell office:value-type="float" office:value="87.46738" calcext:value-type="float">
            <text:p>87.467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R20 Router Wir Mercusys AC750 Dual Band 2 <text:s/>(0653)</text:p>
          </table:table-cell>
          <table:table-cell office:value-type="string" calcext:value-type="string">
            <text:p>redes</text:p>
          </table:table-cell>
          <table:table-cell office:value-type="float" office:value="52.2665" calcext:value-type="float">
            <text:p>52.26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R30G Router Wir Mercusys Gigabit <text:s/>AC1200 <text:s/>4 Ant (0615)</text:p>
          </table:table-cell>
          <table:table-cell office:value-type="string" calcext:value-type="string">
            <text:p>redes</text:p>
          </table:table-cell>
          <table:table-cell office:value-type="float" office:value="74.838335" calcext:value-type="float">
            <text:p>74.8383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W302R Rou Wi Mercusys 300Mbps N 2 Ant (0912)</text:p>
          </table:table-cell>
          <table:table-cell office:value-type="string" calcext:value-type="string">
            <text:p>redes</text:p>
          </table:table-cell>
          <table:table-cell office:value-type="float" office:value="29.48803" calcext:value-type="float">
            <text:p>29.488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AX10 AX1500 Wir DualBand Gigabit Tp-Link (9221)</text:p>
          </table:table-cell>
          <table:table-cell office:value-type="string" calcext:value-type="string">
            <text:p>redes</text:p>
          </table:table-cell>
          <table:table-cell office:value-type="float" office:value="188.657755" calcext:value-type="float">
            <text:p>188.6577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AX55 AX3000 Wir DualBand Gigabit Tp-Link (3040)</text:p>
          </table:table-cell>
          <table:table-cell office:value-type="string" calcext:value-type="string">
            <text:p>redes</text:p>
          </table:table-cell>
          <table:table-cell office:value-type="float" office:value="315.98138" calcext:value-type="float">
            <text:p>315.981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C24 AC750 4 Ant Agile Cfg <text:s/>Wir D.Band Tp-Link (9474)</text:p>
          </table:table-cell>
          <table:table-cell office:value-type="string" calcext:value-type="string">
            <text:p>redes</text:p>
          </table:table-cell>
          <table:table-cell office:value-type="float" office:value="62.148515" calcext:value-type="float">
            <text:p>62.148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C6 AC1200 Wir Gigabit Dual Band 4 Ant Tp-Link(8903)</text:p>
          </table:table-cell>
          <table:table-cell office:value-type="string" calcext:value-type="string">
            <text:p>redes</text:p>
          </table:table-cell>
          <table:table-cell office:value-type="float" office:value="166.30471" calcext:value-type="float">
            <text:p>166.304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C60 AC1350 Wir Dual Band 5 Antenas Tp-Link (6755)</text:p>
          </table:table-cell>
          <table:table-cell office:value-type="string" calcext:value-type="string">
            <text:p>redes</text:p>
          </table:table-cell>
          <table:table-cell office:value-type="float" office:value="118.742195" calcext:value-type="float">
            <text:p>118.7421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CHER C80 AC1900 Wir Dual Band 4 Antenas Tp-Link(8873)</text:p>
          </table:table-cell>
          <table:table-cell office:value-type="string" calcext:value-type="string">
            <text:p>redes</text:p>
          </table:table-cell>
          <table:table-cell office:value-type="float" office:value="131.95468" calcext:value-type="float">
            <text:p>131.954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W305R Rou Wi Mercusys 300Mbps N 3 Ant (0400)</text:p>
          </table:table-cell>
          <table:table-cell office:value-type="string" calcext:value-type="string">
            <text:p>redes</text:p>
          </table:table-cell>
          <table:table-cell office:value-type="float" office:value="34.13124" calcext:value-type="float">
            <text:p>34.131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W325R Rou Wi Mercusys 300Mbps N 4 Ant (0424)</text:p>
          </table:table-cell>
          <table:table-cell office:value-type="string" calcext:value-type="string">
            <text:p>redes</text:p>
          </table:table-cell>
          <table:table-cell office:value-type="float" office:value="36.44069" calcext:value-type="float">
            <text:p>36.440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ER7206 Rout VPN MultiWan 10/100/1000 5ps TP Link (2391)</text:p>
          </table:table-cell>
          <table:table-cell office:value-type="string" calcext:value-type="string">
            <text:p>redes</text:p>
          </table:table-cell>
          <table:table-cell office:value-type="float" office:value="602.59628" calcext:value-type="float">
            <text:p>602.596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R820N Rou Wi 300Mbps N 2 Antenas Fijas (3086)</text:p>
          </table:table-cell>
          <table:table-cell office:value-type="string" calcext:value-type="string">
            <text:p>redes</text:p>
          </table:table-cell>
          <table:table-cell office:value-type="float" office:value="48.486295" calcext:value-type="float">
            <text:p>48.4862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R841HP Rou Wi 300Mbps 2Ant Hi Power (0625)</text:p>
          </table:table-cell>
          <table:table-cell office:value-type="string" calcext:value-type="string">
            <text:p>redes</text:p>
          </table:table-cell>
          <table:table-cell office:value-type="float" office:value="107.4502" calcext:value-type="float">
            <text:p>107.45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R850N WISP Agile Config Rou Wi 300Mbps para ISP (4431)</text:p>
          </table:table-cell>
          <table:table-cell office:value-type="string" calcext:value-type="string">
            <text:p>redes</text:p>
          </table:table-cell>
          <table:table-cell office:value-type="float" office:value="48.972495" calcext:value-type="float">
            <text:p>48.9724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WR940N Rou Wi 450Mbps (N) 3 Ant Fijas (1464)</text:p>
          </table:table-cell>
          <table:table-cell office:value-type="string" calcext:value-type="string">
            <text:p>redes</text:p>
          </table:table-cell>
          <table:table-cell office:value-type="float" office:value="72.15208" calcext:value-type="float">
            <text:p>72.1520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223 (EAP225 s/Fuente) AC1350 Mbps AP Gigabit Ceiling/Wall (0509)</text:p>
          </table:table-cell>
          <table:table-cell office:value-type="string" calcext:value-type="string">
            <text:p>redes</text:p>
          </table:table-cell>
          <table:table-cell office:value-type="float" office:value="220.090585" calcext:value-type="float">
            <text:p>220.0905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235 Wall AC1200 Mbps AP Mu-Mimo Gigabit p/caja de Pared (8972)</text:p>
          </table:table-cell>
          <table:table-cell office:value-type="string" calcext:value-type="string">
            <text:p>redes</text:p>
          </table:table-cell>
          <table:table-cell office:value-type="float" office:value="199.56079" calcext:value-type="float">
            <text:p>199.560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245(5-Pack s/Fuente) AC1750 Mbps AP Gigabit Ceilling/Wall (7017)</text:p>
          </table:table-cell>
          <table:table-cell office:value-type="string" calcext:value-type="string">
            <text:p>redes</text:p>
          </table:table-cell>
          <table:table-cell office:value-type="float" office:value="1257.70216" calcext:value-type="float">
            <text:p>1257.702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613 (EAP610 s/Fuente) AX1800 Mbps AP Gigabit Ceilling/Wall(0516)</text:p>
          </table:table-cell>
          <table:table-cell office:value-type="string" calcext:value-type="string">
            <text:p>redes</text:p>
          </table:table-cell>
          <table:table-cell office:value-type="float" office:value="297.87043" calcext:value-type="float">
            <text:p>297.8704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650 AX3000 Mbps AP Gigabit Ceilling Wall (3545)</text:p>
          </table:table-cell>
          <table:table-cell office:value-type="string" calcext:value-type="string">
            <text:p>redes</text:p>
          </table:table-cell>
          <table:table-cell office:value-type="float" office:value="442.381225" calcext:value-type="float">
            <text:p>442.3812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AP670 AX5400 Mbps AP Gigabit Ceilling Wall (7154)</text:p>
          </table:table-cell>
          <table:table-cell office:value-type="string" calcext:value-type="string">
            <text:p>redes</text:p>
          </table:table-cell>
          <table:table-cell office:value-type="float" office:value="532.17021" calcext:value-type="float">
            <text:p>532.170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2008P Switch Gigabit Smart 8P (4 POE) Tp-Link (2957)</text:p>
          </table:table-cell>
          <table:table-cell office:value-type="string" calcext:value-type="string">
            <text:p>redes</text:p>
          </table:table-cell>
          <table:table-cell office:value-type="float" office:value="187.661045" calcext:value-type="float">
            <text:p>187.6610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2210MP Switch Gigabit Jetstream 8P POE+SFP Tp-Link (0674)</text:p>
          </table:table-cell>
          <table:table-cell office:value-type="string" calcext:value-type="string">
            <text:p>redes</text:p>
          </table:table-cell>
          <table:table-cell office:value-type="float" office:value="437.96896" calcext:value-type="float">
            <text:p>437.968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3452XP Switch Gigabit L2 JetStream 48P Poe + 4SFP 10G Tp-Link (6495)</text:p>
          </table:table-cell>
          <table:table-cell office:value-type="string" calcext:value-type="string">
            <text:p>redes</text:p>
          </table:table-cell>
          <table:table-cell office:value-type="float" office:value="1614.001675" calcext:value-type="float">
            <text:p>1614.0016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2008 T1500G-8T Switch Gigabit Smart 8P Tp-Link (0546)</text:p>
          </table:table-cell>
          <table:table-cell office:value-type="string" calcext:value-type="string">
            <text:p>redes</text:p>
          </table:table-cell>
          <table:table-cell office:value-type="float" office:value="128.757915" calcext:value-type="float">
            <text:p>128.7579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2218 Switch JetStream Gigabit 16P +2 SFP (6419)</text:p>
          </table:table-cell>
          <table:table-cell office:value-type="string" calcext:value-type="string">
            <text:p>redes</text:p>
          </table:table-cell>
          <table:table-cell office:value-type="float" office:value="543.778235" calcext:value-type="float">
            <text:p>543.7782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2428P Switch Gigabit 24POE+4SFP Tp-Link (0650)</text:p>
          </table:table-cell>
          <table:table-cell office:value-type="string" calcext:value-type="string">
            <text:p>redes</text:p>
          </table:table-cell>
          <table:table-cell office:value-type="float" office:value="1208.42579" calcext:value-type="float">
            <text:p>1208.425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3210 Switch JetStream L2 Gigabit 8P +2 SFP (6396)</text:p>
          </table:table-cell>
          <table:table-cell office:value-type="string" calcext:value-type="string">
            <text:p>redes</text:p>
          </table:table-cell>
          <table:table-cell office:value-type="float" office:value="205.9057" calcext:value-type="float">
            <text:p>205.90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3428MP Switch Jetstream 24 POE + 4 SFP L2 Gigabit Managed <text:s/>(0737)</text:p>
          </table:table-cell>
          <table:table-cell office:value-type="string" calcext:value-type="string">
            <text:p>redes</text:p>
          </table:table-cell>
          <table:table-cell office:value-type="float" office:value="1045.439395" calcext:value-type="float">
            <text:p>1045.4393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witch Hikvision 4p PoE IEEE 802.3af/at Power Budget 60w Unmanaged (2876)</text:p>
          </table:table-cell>
          <table:table-cell office:value-type="string" calcext:value-type="string">
            <text:p>redes</text:p>
          </table:table-cell>
          <table:table-cell office:value-type="float" office:value="118.26815" calcext:value-type="float">
            <text:p>118.268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F1024D Switch 24P Tp-Link Desktop (1498)</text:p>
          </table:table-cell>
          <table:table-cell office:value-type="string" calcext:value-type="string">
            <text:p>redes</text:p>
          </table:table-cell>
          <table:table-cell office:value-type="float" office:value="81.985475" calcext:value-type="float">
            <text:p>81.9854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08MP Switch 8P Giga (8 ptos POE) Desk/Rack (6770)</text:p>
          </table:table-cell>
          <table:table-cell office:value-type="string" calcext:value-type="string">
            <text:p>redes</text:p>
          </table:table-cell>
          <table:table-cell office:value-type="float" office:value="178.41109" calcext:value-type="float">
            <text:p>178.411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16PE Switch 16P Giga (8 POE) Tp-Link Smart Rack/Desk (8865)</text:p>
          </table:table-cell>
          <table:table-cell office:value-type="string" calcext:value-type="string">
            <text:p>redes</text:p>
          </table:table-cell>
          <table:table-cell office:value-type="float" office:value="256.968855" calcext:value-type="float">
            <text:p>256.9688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16 Switch 16P TpLink Gigabit No Gestionable (4325)</text:p>
          </table:table-cell>
          <table:table-cell office:value-type="string" calcext:value-type="string">
            <text:p>redes</text:p>
          </table:table-cell>
          <table:table-cell office:value-type="float" office:value="303.352335" calcext:value-type="float">
            <text:p>303.3523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210P Switch Gigabit 9P 8POE+ 1SFP Tp-Link (2980)</text:p>
          </table:table-cell>
          <table:table-cell office:value-type="string" calcext:value-type="string">
            <text:p>redes</text:p>
          </table:table-cell>
          <table:table-cell office:value-type="float" office:value="163.351045" calcext:value-type="float">
            <text:p>163.3510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F1005D Switch 5P Tp-Link MiniDesktop (0064)</text:p>
          </table:table-cell>
          <table:table-cell office:value-type="string" calcext:value-type="string">
            <text:p>redes</text:p>
          </table:table-cell>
          <table:table-cell office:value-type="float" office:value="24.94206" calcext:value-type="float">
            <text:p>24.942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F1008D Switch 8P Tp-Link MiniDesktop (0071)</text:p>
          </table:table-cell>
          <table:table-cell office:value-type="string" calcext:value-type="string">
            <text:p>redes</text:p>
          </table:table-cell>
          <table:table-cell office:value-type="float" office:value="35.018555" calcext:value-type="float">
            <text:p>35.0185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F1016D Switch 16P Tp-Link Desktop (0293)</text:p>
          </table:table-cell>
          <table:table-cell office:value-type="string" calcext:value-type="string">
            <text:p>redes</text:p>
          </table:table-cell>
          <table:table-cell office:value-type="float" office:value="40.50046" calcext:value-type="float">
            <text:p>40.500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05D Switch 5P TpLink Gigabit Desk (1798)</text:p>
          </table:table-cell>
          <table:table-cell office:value-type="string" calcext:value-type="string">
            <text:p>redes</text:p>
          </table:table-cell>
          <table:table-cell office:value-type="float" office:value="70.30452" calcext:value-type="float">
            <text:p>70.304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08D Switch 8P TpLink Gigabit Desk (2313)</text:p>
          </table:table-cell>
          <table:table-cell office:value-type="string" calcext:value-type="string">
            <text:p>redes</text:p>
          </table:table-cell>
          <table:table-cell office:value-type="float" office:value="113.09012" calcext:value-type="float">
            <text:p>113.090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08P Switch 8P Giga (4 ptos POE) Tp-Link Desk (1160)</text:p>
          </table:table-cell>
          <table:table-cell office:value-type="string" calcext:value-type="string">
            <text:p>redes</text:p>
          </table:table-cell>
          <table:table-cell office:value-type="float" office:value="113.807265" calcext:value-type="float">
            <text:p>113.8072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16 Switch Gigabit 16P Tp-Link R19(0095)</text:p>
          </table:table-cell>
          <table:table-cell office:value-type="string" calcext:value-type="string">
            <text:p>redes</text:p>
          </table:table-cell>
          <table:table-cell office:value-type="float" office:value="165.28369" calcext:value-type="float">
            <text:p>165.283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16DE Switch 16P Giga Tp-Link Smart Rack/Desk(1269)</text:p>
          </table:table-cell>
          <table:table-cell office:value-type="string" calcext:value-type="string">
            <text:p>redes</text:p>
          </table:table-cell>
          <table:table-cell office:value-type="float" office:value="162.305715" calcext:value-type="float">
            <text:p>162.3057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24 Switch Gigabit 24P Tp-Link R19 (0101)</text:p>
          </table:table-cell>
          <table:table-cell office:value-type="string" calcext:value-type="string">
            <text:p>redes</text:p>
          </table:table-cell>
          <table:table-cell office:value-type="float" office:value="223.834325" calcext:value-type="float">
            <text:p>223.8343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24D Switch 24P Gigabit Tp-Link Desktop (0620)</text:p>
          </table:table-cell>
          <table:table-cell office:value-type="string" calcext:value-type="string">
            <text:p>redes</text:p>
          </table:table-cell>
          <table:table-cell office:value-type="float" office:value="187.45441" calcext:value-type="float">
            <text:p>187.454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24DE Switch 24P Gigabit Smart Tp-Link Desk/Rack (1245)</text:p>
          </table:table-cell>
          <table:table-cell office:value-type="string" calcext:value-type="string">
            <text:p>redes</text:p>
          </table:table-cell>
          <table:table-cell office:value-type="float" office:value="216.444085" calcext:value-type="float">
            <text:p>216.4440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48 Switch Gigabit 48P Tp-Link (1559)</text:p>
          </table:table-cell>
          <table:table-cell office:value-type="string" calcext:value-type="string">
            <text:p>redes</text:p>
          </table:table-cell>
          <table:table-cell office:value-type="float" office:value="543.62022" calcext:value-type="float">
            <text:p>543.6202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L-SG105 Switch 5P TpLink Gigabit Acero (1146)</text:p>
          </table:table-cell>
          <table:table-cell office:value-type="string" calcext:value-type="string">
            <text:p>redes</text:p>
          </table:table-cell>
          <table:table-cell office:value-type="float" office:value="59.46226" calcext:value-type="float">
            <text:p>59.462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206320-CART.MAGENTA (XP-2101)</text:p>
          </table:table-cell>
          <table:table-cell office:value-type="string" calcext:value-type="string">
            <text:p>impresion</text:p>
          </table:table-cell>
          <table:table-cell office:value-type="float" office:value="24.28569" calcext:value-type="float">
            <text:p>24.285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15150/ L15160 <text:s text:c="2"/>- TINTA. AMARILLO T524420</text:p>
          </table:table-cell>
          <table:table-cell office:value-type="string" calcext:value-type="string">
            <text:p>impresion</text:p>
          </table:table-cell>
          <table:table-cell office:value-type="float" office:value="20.15134" calcext:value-type="float">
            <text:p>20.151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200 - CART. CYAN T664220 (5301)</text:p>
          </table:table-cell>
          <table:table-cell office:value-type="string" calcext:value-type="string">
            <text:p>impresion</text:p>
          </table:table-cell>
          <table:table-cell office:value-type="float" office:value="28.03086" calcext:value-type="float">
            <text:p>28.030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4150/4160 - TINTA. AMARILLO T504420</text:p>
          </table:table-cell>
          <table:table-cell office:value-type="string" calcext:value-type="string">
            <text:p>impresion</text:p>
          </table:table-cell>
          <table:table-cell office:value-type="float" office:value="28.03086" calcext:value-type="float">
            <text:p>28.030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4150/4160 - TINTA. CYAN T504220</text:p>
          </table:table-cell>
          <table:table-cell office:value-type="string" calcext:value-type="string">
            <text:p>impresion</text:p>
          </table:table-cell>
          <table:table-cell office:value-type="float" office:value="28.03086" calcext:value-type="float">
            <text:p>28.030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8180/ L8160 <text:s text:c="2"/>- TINTA. AMARILLO T555420</text:p>
          </table:table-cell>
          <table:table-cell office:value-type="string" calcext:value-type="string">
            <text:p>impresion</text:p>
          </table:table-cell>
          <table:table-cell office:value-type="float" office:value="39.86345" calcext:value-type="float">
            <text:p>39.8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8180/ L8160 <text:s text:c="2"/>- TINTA. MAGENTA T555320</text:p>
          </table:table-cell>
          <table:table-cell office:value-type="string" calcext:value-type="string">
            <text:p>impresion</text:p>
          </table:table-cell>
          <table:table-cell office:value-type="float" office:value="39.61056" calcext:value-type="float">
            <text:p>39.610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8180/ L8160 <text:s text:c="2"/>- TINTA.GRIS T555520</text:p>
          </table:table-cell>
          <table:table-cell office:value-type="string" calcext:value-type="string">
            <text:p>impresion</text:p>
          </table:table-cell>
          <table:table-cell office:value-type="float" office:value="40.27606" calcext:value-type="float">
            <text:p>40.276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8180/ L8160 - TINTA. CYAN T555220</text:p>
          </table:table-cell>
          <table:table-cell office:value-type="string" calcext:value-type="string">
            <text:p>impresion</text:p>
          </table:table-cell>
          <table:table-cell office:value-type="float" office:value="39.41091" calcext:value-type="float">
            <text:p>39.410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8180/ L8160 - TINTA. NEGRO T554120</text:p>
          </table:table-cell>
          <table:table-cell office:value-type="string" calcext:value-type="string">
            <text:p>impresion</text:p>
          </table:table-cell>
          <table:table-cell office:value-type="float" office:value="41.27431" calcext:value-type="float">
            <text:p>41.274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8180/ L8160 - TINTA. NEGRO T555120</text:p>
          </table:table-cell>
          <table:table-cell office:value-type="string" calcext:value-type="string">
            <text:p>impresion</text:p>
          </table:table-cell>
          <table:table-cell office:value-type="float" office:value="40.26275" calcext:value-type="float">
            <text:p>40.262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015631-CINTA.NEGRO (LX-350)</text:p>
          </table:table-cell>
          <table:table-cell office:value-type="string" calcext:value-type="string">
            <text:p>impresion</text:p>
          </table:table-cell>
          <table:table-cell office:value-type="float" office:value="8.29213" calcext:value-type="float">
            <text:p>8.292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Toshiba Externo 1TB Canvio USB 3.0 Black (1339)</text:p>
          </table:table-cell>
          <table:table-cell office:value-type="string" calcext:value-type="string">
            <text:p>discos</text:p>
          </table:table-cell>
          <table:table-cell office:value-type="float" office:value="124.430735" calcext:value-type="float">
            <text:p>124.4307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Toshiba Externo 2TB Canvio USB 3.0 Black (1346)</text:p>
          </table:table-cell>
          <table:table-cell office:value-type="string" calcext:value-type="string">
            <text:p>discos</text:p>
          </table:table-cell>
          <table:table-cell office:value-type="float" office:value="168.237355" calcext:value-type="float">
            <text:p>168.2373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Toshiba Externo 4TB Canvio USB 3.0 Black (0875)</text:p>
          </table:table-cell>
          <table:table-cell office:value-type="string" calcext:value-type="string">
            <text:p>discos</text:p>
          </table:table-cell>
          <table:table-cell office:value-type="float" office:value="284.47562" calcext:value-type="float">
            <text:p>284.475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Seagate Externo 1TB USB 3.0 Expansion Black (0148)</text:p>
          </table:table-cell>
          <table:table-cell office:value-type="string" calcext:value-type="string">
            <text:p>discos</text:p>
          </table:table-cell>
          <table:table-cell office:value-type="float" office:value="164.080345" calcext:value-type="float">
            <text:p>164.080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Seagate Externo 2TB USB 3.0 Expansion Black NEW (0247)</text:p>
          </table:table-cell>
          <table:table-cell office:value-type="string" calcext:value-type="string">
            <text:p>discos</text:p>
          </table:table-cell>
          <table:table-cell office:value-type="float" office:value="198.68563" calcext:value-type="float">
            <text:p>198.685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Seagate Externo 4TB USB 3.0 Expansion Black (0254)</text:p>
          </table:table-cell>
          <table:table-cell office:value-type="string" calcext:value-type="string">
            <text:p>discos</text:p>
          </table:table-cell>
          <table:table-cell office:value-type="float" office:value="325.425815" calcext:value-type="float">
            <text:p>325.4258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Seagate Externo 5TB USB 3.0 Expansion Black NEW (0261)</text:p>
          </table:table-cell>
          <table:table-cell office:value-type="string" calcext:value-type="string">
            <text:p>discos</text:p>
          </table:table-cell>
          <table:table-cell office:value-type="float" office:value="327.28553" calcext:value-type="float">
            <text:p>327.285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Toshiba Externo 1TB Canvio Basics USB 3.0 Black (0462)</text:p>
          </table:table-cell>
          <table:table-cell office:value-type="string" calcext:value-type="string">
            <text:p>discos</text:p>
          </table:table-cell>
          <table:table-cell office:value-type="float" office:value="268.661965" calcext:value-type="float">
            <text:p>268.6619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WD Externo Element 1TB USB 3.0 (5448)</text:p>
          </table:table-cell>
          <table:table-cell office:value-type="string" calcext:value-type="string">
            <text:p>discos</text:p>
          </table:table-cell>
          <table:table-cell office:value-type="float" office:value="174.42425" calcext:value-type="float">
            <text:p>174.424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WD Externo Element 2TB USB 3.0 (5363)</text:p>
          </table:table-cell>
          <table:table-cell office:value-type="string" calcext:value-type="string">
            <text:p>discos</text:p>
          </table:table-cell>
          <table:table-cell office:value-type="float" office:value="215.058415" calcext:value-type="float">
            <text:p>215.0584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WD Externo Element 4TB USB 3.0 (5981)</text:p>
          </table:table-cell>
          <table:table-cell office:value-type="string" calcext:value-type="string">
            <text:p>discos</text:p>
          </table:table-cell>
          <table:table-cell office:value-type="float" office:value="366.40032" calcext:value-type="float">
            <text:p>366.400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Seagate Interno 1TB SATA III Barracuda 64Mb 7200 RPM</text:p>
          </table:table-cell>
          <table:table-cell office:value-type="string" calcext:value-type="string">
            <text:p>discos</text:p>
          </table:table-cell>
          <table:table-cell office:value-type="float" office:value="114.366395" calcext:value-type="float">
            <text:p>114.3663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Seagate Interno 2GB SATA III SkyHawk Surveillance</text:p>
          </table:table-cell>
          <table:table-cell office:value-type="string" calcext:value-type="string">
            <text:p>discos</text:p>
          </table:table-cell>
          <table:table-cell office:value-type="float" office:value="145.726295" calcext:value-type="float">
            <text:p>145.7262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Seagate Interno 2TB SATA III Barracuda 64Mb 7200 RPM</text:p>
          </table:table-cell>
          <table:table-cell office:value-type="string" calcext:value-type="string">
            <text:p>discos</text:p>
          </table:table-cell>
          <table:table-cell office:value-type="float" office:value="145.15501" calcext:value-type="float">
            <text:p>145.155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Seagate Interno 4TB SATA III Barracuda 64Mb 5400 RPM</text:p>
          </table:table-cell>
          <table:table-cell office:value-type="string" calcext:value-type="string">
            <text:p>discos</text:p>
          </table:table-cell>
          <table:table-cell office:value-type="float" office:value="248.970865" calcext:value-type="float">
            <text:p>248.9708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WD Interno 1TB SATA III Blue 64Mb 7200 RPM</text:p>
          </table:table-cell>
          <table:table-cell office:value-type="string" calcext:value-type="string">
            <text:p>discos</text:p>
          </table:table-cell>
          <table:table-cell office:value-type="float" office:value="116.29904" calcext:value-type="float">
            <text:p>116.2990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WD Interno 2TB SATA III Blue 256Mb 5400 RPM</text:p>
          </table:table-cell>
          <table:table-cell office:value-type="string" calcext:value-type="string">
            <text:p>discos</text:p>
          </table:table-cell>
          <table:table-cell office:value-type="float" office:value="142.882025" calcext:value-type="float">
            <text:p>142.8820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D WD Interno 2TB SATA III Purple Surveillance</text:p>
          </table:table-cell>
          <table:table-cell office:value-type="string" calcext:value-type="string">
            <text:p>discos</text:p>
          </table:table-cell>
          <table:table-cell office:value-type="float" office:value="175.39665" calcext:value-type="float">
            <text:p>175.396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HIKVISION 1024Gb E100 SATA (4754)</text:p>
          </table:table-cell>
          <table:table-cell office:value-type="string" calcext:value-type="string">
            <text:p>discos</text:p>
          </table:table-cell>
          <table:table-cell office:value-type="float" office:value="117.27144" calcext:value-type="float">
            <text:p>117.271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HIKVISION 256Gb E100 SATA (8579)</text:p>
          </table:table-cell>
          <table:table-cell office:value-type="string" calcext:value-type="string">
            <text:p>discos</text:p>
          </table:table-cell>
          <table:table-cell office:value-type="float" office:value="43.90386" calcext:value-type="float">
            <text:p>43.903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HIKVISION 512Gb E100 SATA (4747)</text:p>
          </table:table-cell>
          <table:table-cell office:value-type="string" calcext:value-type="string">
            <text:p>discos</text:p>
          </table:table-cell>
          <table:table-cell office:value-type="float" office:value="67.26577" calcext:value-type="float">
            <text:p>67.2657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arkvision 120Gb Sata Interno BULK (6204)</text:p>
          </table:table-cell>
          <table:table-cell office:value-type="string" calcext:value-type="string">
            <text:p>discos</text:p>
          </table:table-cell>
          <table:table-cell office:value-type="float" office:value="31.96765" calcext:value-type="float">
            <text:p>31.967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arkvision 240Gb Sata Interno BULK (6211)</text:p>
          </table:table-cell>
          <table:table-cell office:value-type="string" calcext:value-type="string">
            <text:p>discos</text:p>
          </table:table-cell>
          <table:table-cell office:value-type="float" office:value="43.95248" calcext:value-type="float">
            <text:p>43.952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arkvision 480Gb Sata Interno BULK(6228)</text:p>
          </table:table-cell>
          <table:table-cell office:value-type="string" calcext:value-type="string">
            <text:p>discos</text:p>
          </table:table-cell>
          <table:table-cell office:value-type="float" office:value="67.36301" calcext:value-type="float">
            <text:p>67.363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arkvision 960Gb Sata Interno BULK (9397)</text:p>
          </table:table-cell>
          <table:table-cell office:value-type="string" calcext:value-type="string">
            <text:p>discos</text:p>
          </table:table-cell>
          <table:table-cell office:value-type="float" office:value="117.02834" calcext:value-type="float">
            <text:p>117.028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SI 120GB SPATIUM S270 SATA 2.5" (1144)</text:p>
          </table:table-cell>
          <table:table-cell office:value-type="string" calcext:value-type="string">
            <text:p>discos</text:p>
          </table:table-cell>
          <table:table-cell office:value-type="float" office:value="39.74685" calcext:value-type="float">
            <text:p>39.746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SI 240GB SPATIUM S270 SATA 2.5" (1151)</text:p>
          </table:table-cell>
          <table:table-cell office:value-type="string" calcext:value-type="string">
            <text:p>discos</text:p>
          </table:table-cell>
          <table:table-cell office:value-type="float" office:value="52.230035" calcext:value-type="float">
            <text:p>52.2300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GIGABYTE 120GB SATA Interno 7mm (3704)</text:p>
          </table:table-cell>
          <table:table-cell office:value-type="string" calcext:value-type="string">
            <text:p>discos</text:p>
          </table:table-cell>
          <table:table-cell office:value-type="float" office:value="39.005395" calcext:value-type="float">
            <text:p>39.0053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GIGABYTE 240GB SATA Interno 7mm (3711)</text:p>
          </table:table-cell>
          <table:table-cell office:value-type="string" calcext:value-type="string">
            <text:p>discos</text:p>
          </table:table-cell>
          <table:table-cell office:value-type="float" office:value="51.90185" calcext:value-type="float">
            <text:p>51.901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GIGABYTE 480GB SATA Interno 7mm (4787)</text:p>
          </table:table-cell>
          <table:table-cell office:value-type="string" calcext:value-type="string">
            <text:p>discos</text:p>
          </table:table-cell>
          <table:table-cell office:value-type="float" office:value="73.12448" calcext:value-type="float">
            <text:p>73.124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KINGSTON A400 240 GB SATA Interno 7 mm (1219)</text:p>
          </table:table-cell>
          <table:table-cell office:value-type="string" calcext:value-type="string">
            <text:p>discos</text:p>
          </table:table-cell>
          <table:table-cell office:value-type="float" office:value="59.41364" calcext:value-type="float">
            <text:p>59.413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KINGSTON A400 480 GB SATA Interno 7 mm (3442)</text:p>
          </table:table-cell>
          <table:table-cell office:value-type="string" calcext:value-type="string">
            <text:p>discos</text:p>
          </table:table-cell>
          <table:table-cell office:value-type="float" office:value="82.4109" calcext:value-type="float">
            <text:p>82.41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KINGSTON A400 960 GB SATA Interno 7 mm (7357)</text:p>
          </table:table-cell>
          <table:table-cell office:value-type="string" calcext:value-type="string">
            <text:p>discos</text:p>
          </table:table-cell>
          <table:table-cell office:value-type="float" office:value="134.738175" calcext:value-type="float">
            <text:p>134.7381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GIGABYTE 500Gb NVMe Gen3 2500E PCIe 3.0 x4 (4370)</text:p>
          </table:table-cell>
          <table:table-cell office:value-type="string" calcext:value-type="string">
            <text:p>discos</text:p>
          </table:table-cell>
          <table:table-cell office:value-type="float" office:value="91.77025" calcext:value-type="float">
            <text:p>91.770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HIKVISION 1024Gb E1000 PCIE NVMe Gen3 (8629)</text:p>
          </table:table-cell>
          <table:table-cell office:value-type="string" calcext:value-type="string">
            <text:p>discos</text:p>
          </table:table-cell>
          <table:table-cell office:value-type="float" office:value="124.80754" calcext:value-type="float">
            <text:p>124.807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HIKVISION 1024Gb E100N (1233)</text:p>
          </table:table-cell>
          <table:table-cell office:value-type="string" calcext:value-type="string">
            <text:p>discos</text:p>
          </table:table-cell>
          <table:table-cell office:value-type="float" office:value="124.80754" calcext:value-type="float">
            <text:p>124.807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HIKVISION 256Gb E1000 PCIE NVMe Gen3 (8605)</text:p>
          </table:table-cell>
          <table:table-cell office:value-type="string" calcext:value-type="string">
            <text:p>discos</text:p>
          </table:table-cell>
          <table:table-cell office:value-type="float" office:value="44.353595" calcext:value-type="float">
            <text:p>44.3535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HIKVISION 256Gb E100N (1054)</text:p>
          </table:table-cell>
          <table:table-cell office:value-type="string" calcext:value-type="string">
            <text:p>discos</text:p>
          </table:table-cell>
          <table:table-cell office:value-type="float" office:value="44.353595" calcext:value-type="float">
            <text:p>44.3535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HIKVISION 512Gb E1000 PCIE NVMe Gen3 (8612)</text:p>
          </table:table-cell>
          <table:table-cell office:value-type="string" calcext:value-type="string">
            <text:p>discos</text:p>
          </table:table-cell>
          <table:table-cell office:value-type="float" office:value="68.26248" calcext:value-type="float">
            <text:p>68.262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HIKVISION 512Gb E100N (7755)</text:p>
          </table:table-cell>
          <table:table-cell office:value-type="string" calcext:value-type="string">
            <text:p>discos</text:p>
          </table:table-cell>
          <table:table-cell office:value-type="float" office:value="68.26248" calcext:value-type="float">
            <text:p>68.262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HIKVISION 512Gb G64000E NVMe Gen4 (6621)</text:p>
          </table:table-cell>
          <table:table-cell office:value-type="string" calcext:value-type="string">
            <text:p>discos</text:p>
          </table:table-cell>
          <table:table-cell office:value-type="float" office:value="115.27802" calcext:value-type="float">
            <text:p>115.278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KINGSTON SNV2S 1000GB NVMe PCIe 4.0 (9919)</text:p>
          </table:table-cell>
          <table:table-cell office:value-type="string" calcext:value-type="string">
            <text:p>discos</text:p>
          </table:table-cell>
          <table:table-cell office:value-type="float" office:value="134.689555" calcext:value-type="float">
            <text:p>134.6895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KINGSTON SNV2S 250GB NVMe PCIe 4.0 (9889)</text:p>
          </table:table-cell>
          <table:table-cell office:value-type="string" calcext:value-type="string">
            <text:p>discos</text:p>
          </table:table-cell>
          <table:table-cell office:value-type="float" office:value="72.042685" calcext:value-type="float">
            <text:p>72.0426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KINGSTON SNV2S 500GB NVMe PCIe 4.0 (9858)</text:p>
          </table:table-cell>
          <table:table-cell office:value-type="string" calcext:value-type="string">
            <text:p>discos</text:p>
          </table:table-cell>
          <table:table-cell office:value-type="float" office:value="102.016915" calcext:value-type="float">
            <text:p>102.0169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Markvision 128Gb PCIe Gen3 x4 BULK (9403)</text:p>
          </table:table-cell>
          <table:table-cell office:value-type="string" calcext:value-type="string">
            <text:p>discos</text:p>
          </table:table-cell>
          <table:table-cell office:value-type="float" office:value="42.25078" calcext:value-type="float">
            <text:p>42.2507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Markvision 256Gb PCIe Gen3 x4 BULK (9373)</text:p>
          </table:table-cell>
          <table:table-cell office:value-type="string" calcext:value-type="string">
            <text:p>discos</text:p>
          </table:table-cell>
          <table:table-cell office:value-type="float" office:value="61.735245" calcext:value-type="float">
            <text:p>61.7352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Markvision 512Gb PCIe Gen3 x4 BULK (9380)</text:p>
          </table:table-cell>
          <table:table-cell office:value-type="string" calcext:value-type="string">
            <text:p>discos</text:p>
          </table:table-cell>
          <table:table-cell office:value-type="float" office:value="98.491965" calcext:value-type="float">
            <text:p>98.4919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co SSD M.2 GIGABYTE 256GB PCIe 4x NVMe (6873)</text:p>
          </table:table-cell>
          <table:table-cell office:value-type="string" calcext:value-type="string">
            <text:p>discos</text:p>
          </table:table-cell>
          <table:table-cell office:value-type="float" office:value="59.425795" calcext:value-type="float">
            <text:p>59.4257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abilizador Lyonn Electronico TCA-1200N-V 6 Bocas 220v 0019</text:p>
          </table:table-cell>
          <table:table-cell office:value-type="string" calcext:value-type="string">
            <text:p>electro</text:p>
          </table:table-cell>
          <table:table-cell office:value-type="float" office:value="33.275" calcext:value-type="float">
            <text:p>33.2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abilizador Lyonn Electronico TCA-2000N-V 6 Bocas 220v 0026</text:p>
          </table:table-cell>
          <table:table-cell office:value-type="string" calcext:value-type="string">
            <text:p>electro</text:p>
          </table:table-cell>
          <table:table-cell office:value-type="float" office:value="42.17939" calcext:value-type="float">
            <text:p>42.179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abilizador Surelectric 6 Bocas 220v-1000va (0017)</text:p>
          </table:table-cell>
          <table:table-cell office:value-type="string" calcext:value-type="string">
            <text:p>electro</text:p>
          </table:table-cell>
          <table:table-cell office:value-type="float" office:value="21.015995" calcext:value-type="float">
            <text:p>21.0159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longador Multi-Toma Dear Power 6 tomas 220V + Prot. Termico (0024</text:p>
          </table:table-cell>
          <table:table-cell office:value-type="string" calcext:value-type="string">
            <text:p>electro</text:p>
          </table:table-cell>
          <table:table-cell office:value-type="float" office:value="10.22208" calcext:value-type="float">
            <text:p>10.2220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PS LYONN CTB-800AP (LUZ LED)</text:p>
          </table:table-cell>
          <table:table-cell office:value-type="string" calcext:value-type="string">
            <text:p>electro</text:p>
          </table:table-cell>
          <table:table-cell office:value-type="float" office:value="87.58893" calcext:value-type="float">
            <text:p>87.588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PS LYONN DESIRE 500VA (LUZ LED)</text:p>
          </table:table-cell>
          <table:table-cell office:value-type="string" calcext:value-type="string">
            <text:p>electro</text:p>
          </table:table-cell>
          <table:table-cell office:value-type="float" office:value="70.657015" calcext:value-type="float">
            <text:p>70.6570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PU Cooler TT UX100 ARGB Lighting Intel &amp; AMD (1598)</text:p>
          </table:table-cell>
          <table:table-cell office:value-type="string" calcext:value-type="string">
            <text:p>coolers</text:p>
          </table:table-cell>
          <table:table-cell office:value-type="float" office:value="65.40534" calcext:value-type="float">
            <text:p>65.405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PU Cooler TT UX200 SE ARGB Lighting Intel &amp; AMD (0538)</text:p>
          </table:table-cell>
          <table:table-cell office:value-type="string" calcext:value-type="string">
            <text:p>coolers</text:p>
          </table:table-cell>
          <table:table-cell office:value-type="float" office:value="115.23798" calcext:value-type="float">
            <text:p>115.237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an Cooler Corsair ML140 ELITE 140mm Blue Magnetic Levitation (0264)</text:p>
          </table:table-cell>
          <table:table-cell office:value-type="string" calcext:value-type="string">
            <text:p>coolers</text:p>
          </table:table-cell>
          <table:table-cell office:value-type="float" office:value="49.65961" calcext:value-type="float">
            <text:p>49.659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an Cooler Corsair ML140 ELITE 140mm Red Magnetic Levitation (0240)</text:p>
          </table:table-cell>
          <table:table-cell office:value-type="string" calcext:value-type="string">
            <text:p>coolers</text:p>
          </table:table-cell>
          <table:table-cell office:value-type="float" office:value="49.65961" calcext:value-type="float">
            <text:p>49.659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an Cooler Corsair ML140 ELITE 140mm White Magnetic Levitation (0257)</text:p>
          </table:table-cell>
          <table:table-cell office:value-type="string" calcext:value-type="string">
            <text:p>coolers</text:p>
          </table:table-cell>
          <table:table-cell office:value-type="float" office:value="49.65961" calcext:value-type="float">
            <text:p>49.659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an Cooler Corsair ML140 PRO RGB PWM 140mm Magnetic Levitation Node Pro Pack x2 (5507)</text:p>
          </table:table-cell>
          <table:table-cell office:value-type="string" calcext:value-type="string">
            <text:p>coolers</text:p>
          </table:table-cell>
          <table:table-cell office:value-type="float" office:value="99.30591" calcext:value-type="float">
            <text:p>99.305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an Cooler TT Pure 12 ARGB Sync 120mm Pack x3 (5401)</text:p>
          </table:table-cell>
          <table:table-cell office:value-type="string" calcext:value-type="string">
            <text:p>coolers</text:p>
          </table:table-cell>
          <table:table-cell office:value-type="float" office:value="118.83168" calcext:value-type="float">
            <text:p>118.831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de Alimentacion Kelyx 550W ATX - C/COOLER 12CM Y CABLE (1970)</text:p>
          </table:table-cell>
          <table:table-cell office:value-type="string" calcext:value-type="string">
            <text:p>fuentes</text:p>
          </table:table-cell>
          <table:table-cell office:value-type="float" office:value="42.84489" calcext:value-type="float">
            <text:p>42.8448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de Alimentacion Kelyx 550W PS3 - C/COOLER 8CM Y CABLE (5629)</text:p>
          </table:table-cell>
          <table:table-cell office:value-type="string" calcext:value-type="string">
            <text:p>fuentes</text:p>
          </table:table-cell>
          <table:table-cell office:value-type="float" office:value="32.26344" calcext:value-type="float">
            <text:p>32.263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1000W 80 plus Gold Modular PCIe 5.0 for VGAs (2367)</text:p>
          </table:table-cell>
          <table:table-cell office:value-type="string" calcext:value-type="string">
            <text:p>fuentes</text:p>
          </table:table-cell>
          <table:table-cell office:value-type="float" office:value="386.32275" calcext:value-type="float">
            <text:p>386.322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850W 80 plus Gold Modular PCIe 5.0 for VGAs (3197)</text:p>
          </table:table-cell>
          <table:table-cell office:value-type="string" calcext:value-type="string">
            <text:p>fuentes</text:p>
          </table:table-cell>
          <table:table-cell office:value-type="float" office:value="271.67041" calcext:value-type="float">
            <text:p>271.670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Thermaltake Toughpower GF1 650W 80+ Gold Modular (5531)</text:p>
          </table:table-cell>
          <table:table-cell office:value-type="string" calcext:value-type="string">
            <text:p>fuentes</text:p>
          </table:table-cell>
          <table:table-cell office:value-type="float" office:value="195.61707" calcext:value-type="float">
            <text:p>195.617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Thermaltake Toughpower GF1 750W 80+ Gold Modular (5586)</text:p>
          </table:table-cell>
          <table:table-cell office:value-type="string" calcext:value-type="string">
            <text:p>fuentes</text:p>
          </table:table-cell>
          <table:table-cell office:value-type="float" office:value="229.37123" calcext:value-type="float">
            <text:p>229.3712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Thermaltake Toughpower GF1 850W 80+ Gold Modular (5609)</text:p>
          </table:table-cell>
          <table:table-cell office:value-type="string" calcext:value-type="string">
            <text:p>fuentes</text:p>
          </table:table-cell>
          <table:table-cell office:value-type="float" office:value="257.09596" calcext:value-type="float">
            <text:p>257.095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450W 80 plus Bronze (1698)</text:p>
          </table:table-cell>
          <table:table-cell office:value-type="string" calcext:value-type="string">
            <text:p>fuentes</text:p>
          </table:table-cell>
          <table:table-cell office:value-type="float" office:value="154.27621" calcext:value-type="float">
            <text:p>154.276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550W 80 plus Bronze (1575)</text:p>
          </table:table-cell>
          <table:table-cell office:value-type="string" calcext:value-type="string">
            <text:p>fuentes</text:p>
          </table:table-cell>
          <table:table-cell office:value-type="float" office:value="195.97644" calcext:value-type="float">
            <text:p>195.976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650W 80 plus Bronze (0387)</text:p>
          </table:table-cell>
          <table:table-cell office:value-type="string" calcext:value-type="string">
            <text:p>fuentes</text:p>
          </table:table-cell>
          <table:table-cell office:value-type="float" office:value="197.1211" calcext:value-type="float">
            <text:p>197.12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750W 80 plus Gold AORUS Modular (0981)</text:p>
          </table:table-cell>
          <table:table-cell office:value-type="string" calcext:value-type="string">
            <text:p>fuentes</text:p>
          </table:table-cell>
          <table:table-cell office:value-type="float" office:value="271.67041" calcext:value-type="float">
            <text:p>271.670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750W 80 plus Gold Modular (1834)</text:p>
          </table:table-cell>
          <table:table-cell office:value-type="string" calcext:value-type="string">
            <text:p>fuentes</text:p>
          </table:table-cell>
          <table:table-cell office:value-type="float" office:value="239.69979" calcext:value-type="float">
            <text:p>239.699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850W 80 plus Gold AORUS Modular (0875)</text:p>
          </table:table-cell>
          <table:table-cell office:value-type="string" calcext:value-type="string">
            <text:p>fuentes</text:p>
          </table:table-cell>
          <table:table-cell office:value-type="float" office:value="302.85574" calcext:value-type="float">
            <text:p>302.8557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Gigabyte 850W 80 plus Gold Modular (1940)</text:p>
          </table:table-cell>
          <table:table-cell office:value-type="string" calcext:value-type="string">
            <text:p>fuentes</text:p>
          </table:table-cell>
          <table:table-cell office:value-type="float" office:value="256.7499" calcext:value-type="float">
            <text:p>256.74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MSI MPG A850GF 850W 80 Plus Gold Modular (4273)</text:p>
          </table:table-cell>
          <table:table-cell office:value-type="string" calcext:value-type="string">
            <text:p>fuentes</text:p>
          </table:table-cell>
          <table:table-cell office:value-type="float" office:value="248.32467" calcext:value-type="float">
            <text:p>248.324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Thermaltake Smart 500W White 80 Plus (2424)</text:p>
          </table:table-cell>
          <table:table-cell office:value-type="string" calcext:value-type="string">
            <text:p>fuentes</text:p>
          </table:table-cell>
          <table:table-cell office:value-type="float" office:value="158.80161" calcext:value-type="float">
            <text:p>158.801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Thermaltake Smart 600W White 80 Plus (2431)</text:p>
          </table:table-cell>
          <table:table-cell office:value-type="string" calcext:value-type="string">
            <text:p>fuentes</text:p>
          </table:table-cell>
          <table:table-cell office:value-type="float" office:value="182.86609" calcext:value-type="float">
            <text:p>182.866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ente Thermaltake Smart 700W White 80 Plus (2448)</text:p>
          </table:table-cell>
          <table:table-cell office:value-type="string" calcext:value-type="string">
            <text:p>fuentes</text:p>
          </table:table-cell>
          <table:table-cell office:value-type="float" office:value="216.5537" calcext:value-type="float">
            <text:p>216.55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c/Fuente Corsair SPEC Delta Mid-Tower TG RGB + Fuente CV550 550W 80+ Bronze (6360)</text:p>
          </table:table-cell>
          <table:table-cell office:value-type="string" calcext:value-type="string">
            <text:p>gabinetes</text:p>
          </table:table-cell>
          <table:table-cell office:value-type="float" office:value="310.256375" calcext:value-type="float">
            <text:p>310.2563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Corsair iCUE 5000X RGB QL Edition Mid-Tower True White (0393)</text:p>
          </table:table-cell>
          <table:table-cell office:value-type="string" calcext:value-type="string">
            <text:p>gabinetes</text:p>
          </table:table-cell>
          <table:table-cell office:value-type="float" office:value="496.62899" calcext:value-type="float">
            <text:p>496.628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MSI MPG GUNGNIR 110R TG ATX Fan Front ARGB x3 / Back ARGB x1 White (9301)</text:p>
          </table:table-cell>
          <table:table-cell office:value-type="string" calcext:value-type="string">
            <text:p>gabinetes</text:p>
          </table:table-cell>
          <table:table-cell office:value-type="float" office:value="259.1446" calcext:value-type="float">
            <text:p>259.14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MSI MPG SEKIRA 100R Mid-Tower Fan Front RGB x3 / Back RGB x1 (7505)</text:p>
          </table:table-cell>
          <table:table-cell office:value-type="string" calcext:value-type="string">
            <text:p>gabinetes</text:p>
          </table:table-cell>
          <table:table-cell office:value-type="float" office:value="233.08428" calcext:value-type="float">
            <text:p>233.084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AH T200 Micro Case TG x2 Pink (6883)</text:p>
          </table:table-cell>
          <table:table-cell office:value-type="string" calcext:value-type="string">
            <text:p>gabinetes</text:p>
          </table:table-cell>
          <table:table-cell office:value-type="float" office:value="314.705105" calcext:value-type="float">
            <text:p>314.7051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AH T200 Mid-Tower TG x 2 Black (5732)</text:p>
          </table:table-cell>
          <table:table-cell office:value-type="string" calcext:value-type="string">
            <text:p>gabinetes</text:p>
          </table:table-cell>
          <table:table-cell office:value-type="float" office:value="330.81048" calcext:value-type="float">
            <text:p>330.810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AH T200 Mid-Tower TG x 2 Snow White (5749)</text:p>
          </table:table-cell>
          <table:table-cell office:value-type="string" calcext:value-type="string">
            <text:p>gabinetes</text:p>
          </table:table-cell>
          <table:table-cell office:value-type="float" office:value="331.00496" calcext:value-type="float">
            <text:p>331.004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AH T600 Tempered Glass*2 Full Tower White (5039)</text:p>
          </table:table-cell>
          <table:table-cell office:value-type="string" calcext:value-type="string">
            <text:p>gabinetes</text:p>
          </table:table-cell>
          <table:table-cell office:value-type="float" office:value="524.51256" calcext:value-type="float">
            <text:p>524.512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Divider 370 Mid-Tower TG Fan x3 ARGB PWM Snow White (7873)</text:p>
          </table:table-cell>
          <table:table-cell office:value-type="string" calcext:value-type="string">
            <text:p>gabinetes</text:p>
          </table:table-cell>
          <table:table-cell office:value-type="float" office:value="237.41146" calcext:value-type="float">
            <text:p>237.411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H700 Mid-Tower TG Fan x2 VGA Bracket Black (9563)</text:p>
          </table:table-cell>
          <table:table-cell office:value-type="string" calcext:value-type="string">
            <text:p>gabinetes</text:p>
          </table:table-cell>
          <table:table-cell office:value-type="float" office:value="173.47616" calcext:value-type="float">
            <text:p>173.476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S100 Mid-Tower TG Fan x1 Black (5084)</text:p>
          </table:table-cell>
          <table:table-cell office:value-type="string" calcext:value-type="string">
            <text:p>gabinetes</text:p>
          </table:table-cell>
          <table:table-cell office:value-type="float" office:value="175.117085" calcext:value-type="float">
            <text:p>175.1170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S200 Mid-Tower TG Fan x3 ARGB Black (3645)</text:p>
          </table:table-cell>
          <table:table-cell office:value-type="string" calcext:value-type="string">
            <text:p>gabinetes</text:p>
          </table:table-cell>
          <table:table-cell office:value-type="float" office:value="256.142315" calcext:value-type="float">
            <text:p>256.1423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S200 Mid-Tower TG Fan x3 ARGB Snow White(3652)</text:p>
          </table:table-cell>
          <table:table-cell office:value-type="string" calcext:value-type="string">
            <text:p>gabinetes</text:p>
          </table:table-cell>
          <table:table-cell office:value-type="float" office:value="268.43102" calcext:value-type="float">
            <text:p>268.431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The Tower 500 Mid-Tower TG x3 Fan x 2 Black (1016)</text:p>
          </table:table-cell>
          <table:table-cell office:value-type="string" calcext:value-type="string">
            <text:p>gabinetes</text:p>
          </table:table-cell>
          <table:table-cell office:value-type="float" office:value="268.33378" calcext:value-type="float">
            <text:p>268.3337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The Tower 500 Mid-Tower TG x3 Fan x 2 Snow White (1023)</text:p>
          </table:table-cell>
          <table:table-cell office:value-type="string" calcext:value-type="string">
            <text:p>gabinetes</text:p>
          </table:table-cell>
          <table:table-cell office:value-type="float" office:value="279.990425" calcext:value-type="float">
            <text:p>279.9904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V150 Micro-ATX TG Mesh Edition Fan x3 ARGB Black (7767)</text:p>
          </table:table-cell>
          <table:table-cell office:value-type="string" calcext:value-type="string">
            <text:p>gabinetes</text:p>
          </table:table-cell>
          <table:table-cell office:value-type="float" office:value="261.879475" calcext:value-type="float">
            <text:p>261.8794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V350 Mid-Tower TG Fan x3 ARGB + Fan x1 Snow White (0804)</text:p>
          </table:table-cell>
          <table:table-cell office:value-type="string" calcext:value-type="string">
            <text:p>gabinetes</text:p>
          </table:table-cell>
          <table:table-cell office:value-type="float" office:value="242.29777" calcext:value-type="float">
            <text:p>242.2977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View 200 Mid-Tower TG ARGB Fan x3 + RGB Fan x1 Black (3669)</text:p>
          </table:table-cell>
          <table:table-cell office:value-type="string" calcext:value-type="string">
            <text:p>gabinetes</text:p>
          </table:table-cell>
          <table:table-cell office:value-type="float" office:value="274.14387" calcext:value-type="float">
            <text:p>274.143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View 200 Mid-Tower TG ARGB Fan x3 + RGB Fan x1 Snow White <text:s/>(3676)</text:p>
          </table:table-cell>
          <table:table-cell office:value-type="string" calcext:value-type="string">
            <text:p>gabinetes</text:p>
          </table:table-cell>
          <table:table-cell office:value-type="float" office:value="285.606035" calcext:value-type="float">
            <text:p>285.6060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Corsair 220T RGB Tempered Glass Mid-Tower Smart ICUE Black (8584)</text:p>
          </table:table-cell>
          <table:table-cell office:value-type="string" calcext:value-type="string">
            <text:p>gabinetes</text:p>
          </table:table-cell>
          <table:table-cell office:value-type="float" office:value="236.65785" calcext:value-type="float">
            <text:p>236.657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Corsair iCUE 4000X RGB TG Mid-Tower White (6657)</text:p>
          </table:table-cell>
          <table:table-cell office:value-type="string" calcext:value-type="string">
            <text:p>gabinetes</text:p>
          </table:table-cell>
          <table:table-cell office:value-type="float" office:value="290.11554" calcext:value-type="float">
            <text:p>290.115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Gigabyte AC300G AORUS Mid-Tower TG ATX Black (1223)</text:p>
          </table:table-cell>
          <table:table-cell office:value-type="string" calcext:value-type="string">
            <text:p>gabinetes</text:p>
          </table:table-cell>
          <table:table-cell office:value-type="float" office:value="240.13418" calcext:value-type="float">
            <text:p>240.1341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Gigabyte C200G Mid-Tower TG ATX Black (1247)</text:p>
          </table:table-cell>
          <table:table-cell office:value-type="string" calcext:value-type="string">
            <text:p>gabinetes</text:p>
          </table:table-cell>
          <table:table-cell office:value-type="float" office:value="185.546075" calcext:value-type="float">
            <text:p>185.5460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binete TT S100 Mid-Tower TG Fan x1 White (5091)</text:p>
          </table:table-cell>
          <table:table-cell office:value-type="string" calcext:value-type="string">
            <text:p>gabinetes</text:p>
          </table:table-cell>
          <table:table-cell office:value-type="float" office:value="186.57925" calcext:value-type="float">
            <text:p>186.579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it Kelyx Modelo LC728-12 Fuente 500W Tec/Mouse</text:p>
          </table:table-cell>
          <table:table-cell office:value-type="string" calcext:value-type="string">
            <text:p>gabinetes</text:p>
          </table:table-cell>
          <table:table-cell office:value-type="float" office:value="93.897375" calcext:value-type="float">
            <text:p>93.8973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it Kelyx Modelo LC727-08A SLIM Fuente 500W Tec/Mou/Parl/C. Reader</text:p>
          </table:table-cell>
          <table:table-cell office:value-type="string" calcext:value-type="string">
            <text:p>gabinetes</text:p>
          </table:table-cell>
          <table:table-cell office:value-type="float" office:value="129.83971" calcext:value-type="float">
            <text:p>129.839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it Kelyx Modelo LC727-14 Fuente 500W Tec/Mou/Parl</text:p>
          </table:table-cell>
          <table:table-cell office:value-type="string" calcext:value-type="string">
            <text:p>gabinetes</text:p>
          </table:table-cell>
          <table:table-cell office:value-type="float" office:value="105.79712" calcext:value-type="float">
            <text:p>105.797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55 Gaming Stereo Carbon (3630)</text:p>
          </table:table-cell>
          <table:table-cell office:value-type="string" calcext:value-type="string">
            <text:p>auriculares</text:p>
          </table:table-cell>
          <table:table-cell office:value-type="float" office:value="111.45794" calcext:value-type="float">
            <text:p>111.457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55 Gaming Stereo White (3678)</text:p>
          </table:table-cell>
          <table:table-cell office:value-type="string" calcext:value-type="string">
            <text:p>auriculares</text:p>
          </table:table-cell>
          <table:table-cell office:value-type="float" office:value="111.64428" calcext:value-type="float">
            <text:p>111.644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55 Gaming Surround 7.1 Carbon (3715)</text:p>
          </table:table-cell>
          <table:table-cell office:value-type="string" calcext:value-type="string">
            <text:p>auriculares</text:p>
          </table:table-cell>
          <table:table-cell office:value-type="float" office:value="129.73257" calcext:value-type="float">
            <text:p>129.732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55 Gaming Surround 7.1 White(3753)</text:p>
          </table:table-cell>
          <table:table-cell office:value-type="string" calcext:value-type="string">
            <text:p>auriculares</text:p>
          </table:table-cell>
          <table:table-cell office:value-type="float" office:value="129.73257" calcext:value-type="float">
            <text:p>129.732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65 Gaming Surround 7.1 Carbon (3791)</text:p>
          </table:table-cell>
          <table:table-cell office:value-type="string" calcext:value-type="string">
            <text:p>auriculares</text:p>
          </table:table-cell>
          <table:table-cell office:value-type="float" office:value="154.03663" calcext:value-type="float">
            <text:p>154.036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65 Gaming Surround 7.1 White (3838)</text:p>
          </table:table-cell>
          <table:table-cell office:value-type="string" calcext:value-type="string">
            <text:p>auriculares</text:p>
          </table:table-cell>
          <table:table-cell office:value-type="float" office:value="154.03663" calcext:value-type="float">
            <text:p>154.036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80 RGB Gaming Surround 7.1 Carbon (4491)</text:p>
          </table:table-cell>
          <table:table-cell office:value-type="string" calcext:value-type="string">
            <text:p>auriculares</text:p>
          </table:table-cell>
          <table:table-cell office:value-type="float" office:value="217.69836" calcext:value-type="float">
            <text:p>217.698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HyperX Cloud Flight Wireless HX-HSCF-BK/AM (8207)</text:p>
          </table:table-cell>
          <table:table-cell office:value-type="string" calcext:value-type="string">
            <text:p>auriculares</text:p>
          </table:table-cell>
          <table:table-cell office:value-type="float" office:value="274.11945" calcext:value-type="float">
            <text:p>274.119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HyperX Cloud Flight Wireless PS5/PS4 HHSF1-GA-BK/G (7309)</text:p>
          </table:table-cell>
          <table:table-cell office:value-type="string" calcext:value-type="string">
            <text:p>auriculares</text:p>
          </table:table-cell>
          <table:table-cell office:value-type="float" office:value="273.85325" calcext:value-type="float">
            <text:p>273.853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HyperX Cloud Stinger Black HX-HSCS-BK/NA (4983)</text:p>
          </table:table-cell>
          <table:table-cell office:value-type="string" calcext:value-type="string">
            <text:p>auriculares</text:p>
          </table:table-cell>
          <table:table-cell office:value-type="float" office:value="127.70945" calcext:value-type="float">
            <text:p>127.709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HyperX Cloud Stinger Core Gaming Headset Black PC (2489)</text:p>
          </table:table-cell>
          <table:table-cell office:value-type="string" calcext:value-type="string">
            <text:p>auriculares</text:p>
          </table:table-cell>
          <table:table-cell office:value-type="float" office:value="95.832" calcext:value-type="float">
            <text:p>95.8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Razer Kaira for XBOX Series Wireless White (9195)</text:p>
          </table:table-cell>
          <table:table-cell office:value-type="string" calcext:value-type="string">
            <text:p>auriculares</text:p>
          </table:table-cell>
          <table:table-cell office:value-type="float" office:value="210.59753" calcext:value-type="float">
            <text:p>210.597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Razer Kaira Pro for PS5 Wireless White/Black (9317)</text:p>
          </table:table-cell>
          <table:table-cell office:value-type="string" calcext:value-type="string">
            <text:p>auriculares</text:p>
          </table:table-cell>
          <table:table-cell office:value-type="float" office:value="438.77119" calcext:value-type="float">
            <text:p>438.7711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Razer Kaira X for XBOX Series Electic Volt (Green) (9614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Razer Kaira X for XBOX Series Pulse Red (9591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Razer Kaira X for XBOX Series Shock Blue (9577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Razer Kaira X for XBOX Series White (9386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Wir c/Microfono Logitech G535 Black 981-000971</text:p>
          </table:table-cell>
          <table:table-cell office:value-type="string" calcext:value-type="string">
            <text:p>auriculares</text:p>
          </table:table-cell>
          <table:table-cell office:value-type="float" office:value="262.098265" calcext:value-type="float">
            <text:p>262.0982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Wir c/Microfono Logitech G735 White 981-001082</text:p>
          </table:table-cell>
          <table:table-cell office:value-type="string" calcext:value-type="string">
            <text:p>auriculares</text:p>
          </table:table-cell>
          <table:table-cell office:value-type="float" office:value="555.641515" calcext:value-type="float">
            <text:p>555.641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35 Stereo Gaming Carbon (7526)</text:p>
          </table:table-cell>
          <table:table-cell office:value-type="string" calcext:value-type="string">
            <text:p>auriculares</text:p>
          </table:table-cell>
          <table:table-cell office:value-type="float" office:value="78.7952" calcext:value-type="float">
            <text:p>78.79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35 Stereo Gaming Green (7601)</text:p>
          </table:table-cell>
          <table:table-cell office:value-type="string" calcext:value-type="string">
            <text:p>auriculares</text:p>
          </table:table-cell>
          <table:table-cell office:value-type="float" office:value="78.64879" calcext:value-type="float">
            <text:p>78.648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Corsair HS60 Haptic USB Stereo Camuflados (8942)</text:p>
          </table:table-cell>
          <table:table-cell office:value-type="string" calcext:value-type="string">
            <text:p>auriculares</text:p>
          </table:table-cell>
          <table:table-cell office:value-type="float" office:value="169.74243" calcext:value-type="float">
            <text:p>169.7424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GX/Genius <text:s/>HS-G710V Gaming Black (6564)</text:p>
          </table:table-cell>
          <table:table-cell office:value-type="string" calcext:value-type="string">
            <text:p>auriculares</text:p>
          </table:table-cell>
          <table:table-cell office:value-type="float" office:value="55.2365" calcext:value-type="float">
            <text:p>55.23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Wir c/Microfono Logitech G435 Black 981-001049</text:p>
          </table:table-cell>
          <table:table-cell office:value-type="string" calcext:value-type="string">
            <text:p>auriculares</text:p>
          </table:table-cell>
          <table:table-cell office:value-type="float" office:value="190.578245" calcext:value-type="float">
            <text:p>190.5782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Wir c/Microfono Logitech G435 White 981-001073</text:p>
          </table:table-cell>
          <table:table-cell office:value-type="string" calcext:value-type="string">
            <text:p>auriculares</text:p>
          </table:table-cell>
          <table:table-cell office:value-type="float" office:value="190.578245" calcext:value-type="float">
            <text:p>190.5782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uricular Wir c/Microfono Logitech G733 Black RGB 981-000863</text:p>
          </table:table-cell>
          <table:table-cell office:value-type="string" calcext:value-type="string">
            <text:p>auriculares</text:p>
          </table:table-cell>
          <table:table-cell office:value-type="float" office:value="408.86989" calcext:value-type="float">
            <text:p>408.8698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502X Plus Gaming White 910-006170</text:p>
          </table:table-cell>
          <table:table-cell office:value-type="string" calcext:value-type="string">
            <text:p>mouse</text:p>
          </table:table-cell>
          <table:table-cell office:value-type="float" office:value="414.09654" calcext:value-type="float">
            <text:p>414.096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705 Aurora White Gaming Wireless 910-006366</text:p>
          </table:table-cell>
          <table:table-cell office:value-type="string" calcext:value-type="string">
            <text:p>mouse</text:p>
          </table:table-cell>
          <table:table-cell office:value-type="float" office:value="187.94061" calcext:value-type="float">
            <text:p>187.940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porte para Mouse Razer Bungee V3 Black (3588)</text:p>
          </table:table-cell>
          <table:table-cell office:value-type="string" calcext:value-type="string">
            <text:p>mouse</text:p>
          </table:table-cell>
          <table:table-cell office:value-type="float" office:value="65.09921" calcext:value-type="float">
            <text:p>65.099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porte para Mouse Razer Bungee V3 Chroma (3564)</text:p>
          </table:table-cell>
          <table:table-cell office:value-type="string" calcext:value-type="string">
            <text:p>mouse</text:p>
          </table:table-cell>
          <table:table-cell office:value-type="float" office:value="125.19386" calcext:value-type="float">
            <text:p>125.193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enius X-G200, Gaming USB (1538)</text:p>
          </table:table-cell>
          <table:table-cell office:value-type="string" calcext:value-type="string">
            <text:p>mouse</text:p>
          </table:table-cell>
          <table:table-cell office:value-type="float" office:value="15.789345" calcext:value-type="float">
            <text:p>15.789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GX/Genius Scorpion M6-400 Gaming(1217)</text:p>
          </table:table-cell>
          <table:table-cell office:value-type="string" calcext:value-type="string">
            <text:p>mouse</text:p>
          </table:table-cell>
          <table:table-cell office:value-type="float" office:value="32.806345" calcext:value-type="float">
            <text:p>32.80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 Pro X Superlight Black 910-005879</text:p>
          </table:table-cell>
          <table:table-cell office:value-type="string" calcext:value-type="string">
            <text:p>mouse</text:p>
          </table:table-cell>
          <table:table-cell office:value-type="float" office:value="289.79951" calcext:value-type="float">
            <text:p>289.799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 Pro X Superlight White 910-005941</text:p>
          </table:table-cell>
          <table:table-cell office:value-type="string" calcext:value-type="string">
            <text:p>mouse</text:p>
          </table:table-cell>
          <table:table-cell office:value-type="float" office:value="289.79951" calcext:value-type="float">
            <text:p>289.799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203 Gaming Lightsync Black 910-005793</text:p>
          </table:table-cell>
          <table:table-cell office:value-type="string" calcext:value-type="string">
            <text:p>mouse</text:p>
          </table:table-cell>
          <table:table-cell office:value-type="float" office:value="66.402765" calcext:value-type="float">
            <text:p>66.4027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203 Gaming Lightsync Blue 910-005795</text:p>
          </table:table-cell>
          <table:table-cell office:value-type="string" calcext:value-type="string">
            <text:p>mouse</text:p>
          </table:table-cell>
          <table:table-cell office:value-type="float" office:value="59.94846" calcext:value-type="float">
            <text:p>59.948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300S Optical Gaming 910-004344</text:p>
          </table:table-cell>
          <table:table-cell office:value-type="string" calcext:value-type="string">
            <text:p>mouse</text:p>
          </table:table-cell>
          <table:table-cell office:value-type="float" office:value="62.30653" calcext:value-type="float">
            <text:p>62.306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305 Lightspeed Wireless Black 910-005281</text:p>
          </table:table-cell>
          <table:table-cell office:value-type="string" calcext:value-type="string">
            <text:p>mouse</text:p>
          </table:table-cell>
          <table:table-cell office:value-type="float" office:value="97.79913" calcext:value-type="float">
            <text:p>97.799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305 Lightspeed Wireless Blue 910-006013</text:p>
          </table:table-cell>
          <table:table-cell office:value-type="string" calcext:value-type="string">
            <text:p>mouse</text:p>
          </table:table-cell>
          <table:table-cell office:value-type="float" office:value="84.854055" calcext:value-type="float">
            <text:p>84.8540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305 Lightspeed Wireless Mint 910-006377</text:p>
          </table:table-cell>
          <table:table-cell office:value-type="string" calcext:value-type="string">
            <text:p>mouse</text:p>
          </table:table-cell>
          <table:table-cell office:value-type="float" office:value="84.854055" calcext:value-type="float">
            <text:p>84.8540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403 Hero Gaming 910-005631</text:p>
          </table:table-cell>
          <table:table-cell office:value-type="string" calcext:value-type="string">
            <text:p>mouse</text:p>
          </table:table-cell>
          <table:table-cell office:value-type="float" office:value="115.88577" calcext:value-type="float">
            <text:p>115.8857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502 Gaming Hero 910-005550</text:p>
          </table:table-cell>
          <table:table-cell office:value-type="string" calcext:value-type="string">
            <text:p>mouse</text:p>
          </table:table-cell>
          <table:table-cell office:value-type="float" office:value="145.51966" calcext:value-type="float">
            <text:p>145.519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502 Wireless Gaming LIGHTSPEED 910-005566</text:p>
          </table:table-cell>
          <table:table-cell office:value-type="string" calcext:value-type="string">
            <text:p>mouse</text:p>
          </table:table-cell>
          <table:table-cell office:value-type="float" office:value="224.77026" calcext:value-type="float">
            <text:p>224.770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604 Gaming Lightspeed Wireless 910-005648</text:p>
          </table:table-cell>
          <table:table-cell office:value-type="string" calcext:value-type="string">
            <text:p>mouse</text:p>
          </table:table-cell>
          <table:table-cell office:value-type="float" office:value="182.604565" calcext:value-type="float">
            <text:p>182.6045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Logitech G703 Gaming Lightspeed Wireless 910-005639</text:p>
          </table:table-cell>
          <table:table-cell office:value-type="string" calcext:value-type="string">
            <text:p>mouse</text:p>
          </table:table-cell>
          <table:table-cell office:value-type="float" office:value="198.1265" calcext:value-type="float">
            <text:p>198.12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200x230mm Black 956-000035</text:p>
          </table:table-cell>
          <table:table-cell office:value-type="string" calcext:value-type="string">
            <text:p>mouse</text:p>
          </table:table-cell>
          <table:table-cell office:value-type="float" office:value="33.02211" calcext:value-type="float">
            <text:p>33.022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200x230mm Blue Gray 956-000038</text:p>
          </table:table-cell>
          <table:table-cell office:value-type="string" calcext:value-type="string">
            <text:p>mouse</text:p>
          </table:table-cell>
          <table:table-cell office:value-type="float" office:value="33.02211" calcext:value-type="float">
            <text:p>33.022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200x230mm Rose 956-000037</text:p>
          </table:table-cell>
          <table:table-cell office:value-type="string" calcext:value-type="string">
            <text:p>mouse</text:p>
          </table:table-cell>
          <table:table-cell office:value-type="float" office:value="33.02211" calcext:value-type="float">
            <text:p>33.022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300x700mm Deskpad Grey 956-000047</text:p>
          </table:table-cell>
          <table:table-cell office:value-type="string" calcext:value-type="string">
            <text:p>mouse</text:p>
          </table:table-cell>
          <table:table-cell office:value-type="float" office:value="71.27505" calcext:value-type="float">
            <text:p>71.275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300x700mm Deskpad Lavanda 956-000036</text:p>
          </table:table-cell>
          <table:table-cell office:value-type="string" calcext:value-type="string">
            <text:p>mouse</text:p>
          </table:table-cell>
          <table:table-cell office:value-type="float" office:value="71.27505" calcext:value-type="float">
            <text:p>71.275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300x700mm Deskpad Rose 956-000048</text:p>
          </table:table-cell>
          <table:table-cell office:value-type="string" calcext:value-type="string">
            <text:p>mouse</text:p>
          </table:table-cell>
          <table:table-cell office:value-type="float" office:value="71.27505" calcext:value-type="float">
            <text:p>71.275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use Pad Logitech G440 Gaming 943-000098</text:p>
          </table:table-cell>
          <table:table-cell office:value-type="string" calcext:value-type="string">
            <text:p>mouse</text:p>
          </table:table-cell>
          <table:table-cell office:value-type="float" office:value="45.61337" calcext:value-type="float">
            <text:p>45.613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X/Genius SW-G2.1 1000 BLK 100-240V Gaming (9718)</text:p>
          </table:table-cell>
          <table:table-cell office:value-type="string" calcext:value-type="string">
            <text:p>parlantes</text:p>
          </table:table-cell>
          <table:table-cell office:value-type="float" office:value="143.44187" calcext:value-type="float">
            <text:p>143.441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X/Genius SW-G2.1 2000 II BLK 100-240V Gaming</text:p>
          </table:table-cell>
          <table:table-cell office:value-type="string" calcext:value-type="string">
            <text:p>parlantes</text:p>
          </table:table-cell>
          <table:table-cell office:value-type="float" office:value="201.2472" calcext:value-type="float">
            <text:p>201.24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rlantes GX/Genius SW-G2.1 3000 II BLK 100-240V Gaming (8353)</text:p>
          </table:table-cell>
          <table:table-cell office:value-type="string" calcext:value-type="string">
            <text:p>parlantes</text:p>
          </table:table-cell>
          <table:table-cell office:value-type="float" office:value="235.49383" calcext:value-type="float">
            <text:p>235.493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fono Razer Seiren V2 X USB Black (7962)</text:p>
          </table:table-cell>
          <table:table-cell office:value-type="string" calcext:value-type="string">
            <text:p>gamer</text:p>
          </table:table-cell>
          <table:table-cell office:value-type="float" office:value="281.97235" calcext:value-type="float">
            <text:p>281.972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fono Blue/Logitech Snowball Black 988-000067</text:p>
          </table:table-cell>
          <table:table-cell office:value-type="string" calcext:value-type="string">
            <text:p>gamer</text:p>
          </table:table-cell>
          <table:table-cell office:value-type="float" office:value="134.48424" calcext:value-type="float">
            <text:p>134.484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crofono Blue/Logitech Snowball White 988-000070</text:p>
          </table:table-cell>
          <table:table-cell office:value-type="string" calcext:value-type="string">
            <text:p>gamer</text:p>
          </table:table-cell>
          <table:table-cell office:value-type="float" office:value="134.48424" calcext:value-type="float">
            <text:p>134.484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413 SE Mechanical 920-010433</text:p>
          </table:table-cell>
          <table:table-cell office:value-type="string" calcext:value-type="string">
            <text:p>teclados</text:p>
          </table:table-cell>
          <table:table-cell office:value-type="float" office:value="220.187825" calcext:value-type="float">
            <text:p>220.1878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413 TKL SE Mechanical <text:s/>US 920-010442</text:p>
          </table:table-cell>
          <table:table-cell office:value-type="string" calcext:value-type="string">
            <text:p>teclados</text:p>
          </table:table-cell>
          <table:table-cell office:value-type="float" office:value="202.903415" calcext:value-type="float">
            <text:p>202.9034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713 Aurora White Mech RGB 920-010413</text:p>
          </table:table-cell>
          <table:table-cell office:value-type="string" calcext:value-type="string">
            <text:p>teclados</text:p>
          </table:table-cell>
          <table:table-cell office:value-type="float" office:value="472.404075" calcext:value-type="float">
            <text:p>472.4040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715 Aurora White Mech <text:s/>RGB Wifi 920-010453</text:p>
          </table:table-cell>
          <table:table-cell office:value-type="string" calcext:value-type="string">
            <text:p>teclados</text:p>
          </table:table-cell>
          <table:table-cell office:value-type="float" office:value="554.426015" calcext:value-type="float">
            <text:p>554.4260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Razer Huntsman Mini 60% Optical Switch Purple Mercury Edition (5756)</text:p>
          </table:table-cell>
          <table:table-cell office:value-type="string" calcext:value-type="string">
            <text:p>teclados</text:p>
          </table:table-cell>
          <table:table-cell office:value-type="float" office:value="220.625405" calcext:value-type="float">
            <text:p>220.6254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Razer Huntsman V2 Analog Optical SP Layout Black (6692)</text:p>
          </table:table-cell>
          <table:table-cell office:value-type="string" calcext:value-type="string">
            <text:p>teclados</text:p>
          </table:table-cell>
          <table:table-cell office:value-type="float" office:value="546.70759" calcext:value-type="float">
            <text:p>546.707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Razer Huntsman V2 Optimal Switch Purple SP Layout Black (7606)</text:p>
          </table:table-cell>
          <table:table-cell office:value-type="string" calcext:value-type="string">
            <text:p>teclados</text:p>
          </table:table-cell>
          <table:table-cell office:value-type="float" office:value="401.13931" calcext:value-type="float">
            <text:p>401.139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Razer Huntsman V2 Tenkeyless Optimal Switch Purple US Layout Black</text:p>
          </table:table-cell>
          <table:table-cell office:value-type="string" calcext:value-type="string">
            <text:p>teclados</text:p>
          </table:table-cell>
          <table:table-cell office:value-type="float" office:value="309.502765" calcext:value-type="float">
            <text:p>309.5027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HyperX Alloy Origins 60 Switch HyperX HKBO1S-RB-US/G (8948)</text:p>
          </table:table-cell>
          <table:table-cell office:value-type="string" calcext:value-type="string">
            <text:p>teclados</text:p>
          </table:table-cell>
          <table:table-cell office:value-type="float" office:value="185.58254" calcext:value-type="float">
            <text:p>185.582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413 Mechanical Carbon 920-008300</text:p>
          </table:table-cell>
          <table:table-cell office:value-type="string" calcext:value-type="string">
            <text:p>teclados</text:p>
          </table:table-cell>
          <table:table-cell office:value-type="float" office:value="257.139025" calcext:value-type="float">
            <text:p>257.1390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513 RGB Español Lightsync Carbon 920-009323</text:p>
          </table:table-cell>
          <table:table-cell office:value-type="string" calcext:value-type="string">
            <text:p>teclados</text:p>
          </table:table-cell>
          <table:table-cell office:value-type="float" office:value="359.42335" calcext:value-type="float">
            <text:p>359.423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915 Mechanical RGB Wifi 920-008902</text:p>
          </table:table-cell>
          <table:table-cell office:value-type="string" calcext:value-type="string">
            <text:p>teclados</text:p>
          </table:table-cell>
          <table:table-cell office:value-type="float" office:value="621.278515" calcext:value-type="float">
            <text:p>621.278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915 TKL Black Mech <text:s/>RGB Wifi 920-009495</text:p>
          </table:table-cell>
          <table:table-cell office:value-type="string" calcext:value-type="string">
            <text:p>teclados</text:p>
          </table:table-cell>
          <table:table-cell office:value-type="float" office:value="621.278515" calcext:value-type="float">
            <text:p>621.278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G915 TKL White Mech RGB Wifi 920-009660</text:p>
          </table:table-cell>
          <table:table-cell office:value-type="string" calcext:value-type="string">
            <text:p>teclados</text:p>
          </table:table-cell>
          <table:table-cell office:value-type="float" office:value="621.278515" calcext:value-type="float">
            <text:p>621.278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PRO Mechanical RGB Lightsync 920-009388</text:p>
          </table:table-cell>
          <table:table-cell office:value-type="string" calcext:value-type="string">
            <text:p>teclados</text:p>
          </table:table-cell>
          <table:table-cell office:value-type="float" office:value="314.073045" calcext:value-type="float">
            <text:p>314.0730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Logitech PRO X Mechanical RGB Lightsync 920-009229</text:p>
          </table:table-cell>
          <table:table-cell office:value-type="string" calcext:value-type="string">
            <text:p>teclados</text:p>
          </table:table-cell>
          <table:table-cell office:value-type="float" office:value="340.935595" calcext:value-type="float">
            <text:p>340.9355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pson LX-350 EDG Matriz de Punto 220V</text:p>
          </table:table-cell>
          <table:table-cell office:value-type="string" calcext:value-type="string">
            <text:p>impresion</text:p>
          </table:table-cell>
          <table:table-cell office:value-type="float" office:value="567.93022" calcext:value-type="float">
            <text:p>567.9302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P Deskjet Advantage 2375 (MF) (7897)</text:p>
          </table:table-cell>
          <table:table-cell office:value-type="string" calcext:value-type="string">
            <text:p>impresion</text:p>
          </table:table-cell>
          <table:table-cell office:value-type="float" office:value="223.55476" calcext:value-type="float">
            <text:p>223.5547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P Deskjet Ink Advantage 2775 (MF) (1856)</text:p>
          </table:table-cell>
          <table:table-cell office:value-type="string" calcext:value-type="string">
            <text:p>impresion</text:p>
          </table:table-cell>
          <table:table-cell office:value-type="float" office:value="278.72471" calcext:value-type="float">
            <text:p>278.724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pson L3210 (MF) (8081)</text:p>
          </table:table-cell>
          <table:table-cell office:value-type="string" calcext:value-type="string">
            <text:p>impresion</text:p>
          </table:table-cell>
          <table:table-cell office:value-type="float" office:value="662.13257" calcext:value-type="float">
            <text:p>662.132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pson L3250 (MF) (8128)</text:p>
          </table:table-cell>
          <table:table-cell office:value-type="string" calcext:value-type="string">
            <text:p>impresion</text:p>
          </table:table-cell>
          <table:table-cell office:value-type="float" office:value="850.29604" calcext:value-type="float">
            <text:p>850.2960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pson L8160</text:p>
          </table:table-cell>
          <table:table-cell office:value-type="string" calcext:value-type="string">
            <text:p>impresion</text:p>
          </table:table-cell>
          <table:table-cell office:value-type="float" office:value="2853.65069" calcext:value-type="float">
            <text:p>2853.650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pson M2120 (0658)</text:p>
          </table:table-cell>
          <table:table-cell office:value-type="string" calcext:value-type="string">
            <text:p>impresion</text:p>
          </table:table-cell>
          <table:table-cell office:value-type="float" office:value="1180.79665" calcext:value-type="float">
            <text:p>1180.796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3 HIKVISION 8Gb 1600 MHz (4485)</text:p>
          </table:table-cell>
          <table:table-cell office:value-type="string" calcext:value-type="string">
            <text:p>rams</text:p>
          </table:table-cell>
          <table:table-cell office:value-type="float" office:value="45.739265" calcext:value-type="float">
            <text:p>45.7392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3 Markvision 4Gb 1600 MHz 1.35V BULK (6242)</text:p>
          </table:table-cell>
          <table:table-cell office:value-type="string" calcext:value-type="string">
            <text:p>rams</text:p>
          </table:table-cell>
          <table:table-cell office:value-type="float" office:value="29.257085" calcext:value-type="float">
            <text:p>29.2570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3 Markvision 8Gb 1600 MHz 1.35V BULK (6259)</text:p>
          </table:table-cell>
          <table:table-cell office:value-type="string" calcext:value-type="string">
            <text:p>rams</text:p>
          </table:table-cell>
          <table:table-cell office:value-type="float" office:value="43.56352" calcext:value-type="float">
            <text:p>43.563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HIKVISION 8Gb 3200 MHz (4522)</text:p>
          </table:table-cell>
          <table:table-cell office:value-type="string" calcext:value-type="string">
            <text:p>rams</text:p>
          </table:table-cell>
          <table:table-cell office:value-type="float" office:value="46.40779" calcext:value-type="float">
            <text:p>46.407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3 Corsair 4Gb 1600 MHz Vengeance LP (6650)</text:p>
          </table:table-cell>
          <table:table-cell office:value-type="string" calcext:value-type="string">
            <text:p>rams</text:p>
          </table:table-cell>
          <table:table-cell office:value-type="float" office:value="77.463815" calcext:value-type="float">
            <text:p>77.4638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3 Corsair 8Gb 1600 MHz Vengeance LP (4952)</text:p>
          </table:table-cell>
          <table:table-cell office:value-type="string" calcext:value-type="string">
            <text:p>rams</text:p>
          </table:table-cell>
          <table:table-cell office:value-type="float" office:value="111.89893" calcext:value-type="float">
            <text:p>111.898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3 Kingston 8Gb 1600 MHz (7473)</text:p>
          </table:table-cell>
          <table:table-cell office:value-type="string" calcext:value-type="string">
            <text:p>rams</text:p>
          </table:table-cell>
          <table:table-cell office:value-type="float" office:value="138.76148" calcext:value-type="float">
            <text:p>138.761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(2x8GB) 2666 MHz Vengeance RGB Pro Black (8580)</text:p>
          </table:table-cell>
          <table:table-cell office:value-type="string" calcext:value-type="string">
            <text:p>rams</text:p>
          </table:table-cell>
          <table:table-cell office:value-type="float" office:value="161.576415" calcext:value-type="float">
            <text:p>161.5764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(2x8Gb) 3000 MHz Vengeance RGB Pro Black (6944)</text:p>
          </table:table-cell>
          <table:table-cell office:value-type="string" calcext:value-type="string">
            <text:p>rams</text:p>
          </table:table-cell>
          <table:table-cell office:value-type="float" office:value="178.909445" calcext:value-type="float">
            <text:p>178.9094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(2x8Gb) 3200 MHz Vengeance RGB RS (9007)</text:p>
          </table:table-cell>
          <table:table-cell office:value-type="string" calcext:value-type="string">
            <text:p>rams</text:p>
          </table:table-cell>
          <table:table-cell office:value-type="float" office:value="176.235345" calcext:value-type="float">
            <text:p>176.235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HIKVISION 16Gb 3200 MHz (4539)</text:p>
          </table:table-cell>
          <table:table-cell office:value-type="string" calcext:value-type="string">
            <text:p>rams</text:p>
          </table:table-cell>
          <table:table-cell office:value-type="float" office:value="99.40359" calcext:value-type="float">
            <text:p>99.403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HIKVISION 4Gb 2666 MHz (4492)</text:p>
          </table:table-cell>
          <table:table-cell office:value-type="string" calcext:value-type="string">
            <text:p>rams</text:p>
          </table:table-cell>
          <table:table-cell office:value-type="float" office:value="32.004115" calcext:value-type="float">
            <text:p>32.0041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HIKVISION 8Gb 2666 MHz (4508)</text:p>
          </table:table-cell>
          <table:table-cell office:value-type="string" calcext:value-type="string">
            <text:p>rams</text:p>
          </table:table-cell>
          <table:table-cell office:value-type="float" office:value="44.864105" calcext:value-type="float">
            <text:p>44.8641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Kingston 8Gb 3200 MHz (0870)</text:p>
          </table:table-cell>
          <table:table-cell office:value-type="string" calcext:value-type="string">
            <text:p>rams</text:p>
          </table:table-cell>
          <table:table-cell office:value-type="float" office:value="63.40048" calcext:value-type="float">
            <text:p>63.400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16Gb 2400 MHz 1.20V BULK (6266)</text:p>
          </table:table-cell>
          <table:table-cell office:value-type="string" calcext:value-type="string">
            <text:p>rams</text:p>
          </table:table-cell>
          <table:table-cell office:value-type="float" office:value="114.658115" calcext:value-type="float">
            <text:p>114.6581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16Gb 3000 MHz 1.35V BULK (6273)</text:p>
          </table:table-cell>
          <table:table-cell office:value-type="string" calcext:value-type="string">
            <text:p>rams</text:p>
          </table:table-cell>
          <table:table-cell office:value-type="float" office:value="123.61635" calcext:value-type="float">
            <text:p>123.616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16Gb 3200 MHz 1.35V BULK (6280)</text:p>
          </table:table-cell>
          <table:table-cell office:value-type="string" calcext:value-type="string">
            <text:p>rams</text:p>
          </table:table-cell>
          <table:table-cell office:value-type="float" office:value="125.1965" calcext:value-type="float">
            <text:p>125.19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32Gb 3000 MHz 1.35V BULK (6297)</text:p>
          </table:table-cell>
          <table:table-cell office:value-type="string" calcext:value-type="string">
            <text:p>rams</text:p>
          </table:table-cell>
          <table:table-cell office:value-type="float" office:value="261.47836" calcext:value-type="float">
            <text:p>261.478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32Gb 3200 MHz 1.35V BULK (6303)</text:p>
          </table:table-cell>
          <table:table-cell office:value-type="string" calcext:value-type="string">
            <text:p>rams</text:p>
          </table:table-cell>
          <table:table-cell office:value-type="float" office:value="242.771815" calcext:value-type="float">
            <text:p>242.7718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4Gb 2400 MHz 1.20V BULK (6310)</text:p>
          </table:table-cell>
          <table:table-cell office:value-type="string" calcext:value-type="string">
            <text:p>rams</text:p>
          </table:table-cell>
          <table:table-cell office:value-type="float" office:value="38.373335" calcext:value-type="float">
            <text:p>38.3733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4Gb 2666 MHz 1.20V BULK (9427)</text:p>
          </table:table-cell>
          <table:table-cell office:value-type="string" calcext:value-type="string">
            <text:p>rams</text:p>
          </table:table-cell>
          <table:table-cell office:value-type="float" office:value="38.154545" calcext:value-type="float">
            <text:p>38.1545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8Gb 2400 MHz 1.20V BULK (6327)</text:p>
          </table:table-cell>
          <table:table-cell office:value-type="string" calcext:value-type="string">
            <text:p>rams</text:p>
          </table:table-cell>
          <table:table-cell office:value-type="float" office:value="46.371325" calcext:value-type="float">
            <text:p>46.3713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8Gb 3000 MHz 1.35V BULK (6334)</text:p>
          </table:table-cell>
          <table:table-cell office:value-type="string" calcext:value-type="string">
            <text:p>rams</text:p>
          </table:table-cell>
          <table:table-cell office:value-type="float" office:value="51.46427" calcext:value-type="float">
            <text:p>51.464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Markvision 8Gb 3200 MHz 1.35V BULK (9434)</text:p>
          </table:table-cell>
          <table:table-cell office:value-type="string" calcext:value-type="string">
            <text:p>rams</text:p>
          </table:table-cell>
          <table:table-cell office:value-type="float" office:value="57.116345" calcext:value-type="float">
            <text:p>57.11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(2x8Gb) 3200 MHz LPX Black (0454)</text:p>
          </table:table-cell>
          <table:table-cell office:value-type="string" calcext:value-type="string">
            <text:p>rams</text:p>
          </table:table-cell>
          <table:table-cell office:value-type="float" office:value="163.545525" calcext:value-type="float">
            <text:p>163.5455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(2x8Gb) 3600 MHz Dominator Plat. RGB Black (7311)</text:p>
          </table:table-cell>
          <table:table-cell office:value-type="string" calcext:value-type="string">
            <text:p>rams</text:p>
          </table:table-cell>
          <table:table-cell office:value-type="float" office:value="183.7836" calcext:value-type="float">
            <text:p>183.78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(2x8Gb) 3600 MHz Vengeance RGB Pro Black (4852)</text:p>
          </table:table-cell>
          <table:table-cell office:value-type="string" calcext:value-type="string">
            <text:p>rams</text:p>
          </table:table-cell>
          <table:table-cell office:value-type="float" office:value="178.520485" calcext:value-type="float">
            <text:p>178.5204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(2x8Gb) 3600 MHz Vengeance RGB Pro White (8726)</text:p>
          </table:table-cell>
          <table:table-cell office:value-type="string" calcext:value-type="string">
            <text:p>rams</text:p>
          </table:table-cell>
          <table:table-cell office:value-type="float" office:value="178.520485" calcext:value-type="float">
            <text:p>178.5204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2400 MHz Value (4242)</text:p>
          </table:table-cell>
          <table:table-cell office:value-type="string" calcext:value-type="string">
            <text:p>rams</text:p>
          </table:table-cell>
          <table:table-cell office:value-type="float" office:value="137.52167" calcext:value-type="float">
            <text:p>137.521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16Gb 2400 MHz Vengeance LPX Black (4246)</text:p>
          </table:table-cell>
          <table:table-cell office:value-type="string" calcext:value-type="string">
            <text:p>rams</text:p>
          </table:table-cell>
          <table:table-cell office:value-type="float" office:value="142.322895" calcext:value-type="float">
            <text:p>142.3228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4Gb 2400 MHz Value (3008)</text:p>
          </table:table-cell>
          <table:table-cell office:value-type="string" calcext:value-type="string">
            <text:p>rams</text:p>
          </table:table-cell>
          <table:table-cell office:value-type="float" office:value="37.34016" calcext:value-type="float">
            <text:p>37.340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4Gb 2666 MHz Value (3029)</text:p>
          </table:table-cell>
          <table:table-cell office:value-type="string" calcext:value-type="string">
            <text:p>rams</text:p>
          </table:table-cell>
          <table:table-cell office:value-type="float" office:value="40.220895" calcext:value-type="float">
            <text:p>40.2208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8Gb 2400 MHz Vengeance LPX Black (4680)</text:p>
          </table:table-cell>
          <table:table-cell office:value-type="string" calcext:value-type="string">
            <text:p>rams</text:p>
          </table:table-cell>
          <table:table-cell office:value-type="float" office:value="57.748405" calcext:value-type="float">
            <text:p>57.7484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8Gb 2666 MHz Vengeance LPX Black (9564)</text:p>
          </table:table-cell>
          <table:table-cell office:value-type="string" calcext:value-type="string">
            <text:p>rams</text:p>
          </table:table-cell>
          <table:table-cell office:value-type="float" office:value="60.70207" calcext:value-type="float">
            <text:p>60.702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Corsair 8Gb 3000 MHz Vengeance LPX Black (7927)</text:p>
          </table:table-cell>
          <table:table-cell office:value-type="string" calcext:value-type="string">
            <text:p>rams</text:p>
          </table:table-cell>
          <table:table-cell office:value-type="float" office:value="59.89984" calcext:value-type="float">
            <text:p>59.899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Kingston 4Gb 2666 MHz FURY BEAST (7879)</text:p>
          </table:table-cell>
          <table:table-cell office:value-type="string" calcext:value-type="string">
            <text:p>rams</text:p>
          </table:table-cell>
          <table:table-cell office:value-type="float" office:value="51.695215" calcext:value-type="float">
            <text:p>51.6952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Kingston 8Gb 3200 MHz FURY BEAST (9910)</text:p>
          </table:table-cell>
          <table:table-cell office:value-type="string" calcext:value-type="string">
            <text:p>rams</text:p>
          </table:table-cell>
          <table:table-cell office:value-type="float" office:value="65.478985" calcext:value-type="float">
            <text:p>65.4789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DDR4 Kingston 8Gb 3200 MHz FURY BEAST RGB (9439)</text:p>
          </table:table-cell>
          <table:table-cell office:value-type="string" calcext:value-type="string">
            <text:p>rams</text:p>
          </table:table-cell>
          <table:table-cell office:value-type="float" office:value="76.69805" calcext:value-type="float">
            <text:p>76.698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3 Markvision 4Gb 1600 MHz 1.35V BULK (6365)</text:p>
          </table:table-cell>
          <table:table-cell office:value-type="string" calcext:value-type="string">
            <text:p>rams</text:p>
          </table:table-cell>
          <table:table-cell office:value-type="float" office:value="29.257085" calcext:value-type="float">
            <text:p>29.2570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3 Markvision 8Gb 1600 MHz 1.35V BULK (6372)</text:p>
          </table:table-cell>
          <table:table-cell office:value-type="string" calcext:value-type="string">
            <text:p>rams</text:p>
          </table:table-cell>
          <table:table-cell office:value-type="float" office:value="43.56352" calcext:value-type="float">
            <text:p>43.563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Markvision 16Gb 2400 MHz 1.20V BULK (9281)</text:p>
          </table:table-cell>
          <table:table-cell office:value-type="string" calcext:value-type="string">
            <text:p>rams</text:p>
          </table:table-cell>
          <table:table-cell office:value-type="float" office:value="114.658115" calcext:value-type="float">
            <text:p>114.6581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Markvision 16Gb 3000 MHz 1.20V BULK (9359)</text:p>
          </table:table-cell>
          <table:table-cell office:value-type="string" calcext:value-type="string">
            <text:p>rams</text:p>
          </table:table-cell>
          <table:table-cell office:value-type="float" office:value="123.61635" calcext:value-type="float">
            <text:p>123.616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Markvision 16Gb 3200 MHz 1.20V BULK (6389)</text:p>
          </table:table-cell>
          <table:table-cell office:value-type="string" calcext:value-type="string">
            <text:p>rams</text:p>
          </table:table-cell>
          <table:table-cell office:value-type="float" office:value="125.1965" calcext:value-type="float">
            <text:p>125.19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Markvision 4Gb 2400 MHz 1.20V BULK (6419)</text:p>
          </table:table-cell>
          <table:table-cell office:value-type="string" calcext:value-type="string">
            <text:p>rams</text:p>
          </table:table-cell>
          <table:table-cell office:value-type="float" office:value="38.373335" calcext:value-type="float">
            <text:p>38.3733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Markvision 4Gb 2666 MHz 1.20V BULK (9441)</text:p>
          </table:table-cell>
          <table:table-cell office:value-type="string" calcext:value-type="string">
            <text:p>rams</text:p>
          </table:table-cell>
          <table:table-cell office:value-type="float" office:value="38.154545" calcext:value-type="float">
            <text:p>38.1545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Markvision 8Gb 2400 MHz 1.20V BULK (6426)</text:p>
          </table:table-cell>
          <table:table-cell office:value-type="string" calcext:value-type="string">
            <text:p>rams</text:p>
          </table:table-cell>
          <table:table-cell office:value-type="float" office:value="46.371325" calcext:value-type="float">
            <text:p>46.3713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Markvision 8Gb 3000 MHz 1.20V BULK (6433)</text:p>
          </table:table-cell>
          <table:table-cell office:value-type="string" calcext:value-type="string">
            <text:p>rams</text:p>
          </table:table-cell>
          <table:table-cell office:value-type="float" office:value="51.46427" calcext:value-type="float">
            <text:p>51.464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Markvision 8Gb 3200 MHz 1.20V BULK (9458)</text:p>
          </table:table-cell>
          <table:table-cell office:value-type="string" calcext:value-type="string">
            <text:p>rams</text:p>
          </table:table-cell>
          <table:table-cell office:value-type="float" office:value="57.116345" calcext:value-type="float">
            <text:p>57.1163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5 Corsair 8Gb 4800 MHz 1.1V Vengeance (1320)</text:p>
          </table:table-cell>
          <table:table-cell office:value-type="string" calcext:value-type="string">
            <text:p>rams</text:p>
          </table:table-cell>
          <table:table-cell office:value-type="float" office:value="146.3462" calcext:value-type="float">
            <text:p>146.34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Corsair 16Gb 2133MHz 1.2V (8147)</text:p>
          </table:table-cell>
          <table:table-cell office:value-type="string" calcext:value-type="string">
            <text:p>rams</text:p>
          </table:table-cell>
          <table:table-cell office:value-type="float" office:value="144.899755" calcext:value-type="float">
            <text:p>144.8997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Kingston 16Gb 2666 MHz (0917)</text:p>
          </table:table-cell>
          <table:table-cell office:value-type="string" calcext:value-type="string">
            <text:p>rams</text:p>
          </table:table-cell>
          <table:table-cell office:value-type="float" office:value="144.49864" calcext:value-type="float">
            <text:p>144.498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Kingston 8Gb 2666 MHz 16 gigabit (1341)</text:p>
          </table:table-cell>
          <table:table-cell office:value-type="string" calcext:value-type="string">
            <text:p>rams</text:p>
          </table:table-cell>
          <table:table-cell office:value-type="float" office:value="75.737805" calcext:value-type="float">
            <text:p>75.7378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moria SODIMM DDR4 Kingston 8Gb 3200 MHz (0887)</text:p>
          </table:table-cell>
          <table:table-cell office:value-type="string" calcext:value-type="string">
            <text:p>rams</text:p>
          </table:table-cell>
          <table:table-cell office:value-type="float" office:value="112.74978" calcext:value-type="float">
            <text:p>112.7497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3 3200G 3gen <text:s/>AM4 C/VIDEO (9851)</text:p>
          </table:table-cell>
          <table:table-cell office:value-type="string" calcext:value-type="string">
            <text:p>procesadores</text:p>
          </table:table-cell>
          <table:table-cell office:value-type="float" office:value="256.20309" calcext:value-type="float">
            <text:p>256.203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3 4100 SIN VIDEO CON COOLER (4060)</text:p>
          </table:table-cell>
          <table:table-cell office:value-type="string" calcext:value-type="string">
            <text:p>procesadores</text:p>
          </table:table-cell>
          <table:table-cell office:value-type="float" office:value="227.869785" calcext:value-type="float">
            <text:p>227.8697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5 3600 <text:s/>3gen <text:s/>AM4 sin video (4299)</text:p>
          </table:table-cell>
          <table:table-cell office:value-type="string" calcext:value-type="string">
            <text:p>procesadores</text:p>
          </table:table-cell>
          <table:table-cell office:value-type="float" office:value="389.00862" calcext:value-type="float">
            <text:p>389.008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5 4600G AM4 CON VIDEO (3940)</text:p>
          </table:table-cell>
          <table:table-cell office:value-type="string" calcext:value-type="string">
            <text:p>procesadores</text:p>
          </table:table-cell>
          <table:table-cell office:value-type="float" office:value="340.230605" calcext:value-type="float">
            <text:p>340.2306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5 7600 AM5 CON VIDEO CON COOLER (4572)</text:p>
          </table:table-cell>
          <table:table-cell office:value-type="string" calcext:value-type="string">
            <text:p>procesadores</text:p>
          </table:table-cell>
          <table:table-cell office:value-type="float" office:value="588.800355" calcext:value-type="float">
            <text:p>588.8003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7 <text:s/>5700X SIN VIDEO SIN COOLER (4275)</text:p>
          </table:table-cell>
          <table:table-cell office:value-type="string" calcext:value-type="string">
            <text:p>procesadores</text:p>
          </table:table-cell>
          <table:table-cell office:value-type="float" office:value="749.343595" calcext:value-type="float">
            <text:p>749.3435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9 7900 AM5 CON VIDEO CON COOLER (4466)</text:p>
          </table:table-cell>
          <table:table-cell office:value-type="string" calcext:value-type="string">
            <text:p>procesadores</text:p>
          </table:table-cell>
          <table:table-cell office:value-type="float" office:value="1268.44718" calcext:value-type="float">
            <text:p>1268.4471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9 9 7900X3D AM5 CON VIDEO SIN COOLER (4916)</text:p>
          </table:table-cell>
          <table:table-cell office:value-type="string" calcext:value-type="string">
            <text:p>procesadores</text:p>
          </table:table-cell>
          <table:table-cell office:value-type="float" office:value="1817.038795" calcext:value-type="float">
            <text:p>1817.0387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5 5600G 5gen <text:s/>AM4 CON VIDEO (3414)</text:p>
          </table:table-cell>
          <table:table-cell office:value-type="string" calcext:value-type="string">
            <text:p>procesadores</text:p>
          </table:table-cell>
          <table:table-cell office:value-type="float" office:value="452.664355" calcext:value-type="float">
            <text:p>452.6643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5 5600X 5gen <text:s/>AM4 SIN VIDEO (2042)</text:p>
          </table:table-cell>
          <table:table-cell office:value-type="string" calcext:value-type="string">
            <text:p>procesadores</text:p>
          </table:table-cell>
          <table:table-cell office:value-type="float" office:value="700.95454" calcext:value-type="float">
            <text:p>700.954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AMD Ryzen 7 <text:s/>5700G 5gen <text:s/>AM4 CON VIDEO (3377)</text:p>
          </table:table-cell>
          <table:table-cell office:value-type="string" calcext:value-type="string">
            <text:p>procesadores</text:p>
          </table:table-cell>
          <table:table-cell office:value-type="float" office:value="608.005255" calcext:value-type="float">
            <text:p>608.0052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GIGABYTE H470M H 1200 DDR4 (10ma/11va Gen) (1682)</text:p>
          </table:table-cell>
          <table:table-cell office:value-type="string" calcext:value-type="string">
            <text:p>procesadores</text:p>
          </table:table-cell>
          <table:table-cell office:value-type="float" office:value="217.84191" calcext:value-type="float">
            <text:p>217.841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ALDER LAKE <text:s/>CORE I7 12700 CON VIDEO CON COOLER s1700 (7840)</text:p>
          </table:table-cell>
          <table:table-cell office:value-type="string" calcext:value-type="string">
            <text:p>procesadores</text:p>
          </table:table-cell>
          <table:table-cell office:value-type="float" office:value="1188.32142" calcext:value-type="float">
            <text:p>1188.3214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Cometlake Celeron G5900 (6995)</text:p>
          </table:table-cell>
          <table:table-cell office:value-type="string" calcext:value-type="string">
            <text:p>procesadores</text:p>
          </table:table-cell>
          <table:table-cell office:value-type="float" office:value="117.6604" calcext:value-type="float">
            <text:p>117.660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RAPTORLAKE CORE I5 13400 CON VIDEO CON COOLER s1700 (0275)</text:p>
          </table:table-cell>
          <table:table-cell office:value-type="string" calcext:value-type="string">
            <text:p>procesadores</text:p>
          </table:table-cell>
          <table:table-cell office:value-type="float" office:value="798.449795" calcext:value-type="float">
            <text:p>798.4497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RAPTORLAKE CORE I7 13700 CON VIDEO CON COOLER s1700 (0213)</text:p>
          </table:table-cell>
          <table:table-cell office:value-type="string" calcext:value-type="string">
            <text:p>procesadores</text:p>
          </table:table-cell>
          <table:table-cell office:value-type="float" office:value="1345.09661" calcext:value-type="float">
            <text:p>1345.096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ALDER LAKE <text:s/>CELERON 6900 CON VIDEO <text:s/>(8755)</text:p>
          </table:table-cell>
          <table:table-cell office:value-type="string" calcext:value-type="string">
            <text:p>procesadores</text:p>
          </table:table-cell>
          <table:table-cell office:value-type="float" office:value="181.656475" calcext:value-type="float">
            <text:p>181.6564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ALDER LAKE <text:s/>CORE I5 12400 CON VIDEO CON COOLER S1700 (7741)</text:p>
          </table:table-cell>
          <table:table-cell office:value-type="string" calcext:value-type="string">
            <text:p>procesadores</text:p>
          </table:table-cell>
          <table:table-cell office:value-type="float" office:value="650.547755" calcext:value-type="float">
            <text:p>650.5477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ALDER LAKE <text:s/>CORE I5 12400F SIN VIDEO CON COOLER S1700 (7758)</text:p>
          </table:table-cell>
          <table:table-cell office:value-type="string" calcext:value-type="string">
            <text:p>procesadores</text:p>
          </table:table-cell>
          <table:table-cell office:value-type="float" office:value="542.562735" calcext:value-type="float">
            <text:p>542.5627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ALDER LAKE <text:s/>CORE I7 12700K sin cooler s1700 (3989)</text:p>
          </table:table-cell>
          <table:table-cell office:value-type="string" calcext:value-type="string">
            <text:p>procesadores</text:p>
          </table:table-cell>
          <table:table-cell office:value-type="float" office:value="1266.52669" calcext:value-type="float">
            <text:p>1266.526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CometLake Core I3 10105 s1200 (4841)</text:p>
          </table:table-cell>
          <table:table-cell office:value-type="string" calcext:value-type="string">
            <text:p>procesadores</text:p>
          </table:table-cell>
          <table:table-cell office:value-type="float" office:value="340.789735" calcext:value-type="float">
            <text:p>340.7897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CometLake Core I3 10105F SIN VIDEO s1200 (5510)</text:p>
          </table:table-cell>
          <table:table-cell office:value-type="string" calcext:value-type="string">
            <text:p>procesadores</text:p>
          </table:table-cell>
          <table:table-cell office:value-type="float" office:value="192.109775" calcext:value-type="float">
            <text:p>192.1097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CometLake Core I5 10400 s1200 (7138)</text:p>
          </table:table-cell>
          <table:table-cell office:value-type="string" calcext:value-type="string">
            <text:p>procesadores</text:p>
          </table:table-cell>
          <table:table-cell office:value-type="float" office:value="473.935605" calcext:value-type="float">
            <text:p>473.9356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CometLake Core I5 10400F s1200 SIN VIDEO (7077)</text:p>
          </table:table-cell>
          <table:table-cell office:value-type="string" calcext:value-type="string">
            <text:p>procesadores</text:p>
          </table:table-cell>
          <table:table-cell office:value-type="float" office:value="383.97645" calcext:value-type="float">
            <text:p>383.976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CometLake Core I7 10700 s1200 (8722)</text:p>
          </table:table-cell>
          <table:table-cell office:value-type="string" calcext:value-type="string">
            <text:p>procesadores</text:p>
          </table:table-cell>
          <table:table-cell office:value-type="float" office:value="795.119325" calcext:value-type="float">
            <text:p>795.1193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CometLake Core I7 10700F SIN VIDEO s1200 (8760)</text:p>
          </table:table-cell>
          <table:table-cell office:value-type="string" calcext:value-type="string">
            <text:p>procesadores</text:p>
          </table:table-cell>
          <table:table-cell office:value-type="float" office:value="852.393685" calcext:value-type="float">
            <text:p>852.3936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Rocket Lake Core I5 11400 <text:s/>s1200 (4902)</text:p>
          </table:table-cell>
          <table:table-cell office:value-type="string" calcext:value-type="string">
            <text:p>procesadores</text:p>
          </table:table-cell>
          <table:table-cell office:value-type="float" office:value="497.09088" calcext:value-type="float">
            <text:p>497.0908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ces. Intel Rocket Lake Core I7 11700 s1200 (4940)</text:p>
          </table:table-cell>
          <table:table-cell office:value-type="string" calcext:value-type="string">
            <text:p>procesadores</text:p>
          </table:table-cell>
          <table:table-cell office:value-type="float" office:value="859.516515" calcext:value-type="float">
            <text:p>859.5165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55L 5.5" 2GB/32GB ANDROID 11 GO EDICION BLANCO (0217)</text:p>
          </table:table-cell>
          <table:table-cell office:value-type="string" calcext:value-type="string">
            <text:p>celulares</text:p>
          </table:table-cell>
          <table:table-cell office:value-type="float" office:value="112.32309" calcext:value-type="float">
            <text:p>112.323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55L 5.5" 2GB/32GB ANDROID 11 GO EDITION GRIS (0224)</text:p>
          </table:table-cell>
          <table:table-cell office:value-type="string" calcext:value-type="string">
            <text:p>celulares</text:p>
          </table:table-cell>
          <table:table-cell office:value-type="float" office:value="112.32309" calcext:value-type="float">
            <text:p>112.323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55L 5.5" 2GB/32GB ANDROID 11 GO EDITION NEGRO (7369)</text:p>
          </table:table-cell>
          <table:table-cell office:value-type="string" calcext:value-type="string">
            <text:p>celulares</text:p>
          </table:table-cell>
          <table:table-cell office:value-type="float" office:value="112.32309" calcext:value-type="float">
            <text:p>112.323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61L QUAD-CORE 6´ 2/32 GB CAMARA 13+2 MPx ANDROID 11 GO BLANCO PERLADO (0231)</text:p>
          </table:table-cell>
          <table:table-cell office:value-type="string" calcext:value-type="string">
            <text:p>celulares</text:p>
          </table:table-cell>
          <table:table-cell office:value-type="float" office:value="129.13362" calcext:value-type="float">
            <text:p>129.133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61L QUAD-CORE 6´ 2/32 GB CAMARA 13+2 MPx ANDROID 11 GO GRIS OSCURO (0248)</text:p>
          </table:table-cell>
          <table:table-cell office:value-type="string" calcext:value-type="string">
            <text:p>celulares</text:p>
          </table:table-cell>
          <table:table-cell office:value-type="float" office:value="129.13362" calcext:value-type="float">
            <text:p>129.133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61L QUAD-CORE 6´ 2/32 GB CAMARA 13+2 MPxANDROID 11 GO NEGRO (0262)</text:p>
          </table:table-cell>
          <table:table-cell office:value-type="string" calcext:value-type="string">
            <text:p>celulares</text:p>
          </table:table-cell>
          <table:table-cell office:value-type="float" office:value="129.13362" calcext:value-type="float">
            <text:p>129.133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65LX 6,52" 2GB/64GB ANDROID 11 BLANCO (0279)</text:p>
          </table:table-cell>
          <table:table-cell office:value-type="string" calcext:value-type="string">
            <text:p>celulares</text:p>
          </table:table-cell>
          <table:table-cell office:value-type="float" office:value="153.29127" calcext:value-type="float">
            <text:p>153.291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65LX 6.53 2GB/64GB" ANDROID 11 GO EDITION GRIS (0286)</text:p>
          </table:table-cell>
          <table:table-cell office:value-type="string" calcext:value-type="string">
            <text:p>celulares</text:p>
          </table:table-cell>
          <table:table-cell office:value-type="float" office:value="153.29127" calcext:value-type="float">
            <text:p>153.291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65LX 6.53 2GB/64GB" ANDROID 11 GO EDITION NEGRO</text:p>
          </table:table-cell>
          <table:table-cell office:value-type="string" calcext:value-type="string">
            <text:p>celulares</text:p>
          </table:table-cell>
          <table:table-cell office:value-type="float" office:value="153.29127" calcext:value-type="float">
            <text:p>153.291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KODAK SEREN D65LX 6.53 2GB/64GB" ANDROID 11 GO EDITION NEGRO PIANO (0293)</text:p>
          </table:table-cell>
          <table:table-cell office:value-type="string" calcext:value-type="string">
            <text:p>celulares</text:p>
          </table:table-cell>
          <table:table-cell office:value-type="float" office:value="153.29127" calcext:value-type="float">
            <text:p>153.291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PIXPRO L1 PRO 5,7" 2/16 GB Color Azul (7413)</text:p>
          </table:table-cell>
          <table:table-cell office:value-type="string" calcext:value-type="string">
            <text:p>celulares</text:p>
          </table:table-cell>
          <table:table-cell office:value-type="float" office:value="102.42045" calcext:value-type="float">
            <text:p>102.420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PIXPRO L1 PRO 5,7" 2/16 GB Color Silver (7406)</text:p>
          </table:table-cell>
          <table:table-cell office:value-type="string" calcext:value-type="string">
            <text:p>celulares</text:p>
          </table:table-cell>
          <table:table-cell office:value-type="float" office:value="102.42045" calcext:value-type="float">
            <text:p>102.420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LULAR PIXPRO L1 PRO 5,7" 2/16 GB GRIS (7390)</text:p>
          </table:table-cell>
          <table:table-cell office:value-type="string" calcext:value-type="string">
            <text:p>celulares</text:p>
          </table:table-cell>
          <table:table-cell office:value-type="float" office:value="102.42045" calcext:value-type="float">
            <text:p>102.420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bleta D. Genius Easypen I405X (Nuevo PN) (6887)</text:p>
          </table:table-cell>
          <table:table-cell office:value-type="string" calcext:value-type="string">
            <text:p>tablets</text:p>
          </table:table-cell>
          <table:table-cell office:value-type="float" office:value="92.074125" calcext:value-type="float">
            <text:p>92.0741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bleta D. Genius Mousepen i608 (Nuevo PN) (9138)</text:p>
          </table:table-cell>
          <table:table-cell office:value-type="string" calcext:value-type="string">
            <text:p>tablets</text:p>
          </table:table-cell>
          <table:table-cell office:value-type="float" office:value="109.73534" calcext:value-type="float">
            <text:p>109.735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2 LED 22MP410-B HDMI FULL HD (II) (7164)</text:p>
          </table:table-cell>
          <table:table-cell office:value-type="string" calcext:value-type="string">
            <text:p>monitores</text:p>
          </table:table-cell>
          <table:table-cell office:value-type="float" office:value="221.2289332" calcext:value-type="float">
            <text:p>221.22893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<text:s/>27 LED 27MK400H-B HDMI FULL HD (II) (1082)</text:p>
          </table:table-cell>
          <table:table-cell office:value-type="string" calcext:value-type="string">
            <text:p>monitores</text:p>
          </table:table-cell>
          <table:table-cell office:value-type="float" office:value="314.6656612" calcext:value-type="float">
            <text:p>314.66566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19 19M38A-B VGA (II) (1618)</text:p>
          </table:table-cell>
          <table:table-cell office:value-type="string" calcext:value-type="string">
            <text:p>monitores</text:p>
          </table:table-cell>
          <table:table-cell office:value-type="float" office:value="174.4152256" calcext:value-type="float">
            <text:p>174.41522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0 LED 20MK400H-B HDMI HD (II) (1112)</text:p>
          </table:table-cell>
          <table:table-cell office:value-type="string" calcext:value-type="string">
            <text:p>monitores</text:p>
          </table:table-cell>
          <table:table-cell office:value-type="float" office:value="193.6746328" calcext:value-type="float">
            <text:p>193.67463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2 LED 22MK600M HDMI FULL HD (II) (4936)</text:p>
          </table:table-cell>
          <table:table-cell office:value-type="string" calcext:value-type="string">
            <text:p>monitores</text:p>
          </table:table-cell>
          <table:table-cell office:value-type="float" office:value="272.3331028" calcext:value-type="float">
            <text:p>272.33310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4 LED 24MK600M HDMI FULL HD (II) (4967)</text:p>
          </table:table-cell>
          <table:table-cell office:value-type="string" calcext:value-type="string">
            <text:p>monitores</text:p>
          </table:table-cell>
          <table:table-cell office:value-type="float" office:value="296.995314" calcext:value-type="float">
            <text:p>296.9953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32 LED 32MN500M-B FULL HD FREESYNC (II) (3175)</text:p>
          </table:table-cell>
          <table:table-cell office:value-type="string" calcext:value-type="string">
            <text:p>monitores</text:p>
          </table:table-cell>
          <table:table-cell office:value-type="float" office:value="497.7571544" calcext:value-type="float">
            <text:p>497.75715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LED 24 24MK430H-B HDMI (II) (0097</text:p>
          </table:table-cell>
          <table:table-cell office:value-type="string" calcext:value-type="string">
            <text:p>monitores</text:p>
          </table:table-cell>
          <table:table-cell office:value-type="float" office:value="230.254794" calcext:value-type="float">
            <text:p>230.2547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2 22BL450Y-B FULL HD IPS (II) (5459)</text:p>
          </table:table-cell>
          <table:table-cell office:value-type="string" calcext:value-type="string">
            <text:p>monitores</text:p>
          </table:table-cell>
          <table:table-cell office:value-type="float" office:value="298.74328" calcext:value-type="float">
            <text:p>298.743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6 ULTRAWIDE 26WQ500-B WFHD NARROW BEZEL (II) (7952)</text:p>
          </table:table-cell>
          <table:table-cell office:value-type="string" calcext:value-type="string">
            <text:p>monitores</text:p>
          </table:table-cell>
          <table:table-cell office:value-type="float" office:value="353.5340688" calcext:value-type="float">
            <text:p>353.534068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8 DUAL ERGO 28MQ780-B SDQHD 2BPB (II) (9307)</text:p>
          </table:table-cell>
          <table:table-cell office:value-type="string" calcext:value-type="string">
            <text:p>monitores</text:p>
          </table:table-cell>
          <table:table-cell office:value-type="float" office:value="1383.1019334" calcext:value-type="float">
            <text:p>1383.10193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34 ULTRAWIDE 34WP500-B BORDERLESS WFHD (3300)</text:p>
          </table:table-cell>
          <table:table-cell office:value-type="string" calcext:value-type="string">
            <text:p>monitores</text:p>
          </table:table-cell>
          <table:table-cell office:value-type="float" office:value="735.8301236" calcext:value-type="float">
            <text:p>735.83012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4 24BK550Y-B FHD 360° (II) (5789)</text:p>
          </table:table-cell>
          <table:table-cell office:value-type="string" calcext:value-type="string">
            <text:p>monitores</text:p>
          </table:table-cell>
          <table:table-cell office:value-type="float" office:value="434.6396912" calcext:value-type="float">
            <text:p>434.63969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7 27UL500-W HDMI/DP 4K (II) (2802)</text:p>
          </table:table-cell>
          <table:table-cell office:value-type="string" calcext:value-type="string">
            <text:p>monitores</text:p>
          </table:table-cell>
          <table:table-cell office:value-type="float" office:value="715.7444052" calcext:value-type="float">
            <text:p>715.74440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7 ERGO 27QN880-B QHD (II) (3120)</text:p>
          </table:table-cell>
          <table:table-cell office:value-type="string" calcext:value-type="string">
            <text:p>monitores</text:p>
          </table:table-cell>
          <table:table-cell office:value-type="float" office:value="1017.1731966" calcext:value-type="float">
            <text:p>1017.17319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32 32UN550 4K (II) (1881)</text:p>
          </table:table-cell>
          <table:table-cell office:value-type="string" calcext:value-type="string">
            <text:p>monitores</text:p>
          </table:table-cell>
          <table:table-cell office:value-type="float" office:value="970.0893488" calcext:value-type="float">
            <text:p>970.089348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34 ULTRAWIDE 21:9 34WL85C-B QHD CURVO (II) (4555)</text:p>
          </table:table-cell>
          <table:table-cell office:value-type="string" calcext:value-type="string">
            <text:p>monitores</text:p>
          </table:table-cell>
          <table:table-cell office:value-type="float" office:value="1688.5987184" calcext:value-type="float">
            <text:p>1688.59871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49 ULTRAWIDE <text:s/>49WL95C-WE CURVO (II) (2819)</text:p>
          </table:table-cell>
          <table:table-cell office:value-type="string" calcext:value-type="string">
            <text:p>monitores</text:p>
          </table:table-cell>
          <table:table-cell office:value-type="float" office:value="2857.9085194" calcext:value-type="float">
            <text:p>2857.90851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4 GAMER 24GN60R-B FULL HD 144 Hz (II) (8094)</text:p>
          </table:table-cell>
          <table:table-cell office:value-type="string" calcext:value-type="string">
            <text:p>monitores</text:p>
          </table:table-cell>
          <table:table-cell office:value-type="float" office:value="426.7579536" calcext:value-type="float">
            <text:p>426.75795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7 GAMER 27GP850-B IPS QHD 165 Hz (II) (1488)</text:p>
          </table:table-cell>
          <table:table-cell office:value-type="string" calcext:value-type="string">
            <text:p>monitores</text:p>
          </table:table-cell>
          <table:table-cell office:value-type="float" office:value="935.5749656" calcext:value-type="float">
            <text:p>935.57496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32 GAMER 32GP850-B IPS QHD 165 Hz (II) (1501)</text:p>
          </table:table-cell>
          <table:table-cell office:value-type="string" calcext:value-type="string">
            <text:p>monitores</text:p>
          </table:table-cell>
          <table:table-cell office:value-type="float" office:value="1200.2805804" calcext:value-type="float">
            <text:p>1200.280580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32 GAMER 32GQ950-B IPS 4K 144 Hz (II) (3576)</text:p>
          </table:table-cell>
          <table:table-cell office:value-type="string" calcext:value-type="string">
            <text:p>monitores</text:p>
          </table:table-cell>
          <table:table-cell office:value-type="float" office:value="2699.9400648" calcext:value-type="float">
            <text:p>2699.94006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7 GAMER 27GL650F FULL HD 144 Hz (II) (3311)</text:p>
          </table:table-cell>
          <table:table-cell office:value-type="string" calcext:value-type="string">
            <text:p>monitores</text:p>
          </table:table-cell>
          <table:table-cell office:value-type="float" office:value="585.9340938" calcext:value-type="float">
            <text:p>585.93409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27 GAMER 27GP750-B FULL HD 240 Hz BORDERLESS (II) (6851)</text:p>
          </table:table-cell>
          <table:table-cell office:value-type="string" calcext:value-type="string">
            <text:p>monitores</text:p>
          </table:table-cell>
          <table:table-cell office:value-type="float" office:value="814.1866722" calcext:value-type="float">
            <text:p>814.186672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itor LG 32? 32GN600 GAMER QHD 165 Hz (II) (5188)</text:p>
          </table:table-cell>
          <table:table-cell office:value-type="string" calcext:value-type="string">
            <text:p>monitores</text:p>
          </table:table-cell>
          <table:table-cell office:value-type="float" office:value="887.4423382" calcext:value-type="float">
            <text:p>887.442338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GIGABYTE A520M K V2 DDR4 AM4 (3ra/4ta/5ta Gen) (2771)</text:p>
          </table:table-cell>
          <table:table-cell office:value-type="string" calcext:value-type="string">
            <text:p>mother</text:p>
          </table:table-cell>
          <table:table-cell office:value-type="float" office:value="214.00093" calcext:value-type="float">
            <text:p>214.000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GIGABYTE B450M DS3H V2 AM4 DDR4 (3ra/4ta/5ta Gen) (0719)</text:p>
          </table:table-cell>
          <table:table-cell office:value-type="string" calcext:value-type="string">
            <text:p>mother</text:p>
          </table:table-cell>
          <table:table-cell office:value-type="float" office:value="236.961725" calcext:value-type="float">
            <text:p>236.9617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GIGABYTE B550M DS3H AC AM4 DDR4 (3ra/4ta/5ta Gen) (0962)</text:p>
          </table:table-cell>
          <table:table-cell office:value-type="string" calcext:value-type="string">
            <text:p>mother</text:p>
          </table:table-cell>
          <table:table-cell office:value-type="float" office:value="334.5056" calcext:value-type="float">
            <text:p>334.50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GIGABYTE H510M S2H V2 1200 DDR4 (10ma/11va Gen) (3757)</text:p>
          </table:table-cell>
          <table:table-cell office:value-type="string" calcext:value-type="string">
            <text:p>mother</text:p>
          </table:table-cell>
          <table:table-cell office:value-type="float" office:value="233.03566" calcext:value-type="float">
            <text:p>233.035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GIGABYTE H610M H DDR4 1700 (12va/13va Gen) (0465)</text:p>
          </table:table-cell>
          <table:table-cell office:value-type="string" calcext:value-type="string">
            <text:p>mother</text:p>
          </table:table-cell>
          <table:table-cell office:value-type="float" office:value="248.15648" calcext:value-type="float">
            <text:p>248.156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GIGABYTE N5105I H Mother+CPU+Video c/Puerto Serie (4356)</text:p>
          </table:table-cell>
          <table:table-cell office:value-type="string" calcext:value-type="string">
            <text:p>mother</text:p>
          </table:table-cell>
          <table:table-cell office:value-type="float" office:value="271.76149" calcext:value-type="float">
            <text:p>271.7614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MSI H510M PRO-E 1200 DDR4 (10ma/11va Gen) (3447)</text:p>
          </table:table-cell>
          <table:table-cell office:value-type="string" calcext:value-type="string">
            <text:p>mother</text:p>
          </table:table-cell>
          <table:table-cell office:value-type="float" office:value="222.80115" calcext:value-type="float">
            <text:p>222.801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MSI PRO H410M-B 1200 DDR4 (10ma/11va Gen) (7395)</text:p>
          </table:table-cell>
          <table:table-cell office:value-type="string" calcext:value-type="string">
            <text:p>mother</text:p>
          </table:table-cell>
          <table:table-cell office:value-type="float" office:value="210.512445" calcext:value-type="float">
            <text:p>210.5124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MSI PRO H610M-G DDR4 1700 (12va/13va Gen) (5024)</text:p>
          </table:table-cell>
          <table:table-cell office:value-type="string" calcext:value-type="string">
            <text:p>mother</text:p>
          </table:table-cell>
          <table:table-cell office:value-type="float" office:value="242.29777" calcext:value-type="float">
            <text:p>242.2977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her GIGABYTE H510M H 1200 DDR4 (10ma/11va Gen) (7428)</text:p>
          </table:table-cell>
          <table:table-cell office:value-type="string" calcext:value-type="string">
            <text:p>mother</text:p>
          </table:table-cell>
          <table:table-cell office:value-type="float" office:value="225.20784" calcext:value-type="float">
            <text:p>225.207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<text:s/>IP 3 15ALC6 R3 8GB(4G+4G) 256G SIN SO <text:s/>(3544</text:p>
          </table:table-cell>
          <table:table-cell office:value-type="string" calcext:value-type="string">
            <text:p>notebooks</text:p>
          </table:table-cell>
          <table:table-cell office:value-type="float" office:value="1174.75644" calcext:value-type="float">
            <text:p>1174.756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<text:s/>IP 3 15IGL05 N4120 4G 256G <text:s/>11S</text:p>
          </table:table-cell>
          <table:table-cell office:value-type="string" calcext:value-type="string">
            <text:p>notebooks</text:p>
          </table:table-cell>
          <table:table-cell office:value-type="float" office:value="949.08671" calcext:value-type="float">
            <text:p>949.086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1 14ADA7 R3 8G 256G SIN SO (0426)</text:p>
          </table:table-cell>
          <table:table-cell office:value-type="string" calcext:value-type="string">
            <text:p>notebooks</text:p>
          </table:table-cell>
          <table:table-cell office:value-type="float" office:value="1049.73011" calcext:value-type="float">
            <text:p>1049.730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1 14ADA7 R5 8G 256G SIN SO (0419)</text:p>
          </table:table-cell>
          <table:table-cell office:value-type="string" calcext:value-type="string">
            <text:p>notebooks</text:p>
          </table:table-cell>
          <table:table-cell office:value-type="float" office:value="1125.18835" calcext:value-type="float">
            <text:p>1125.188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1 14ADA7 R5 8G 512G SIN SO (0402)</text:p>
          </table:table-cell>
          <table:table-cell office:value-type="string" calcext:value-type="string">
            <text:p>notebooks</text:p>
          </table:table-cell>
          <table:table-cell office:value-type="float" office:value="1145.38996" calcext:value-type="float">
            <text:p>1145.389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1 14IGL7 N4120 4G 128G 11S (2679)</text:p>
          </table:table-cell>
          <table:table-cell office:value-type="string" calcext:value-type="string">
            <text:p>notebooks</text:p>
          </table:table-cell>
          <table:table-cell office:value-type="float" office:value="909.157535" calcext:value-type="float">
            <text:p>909.1575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1 15ADA7 R7 8G 512G SIN SO (0396)</text:p>
          </table:table-cell>
          <table:table-cell office:value-type="string" calcext:value-type="string">
            <text:p>notebooks</text:p>
          </table:table-cell>
          <table:table-cell office:value-type="float" office:value="1363.11032" calcext:value-type="float">
            <text:p>1363.110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3 15ALC6 R5 <text:s/>8GB (4G+4G) 256G 11S (6220)</text:p>
          </table:table-cell>
          <table:table-cell office:value-type="string" calcext:value-type="string">
            <text:p>notebooks</text:p>
          </table:table-cell>
          <table:table-cell office:value-type="float" office:value="1522.936415" calcext:value-type="float">
            <text:p>1522.9364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3 15ALC6 R5 8GB(4G+ 4G) 512G 11S (2978)</text:p>
          </table:table-cell>
          <table:table-cell office:value-type="string" calcext:value-type="string">
            <text:p>notebooks</text:p>
          </table:table-cell>
          <table:table-cell office:value-type="float" office:value="1598.67422" calcext:value-type="float">
            <text:p>1598.6742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3 15ALC6 R7 16GB(8G+ 8G) 512G 11S (2961)</text:p>
          </table:table-cell>
          <table:table-cell office:value-type="string" calcext:value-type="string">
            <text:p>notebooks</text:p>
          </table:table-cell>
          <table:table-cell office:value-type="float" office:value="2399.141745" calcext:value-type="float">
            <text:p>2399.1417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3 15ITL6 I7 4G 4G 256G 11S (5933)</text:p>
          </table:table-cell>
          <table:table-cell office:value-type="string" calcext:value-type="string">
            <text:p>notebooks</text:p>
          </table:table-cell>
          <table:table-cell office:value-type="float" office:value="2101.271315" calcext:value-type="float">
            <text:p>2101.2713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Lenovo IP 3 14ITL6 I3 <text:s/>8GB (4G+4G) 256G 11S (4446)</text:p>
          </table:table-cell>
          <table:table-cell office:value-type="string" calcext:value-type="string">
            <text:p>notebooks</text:p>
          </table:table-cell>
          <table:table-cell office:value-type="float" office:value="1325.77016" calcext:value-type="float">
            <text:p>1325.770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ebook Gigabyte G5 KE 15.6" FHD 144Hz i5-12500H 16Gb (2x8) 512G RTX 3060P Sin OS (7747)</text:p>
          </table:table-cell>
          <table:table-cell office:value-type="string" calcext:value-type="string">
            <text:p>notebooks</text:p>
          </table:table-cell>
          <table:table-cell office:value-type="float" office:value="2933.19598" calcext:value-type="float">
            <text:p>2933.195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Radeon RX 7900 XT Gaming TRIO CLASSIC 20G (1056)</text:p>
          </table:table-cell>
          <table:table-cell office:value-type="string" calcext:value-type="string">
            <text:p>vga</text:p>
          </table:table-cell>
          <table:table-cell office:value-type="float" office:value="3702.765495" calcext:value-type="float">
            <text:p>3702.7654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Radeon RX 7900 XTX Gaming TRIO CLASSIC 24G (1032)</text:p>
          </table:table-cell>
          <table:table-cell office:value-type="string" calcext:value-type="string">
            <text:p>vga</text:p>
          </table:table-cell>
          <table:table-cell office:value-type="float" office:value="4267.96084" calcext:value-type="float">
            <text:p>4267.960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Sapphire Radeon RX 6400 PULSE LR GDDR6 4G (2093)</text:p>
          </table:table-cell>
          <table:table-cell office:value-type="string" calcext:value-type="string">
            <text:p>vga</text:p>
          </table:table-cell>
          <table:table-cell office:value-type="float" office:value="646.50014" calcext:value-type="float">
            <text:p>646.500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Sapphire Radeon RX 7900 XT PULSE 20GB GDDR6 (3304)</text:p>
          </table:table-cell>
          <table:table-cell office:value-type="string" calcext:value-type="string">
            <text:p>vga</text:p>
          </table:table-cell>
          <table:table-cell office:value-type="float" office:value="3694.51225" calcext:value-type="float">
            <text:p>3694.512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Sapphire Radeon RX 7900 XTX NITRO+ VAPOR-X 24GB (328)</text:p>
          </table:table-cell>
          <table:table-cell office:value-type="string" calcext:value-type="string">
            <text:p>vga</text:p>
          </table:table-cell>
          <table:table-cell office:value-type="float" office:value="4609.37048" calcext:value-type="float">
            <text:p>4609.370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Sapphire Radeon RX 7900 XTX PULSE 24GB GDDR6 (3267)</text:p>
          </table:table-cell>
          <table:table-cell office:value-type="string" calcext:value-type="string">
            <text:p>vga</text:p>
          </table:table-cell>
          <table:table-cell office:value-type="float" office:value="4371.32696" calcext:value-type="float">
            <text:p>4371.326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Sapphire Radeon RX 6500 XT PULSE GAMING OC 4GB LITE (2086)</text:p>
          </table:table-cell>
          <table:table-cell office:value-type="string" calcext:value-type="string">
            <text:p>vga</text:p>
          </table:table-cell>
          <table:table-cell office:value-type="float" office:value="855.78493" calcext:value-type="float">
            <text:p>855.784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Sapphire Radeon RX 6600 PULSE GAMING 8GB LITE DUAL FAN (0662)</text:p>
          </table:table-cell>
          <table:table-cell office:value-type="string" calcext:value-type="string">
            <text:p>vga</text:p>
          </table:table-cell>
          <table:table-cell office:value-type="float" office:value="1204.621275" calcext:value-type="float">
            <text:p>1204.6212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Gigabyte GeForce RTX 3060 GAMING OC 12G (9312)</text:p>
          </table:table-cell>
          <table:table-cell office:value-type="string" calcext:value-type="string">
            <text:p>vga</text:p>
          </table:table-cell>
          <table:table-cell office:value-type="float" office:value="1365.32253" calcext:value-type="float">
            <text:p>1365.322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Gigabyte GeForce RTX 3060 GAMING OC 8G (1957)</text:p>
          </table:table-cell>
          <table:table-cell office:value-type="string" calcext:value-type="string">
            <text:p>vga</text:p>
          </table:table-cell>
          <table:table-cell office:value-type="float" office:value="1165.51864" calcext:value-type="float">
            <text:p>1165.518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Gigabyte GeForce RTX 4070 EAGLE OC 12G (2961)</text:p>
          </table:table-cell>
          <table:table-cell office:value-type="string" calcext:value-type="string">
            <text:p>vga</text:p>
          </table:table-cell>
          <table:table-cell office:value-type="float" office:value="1781.77714" calcext:value-type="float">
            <text:p>1781.777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Gigabyte GeForce RTX 4080 GAMING OC 16G(1520)</text:p>
          </table:table-cell>
          <table:table-cell office:value-type="string" calcext:value-type="string">
            <text:p>vga</text:p>
          </table:table-cell>
          <table:table-cell office:value-type="float" office:value="2456.7686" calcext:value-type="float">
            <text:p>2456.76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Gigabyte GeForce RTX 4090 WINDFORCE 24G (1476)</text:p>
          </table:table-cell>
          <table:table-cell office:value-type="string" calcext:value-type="string">
            <text:p>vga</text:p>
          </table:table-cell>
          <table:table-cell office:value-type="float" office:value="4622.03599" calcext:value-type="float">
            <text:p>4622.035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GTX 1630 AERO ITX 4G OC (3537)</text:p>
          </table:table-cell>
          <table:table-cell office:value-type="string" calcext:value-type="string">
            <text:p>vga</text:p>
          </table:table-cell>
          <table:table-cell office:value-type="float" office:value="604.480305" calcext:value-type="float">
            <text:p>604.4803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GTX 1630 VENTUS XS 4G OC (3520)</text:p>
          </table:table-cell>
          <table:table-cell office:value-type="string" calcext:value-type="string">
            <text:p>vga</text:p>
          </table:table-cell>
          <table:table-cell office:value-type="float" office:value="605.039435" calcext:value-type="float">
            <text:p>605.0394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3050 AERO ITX 8G OC (3301)</text:p>
          </table:table-cell>
          <table:table-cell office:value-type="string" calcext:value-type="string">
            <text:p>vga</text:p>
          </table:table-cell>
          <table:table-cell office:value-type="float" office:value="1028.0699" calcext:value-type="float">
            <text:p>1028.06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3050 GAMING X 8G (5092)</text:p>
          </table:table-cell>
          <table:table-cell office:value-type="string" calcext:value-type="string">
            <text:p>vga</text:p>
          </table:table-cell>
          <table:table-cell office:value-type="float" office:value="1145.63306" calcext:value-type="float">
            <text:p>1145.633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3050 VENTUS 2 X 8G OC (9953)</text:p>
          </table:table-cell>
          <table:table-cell office:value-type="string" calcext:value-type="string">
            <text:p>vga</text:p>
          </table:table-cell>
          <table:table-cell office:value-type="float" office:value="1105.436475" calcext:value-type="float">
            <text:p>1105.4364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3050 VENTUS 2X 8G OCV1 (3541)</text:p>
          </table:table-cell>
          <table:table-cell office:value-type="string" calcext:value-type="string">
            <text:p>vga</text:p>
          </table:table-cell>
          <table:table-cell office:value-type="float" office:value="1110.979155" calcext:value-type="float">
            <text:p>1110.9791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4070 GAMING X TRIO 12G (7797)</text:p>
          </table:table-cell>
          <table:table-cell office:value-type="string" calcext:value-type="string">
            <text:p>vga</text:p>
          </table:table-cell>
          <table:table-cell office:value-type="float" office:value="1699.63365" calcext:value-type="float">
            <text:p>1699.633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4080 GAMING X TRIO 16G (7229)</text:p>
          </table:table-cell>
          <table:table-cell office:value-type="string" calcext:value-type="string">
            <text:p>vga</text:p>
          </table:table-cell>
          <table:table-cell office:value-type="float" office:value="2566.79566" calcext:value-type="float">
            <text:p>2566.795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4080 VENTUS 3X OC 16G (6352)</text:p>
          </table:table-cell>
          <table:table-cell office:value-type="string" calcext:value-type="string">
            <text:p>vga</text:p>
          </table:table-cell>
          <table:table-cell office:value-type="float" office:value="2483.89856" calcext:value-type="float">
            <text:p>2483.898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4090 GAMING TRIO 24G (9231)</text:p>
          </table:table-cell>
          <table:table-cell office:value-type="string" calcext:value-type="string">
            <text:p>vga</text:p>
          </table:table-cell>
          <table:table-cell office:value-type="float" office:value="4479.3606" calcext:value-type="float">
            <text:p>4479.36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Gigabyte GeForce GTX 1650 Rev 2.0 OC 4GD GDDR6 SINGLE FAN (6922)</text:p>
          </table:table-cell>
          <table:table-cell office:value-type="string" calcext:value-type="string">
            <text:p>vga</text:p>
          </table:table-cell>
          <table:table-cell office:value-type="float" office:value="679.07554" calcext:value-type="float">
            <text:p>679.075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Gigabyte GeForce RTX 3060 EAGLE OC 12G 2.0 LHR (9305)</text:p>
          </table:table-cell>
          <table:table-cell office:value-type="string" calcext:value-type="string">
            <text:p>vga</text:p>
          </table:table-cell>
          <table:table-cell office:value-type="float" office:value="1228.031805" calcext:value-type="float">
            <text:p>1228.0318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GT 210 1GB LP DDR3 (5222)</text:p>
          </table:table-cell>
          <table:table-cell office:value-type="string" calcext:value-type="string">
            <text:p>vga</text:p>
          </table:table-cell>
          <table:table-cell office:value-type="float" office:value="107.170635" calcext:value-type="float">
            <text:p>107.1706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GT 710 2G LP DDR3 (0427)</text:p>
          </table:table-cell>
          <table:table-cell office:value-type="string" calcext:value-type="string">
            <text:p>vga</text:p>
          </table:table-cell>
          <table:table-cell office:value-type="float" office:value="166.341175" calcext:value-type="float">
            <text:p>166.3411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GTX 1650 D6 Ventus XS OCV (4526)</text:p>
          </table:table-cell>
          <table:table-cell office:value-type="string" calcext:value-type="string">
            <text:p>vga</text:p>
          </table:table-cell>
          <table:table-cell office:value-type="float" office:value="651.447225" calcext:value-type="float">
            <text:p>651.4472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3060 Ti VENTUS 2X 8G OCV1 LHR (2061)</text:p>
          </table:table-cell>
          <table:table-cell office:value-type="string" calcext:value-type="string">
            <text:p>vga</text:p>
          </table:table-cell>
          <table:table-cell office:value-type="float" office:value="1339.99151" calcext:value-type="float">
            <text:p>1339.991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3060 Ti VENTUS 3X OC 8G LHR (2047)</text:p>
          </table:table-cell>
          <table:table-cell office:value-type="string" calcext:value-type="string">
            <text:p>vga</text:p>
          </table:table-cell>
          <table:table-cell office:value-type="float" office:value="1375.67859" calcext:value-type="float">
            <text:p>1375.678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GA MSI GeForce RTX 3060 VENTUS 2X 12G OC (3814)</text:p>
          </table:table-cell>
          <table:table-cell office:value-type="string" calcext:value-type="string">
            <text:p>vga</text:p>
          </table:table-cell>
          <table:table-cell office:value-type="float" office:value="1278.68169" calcext:value-type="float">
            <text:p>1278.681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ja de empalme Hikvision p/cámara domo (0579)</text:p>
          </table:table-cell>
          <table:table-cell office:value-type="string" calcext:value-type="string">
            <text:p>electro</text:p>
          </table:table-cell>
          <table:table-cell office:value-type="float" office:value="51.62949" calcext:value-type="float">
            <text:p>51.6294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ja de empalme Hikvision p/cámara domo y bullet (0955)</text:p>
          </table:table-cell>
          <table:table-cell office:value-type="string" calcext:value-type="string">
            <text:p>electro</text:p>
          </table:table-cell>
          <table:table-cell office:value-type="float" office:value="31.39829" calcext:value-type="float">
            <text:p>31.398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ck x10 Video Balun 1-ch</text:p>
          </table:table-cell>
          <table:table-cell office:value-type="string" calcext:value-type="string">
            <text:p>electro</text:p>
          </table:table-cell>
          <table:table-cell office:value-type="float" office:value="68.05403" calcext:value-type="float">
            <text:p>68.054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porte horizontal Hikvision 127 × 46 × 250 mm (1533)</text:p>
          </table:table-cell>
          <table:table-cell office:value-type="string" calcext:value-type="string">
            <text:p>electro</text:p>
          </table:table-cell>
          <table:table-cell office:value-type="float" office:value="82.89468" calcext:value-type="float">
            <text:p>82.894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porte vertical Hikvision 127 × 46 × 250 mm (4044)</text:p>
          </table:table-cell>
          <table:table-cell office:value-type="string" calcext:value-type="string">
            <text:p>electro</text:p>
          </table:table-cell>
          <table:table-cell office:value-type="float" office:value="45.74647" calcext:value-type="float">
            <text:p>45.7464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porte vertical Hikvision 144 × 131.6 × 44.3 mm (2337)</text:p>
          </table:table-cell>
          <table:table-cell office:value-type="string" calcext:value-type="string">
            <text:p>electro</text:p>
          </table:table-cell>
          <table:table-cell office:value-type="float" office:value="62.98292" calcext:value-type="float">
            <text:p>62.982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porte vertical Hikvision 250 × 127 × 46 mm (1860)</text:p>
          </table:table-cell>
          <table:table-cell office:value-type="string" calcext:value-type="string">
            <text:p>electro</text:p>
          </table:table-cell>
          <table:table-cell office:value-type="float" office:value="82.89468" calcext:value-type="float">
            <text:p>82.894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PIR de detección de movimiento (1945)</text:p>
          </table:table-cell>
          <table:table-cell office:value-type="string" calcext:value-type="string">
            <text:p>electro</text:p>
          </table:table-cell>
          <table:table-cell office:value-type="float" office:value="254.59368" calcext:value-type="float">
            <text:p>254.593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ntrol remoto (AxPro) (5074)</text:p>
          </table:table-cell>
          <table:table-cell office:value-type="string" calcext:value-type="string">
            <text:p>electro</text:p>
          </table:table-cell>
          <table:table-cell office:value-type="float" office:value="55.01023" calcext:value-type="float">
            <text:p>55.0102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tector PIR Dual-Tech Wireless (5609)</text:p>
          </table:table-cell>
          <table:table-cell office:value-type="string" calcext:value-type="string">
            <text:p>electro</text:p>
          </table:table-cell>
          <table:table-cell office:value-type="float" office:value="175.79848" calcext:value-type="float">
            <text:p>175.798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terruptor magnético wireles (AxPRO) (5784)</text:p>
          </table:table-cell>
          <table:table-cell office:value-type="string" calcext:value-type="string">
            <text:p>electro</text:p>
          </table:table-cell>
          <table:table-cell office:value-type="float" office:value="57.90642" calcext:value-type="float">
            <text:p>57.9064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it de alarma Hikvision 48 zonas (AxPRO) (1936)</text:p>
          </table:table-cell>
          <table:table-cell office:value-type="string" calcext:value-type="string">
            <text:p>electro</text:p>
          </table:table-cell>
          <table:table-cell office:value-type="float" office:value="576.08342" calcext:value-type="float">
            <text:p>576.0834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lado wireless (AxPRO) (5098)</text:p>
          </table:table-cell>
          <table:table-cell office:value-type="string" calcext:value-type="string">
            <text:p>electro</text:p>
          </table:table-cell>
          <table:table-cell office:value-type="float" office:value="154.31614" calcext:value-type="float">
            <text:p>154.316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ColorVu 20m IP67 (4703)</text:p>
          </table:table-cell>
          <table:table-cell office:value-type="string" calcext:value-type="string">
            <text:p>electro</text:p>
          </table:table-cell>
          <table:table-cell office:value-type="float" office:value="69.06559" calcext:value-type="float">
            <text:p>69.065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ColorVu 20m IP67 Plástico (4734)</text:p>
          </table:table-cell>
          <table:table-cell office:value-type="string" calcext:value-type="string">
            <text:p>electro</text:p>
          </table:table-cell>
          <table:table-cell office:value-type="float" office:value="64.54019" calcext:value-type="float">
            <text:p>64.5401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ColorVu 20m WDR 130dB IP67 (8801)</text:p>
          </table:table-cell>
          <table:table-cell office:value-type="string" calcext:value-type="string">
            <text:p>electro</text:p>
          </table:table-cell>
          <table:table-cell office:value-type="float" office:value="89.25686" calcext:value-type="float">
            <text:p>89.256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ColorVu 40m IP67 (4857)</text:p>
          </table:table-cell>
          <table:table-cell office:value-type="string" calcext:value-type="string">
            <text:p>electro</text:p>
          </table:table-cell>
          <table:table-cell office:value-type="float" office:value="95.832" calcext:value-type="float">
            <text:p>95.8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ColorVu Dual Light 20m IP67 Audio (1567)</text:p>
          </table:table-cell>
          <table:table-cell office:value-type="string" calcext:value-type="string">
            <text:p>electro</text:p>
          </table:table-cell>
          <table:table-cell office:value-type="float" office:value="73.44458" calcext:value-type="float">
            <text:p>73.4445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Dual Light 20m IP67 Audio Plástico (6953)</text:p>
          </table:table-cell>
          <table:table-cell office:value-type="string" calcext:value-type="string">
            <text:p>electro</text:p>
          </table:table-cell>
          <table:table-cell office:value-type="float" office:value="59.86838" calcext:value-type="float">
            <text:p>59.868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Dual Light 40m IP67 Audio (6915)</text:p>
          </table:table-cell>
          <table:table-cell office:value-type="string" calcext:value-type="string">
            <text:p>electro</text:p>
          </table:table-cell>
          <table:table-cell office:value-type="float" office:value="83.10764" calcext:value-type="float">
            <text:p>83.107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Dual Light IR30m IP67 Audio (6960)</text:p>
          </table:table-cell>
          <table:table-cell office:value-type="string" calcext:value-type="string">
            <text:p>electro</text:p>
          </table:table-cell>
          <table:table-cell office:value-type="float" office:value="66.00429" calcext:value-type="float">
            <text:p>66.004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IR20m IP67 (8566)</text:p>
          </table:table-cell>
          <table:table-cell office:value-type="string" calcext:value-type="string">
            <text:p>electro</text:p>
          </table:table-cell>
          <table:table-cell office:value-type="float" office:value="51.94893" calcext:value-type="float">
            <text:p>51.948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IR20m IP67 Plástico (8603)</text:p>
          </table:table-cell>
          <table:table-cell office:value-type="string" calcext:value-type="string">
            <text:p>electro</text:p>
          </table:table-cell>
          <table:table-cell office:value-type="float" office:value="44.81477" calcext:value-type="float">
            <text:p>44.8147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Varifocal 2.7-13.5mm IR40m IP67 (7531)</text:p>
          </table:table-cell>
          <table:table-cell office:value-type="string" calcext:value-type="string">
            <text:p>electro</text:p>
          </table:table-cell>
          <table:table-cell office:value-type="float" office:value="121.20086" calcext:value-type="float">
            <text:p>121.200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3K Fixed 2.8mm ColorVu 20m IP67 Audio (0428)</text:p>
          </table:table-cell>
          <table:table-cell office:value-type="string" calcext:value-type="string">
            <text:p>electro</text:p>
          </table:table-cell>
          <table:table-cell office:value-type="float" office:value="108.75601" calcext:value-type="float">
            <text:p>108.756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3K Fixed 2.8mm ColorVu 20m IP67 Audio Plástico (0442)</text:p>
          </table:table-cell>
          <table:table-cell office:value-type="string" calcext:value-type="string">
            <text:p>electro</text:p>
          </table:table-cell>
          <table:table-cell office:value-type="float" office:value="102.10101" calcext:value-type="float">
            <text:p>102.101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3K Fixed 2.8mm ColorVu 40m IP67 Audio (0398)</text:p>
          </table:table-cell>
          <table:table-cell office:value-type="string" calcext:value-type="string">
            <text:p>electro</text:p>
          </table:table-cell>
          <table:table-cell office:value-type="float" office:value="133.93853" calcext:value-type="float">
            <text:p>133.938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3K Fixed 2.8mm Dual Light IR25m IP67 Audio Plástico <text:s/>(3234)</text:p>
          </table:table-cell>
          <table:table-cell office:value-type="string" calcext:value-type="string">
            <text:p>electro</text:p>
          </table:table-cell>
          <table:table-cell office:value-type="float" office:value="74.72234" calcext:value-type="float">
            <text:p>74.722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3K Fixed 2.8mm Dual Light IR30m IP67 Audio (3210)</text:p>
          </table:table-cell>
          <table:table-cell office:value-type="string" calcext:value-type="string">
            <text:p>electro</text:p>
          </table:table-cell>
          <table:table-cell office:value-type="float" office:value="79.07471" calcext:value-type="float">
            <text:p>79.074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3K Fixed 2.8mm Dual Light IR40m IP67 Audio (3203)</text:p>
          </table:table-cell>
          <table:table-cell office:value-type="string" calcext:value-type="string">
            <text:p>electro</text:p>
          </table:table-cell>
          <table:table-cell office:value-type="float" office:value="95.53918" calcext:value-type="float">
            <text:p>95.5391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PT 2MP Fixed 2.8mm ColorVu 20m WDR 130dB Audio Plástico (5079)</text:p>
          </table:table-cell>
          <table:table-cell office:value-type="string" calcext:value-type="string">
            <text:p>electro</text:p>
          </table:table-cell>
          <table:table-cell office:value-type="float" office:value="104.51012" calcext:value-type="float">
            <text:p>104.510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Fixed 2.8mm ColorVu 20m IP67 (4826)</text:p>
          </table:table-cell>
          <table:table-cell office:value-type="string" calcext:value-type="string">
            <text:p>electro</text:p>
          </table:table-cell>
          <table:table-cell office:value-type="float" office:value="68.87925" calcext:value-type="float">
            <text:p>68.879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Fixed 2.8mm ColorVu 20m IP67 Audio (5938)</text:p>
          </table:table-cell>
          <table:table-cell office:value-type="string" calcext:value-type="string">
            <text:p>electro</text:p>
          </table:table-cell>
          <table:table-cell office:value-type="float" office:value="72.97873" calcext:value-type="float">
            <text:p>72.9787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Fixed 2.8mm ColorVu 20m Plástico (4796)</text:p>
          </table:table-cell>
          <table:table-cell office:value-type="string" calcext:value-type="string">
            <text:p>electro</text:p>
          </table:table-cell>
          <table:table-cell office:value-type="float" office:value="61.06628" calcext:value-type="float">
            <text:p>61.066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Fixed 2.8mm ColorVu 20m WDR 130dB IP67 Audio (7421)</text:p>
          </table:table-cell>
          <table:table-cell office:value-type="string" calcext:value-type="string">
            <text:p>electro</text:p>
          </table:table-cell>
          <table:table-cell office:value-type="float" office:value="97.92167" calcext:value-type="float">
            <text:p>97.921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Fixed 2.8mm Dual Light 20m Audio Plástico (6878)</text:p>
          </table:table-cell>
          <table:table-cell office:value-type="string" calcext:value-type="string">
            <text:p>electro</text:p>
          </table:table-cell>
          <table:table-cell office:value-type="float" office:value="62.99623" calcext:value-type="float">
            <text:p>62.9962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Fixed 2.8mm Dual Light 20m IP67 Audio (6892)</text:p>
          </table:table-cell>
          <table:table-cell office:value-type="string" calcext:value-type="string">
            <text:p>electro</text:p>
          </table:table-cell>
          <table:table-cell office:value-type="float" office:value="65.33879" calcext:value-type="float">
            <text:p>65.338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Fixed 2.8mm EXIR 20m IP67 (8573)</text:p>
          </table:table-cell>
          <table:table-cell office:value-type="string" calcext:value-type="string">
            <text:p>electro</text:p>
          </table:table-cell>
          <table:table-cell office:value-type="float" office:value="50.59131" calcext:value-type="float">
            <text:p>50.591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Fixed 2.8mm EXIR 20m Plástico (8610)</text:p>
          </table:table-cell>
          <table:table-cell office:value-type="string" calcext:value-type="string">
            <text:p>electro</text:p>
          </table:table-cell>
          <table:table-cell office:value-type="float" office:value="39.81021" calcext:value-type="float">
            <text:p>39.810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2MP Varifocal 2.7-13.5mm IR40m IP67 (7517)</text:p>
          </table:table-cell>
          <table:table-cell office:value-type="string" calcext:value-type="string">
            <text:p>electro</text:p>
          </table:table-cell>
          <table:table-cell office:value-type="float" office:value="121.29403" calcext:value-type="float">
            <text:p>121.294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3K Fixed 2.8mm ColorVu 20m Audio (0503)</text:p>
          </table:table-cell>
          <table:table-cell office:value-type="string" calcext:value-type="string">
            <text:p>electro</text:p>
          </table:table-cell>
          <table:table-cell office:value-type="float" office:value="100.38402" calcext:value-type="float">
            <text:p>100.384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3K Fixed 2.8mm Dual Light IR20m Audio (3173)</text:p>
          </table:table-cell>
          <table:table-cell office:value-type="string" calcext:value-type="string">
            <text:p>electro</text:p>
          </table:table-cell>
          <table:table-cell office:value-type="float" office:value="70.8092" calcext:value-type="float">
            <text:p>70.80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3K Fixed 2.8mm Dual Light IR30m IP67 Audio (3159)</text:p>
          </table:table-cell>
          <table:table-cell office:value-type="string" calcext:value-type="string">
            <text:p>electro</text:p>
          </table:table-cell>
          <table:table-cell office:value-type="float" office:value="79.44739" calcext:value-type="float">
            <text:p>79.447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urret 3K Fixed 2.8mm Dual Light IR40 Audio (3258)</text:p>
          </table:table-cell>
          <table:table-cell office:value-type="string" calcext:value-type="string">
            <text:p>electro</text:p>
          </table:table-cell>
          <table:table-cell office:value-type="float" office:value="89.01728" calcext:value-type="float">
            <text:p>89.017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PTZ 2MP 25X IR100m WDR 120dB IP66 (0458)</text:p>
          </table:table-cell>
          <table:table-cell office:value-type="string" calcext:value-type="string">
            <text:p>electro</text:p>
          </table:table-cell>
          <table:table-cell office:value-type="float" office:value="933.60333" calcext:value-type="float">
            <text:p>933.60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Solar 4MP 4mm PIR30m IP66 Audio (8541)</text:p>
          </table:table-cell>
          <table:table-cell office:value-type="string" calcext:value-type="string">
            <text:p>electro</text:p>
          </table:table-cell>
          <table:table-cell office:value-type="float" office:value="813.04135" calcext:value-type="float">
            <text:p>813.041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Solar Bullet 8MP 4mm Fixed ColorVu 30m WDR 130dB IP67 (7034)</text:p>
          </table:table-cell>
          <table:table-cell office:value-type="string" calcext:value-type="string">
            <text:p>electro</text:p>
          </table:table-cell>
          <table:table-cell office:value-type="float" office:value="6417.98883" calcext:value-type="float">
            <text:p>6417.988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EXIR30m IP67 (1376)</text:p>
          </table:table-cell>
          <table:table-cell office:value-type="string" calcext:value-type="string">
            <text:p>electro</text:p>
          </table:table-cell>
          <table:table-cell office:value-type="float" office:value="99.89155" calcext:value-type="float">
            <text:p>99.891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.8mm IR60m WDR 120dB IP67 AcuSense (5642)</text:p>
          </table:table-cell>
          <table:table-cell office:value-type="string" calcext:value-type="string">
            <text:p>electro</text:p>
          </table:table-cell>
          <table:table-cell office:value-type="float" office:value="303.6011" calcext:value-type="float">
            <text:p>303.60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Fixed 2MP 2.8mm DWDR IP66 (2685)</text:p>
          </table:table-cell>
          <table:table-cell office:value-type="string" calcext:value-type="string">
            <text:p>electro</text:p>
          </table:table-cell>
          <table:table-cell office:value-type="float" office:value="112.32309" calcext:value-type="float">
            <text:p>112.323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2MP Varifocal 2.8-12mm IR60m WDR 120dB IP67 IK10 AcuSense (5758)</text:p>
          </table:table-cell>
          <table:table-cell office:value-type="string" calcext:value-type="string">
            <text:p>electro</text:p>
          </table:table-cell>
          <table:table-cell office:value-type="float" office:value="482.82025" calcext:value-type="float">
            <text:p>482.820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4MP Fixed 2.8mm ColorVu 30m WDR 120dB IP67 (8529)</text:p>
          </table:table-cell>
          <table:table-cell office:value-type="string" calcext:value-type="string">
            <text:p>electro</text:p>
          </table:table-cell>
          <table:table-cell office:value-type="float" office:value="171.59252" calcext:value-type="float">
            <text:p>171.592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4MP Fixed 2.8mm ColorVu 40m WDR 130dB IP67 (3832)</text:p>
          </table:table-cell>
          <table:table-cell office:value-type="string" calcext:value-type="string">
            <text:p>electro</text:p>
          </table:table-cell>
          <table:table-cell office:value-type="float" office:value="350.42568" calcext:value-type="float">
            <text:p>350.425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4MP Fixed 2.8mm IR40m WDR 120dB IP67 AcuSense (3681)</text:p>
          </table:table-cell>
          <table:table-cell office:value-type="string" calcext:value-type="string">
            <text:p>electro</text:p>
          </table:table-cell>
          <table:table-cell office:value-type="float" office:value="287.53593" calcext:value-type="float">
            <text:p>287.535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4MP Fixed 4mm ColorVu 30m WDR 120dB IP67 (2151)</text:p>
          </table:table-cell>
          <table:table-cell office:value-type="string" calcext:value-type="string">
            <text:p>electro</text:p>
          </table:table-cell>
          <table:table-cell office:value-type="float" office:value="129.7725" calcext:value-type="float">
            <text:p>129.77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4MP Fixed 4mm IR80m WDR 120dB IP67 AcuSense (0832)</text:p>
          </table:table-cell>
          <table:table-cell office:value-type="string" calcext:value-type="string">
            <text:p>electro</text:p>
          </table:table-cell>
          <table:table-cell office:value-type="float" office:value="336.98258" calcext:value-type="float">
            <text:p>336.9825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4MP Varifocal 2.8-12mm IR 60m WDR 120dB IP67 IK10 AcuSense (3528)</text:p>
          </table:table-cell>
          <table:table-cell office:value-type="string" calcext:value-type="string">
            <text:p>electro</text:p>
          </table:table-cell>
          <table:table-cell office:value-type="float" office:value="821.4932" calcext:value-type="float">
            <text:p>821.49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4MP Varifocal 2.8-12mm IR60m WDR 120dB IP67 IK10 AcuSense (3741)</text:p>
          </table:table-cell>
          <table:table-cell office:value-type="string" calcext:value-type="string">
            <text:p>electro</text:p>
          </table:table-cell>
          <table:table-cell office:value-type="float" office:value="551.88584" calcext:value-type="float">
            <text:p>551.885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Bullet 5MP Varifocal 2.7-13.5mm IR80m IP67 IK10 AcuSense (9810)</text:p>
          </table:table-cell>
          <table:table-cell office:value-type="string" calcext:value-type="string">
            <text:p>electro</text:p>
          </table:table-cell>
          <table:table-cell office:value-type="float" office:value="935.40018" calcext:value-type="float">
            <text:p>935.4001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Domo 2MP Fixed 2.8mm EXIR30m IP66 Audio (7658)</text:p>
          </table:table-cell>
          <table:table-cell office:value-type="string" calcext:value-type="string">
            <text:p>electro</text:p>
          </table:table-cell>
          <table:table-cell office:value-type="float" office:value="175.21284" calcext:value-type="float">
            <text:p>175.212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Domo 2MP Fixed 2.8mm IR20m WDR 120dB IP67 IK10 AcuSense (2703)</text:p>
          </table:table-cell>
          <table:table-cell office:value-type="string" calcext:value-type="string">
            <text:p>electro</text:p>
          </table:table-cell>
          <table:table-cell office:value-type="float" office:value="278.63154" calcext:value-type="float">
            <text:p>278.631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Domo 2MP Varifocal 2.8-12mm IR40m WDR 120dB IP67 IK10 AcuSense (5819)</text:p>
          </table:table-cell>
          <table:table-cell office:value-type="string" calcext:value-type="string">
            <text:p>electro</text:p>
          </table:table-cell>
          <table:table-cell office:value-type="float" office:value="482.82025" calcext:value-type="float">
            <text:p>482.820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Domo 4MP Fixed 2.8mm EXIR30m WDR 120dB IP67 (8208)</text:p>
          </table:table-cell>
          <table:table-cell office:value-type="string" calcext:value-type="string">
            <text:p>electro</text:p>
          </table:table-cell>
          <table:table-cell office:value-type="float" office:value="150.21666" calcext:value-type="float">
            <text:p>150.216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Domo 4MP Fixed 2.8mm IR30m WDR 120dB IP67 AcuSense (0894)</text:p>
          </table:table-cell>
          <table:table-cell office:value-type="string" calcext:value-type="string">
            <text:p>electro</text:p>
          </table:table-cell>
          <table:table-cell office:value-type="float" office:value="303.6011" calcext:value-type="float">
            <text:p>303.60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Domo 4MP Varifocal 2.8-12mm IR40m WDR 120dB IP67 IK10 AcuSense(0573)</text:p>
          </table:table-cell>
          <table:table-cell office:value-type="string" calcext:value-type="string">
            <text:p>electro</text:p>
          </table:table-cell>
          <table:table-cell office:value-type="float" office:value="551.88584" calcext:value-type="float">
            <text:p>551.885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2MP Fixed 2.8mm ColorVu 30m IP67 (2052)</text:p>
          </table:table-cell>
          <table:table-cell office:value-type="string" calcext:value-type="string">
            <text:p>electro</text:p>
          </table:table-cell>
          <table:table-cell office:value-type="float" office:value="112.97528" calcext:value-type="float">
            <text:p>112.975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2MP Fixed 2.8mm EXIR 30m IP67 Audio (1352)</text:p>
          </table:table-cell>
          <table:table-cell office:value-type="string" calcext:value-type="string">
            <text:p>electro</text:p>
          </table:table-cell>
          <table:table-cell office:value-type="float" office:value="117.10138" calcext:value-type="float">
            <text:p>117.101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2MP Fixed 2.8mm EXIR 30m IP67 Audio WiFi (2661)</text:p>
          </table:table-cell>
          <table:table-cell office:value-type="string" calcext:value-type="string">
            <text:p>electro</text:p>
          </table:table-cell>
          <table:table-cell office:value-type="float" office:value="175.21284" calcext:value-type="float">
            <text:p>175.212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2MP Fixed 2.8mm IR30m WDR 120dB IP67 (2650)</text:p>
          </table:table-cell>
          <table:table-cell office:value-type="string" calcext:value-type="string">
            <text:p>electro</text:p>
          </table:table-cell>
          <table:table-cell office:value-type="float" office:value="199.96944" calcext:value-type="float">
            <text:p>199.969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2MP Fixed 2.8mm IR40m WDR 120dB IP67 (6069)</text:p>
          </table:table-cell>
          <table:table-cell office:value-type="string" calcext:value-type="string">
            <text:p>electro</text:p>
          </table:table-cell>
          <table:table-cell office:value-type="float" office:value="267.55762" calcext:value-type="float">
            <text:p>267.557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2MP Varifocal 2.8-12mm EXIR 50m IP67 (1963)</text:p>
          </table:table-cell>
          <table:table-cell office:value-type="string" calcext:value-type="string">
            <text:p>electro</text:p>
          </table:table-cell>
          <table:table-cell office:value-type="float" office:value="279.70965" calcext:value-type="float">
            <text:p>279.709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4MP Fixed 2.8mm EXIR 30m IP67 (8147)</text:p>
          </table:table-cell>
          <table:table-cell office:value-type="string" calcext:value-type="string">
            <text:p>electro</text:p>
          </table:table-cell>
          <table:table-cell office:value-type="float" office:value="150.21666" calcext:value-type="float">
            <text:p>150.216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4MP Varifocal 2.8-12mm EXIR 50m IP67 Audio (1994</text:p>
          </table:table-cell>
          <table:table-cell office:value-type="string" calcext:value-type="string">
            <text:p>electro</text:p>
          </table:table-cell>
          <table:table-cell office:value-type="float" office:value="309.00496" calcext:value-type="float">
            <text:p>309.004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Bullet 5MP Varifocal 2.7-13.5mm IR40m IP67 (0007)</text:p>
          </table:table-cell>
          <table:table-cell office:value-type="string" calcext:value-type="string">
            <text:p>electro</text:p>
          </table:table-cell>
          <table:table-cell office:value-type="float" office:value="399.89895" calcext:value-type="float">
            <text:p>399.898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Domo 2MP Fixed 2.8mm ColorVu 30m IP67 IK08 (2205)</text:p>
          </table:table-cell>
          <table:table-cell office:value-type="string" calcext:value-type="string">
            <text:p>electro</text:p>
          </table:table-cell>
          <table:table-cell office:value-type="float" office:value="129.49299" calcext:value-type="float">
            <text:p>129.492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Domo 2MP Fixed 2.8mm EXIR 30m IP67 (1314)</text:p>
          </table:table-cell>
          <table:table-cell office:value-type="string" calcext:value-type="string">
            <text:p>electro</text:p>
          </table:table-cell>
          <table:table-cell office:value-type="float" office:value="112.57598" calcext:value-type="float">
            <text:p>112.575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Domo 2MP Fixed 2.8mm IR30m WDR 120dB IP67 IK10 (2674)</text:p>
          </table:table-cell>
          <table:table-cell office:value-type="string" calcext:value-type="string">
            <text:p>electro</text:p>
          </table:table-cell>
          <table:table-cell office:value-type="float" office:value="200.42198" calcext:value-type="float">
            <text:p>200.421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Domo 2MP Varifocal 2.8-12mm EXIR 30m IP67 IK10 (1888)</text:p>
          </table:table-cell>
          <table:table-cell office:value-type="string" calcext:value-type="string">
            <text:p>electro</text:p>
          </table:table-cell>
          <table:table-cell office:value-type="float" office:value="279.76289" calcext:value-type="float">
            <text:p>279.7628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Turret 2MP Fixed 2.8mm ColorVu 30m IP67 (2113)</text:p>
          </table:table-cell>
          <table:table-cell office:value-type="string" calcext:value-type="string">
            <text:p>electro</text:p>
          </table:table-cell>
          <table:table-cell office:value-type="float" office:value="112.97528" calcext:value-type="float">
            <text:p>112.975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Turret 2MP Fixed 2.8mm EXIR 30m IP67 (1239)</text:p>
          </table:table-cell>
          <table:table-cell office:value-type="string" calcext:value-type="string">
            <text:p>electro</text:p>
          </table:table-cell>
          <table:table-cell office:value-type="float" office:value="100.19768" calcext:value-type="float">
            <text:p>100.197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Turret 4MP Fixed 2.8mm ColorVu 30m IP67 (8604)</text:p>
          </table:table-cell>
          <table:table-cell office:value-type="string" calcext:value-type="string">
            <text:p>electro</text:p>
          </table:table-cell>
          <table:table-cell office:value-type="float" office:value="171.4328" calcext:value-type="float">
            <text:p>171.43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IP Turret 5MP Varifocal 2.7-13.5mm IR40m IP67 (0014)</text:p>
          </table:table-cell>
          <table:table-cell office:value-type="string" calcext:value-type="string">
            <text:p>electro</text:p>
          </table:table-cell>
          <table:table-cell office:value-type="float" office:value="400.4979" calcext:value-type="float">
            <text:p>400.49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PO C320WS Camara IP Day/Night SD Wifi Ext HD(7031)</text:p>
          </table:table-cell>
          <table:table-cell office:value-type="string" calcext:value-type="string">
            <text:p>electro</text:p>
          </table:table-cell>
          <table:table-cell office:value-type="float" office:value="229.81046" calcext:value-type="float">
            <text:p>229.810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PO C100 Camara IP Day/Night SD Wifi (3222)</text:p>
          </table:table-cell>
          <table:table-cell office:value-type="string" calcext:value-type="string">
            <text:p>electro</text:p>
          </table:table-cell>
          <table:table-cell office:value-type="float" office:value="105.06914" calcext:value-type="float">
            <text:p>105.069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PO C200 Camara IP Mov Remoto Day/Night SD Wifi (8095)</text:p>
          </table:table-cell>
          <table:table-cell office:value-type="string" calcext:value-type="string">
            <text:p>electro</text:p>
          </table:table-cell>
          <table:table-cell office:value-type="float" office:value="123.43694" calcext:value-type="float">
            <text:p>123.436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PO C310 Camara IP Day/Night SD Wifi Exterior (0911)</text:p>
          </table:table-cell>
          <table:table-cell office:value-type="string" calcext:value-type="string">
            <text:p>electro</text:p>
          </table:table-cell>
          <table:table-cell office:value-type="float" office:value="199.06436" calcext:value-type="float">
            <text:p>199.064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PTZ 2MP 32X WDR 120dB IP66 IK10 PoE (0519)</text:p>
          </table:table-cell>
          <table:table-cell office:value-type="string" calcext:value-type="string">
            <text:p>electro</text:p>
          </table:table-cell>
          <table:table-cell office:value-type="float" office:value="1379.15558" calcext:value-type="float">
            <text:p>1379.1555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PTZ 2MP 32X WDR 120dB IR200m IP66 IK10 PoE (7114)</text:p>
          </table:table-cell>
          <table:table-cell office:value-type="string" calcext:value-type="string">
            <text:p>electro</text:p>
          </table:table-cell>
          <table:table-cell office:value-type="float" office:value="1624.97797" calcext:value-type="float">
            <text:p>1624.9779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ámara TandemVu PTZ 4MP 25X IR100 IP66 PoE (2526)</text:p>
          </table:table-cell>
          <table:table-cell office:value-type="string" calcext:value-type="string">
            <text:p>electro</text:p>
          </table:table-cell>
          <table:table-cell office:value-type="float" office:value="1347.73067" calcext:value-type="float">
            <text:p>1347.730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tón de emergencia verde (1204)</text:p>
          </table:table-cell>
          <table:table-cell office:value-type="string" calcext:value-type="string">
            <text:p>electro</text:p>
          </table:table-cell>
          <table:table-cell office:value-type="float" office:value="45.812195" calcext:value-type="float">
            <text:p>45.8121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ectora de tarjeta (con teclado) Wiegand IP65 (9258)</text:p>
          </table:table-cell>
          <table:table-cell office:value-type="string" calcext:value-type="string">
            <text:p>electro</text:p>
          </table:table-cell>
          <table:table-cell office:value-type="float" office:value="56.32627" calcext:value-type="float">
            <text:p>56.326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rminal de acceso c/reconocimiento facial (1.5k rostros y 3k tarjetas) (7120)</text:p>
          </table:table-cell>
          <table:table-cell office:value-type="string" calcext:value-type="string">
            <text:p>electro</text:p>
          </table:table-cell>
          <table:table-cell office:value-type="float" office:value="312.94263" calcext:value-type="float">
            <text:p>312.942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16-ch 1080p 1U H.265 Acusense (2672)</text:p>
          </table:table-cell>
          <table:table-cell office:value-type="string" calcext:value-type="string">
            <text:p>electro</text:p>
          </table:table-cell>
          <table:table-cell office:value-type="float" office:value="593.0848638" calcext:value-type="float">
            <text:p>593.08486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16-ch 1080p 1U H.265 Acusense Rec. Facial (8864)</text:p>
          </table:table-cell>
          <table:table-cell office:value-type="string" calcext:value-type="string">
            <text:p>electro</text:p>
          </table:table-cell>
          <table:table-cell office:value-type="float" office:value="640.8043356" calcext:value-type="float">
            <text:p>640.80433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16-ch analógicos 2-ch IP 1080p 1 SATA H.265 1U (0936)</text:p>
          </table:table-cell>
          <table:table-cell office:value-type="string" calcext:value-type="string">
            <text:p>electro</text:p>
          </table:table-cell>
          <table:table-cell office:value-type="float" office:value="319.242154" calcext:value-type="float">
            <text:p>319.2421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16-ch analógicos 8-ch IP (hasta 24-ch) 1080 2 SATA H.265 1U AcuSense Rec. Facial (7682)</text:p>
          </table:table-cell>
          <table:table-cell office:value-type="string" calcext:value-type="string">
            <text:p>electro</text:p>
          </table:table-cell>
          <table:table-cell office:value-type="float" office:value="701.7606772" calcext:value-type="float">
            <text:p>701.76067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32-ch analógicos 8-ch IP (hasta 40-ch) 1080p 2 SATA H.265 1U AcuSense Audio (2764)</text:p>
          </table:table-cell>
          <table:table-cell office:value-type="string" calcext:value-type="string">
            <text:p>electro</text:p>
          </table:table-cell>
          <table:table-cell office:value-type="float" office:value="1451.129592" calcext:value-type="float">
            <text:p>1451.1295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4-ch 1080p 1U H.265 AcuSense Rec. Facial (3909)</text:p>
          </table:table-cell>
          <table:table-cell office:value-type="string" calcext:value-type="string">
            <text:p>electro</text:p>
          </table:table-cell>
          <table:table-cell office:value-type="float" office:value="216.35405" calcext:value-type="float">
            <text:p>216.354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4-ch analógicos 1-ch IP (hasta 5-ch IP) 720p 1 SATA H.265 1U (0950)</text:p>
          </table:table-cell>
          <table:table-cell office:value-type="string" calcext:value-type="string">
            <text:p>electro</text:p>
          </table:table-cell>
          <table:table-cell office:value-type="float" office:value="141.0131844" calcext:value-type="float">
            <text:p>141.01318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4-ch analógicos 2-ch IP (hasta 6-ch) 1080p 1 SATA H.265 1U AcuSense (1438)</text:p>
          </table:table-cell>
          <table:table-cell office:value-type="string" calcext:value-type="string">
            <text:p>electro</text:p>
          </table:table-cell>
          <table:table-cell office:value-type="float" office:value="226.0278944" calcext:value-type="float">
            <text:p>226.02789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8-ch 1080p 1U H.265 Acusense Rec. Facial (3800)</text:p>
          </table:table-cell>
          <table:table-cell office:value-type="string" calcext:value-type="string">
            <text:p>electro</text:p>
          </table:table-cell>
          <table:table-cell office:value-type="float" office:value="374.5255514" calcext:value-type="float">
            <text:p>374.52555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8-ch analógicos 2-ch IP (hasta 10-ch IP) 720p 1 SATA H.265 1U (0943)</text:p>
          </table:table-cell>
          <table:table-cell office:value-type="string" calcext:value-type="string">
            <text:p>electro</text:p>
          </table:table-cell>
          <table:table-cell office:value-type="float" office:value="169.4414678" calcext:value-type="float">
            <text:p>169.441467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VR 8-ch analógicos 2-ch IP (hasta 10-ch) 1080p 1 SATA H.265 1U AcuSense (1421)</text:p>
          </table:table-cell>
          <table:table-cell office:value-type="string" calcext:value-type="string">
            <text:p>electro</text:p>
          </table:table-cell>
          <table:table-cell office:value-type="float" office:value="331.0329792" calcext:value-type="float">
            <text:p>331.03297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16-ch 4K 16p PoE 2 SATA 1U (6222)</text:p>
          </table:table-cell>
          <table:table-cell office:value-type="string" calcext:value-type="string">
            <text:p>electro</text:p>
          </table:table-cell>
          <table:table-cell office:value-type="float" office:value="729.219634" calcext:value-type="float">
            <text:p>729.2196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16-ch 4K 1U (3023)</text:p>
          </table:table-cell>
          <table:table-cell office:value-type="string" calcext:value-type="string">
            <text:p>electro</text:p>
          </table:table-cell>
          <table:table-cell office:value-type="float" office:value="306.4661116" calcext:value-type="float">
            <text:p>306.46611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16-ch 4K 2 SATA 1U (2996)</text:p>
          </table:table-cell>
          <table:table-cell office:value-type="string" calcext:value-type="string">
            <text:p>electro</text:p>
          </table:table-cell>
          <table:table-cell office:value-type="float" office:value="362.7665074" calcext:value-type="float">
            <text:p>362.766507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16-ch 4K 2 SATA 1U AcuSense (5184)</text:p>
          </table:table-cell>
          <table:table-cell office:value-type="string" calcext:value-type="string">
            <text:p>electro</text:p>
          </table:table-cell>
          <table:table-cell office:value-type="float" office:value="503.5890046" calcext:value-type="float">
            <text:p>503.58900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4-ch 4p PoE Mini 1U (2148)</text:p>
          </table:table-cell>
          <table:table-cell office:value-type="string" calcext:value-type="string">
            <text:p>electro</text:p>
          </table:table-cell>
          <table:table-cell office:value-type="float" office:value="278.7052334" calcext:value-type="float">
            <text:p>278.70523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4-ch Mini 1U (2162)</text:p>
          </table:table-cell>
          <table:table-cell office:value-type="string" calcext:value-type="string">
            <text:p>electro</text:p>
          </table:table-cell>
          <table:table-cell office:value-type="float" office:value="165.6912862" calcext:value-type="float">
            <text:p>165.69128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8-ch 1080p 8p PoE Mini 1U (2087)</text:p>
          </table:table-cell>
          <table:table-cell office:value-type="string" calcext:value-type="string">
            <text:p>electro</text:p>
          </table:table-cell>
          <table:table-cell office:value-type="float" office:value="384.0599114" calcext:value-type="float">
            <text:p>384.05991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8-ch 4K 1U (2989)</text:p>
          </table:table-cell>
          <table:table-cell office:value-type="string" calcext:value-type="string">
            <text:p>electro</text:p>
          </table:table-cell>
          <table:table-cell office:value-type="float" office:value="415.5868618" calcext:value-type="float">
            <text:p>415.586861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8-ch 4K 1U (3016)</text:p>
          </table:table-cell>
          <table:table-cell office:value-type="string" calcext:value-type="string">
            <text:p>electro</text:p>
          </table:table-cell>
          <table:table-cell office:value-type="float" office:value="266.5171432" calcext:value-type="float">
            <text:p>266.51714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8-ch 4K 1U AcuSense (5191)</text:p>
          </table:table-cell>
          <table:table-cell office:value-type="string" calcext:value-type="string">
            <text:p>electro</text:p>
          </table:table-cell>
          <table:table-cell office:value-type="float" office:value="444.062817" calcext:value-type="float">
            <text:p>444.06281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8-ch 4K 4p PoE 1U AcuSense (5092)</text:p>
          </table:table-cell>
          <table:table-cell office:value-type="string" calcext:value-type="string">
            <text:p>electro</text:p>
          </table:table-cell>
          <table:table-cell office:value-type="float" office:value="751.4346928" calcext:value-type="float">
            <text:p>751.43469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8-ch 4K 8p PoE 1U (6215)</text:p>
          </table:table-cell>
          <table:table-cell office:value-type="string" calcext:value-type="string">
            <text:p>electro</text:p>
          </table:table-cell>
          <table:table-cell office:value-type="float" office:value="536.387203" calcext:value-type="float">
            <text:p>536.3872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VR 8-ch Mini 1U (2131)</text:p>
          </table:table-cell>
          <table:table-cell office:value-type="string" calcext:value-type="string">
            <text:p>electro</text:p>
          </table:table-cell>
          <table:table-cell office:value-type="float" office:value="201.572261" calcext:value-type="float">
            <text:p>201.5722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tercomunicador IP 2MP IR 1-botón WiFi (9403)</text:p>
          </table:table-cell>
          <table:table-cell office:value-type="string" calcext:value-type="string">
            <text:p>electro</text:p>
          </table:table-cell>
          <table:table-cell office:value-type="float" office:value="408.27094" calcext:value-type="float">
            <text:p>408.270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it videoportero y pantalla de 7" (0486)</text:p>
          </table:table-cell>
          <table:table-cell office:value-type="string" calcext:value-type="string">
            <text:p>electro</text:p>
          </table:table-cell>
          <table:table-cell office:value-type="float" office:value="593.29325" calcext:value-type="float">
            <text:p>593.293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ck x 10 Resma Boreal A4 75 Grs</text:p>
          </table:table-cell>
          <table:table-cell office:value-type="string" calcext:value-type="string">
            <text:p>impresion</text:p>
          </table:table-cell>
          <table:table-cell office:value-type="float" office:value="107.22536" calcext:value-type="float">
            <text:p>107.2253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Lista_de_Precios_Invid_04072023.A1:Lista_de_Precios_Invid_04072023.I1049" table:display-filter-buttons="true">
          <table:filter>
            <table:filter-and>
              <table:filter-condition table:value="Accesorios / Auriculares" table:operator="=" table:field-number="8">
                <table:filter-set-item table:value="Accesorios / Auriculares"/>
                <table:filter-set-item table:value="Accesorios / Micrófonos"/>
                <table:filter-set-item table:value="Accesorios / Mouse"/>
                <table:filter-set-item table:value="Accesorios / Mousepads"/>
                <table:filter-set-item table:value="Accesorios / Parlantes"/>
                <table:filter-set-item table:value="Accesorios / Teclado + Mouse"/>
                <table:filter-set-item table:value="Accesorios / Teclados"/>
                <table:filter-set-item table:value="Accesorios / Web Cam"/>
                <table:filter-set-item table:value="Almacenamiento / Pen Drive"/>
                <table:filter-set-item table:value="Almacenamiento / Tarjetas de memoria"/>
                <table:filter-set-item table:value="Computadoras / PC"/>
                <table:filter-set-item table:value="Conectividad / Accesorios Bluetooth"/>
                <table:filter-set-item table:value="Conectividad / Access Point y Extensores de Rango"/>
                <table:filter-set-item table:value="Conectividad / Cable de Red UTP"/>
                <table:filter-set-item table:value="Conectividad / Luces"/>
                <table:filter-set-item table:value="Conectividad / Modem ADSL y GPON"/>
                <table:filter-set-item table:value="Conectividad / Placas de Red Ethernet y Adaptadores USB"/>
                <table:filter-set-item table:value="Conectividad / Placas de Red WiFi PCI"/>
                <table:filter-set-item table:value="Conectividad / Placas de Red WiFi USB"/>
                <table:filter-set-item table:value="Conectividad / Router"/>
                <table:filter-set-item table:value="Conectividad / Router Wireless"/>
                <table:filter-set-item table:value="Conectividad / Switches Administrables"/>
                <table:filter-set-item table:value="Conectividad / Switches No Administrables"/>
                <table:filter-set-item table:value="Consumibles / Cartuchos"/>
                <table:filter-set-item table:value="Consumibles / Tintas"/>
                <table:filter-set-item table:value="Discos Rígidos / SSD / Disco Rígido Externo"/>
                <table:filter-set-item table:value="Discos Rígidos / SSD / Disco Rígido SATA"/>
                <table:filter-set-item table:value="Discos Rígidos / SSD / Disco SSD"/>
                <table:filter-set-item table:value="Discos Rígidos / SSD / Disco SSD M2"/>
                <table:filter-set-item table:value="Energía / Estabilizadores"/>
                <table:filter-set-item table:value="Energía / UPS"/>
                <table:filter-set-item table:value="Fans, Coolers"/>
                <table:filter-set-item table:value="Gabinetes y fuentes / Fuentes de Alimentación"/>
                <table:filter-set-item table:value="Gabinetes y fuentes / Gabinetes con Fuente"/>
                <table:filter-set-item table:value="Gabinetes y fuentes / Gabinetes sin Fuente"/>
                <table:filter-set-item table:value="Gabinetes y fuentes / Kit Gabinete, teclado, mouse y parlante"/>
                <table:filter-set-item table:value="Gamers / Auriculares"/>
                <table:filter-set-item table:value="Gamers / Mouse y Mousepads"/>
                <table:filter-set-item table:value="Gamers / Parlantes"/>
                <table:filter-set-item table:value="Gamers / Streaming"/>
                <table:filter-set-item table:value="Gamers / Teclados"/>
                <table:filter-set-item table:value="Impresoras"/>
                <table:filter-set-item table:value="Impresoras / Multifunción"/>
                <table:filter-set-item table:value="Memorias RAM / Memoria DDR3"/>
                <table:filter-set-item table:value="Memorias RAM / Memoria DDR4"/>
                <table:filter-set-item table:value="Memorias RAM / Memoria Sodimm"/>
                <table:filter-set-item table:value="Microprocesadores / AMD"/>
                <table:filter-set-item table:value="Microprocesadores / Intel"/>
                <table:filter-set-item table:value="Mobile / Celulares"/>
                <table:filter-set-item table:value="Mobile / Tablet"/>
                <table:filter-set-item table:value="Monitores / Monitor Consumo"/>
                <table:filter-set-item table:value="Monitores / Monitor Corporativo"/>
                <table:filter-set-item table:value="Monitores / Monitor Gamer"/>
                <table:filter-set-item table:value="Mothers / Plataforma AMD"/>
                <table:filter-set-item table:value="Mothers / Plataforma Intel"/>
                <table:filter-set-item table:value="Notebooks / Consumo"/>
                <table:filter-set-item table:value="Notebooks / Corporativa"/>
                <table:filter-set-item table:value="Notebooks / Gamer"/>
                <table:filter-set-item table:value="Placas de video / Línea AMD RADEON"/>
                <table:filter-set-item table:value="Placas de video / Línea NVIDIA GEFORCE"/>
                <table:filter-set-item table:value="Seguridad / Accesorios"/>
                <table:filter-set-item table:value="Seguridad / Alarmas"/>
                <table:filter-set-item table:value="Seguridad / Controles de Acceso"/>
                <table:filter-set-item table:value="Seguridad / Cámaras Analógicas"/>
                <table:filter-set-item table:value="Seguridad / Cámaras Especiales"/>
                <table:filter-set-item table:value="Seguridad / Cámaras IP"/>
                <table:filter-set-item table:value="Seguridad / Cámaras PTZ"/>
                <table:filter-set-item table:value="Seguridad / DVR"/>
                <table:filter-set-item table:value="Seguridad / NVR"/>
                <table:filter-set-item table:value="Seguridad / Porteros"/>
                <table:filter-set-item table:value="Varios / Papel Resma"/>
              </table:filter-condition>
            </table:filter-and>
          </table:filter>
        </table:database-range>
        <table:database-range table:name="__Anonymous_Sheet_DB__1" table:target-range-address="Sheet2.A1:Sheet2.B90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margin-top="0.5118in" fo:margin-bottom="0.5118in" fo:margin-left="0.1in" fo:margin-right="0.1in" style:first-page-number="continue" style:writing-mode="lr-tb" style:print="charts drawings grid objects zero-values"/>
      <style:header-style>
        <style:header-footer-properties svg:height="0in" fo:margin-left="0.648in" fo:margin-right="0.648in" fo:margin-bottom="0in"/>
      </style:header-style>
      <style:footer-style>
        <style:header-footer-properties svg:height="0in" fo:margin-left="0.648in" fo:margin-right="0.6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Lista_5f_de_5f_Precios_5f_Invid_5f_04072023" style:display-name="PageStyle_Lista_de_Precios_Invid_04072023" style:page-layout-name="Mpm2">
      <style:header>
        <text:p><text:span text:style-name="MT1">Lista de Precios de Invid Computers</text:span></text:p>
      </style:header>
      <style:header-left style:display="false">
        <text:p><text:span text:style-name="MT1">Lista de Precios de Invid Computers</text:span></text:p>
      </style:header-left>
      <style:header-first style:display="false">
        <text:p><text:span text:style-name="MT1">Lista de Precios de Invid Computers</text:span></text:p>
      </style:header-first>
      <style:footer>
        <text:p><text:span text:style-name="MT1">Pagina </text:span><text:span text:style-name="MT1"><text:page-number>1</text:page-number></text:span><text:span text:style-name="MT1"><text:s/>de </text:span><text:span text:style-name="MT1"><text:page-count>99</text:page-count></text:span><text:span text:style-name="MT1"><text:s/>Generado por TornadoStore</text:span></text:p>
      </style:footer>
      <style:footer-left style:display="false">
        <text:p><text:span text:style-name="MT1">Pagina </text:span><text:span text:style-name="MT1"><text:page-number>1</text:page-number></text:span><text:span text:style-name="MT1"><text:s/>de </text:span><text:span text:style-name="MT1"><text:page-count>99</text:page-count></text:span><text:span text:style-name="MT1"><text:s/>Generado por TornadoStore</text:span></text:p>
      </style:footer-left>
      <style:footer-first style:display="false">
        <text:p><text:span text:style-name="MT1">Pagina </text:span><text:span text:style-name="MT1"><text:page-number>1</text:page-number></text:span><text:span text:style-name="MT1"><text:s/>de </text:span><text:span text:style-name="MT1"><text:page-count>99</text:page-count></text:span><text:span text:style-name="MT1"><text:s/>Generado por TornadoStore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4T19:12:15.370507090</dc:date>
    <meta:editing-duration>PT23M3S</meta:editing-duration>
    <meta:editing-cycles>2</meta:editing-cycles>
    <meta:generator>LibreOffice/7.5.2.2$Linux_X86_64 LibreOffice_project/50$Build-2</meta:generator>
    <meta:document-statistic meta:table-count="2" meta:cell-count="11679" meta:object-count="0"/>
  </office:meta>
</office:document-meta>
</file>